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number-columns-repeated="22" table:default-cell-style-name="Default"/>
        <table:table-column table:style-name="co1" table:number-columns-repeated="9" table:default-cell-style-name="ce2"/>
        <table:table-column table:style-name="co1" table:number-columns-repeated="22" table:default-cell-style-name="Default"/>
        <table:table-row table:style-name="ro1" table:number-rows-repeated="3">
          <table:table-cell table:number-columns-repeated="22"/>
          <table:table-cell table:style-name="Default" table:number-columns-repeated="9"/>
          <table:table-cell table:number-columns-repeated="22"/>
        </table:table-row>
        <table:table-row table:style-name="ro1">
          <table:table-cell table:number-columns-repeated="11"/>
          <table:table-cell office:value-type="string" calcext:value-type="string">
            <text:p>Fundamental mode as old RFD table</text:p>
          </table:table-cell>
          <table:table-cell table:number-columns-repeated="10"/>
          <table:table-cell table:style-name="Default" office:value-type="string" calcext:value-type="string">
            <text:p>Frequency in Hz</text:p>
          </table:table-cell>
          <table:table-cell table:style-name="Default" table:number-columns-repeated="8"/>
          <table:table-cell table:number-columns-repeated="2"/>
          <table:table-cell office:value-type="string" calcext:value-type="string">
            <text:p>Mixing H and V modes</text:p>
          </table:table-cell>
          <table:table-cell/>
          <table:table-cell office:value-type="string" calcext:value-type="string">
            <text:p>doing (H+V)/2</text:p>
          </table:table-cell>
          <table:table-cell table:number-columns-repeated="8"/>
          <table:table-cell office:value-type="string" calcext:value-type="string">
            <text:p>clear pure longitudinal mode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LAC table from EDMS</text:p>
          </table:table-cell>
          <table:table-cell table:number-columns-repeated="7"/>
          <table:table-cell office:value-type="string" calcext:value-type="string">
            <text:p>Rearranging table</text:p>
          </table:table-cell>
          <table:table-cell table:number-columns-repeated="10"/>
          <table:table-cell table:style-name="Default" office:value-type="string" calcext:value-type="string">
            <text:p>Dividing Rxd and Ryd by factor 2</text:p>
          </table:table-cell>
          <table:table-cell table:style-name="Default" table:number-columns-repeated="8"/>
          <table:table-cell table:number-columns-repeated="22"/>
        </table:table-row>
        <table:table-row table:style-name="ro1">
          <table:table-cell table:number-columns-repeated="22"/>
          <table:table-cell table:style-name="Default" table:number-columns-repeated="9"/>
          <table:table-cell table:number-columns-repeated="22"/>
        </table:table-row>
        <table:table-row table:style-name="ro1">
          <table:table-cell table:number-columns-repeated="3"/>
          <table:table-cell table:style-name="ce1" office:value-type="string" calcext:value-type="string">
            <text:p>F (GHz)</text:p>
          </table:table-cell>
          <table:table-cell table:style-name="ce1" office:value-type="string" calcext:value-type="string">
            <text:p>Q_acc</text:p>
          </table:table-cell>
          <table:table-cell table:style-name="ce1" office:value-type="string" calcext:value-type="string">
            <text:p>Q_dip_X</text:p>
          </table:table-cell>
          <table:table-cell table:style-name="ce1" office:value-type="string" calcext:value-type="string">
            <text:p>Q_dip_Y</text:p>
          </table:table-cell>
          <table:table-cell table:style-name="ce1" office:value-type="string" calcext:value-type="string">
            <text:p>R_acc</text:p>
          </table:table-cell>
          <table:table-cell table:style-name="ce1" office:value-type="string" calcext:value-type="string">
            <text:p>R_x</text:p>
          </table:table-cell>
          <table:table-cell table:style-name="ce1" office:value-type="string" calcext:value-type="string">
            <text:p>R_y</text:p>
          </table:table-cell>
          <table:table-cell/>
          <table:table-cell office:value-type="string" calcext:value-type="string">
            <text:p>Rl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Qxd</text:p>
          </table:table-cell>
          <table:table-cell office:value-type="string" calcext:value-type="string">
            <text:p>fxd</text:p>
          </table:table-cell>
          <table:table-cell office:value-type="string" calcext:value-type="string">
            <text:p>Ryd</text:p>
          </table:table-cell>
          <table:table-cell office:value-type="string" calcext:value-type="string">
            <text:p>Qyd</text:p>
          </table:table-cell>
          <table:table-cell office:value-type="string" calcext:value-type="string">
            <text:p>fyd</text:p>
          </table:table-cell>
          <table:table-cell table:number-columns-repeated="2"/>
          <table:table-cell office:value-type="string" calcext:value-type="string">
            <text:p>Rl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Qxd</text:p>
          </table:table-cell>
          <table:table-cell office:value-type="string" calcext:value-type="string">
            <text:p>fxd</text:p>
          </table:table-cell>
          <table:table-cell office:value-type="string" calcext:value-type="string">
            <text:p>Ryd</text:p>
          </table:table-cell>
          <table:table-cell office:value-type="string" calcext:value-type="string">
            <text:p>Qyd</text:p>
          </table:table-cell>
          <table:table-cell office:value-type="string" calcext:value-type="string">
            <text:p>fyd</text:p>
          </table:table-cell>
          <table:table-cell table:number-columns-repeated="2"/>
          <table:table-cell table:style-name="ce2" office:value-type="string" calcext:value-type="string">
            <text:p>Rl</text:p>
          </table:table-cell>
          <table:table-cell table:style-name="ce2" office:value-type="string" calcext:value-type="string">
            <text:p>Ql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Rxd</text:p>
          </table:table-cell>
          <table:table-cell table:style-name="ce2" office:value-type="string" calcext:value-type="string">
            <text:p>Qxd</text:p>
          </table:table-cell>
          <table:table-cell table:style-name="ce2" office:value-type="string" calcext:value-type="string">
            <text:p>fxd</text:p>
          </table:table-cell>
          <table:table-cell table:style-name="ce2" office:value-type="string" calcext:value-type="string">
            <text:p>Ryd</text:p>
          </table:table-cell>
          <table:table-cell table:style-name="ce2" office:value-type="string" calcext:value-type="string">
            <text:p>Qyd</text:p>
          </table:table-cell>
          <table:table-cell table:style-name="ce2" office:value-type="string" calcext:value-type="string">
            <text:p>fyd</text:p>
          </table:table-cell>
          <table:table-cell table:number-columns-repeated="2"/>
          <table:table-cell table:style-name="ce2" office:value-type="string" calcext:value-type="string">
            <text:p>Rl</text:p>
          </table:table-cell>
          <table:table-cell table:style-name="ce2" office:value-type="string" calcext:value-type="string">
            <text:p>Ql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Rxd</text:p>
          </table:table-cell>
          <table:table-cell table:style-name="ce2" office:value-type="string" calcext:value-type="string">
            <text:p>Qxd</text:p>
          </table:table-cell>
          <table:table-cell table:style-name="ce2" office:value-type="string" calcext:value-type="string">
            <text:p>fxd</text:p>
          </table:table-cell>
          <table:table-cell table:style-name="ce2" office:value-type="string" calcext:value-type="string">
            <text:p>Ryd</text:p>
          </table:table-cell>
          <table:table-cell table:style-name="ce2" office:value-type="string" calcext:value-type="string">
            <text:p>Qyd</text:p>
          </table:table-cell>
          <table:table-cell table:style-name="ce2" office:value-type="string" calcext:value-type="string">
            <text:p>fyd</text:p>
          </table:table-cell>
        </table:table-row>
        <table:table-row table:style-name="ro1">
          <table:table-cell table:number-columns-repeated="3"/>
          <table:table-cell table:style-name="ce1" table:number-columns-repeated="7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906.8730638667" calcext:value-type="float">
            <text:p>906.8730638667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906.8730638667" calcext:value-type="float">
            <text:p>906.8730638667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906.8730638667" calcext:value-type="float">
            <text:p>906.8730638667</text:p>
          </table:table-cell>
          <table:table-cell office:value-type="float" office:value="1" calcext:value-type="float">
            <text:p>1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906.8730638667" calcext:value-type="float">
            <text:p>906.8730638667</text:p>
          </table:table-cell>
          <table:table-cell office:value-type="float" office:value="1" calcext:value-type="float">
            <text:p>1</text:p>
          </table:table-cell>
          <table:table-cell office:value-type="float" office:value="400000000" calcext:value-type="float">
            <text:p>400000000</text:p>
          </table:table-cell>
          <table:table-cell table:number-columns-repeated="2"/>
          <table:table-cell table:formula="of:=[.W8]" office:value-type="float" office:value="0" calcext:value-type="float">
            <text:p>0</text:p>
          </table:table-cell>
          <table:table-cell table:formula="of:=[.X8]" office:value-type="float" office:value="1" calcext:value-type="float">
            <text:p>1</text:p>
          </table:table-cell>
          <table:table-cell table:formula="of:=[.Y8]" office:value-type="float" office:value="400000000" calcext:value-type="float">
            <text:p>400000000</text:p>
          </table:table-cell>
          <table:table-cell table:formula="of:=([.Z8]+[.AC8])/2" office:value-type="float" office:value="906.8730638667" calcext:value-type="float">
            <text:p>906.8730638667</text:p>
          </table:table-cell>
          <table:table-cell office:value-type="float" office:value="1" calcext:value-type="float">
            <text:p>1</text:p>
          </table:table-cell>
          <table:table-cell table:formula="of:=[.AB8]" office:value-type="float" office:value="400000000" calcext:value-type="float">
            <text:p>400000000</text:p>
          </table:table-cell>
          <table:table-cell table:formula="of:=([.Z8]+[.AC8])/2" office:value-type="float" office:value="906.8730638667" calcext:value-type="float">
            <text:p>906.8730638667</text:p>
          </table:table-cell>
          <table:table-cell table:formula="of:=[.AD8]" office:value-type="float" office:value="1" calcext:value-type="float">
            <text:p>1</text:p>
          </table:table-cell>
          <table:table-cell table:formula="of:=[.AE8]" office:value-type="float" office:value="400000000" calcext:value-type="float">
            <text:p>4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906.8730638667" calcext:value-type="float">
            <text:p>906.8730638667</text:p>
          </table:table-cell>
          <table:table-cell office:value-type="float" office:value="1" calcext:value-type="float">
            <text:p>1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906.8730638667" calcext:value-type="float">
            <text:p>906.8730638667</text:p>
          </table:table-cell>
          <table:table-cell office:value-type="float" office:value="1" calcext:value-type="float">
            <text:p>1</text:p>
          </table:table-cell>
          <table:table-cell office:value-type="float" office:value="400000000" calcext:value-type="float">
            <text:p>400000000</text:p>
          </table:table-cell>
        </table:table-row>
        <table:table-row table:style-name="ro1">
          <table:table-cell table:number-columns-repeated="3"/>
          <table:table-cell office:value-type="float" office:value="0.63380321" calcext:value-type="float">
            <text:p>0.63380321</text:p>
          </table:table-cell>
          <table:table-cell/>
          <table:table-cell office:value-type="float" office:value="1392.32" calcext:value-type="float">
            <text:p>1392.32</text:p>
          </table:table-cell>
          <table:table-cell table:number-columns-repeated="2"/>
          <table:table-cell office:value-type="float" office:value="668060" calcext:value-type="float">
            <text:p>668060</text:p>
          </table:table-cell>
          <table:table-cell table:number-columns-repeated="4"/>
          <table:table-cell office:value-type="float" office:value="0.63380321" calcext:value-type="float">
            <text:p>0.63380321</text:p>
          </table:table-cell>
          <table:table-cell office:value-type="float" office:value="668060" calcext:value-type="float">
            <text:p>668060</text:p>
          </table:table-cell>
          <table:table-cell office:value-type="float" office:value="1392.32" calcext:value-type="float">
            <text:p>1392.32</text:p>
          </table:table-cell>
          <table:table-cell office:value-type="float" office:value="0.63380321" calcext:value-type="float">
            <text:p>0.63380321</text:p>
          </table:table-cell>
          <table:table-cell table:number-columns-repeated="2"/>
          <table:table-cell office:value-type="float" office:value="0.63380321" calcext:value-type="float">
            <text:p>0.6338032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N9]*1000000000" office:value-type="float" office:value="633803210" calcext:value-type="float">
            <text:p>633803210</text:p>
          </table:table-cell>
          <table:table-cell table:formula="of:=[.O9]/2" office:value-type="float" office:value="334030" calcext:value-type="float">
            <text:p>334030</text:p>
          </table:table-cell>
          <table:table-cell office:value-type="float" office:value="1392.32" calcext:value-type="float">
            <text:p>1392.32</text:p>
          </table:table-cell>
          <table:table-cell table:formula="of:=[.Q9]*1000000000" office:value-type="float" office:value="633803210" calcext:value-type="float">
            <text:p>633803210</text:p>
          </table:table-cell>
          <table:table-cell table:formula="of:=[.R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9]*1000000000" office:value-type="float" office:value="633803210" calcext:value-type="float">
            <text:p>633803210</text:p>
          </table:table-cell>
          <table:table-cell table:number-columns-repeated="2"/>
          <table:table-cell table:formula="of:=[.W9]" office:value-type="float" office:value="0" calcext:value-type="float">
            <text:p>0</text:p>
          </table:table-cell>
          <table:table-cell table:formula="of:=[.X9]" office:value-type="float" office:value="0" calcext:value-type="float">
            <text:p>0</text:p>
          </table:table-cell>
          <table:table-cell table:formula="of:=[.Y9]" office:value-type="float" office:value="633803210" calcext:value-type="float">
            <text:p>633803210</text:p>
          </table:table-cell>
          <table:table-cell table:formula="of:=([.Z9]+[.AC9])/2" office:value-type="float" office:value="167015" calcext:value-type="float">
            <text:p>167015</text:p>
          </table:table-cell>
          <table:table-cell table:formula="of:=[.AA9]+[.AD9]" office:value-type="float" office:value="1392.32" calcext:value-type="float">
            <text:p>1392.32</text:p>
          </table:table-cell>
          <table:table-cell table:formula="of:=[.AB9]" office:value-type="float" office:value="633803210" calcext:value-type="float">
            <text:p>633803210</text:p>
          </table:table-cell>
          <table:table-cell table:formula="of:=([.Z9]+[.AC9])/2" office:value-type="float" office:value="167015" calcext:value-type="float">
            <text:p>167015</text:p>
          </table:table-cell>
          <table:table-cell table:formula="of:=[.AA9]+[.AD9]" office:value-type="float" office:value="1392.32" calcext:value-type="float">
            <text:p>1392.32</text:p>
          </table:table-cell>
          <table:table-cell table:formula="of:=[.AE9]" office:value-type="float" office:value="633803210" calcext:value-type="float">
            <text:p>63380321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33803210" calcext:value-type="float">
            <text:p>633803210</text:p>
          </table:table-cell>
          <table:table-cell office:value-type="float" office:value="167015" calcext:value-type="float">
            <text:p>167015</text:p>
          </table:table-cell>
          <table:table-cell office:value-type="float" office:value="1392.32" calcext:value-type="float">
            <text:p>1392.32</text:p>
          </table:table-cell>
          <table:table-cell office:value-type="float" office:value="633803210" calcext:value-type="float">
            <text:p>633803210</text:p>
          </table:table-cell>
          <table:table-cell office:value-type="float" office:value="167015" calcext:value-type="float">
            <text:p>167015</text:p>
          </table:table-cell>
          <table:table-cell office:value-type="float" office:value="1392.32" calcext:value-type="float">
            <text:p>1392.32</text:p>
          </table:table-cell>
          <table:table-cell office:value-type="float" office:value="633803210" calcext:value-type="float">
            <text:p>633803210</text:p>
          </table:table-cell>
        </table:table-row>
        <table:table-row table:style-name="ro1">
          <table:table-cell table:number-columns-repeated="3"/>
          <table:table-cell office:value-type="float" office:value="0.71583062" calcext:value-type="float">
            <text:p>0.71583062</text:p>
          </table:table-cell>
          <table:table-cell office:value-type="float" office:value="174.082" calcext:value-type="float">
            <text:p>174.082</text:p>
          </table:table-cell>
          <table:table-cell table:number-columns-repeated="2"/>
          <table:table-cell office:value-type="float" office:value="2988.285" calcext:value-type="float">
            <text:p>2988.285</text:p>
          </table:table-cell>
          <table:table-cell table:number-columns-repeated="3"/>
          <table:table-cell office:value-type="float" office:value="2988.285" calcext:value-type="float">
            <text:p>2988.285</text:p>
          </table:table-cell>
          <table:table-cell office:value-type="float" office:value="174.082" calcext:value-type="float">
            <text:p>174.082</text:p>
          </table:table-cell>
          <table:table-cell office:value-type="float" office:value="0.71583062" calcext:value-type="float">
            <text:p>0.71583062</text:p>
          </table:table-cell>
          <table:table-cell table:number-columns-repeated="2"/>
          <table:table-cell office:value-type="float" office:value="0.71583062" calcext:value-type="float">
            <text:p>0.71583062</text:p>
          </table:table-cell>
          <table:table-cell table:number-columns-repeated="2"/>
          <table:table-cell office:value-type="float" office:value="0.71583062" calcext:value-type="float">
            <text:p>0.71583062</text:p>
          </table:table-cell>
          <table:table-cell table:number-columns-repeated="2"/>
          <table:table-cell office:value-type="float" office:value="2988.285" calcext:value-type="float">
            <text:p>2988.285</text:p>
          </table:table-cell>
          <table:table-cell office:value-type="float" office:value="174.082" calcext:value-type="float">
            <text:p>174.082</text:p>
          </table:table-cell>
          <table:table-cell table:formula="of:=[.N10]*1000000000" office:value-type="float" office:value="715830620" calcext:value-type="float">
            <text:p>715830620</text:p>
          </table:table-cell>
          <table:table-cell table:formula="of:=[.O10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10]*1000000000" office:value-type="float" office:value="715830620" calcext:value-type="float">
            <text:p>715830620</text:p>
          </table:table-cell>
          <table:table-cell table:formula="of:=[.R10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10]*1000000000" office:value-type="float" office:value="715830620" calcext:value-type="float">
            <text:p>715830620</text:p>
          </table:table-cell>
          <table:table-cell table:number-columns-repeated="2"/>
          <table:table-cell table:formula="of:=[.W10]" office:value-type="float" office:value="2988.285" calcext:value-type="float">
            <text:p>2988.285</text:p>
          </table:table-cell>
          <table:table-cell table:formula="of:=[.X10]" office:value-type="float" office:value="174.082" calcext:value-type="float">
            <text:p>174.082</text:p>
          </table:table-cell>
          <table:table-cell table:formula="of:=[.Y10]" office:value-type="float" office:value="715830620" calcext:value-type="float">
            <text:p>715830620</text:p>
          </table:table-cell>
          <table:table-cell table:formula="of:=([.Z10]+[.AC10])/2" office:value-type="float" office:value="0" calcext:value-type="float">
            <text:p>0</text:p>
          </table:table-cell>
          <table:table-cell table:formula="of:=[.AA10]+[.AD10]" office:value-type="float" office:value="0" calcext:value-type="float">
            <text:p>0</text:p>
          </table:table-cell>
          <table:table-cell table:formula="of:=[.AB10]" office:value-type="float" office:value="715830620" calcext:value-type="float">
            <text:p>715830620</text:p>
          </table:table-cell>
          <table:table-cell table:formula="of:=([.Z10]+[.AC10])/2" office:value-type="float" office:value="0" calcext:value-type="float">
            <text:p>0</text:p>
          </table:table-cell>
          <table:table-cell table:formula="of:=[.AA10]+[.AD10]" office:value-type="float" office:value="0" calcext:value-type="float">
            <text:p>0</text:p>
          </table:table-cell>
          <table:table-cell table:formula="of:=[.AE10]" office:value-type="float" office:value="715830620" calcext:value-type="float">
            <text:p>71583062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0.76093872" calcext:value-type="float">
            <text:p>0.76093872</text:p>
          </table:table-cell>
          <table:table-cell office:value-type="float" office:value="293.283" calcext:value-type="float">
            <text:p>293.283</text:p>
          </table:table-cell>
          <table:table-cell table:number-columns-repeated="2"/>
          <table:table-cell office:value-type="float" office:value="28763.45" calcext:value-type="float">
            <text:p>28763.45</text:p>
          </table:table-cell>
          <table:table-cell table:number-columns-repeated="3"/>
          <table:table-cell office:value-type="float" office:value="28763.45" calcext:value-type="float">
            <text:p>28763.45</text:p>
          </table:table-cell>
          <table:table-cell office:value-type="float" office:value="293.283" calcext:value-type="float">
            <text:p>293.283</text:p>
          </table:table-cell>
          <table:table-cell office:value-type="float" office:value="0.76093872" calcext:value-type="float">
            <text:p>0.76093872</text:p>
          </table:table-cell>
          <table:table-cell table:number-columns-repeated="2"/>
          <table:table-cell office:value-type="float" office:value="0.76093872" calcext:value-type="float">
            <text:p>0.76093872</text:p>
          </table:table-cell>
          <table:table-cell table:number-columns-repeated="2"/>
          <table:table-cell office:value-type="float" office:value="0.76093872" calcext:value-type="float">
            <text:p>0.76093872</text:p>
          </table:table-cell>
          <table:table-cell table:number-columns-repeated="2"/>
          <table:table-cell office:value-type="float" office:value="28763.45" calcext:value-type="float">
            <text:p>28763.45</text:p>
          </table:table-cell>
          <table:table-cell office:value-type="float" office:value="293.283" calcext:value-type="float">
            <text:p>293.283</text:p>
          </table:table-cell>
          <table:table-cell table:formula="of:=[.N11]*1000000000" office:value-type="float" office:value="760938720" calcext:value-type="float">
            <text:p>760938720</text:p>
          </table:table-cell>
          <table:table-cell table:formula="of:=[.O11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11]*1000000000" office:value-type="float" office:value="760938720" calcext:value-type="float">
            <text:p>760938720</text:p>
          </table:table-cell>
          <table:table-cell table:formula="of:=[.R11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11]*1000000000" office:value-type="float" office:value="760938720" calcext:value-type="float">
            <text:p>760938720</text:p>
          </table:table-cell>
          <table:table-cell table:number-columns-repeated="2"/>
          <table:table-cell table:formula="of:=[.W11]" office:value-type="float" office:value="28763.45" calcext:value-type="float">
            <text:p>28763.45</text:p>
          </table:table-cell>
          <table:table-cell table:formula="of:=[.X11]" office:value-type="float" office:value="293.283" calcext:value-type="float">
            <text:p>293.283</text:p>
          </table:table-cell>
          <table:table-cell table:formula="of:=[.Y11]" office:value-type="float" office:value="760938720" calcext:value-type="float">
            <text:p>760938720</text:p>
          </table:table-cell>
          <table:table-cell table:formula="of:=([.Z11]+[.AC11])/2" office:value-type="float" office:value="0" calcext:value-type="float">
            <text:p>0</text:p>
          </table:table-cell>
          <table:table-cell table:formula="of:=[.AA11]+[.AD11]" office:value-type="float" office:value="0" calcext:value-type="float">
            <text:p>0</text:p>
          </table:table-cell>
          <table:table-cell table:formula="of:=[.AB11]" office:value-type="float" office:value="760938720" calcext:value-type="float">
            <text:p>760938720</text:p>
          </table:table-cell>
          <table:table-cell table:formula="of:=([.Z11]+[.AC11])/2" office:value-type="float" office:value="0" calcext:value-type="float">
            <text:p>0</text:p>
          </table:table-cell>
          <table:table-cell table:formula="of:=[.AA11]+[.AD11]" office:value-type="float" office:value="0" calcext:value-type="float">
            <text:p>0</text:p>
          </table:table-cell>
          <table:table-cell table:formula="of:=[.AE11]" office:value-type="float" office:value="760938720" calcext:value-type="float">
            <text:p>76093872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0.78307726" calcext:value-type="float">
            <text:p>0.78307726</text:p>
          </table:table-cell>
          <table:table-cell table:number-columns-repeated="2"/>
          <table:table-cell office:value-type="float" office:value="1609.31" calcext:value-type="float">
            <text:p>1609.31</text:p>
          </table:table-cell>
          <table:table-cell table:number-columns-repeated="2"/>
          <table:table-cell office:value-type="float" office:value="19984.05" calcext:value-type="float">
            <text:p>19984.05</text:p>
          </table:table-cell>
          <table:table-cell table:number-columns-repeated="3"/>
          <table:table-cell office:value-type="float" office:value="0.78307726" calcext:value-type="float">
            <text:p>0.78307726</text:p>
          </table:table-cell>
          <table:table-cell table:number-columns-repeated="2"/>
          <table:table-cell office:value-type="float" office:value="0.78307726" calcext:value-type="float">
            <text:p>0.78307726</text:p>
          </table:table-cell>
          <table:table-cell office:value-type="float" office:value="19984.05" calcext:value-type="float">
            <text:p>19984.05</text:p>
          </table:table-cell>
          <table:table-cell office:value-type="float" office:value="1609.31" calcext:value-type="float">
            <text:p>1609.31</text:p>
          </table:table-cell>
          <table:table-cell office:value-type="float" office:value="0.78307726" calcext:value-type="float">
            <text:p>0.7830772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N12]*1000000000" office:value-type="float" office:value="783077260" calcext:value-type="float">
            <text:p>783077260</text:p>
          </table:table-cell>
          <table:table-cell table:formula="of:=[.O12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12]*1000000000" office:value-type="float" office:value="783077260" calcext:value-type="float">
            <text:p>783077260</text:p>
          </table:table-cell>
          <table:table-cell table:formula="of:=[.R12]/2" office:value-type="float" office:value="9992.025" calcext:value-type="float">
            <text:p>9992.025</text:p>
          </table:table-cell>
          <table:table-cell office:value-type="float" office:value="1609.31" calcext:value-type="float">
            <text:p>1609.31</text:p>
          </table:table-cell>
          <table:table-cell table:formula="of:=[.T12]*1000000000" office:value-type="float" office:value="783077260" calcext:value-type="float">
            <text:p>783077260</text:p>
          </table:table-cell>
          <table:table-cell table:number-columns-repeated="2"/>
          <table:table-cell table:formula="of:=[.W12]" office:value-type="float" office:value="0" calcext:value-type="float">
            <text:p>0</text:p>
          </table:table-cell>
          <table:table-cell table:formula="of:=[.X12]" office:value-type="float" office:value="0" calcext:value-type="float">
            <text:p>0</text:p>
          </table:table-cell>
          <table:table-cell table:formula="of:=[.Y12]" office:value-type="float" office:value="783077260" calcext:value-type="float">
            <text:p>783077260</text:p>
          </table:table-cell>
          <table:table-cell table:formula="of:=([.Z12]+[.AC12])/2" office:value-type="float" office:value="4996.0125" calcext:value-type="float">
            <text:p>4996.0125</text:p>
          </table:table-cell>
          <table:table-cell table:formula="of:=[.AA12]+[.AD12]" office:value-type="float" office:value="1609.31" calcext:value-type="float">
            <text:p>1609.31</text:p>
          </table:table-cell>
          <table:table-cell table:formula="of:=[.AB12]" office:value-type="float" office:value="783077260" calcext:value-type="float">
            <text:p>783077260</text:p>
          </table:table-cell>
          <table:table-cell table:formula="of:=([.Z12]+[.AC12])/2" office:value-type="float" office:value="4996.0125" calcext:value-type="float">
            <text:p>4996.0125</text:p>
          </table:table-cell>
          <table:table-cell table:formula="of:=[.AA12]+[.AD12]" office:value-type="float" office:value="1609.31" calcext:value-type="float">
            <text:p>1609.31</text:p>
          </table:table-cell>
          <table:table-cell table:formula="of:=[.AE12]" office:value-type="float" office:value="783077260" calcext:value-type="float">
            <text:p>78307726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783077260" calcext:value-type="float">
            <text:p>783077260</text:p>
          </table:table-cell>
          <table:table-cell office:value-type="float" office:value="4996.0125" calcext:value-type="float">
            <text:p>4996.0125</text:p>
          </table:table-cell>
          <table:table-cell office:value-type="float" office:value="1609.31" calcext:value-type="float">
            <text:p>1609.31</text:p>
          </table:table-cell>
          <table:table-cell office:value-type="float" office:value="783077260" calcext:value-type="float">
            <text:p>783077260</text:p>
          </table:table-cell>
          <table:table-cell office:value-type="float" office:value="4996.0125" calcext:value-type="float">
            <text:p>4996.0125</text:p>
          </table:table-cell>
          <table:table-cell office:value-type="float" office:value="1609.31" calcext:value-type="float">
            <text:p>1609.31</text:p>
          </table:table-cell>
          <table:table-cell office:value-type="float" office:value="783077260" calcext:value-type="float">
            <text:p>783077260</text:p>
          </table:table-cell>
        </table:table-row>
        <table:table-row table:style-name="ro1">
          <table:table-cell table:number-columns-repeated="3"/>
          <table:table-cell office:value-type="float" office:value="0.87511615" calcext:value-type="float">
            <text:p>0.87511615</text:p>
          </table:table-cell>
          <table:table-cell office:value-type="float" office:value="154.843" calcext:value-type="float">
            <text:p>154.843</text:p>
          </table:table-cell>
          <table:table-cell table:number-columns-repeated="2"/>
          <table:table-cell office:value-type="float" office:value="2263.32" calcext:value-type="float">
            <text:p>2263.32</text:p>
          </table:table-cell>
          <table:table-cell table:number-columns-repeated="3"/>
          <table:table-cell office:value-type="float" office:value="2263.32" calcext:value-type="float">
            <text:p>2263.32</text:p>
          </table:table-cell>
          <table:table-cell office:value-type="float" office:value="154.843" calcext:value-type="float">
            <text:p>154.843</text:p>
          </table:table-cell>
          <table:table-cell office:value-type="float" office:value="0.87511615" calcext:value-type="float">
            <text:p>0.87511615</text:p>
          </table:table-cell>
          <table:table-cell table:number-columns-repeated="2"/>
          <table:table-cell office:value-type="float" office:value="0.87511615" calcext:value-type="float">
            <text:p>0.87511615</text:p>
          </table:table-cell>
          <table:table-cell table:number-columns-repeated="2"/>
          <table:table-cell office:value-type="float" office:value="0.87511615" calcext:value-type="float">
            <text:p>0.87511615</text:p>
          </table:table-cell>
          <table:table-cell table:number-columns-repeated="2"/>
          <table:table-cell office:value-type="float" office:value="2263.32" calcext:value-type="float">
            <text:p>2263.32</text:p>
          </table:table-cell>
          <table:table-cell office:value-type="float" office:value="154.843" calcext:value-type="float">
            <text:p>154.843</text:p>
          </table:table-cell>
          <table:table-cell table:formula="of:=[.N13]*1000000000" office:value-type="float" office:value="875116150" calcext:value-type="float">
            <text:p>875116150</text:p>
          </table:table-cell>
          <table:table-cell table:formula="of:=[.O13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13]*1000000000" office:value-type="float" office:value="875116150" calcext:value-type="float">
            <text:p>875116150</text:p>
          </table:table-cell>
          <table:table-cell table:formula="of:=[.R13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13]*1000000000" office:value-type="float" office:value="875116150" calcext:value-type="float">
            <text:p>875116150</text:p>
          </table:table-cell>
          <table:table-cell table:number-columns-repeated="2"/>
          <table:table-cell table:formula="of:=[.W13]" office:value-type="float" office:value="2263.32" calcext:value-type="float">
            <text:p>2263.32</text:p>
          </table:table-cell>
          <table:table-cell table:formula="of:=[.X13]" office:value-type="float" office:value="154.843" calcext:value-type="float">
            <text:p>154.843</text:p>
          </table:table-cell>
          <table:table-cell table:formula="of:=[.Y13]" office:value-type="float" office:value="875116150" calcext:value-type="float">
            <text:p>875116150</text:p>
          </table:table-cell>
          <table:table-cell table:formula="of:=([.Z13]+[.AC13])/2" office:value-type="float" office:value="0" calcext:value-type="float">
            <text:p>0</text:p>
          </table:table-cell>
          <table:table-cell table:formula="of:=[.AA13]+[.AD13]" office:value-type="float" office:value="0" calcext:value-type="float">
            <text:p>0</text:p>
          </table:table-cell>
          <table:table-cell table:formula="of:=[.AB13]" office:value-type="float" office:value="875116150" calcext:value-type="float">
            <text:p>875116150</text:p>
          </table:table-cell>
          <table:table-cell table:formula="of:=([.Z13]+[.AC13])/2" office:value-type="float" office:value="0" calcext:value-type="float">
            <text:p>0</text:p>
          </table:table-cell>
          <table:table-cell table:formula="of:=[.AA13]+[.AD13]" office:value-type="float" office:value="0" calcext:value-type="float">
            <text:p>0</text:p>
          </table:table-cell>
          <table:table-cell table:formula="of:=[.AE13]" office:value-type="float" office:value="875116150" calcext:value-type="float">
            <text:p>87511615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0.90934335" calcext:value-type="float">
            <text:p>0.90934335</text:p>
          </table:table-cell>
          <table:table-cell table:number-columns-repeated="2"/>
          <table:table-cell office:value-type="float" office:value="291.847" calcext:value-type="float">
            <text:p>291.847</text:p>
          </table:table-cell>
          <table:table-cell table:number-columns-repeated="2"/>
          <table:table-cell office:value-type="float" office:value="38807.55" calcext:value-type="float">
            <text:p>38807.55</text:p>
          </table:table-cell>
          <table:table-cell table:number-columns-repeated="3"/>
          <table:table-cell office:value-type="float" office:value="0.90934335" calcext:value-type="float">
            <text:p>0.90934335</text:p>
          </table:table-cell>
          <table:table-cell table:number-columns-repeated="2"/>
          <table:table-cell office:value-type="float" office:value="0.90934335" calcext:value-type="float">
            <text:p>0.90934335</text:p>
          </table:table-cell>
          <table:table-cell office:value-type="float" office:value="38807.55" calcext:value-type="float">
            <text:p>38807.55</text:p>
          </table:table-cell>
          <table:table-cell office:value-type="float" office:value="291.847" calcext:value-type="float">
            <text:p>291.847</text:p>
          </table:table-cell>
          <table:table-cell office:value-type="float" office:value="0.90934335" calcext:value-type="float">
            <text:p>0.9093433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N14]*1000000000" office:value-type="float" office:value="909343350" calcext:value-type="float">
            <text:p>909343350</text:p>
          </table:table-cell>
          <table:table-cell table:formula="of:=[.O14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14]*1000000000" office:value-type="float" office:value="909343350" calcext:value-type="float">
            <text:p>909343350</text:p>
          </table:table-cell>
          <table:table-cell table:formula="of:=[.R14]/2" office:value-type="float" office:value="19403.775" calcext:value-type="float">
            <text:p>19403.775</text:p>
          </table:table-cell>
          <table:table-cell office:value-type="float" office:value="291.847" calcext:value-type="float">
            <text:p>291.847</text:p>
          </table:table-cell>
          <table:table-cell table:formula="of:=[.T14]*1000000000" office:value-type="float" office:value="909343350" calcext:value-type="float">
            <text:p>909343350</text:p>
          </table:table-cell>
          <table:table-cell table:number-columns-repeated="2"/>
          <table:table-cell table:formula="of:=[.W14]" office:value-type="float" office:value="0" calcext:value-type="float">
            <text:p>0</text:p>
          </table:table-cell>
          <table:table-cell table:formula="of:=[.X14]" office:value-type="float" office:value="0" calcext:value-type="float">
            <text:p>0</text:p>
          </table:table-cell>
          <table:table-cell table:formula="of:=[.Y14]" office:value-type="float" office:value="909343350" calcext:value-type="float">
            <text:p>909343350</text:p>
          </table:table-cell>
          <table:table-cell table:formula="of:=([.Z14]+[.AC14])/2" office:value-type="float" office:value="9701.8875" calcext:value-type="float">
            <text:p>9701.8875</text:p>
          </table:table-cell>
          <table:table-cell table:formula="of:=[.AA14]+[.AD14]" office:value-type="float" office:value="291.847" calcext:value-type="float">
            <text:p>291.847</text:p>
          </table:table-cell>
          <table:table-cell table:formula="of:=[.AB14]" office:value-type="float" office:value="909343350" calcext:value-type="float">
            <text:p>909343350</text:p>
          </table:table-cell>
          <table:table-cell table:formula="of:=([.Z14]+[.AC14])/2" office:value-type="float" office:value="9701.8875" calcext:value-type="float">
            <text:p>9701.8875</text:p>
          </table:table-cell>
          <table:table-cell table:formula="of:=[.AA14]+[.AD14]" office:value-type="float" office:value="291.847" calcext:value-type="float">
            <text:p>291.847</text:p>
          </table:table-cell>
          <table:table-cell table:formula="of:=[.AE14]" office:value-type="float" office:value="909343350" calcext:value-type="float">
            <text:p>90934335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909343350" calcext:value-type="float">
            <text:p>909343350</text:p>
          </table:table-cell>
          <table:table-cell office:value-type="float" office:value="9701.8875" calcext:value-type="float">
            <text:p>9701.8875</text:p>
          </table:table-cell>
          <table:table-cell office:value-type="float" office:value="291.847" calcext:value-type="float">
            <text:p>291.847</text:p>
          </table:table-cell>
          <table:table-cell office:value-type="float" office:value="909343350" calcext:value-type="float">
            <text:p>909343350</text:p>
          </table:table-cell>
          <table:table-cell office:value-type="float" office:value="9701.8875" calcext:value-type="float">
            <text:p>9701.8875</text:p>
          </table:table-cell>
          <table:table-cell office:value-type="float" office:value="291.847" calcext:value-type="float">
            <text:p>291.847</text:p>
          </table:table-cell>
          <table:table-cell office:value-type="float" office:value="909343350" calcext:value-type="float">
            <text:p>909343350</text:p>
          </table:table-cell>
        </table:table-row>
        <table:table-row table:style-name="ro1">
          <table:table-cell table:number-columns-repeated="3"/>
          <table:table-cell office:value-type="float" office:value="0.94574116" calcext:value-type="float">
            <text:p>0.94574116</text:p>
          </table:table-cell>
          <table:table-cell/>
          <table:table-cell office:value-type="float" office:value="877.146" calcext:value-type="float">
            <text:p>877.146</text:p>
          </table:table-cell>
          <table:table-cell table:number-columns-repeated="2"/>
          <table:table-cell office:value-type="float" office:value="62739.5" calcext:value-type="float">
            <text:p>62739.5</text:p>
          </table:table-cell>
          <table:table-cell table:number-columns-repeated="4"/>
          <table:table-cell office:value-type="float" office:value="0.94574116" calcext:value-type="float">
            <text:p>0.94574116</text:p>
          </table:table-cell>
          <table:table-cell office:value-type="float" office:value="62739.5" calcext:value-type="float">
            <text:p>62739.5</text:p>
          </table:table-cell>
          <table:table-cell office:value-type="float" office:value="877.146" calcext:value-type="float">
            <text:p>877.146</text:p>
          </table:table-cell>
          <table:table-cell office:value-type="float" office:value="0.94574116" calcext:value-type="float">
            <text:p>0.94574116</text:p>
          </table:table-cell>
          <table:table-cell table:number-columns-repeated="2"/>
          <table:table-cell office:value-type="float" office:value="0.94574116" calcext:value-type="float">
            <text:p>0.9457411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N15]*1000000000" office:value-type="float" office:value="945741160" calcext:value-type="float">
            <text:p>945741160</text:p>
          </table:table-cell>
          <table:table-cell table:formula="of:=[.O15]/2" office:value-type="float" office:value="31369.75" calcext:value-type="float">
            <text:p>31369.75</text:p>
          </table:table-cell>
          <table:table-cell office:value-type="float" office:value="877.146" calcext:value-type="float">
            <text:p>877.146</text:p>
          </table:table-cell>
          <table:table-cell table:formula="of:=[.Q15]*1000000000" office:value-type="float" office:value="945741160" calcext:value-type="float">
            <text:p>945741160</text:p>
          </table:table-cell>
          <table:table-cell table:formula="of:=[.R15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15]*1000000000" office:value-type="float" office:value="945741160" calcext:value-type="float">
            <text:p>945741160</text:p>
          </table:table-cell>
          <table:table-cell table:number-columns-repeated="2"/>
          <table:table-cell table:formula="of:=[.W15]" office:value-type="float" office:value="0" calcext:value-type="float">
            <text:p>0</text:p>
          </table:table-cell>
          <table:table-cell table:formula="of:=[.X15]" office:value-type="float" office:value="0" calcext:value-type="float">
            <text:p>0</text:p>
          </table:table-cell>
          <table:table-cell table:formula="of:=[.Y15]" office:value-type="float" office:value="945741160" calcext:value-type="float">
            <text:p>945741160</text:p>
          </table:table-cell>
          <table:table-cell table:formula="of:=([.Z15]+[.AC15])/2" office:value-type="float" office:value="15684.875" calcext:value-type="float">
            <text:p>15684.875</text:p>
          </table:table-cell>
          <table:table-cell table:formula="of:=[.AA15]+[.AD15]" office:value-type="float" office:value="877.146" calcext:value-type="float">
            <text:p>877.146</text:p>
          </table:table-cell>
          <table:table-cell table:formula="of:=[.AB15]" office:value-type="float" office:value="945741160" calcext:value-type="float">
            <text:p>945741160</text:p>
          </table:table-cell>
          <table:table-cell table:formula="of:=([.Z15]+[.AC15])/2" office:value-type="float" office:value="15684.875" calcext:value-type="float">
            <text:p>15684.875</text:p>
          </table:table-cell>
          <table:table-cell table:formula="of:=[.AA15]+[.AD15]" office:value-type="float" office:value="877.146" calcext:value-type="float">
            <text:p>877.146</text:p>
          </table:table-cell>
          <table:table-cell table:formula="of:=[.AE15]" office:value-type="float" office:value="945741160" calcext:value-type="float">
            <text:p>94574116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945741160" calcext:value-type="float">
            <text:p>945741160</text:p>
          </table:table-cell>
          <table:table-cell office:value-type="float" office:value="15684.875" calcext:value-type="float">
            <text:p>15684.875</text:p>
          </table:table-cell>
          <table:table-cell office:value-type="float" office:value="877.146" calcext:value-type="float">
            <text:p>877.146</text:p>
          </table:table-cell>
          <table:table-cell office:value-type="float" office:value="945741160" calcext:value-type="float">
            <text:p>945741160</text:p>
          </table:table-cell>
          <table:table-cell office:value-type="float" office:value="15684.875" calcext:value-type="float">
            <text:p>15684.875</text:p>
          </table:table-cell>
          <table:table-cell office:value-type="float" office:value="877.146" calcext:value-type="float">
            <text:p>877.146</text:p>
          </table:table-cell>
          <table:table-cell office:value-type="float" office:value="945741160" calcext:value-type="float">
            <text:p>945741160</text:p>
          </table:table-cell>
        </table:table-row>
        <table:table-row table:style-name="ro1">
          <table:table-cell table:number-columns-repeated="3"/>
          <table:table-cell office:value-type="float" office:value="1.0004527" calcext:value-type="float">
            <text:p>1.0004527</text:p>
          </table:table-cell>
          <table:table-cell office:value-type="float" office:value="36.9803" calcext:value-type="float">
            <text:p>36.9803</text:p>
          </table:table-cell>
          <table:table-cell table:number-columns-repeated="2"/>
          <table:table-cell office:value-type="float" office:value="31.2862" calcext:value-type="float">
            <text:p>31.2862</text:p>
          </table:table-cell>
          <table:table-cell table:number-columns-repeated="3"/>
          <table:table-cell office:value-type="float" office:value="31.2862" calcext:value-type="float">
            <text:p>31.2862</text:p>
          </table:table-cell>
          <table:table-cell office:value-type="float" office:value="36.9803" calcext:value-type="float">
            <text:p>36.9803</text:p>
          </table:table-cell>
          <table:table-cell office:value-type="float" office:value="1.0004527" calcext:value-type="float">
            <text:p>1.0004527</text:p>
          </table:table-cell>
          <table:table-cell table:number-columns-repeated="2"/>
          <table:table-cell office:value-type="float" office:value="1.0004527" calcext:value-type="float">
            <text:p>1.0004527</text:p>
          </table:table-cell>
          <table:table-cell table:number-columns-repeated="2"/>
          <table:table-cell office:value-type="float" office:value="1.0004527" calcext:value-type="float">
            <text:p>1.0004527</text:p>
          </table:table-cell>
          <table:table-cell table:number-columns-repeated="2"/>
          <table:table-cell office:value-type="float" office:value="31.2862" calcext:value-type="float">
            <text:p>31.2862</text:p>
          </table:table-cell>
          <table:table-cell office:value-type="float" office:value="36.9803" calcext:value-type="float">
            <text:p>36.9803</text:p>
          </table:table-cell>
          <table:table-cell table:formula="of:=[.N16]*1000000000" office:value-type="float" office:value="1000452700" calcext:value-type="float">
            <text:p>1000452700</text:p>
          </table:table-cell>
          <table:table-cell table:formula="of:=[.O16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16]*1000000000" office:value-type="float" office:value="1000452700" calcext:value-type="float">
            <text:p>1000452700</text:p>
          </table:table-cell>
          <table:table-cell table:formula="of:=[.R16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16]*1000000000" office:value-type="float" office:value="1000452700" calcext:value-type="float">
            <text:p>1000452700</text:p>
          </table:table-cell>
          <table:table-cell table:number-columns-repeated="2"/>
          <table:table-cell table:formula="of:=[.W16]" office:value-type="float" office:value="31.2862" calcext:value-type="float">
            <text:p>31.2862</text:p>
          </table:table-cell>
          <table:table-cell table:formula="of:=[.X16]" office:value-type="float" office:value="36.9803" calcext:value-type="float">
            <text:p>36.9803</text:p>
          </table:table-cell>
          <table:table-cell table:formula="of:=[.Y16]" office:value-type="float" office:value="1000452700" calcext:value-type="float">
            <text:p>1000452700</text:p>
          </table:table-cell>
          <table:table-cell table:formula="of:=([.Z16]+[.AC16])/2" office:value-type="float" office:value="0" calcext:value-type="float">
            <text:p>0</text:p>
          </table:table-cell>
          <table:table-cell table:formula="of:=[.AA16]+[.AD16]" office:value-type="float" office:value="0" calcext:value-type="float">
            <text:p>0</text:p>
          </table:table-cell>
          <table:table-cell table:formula="of:=[.AB16]" office:value-type="float" office:value="1000452700" calcext:value-type="float">
            <text:p>1000452700</text:p>
          </table:table-cell>
          <table:table-cell table:formula="of:=([.Z16]+[.AC16])/2" office:value-type="float" office:value="0" calcext:value-type="float">
            <text:p>0</text:p>
          </table:table-cell>
          <table:table-cell table:formula="of:=[.AA16]+[.AD16]" office:value-type="float" office:value="0" calcext:value-type="float">
            <text:p>0</text:p>
          </table:table-cell>
          <table:table-cell table:formula="of:=[.AE16]" office:value-type="float" office:value="1000452700" calcext:value-type="float">
            <text:p>100045270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.0577589" calcext:value-type="float">
            <text:p>1.0577589</text:p>
          </table:table-cell>
          <table:table-cell office:value-type="float" office:value="4.21634" calcext:value-type="float">
            <text:p>4.21634</text:p>
          </table:table-cell>
          <table:table-cell table:number-columns-repeated="2"/>
          <table:table-cell office:value-type="float" office:value="0.568535" calcext:value-type="float">
            <text:p>0.568535</text:p>
          </table:table-cell>
          <table:table-cell table:number-columns-repeated="3"/>
          <table:table-cell office:value-type="float" office:value="0.568535" calcext:value-type="float">
            <text:p>0.568535</text:p>
          </table:table-cell>
          <table:table-cell office:value-type="float" office:value="4.21634" calcext:value-type="float">
            <text:p>4.21634</text:p>
          </table:table-cell>
          <table:table-cell office:value-type="float" office:value="1.0577589" calcext:value-type="float">
            <text:p>1.0577589</text:p>
          </table:table-cell>
          <table:table-cell table:number-columns-repeated="2"/>
          <table:table-cell office:value-type="float" office:value="1.0577589" calcext:value-type="float">
            <text:p>1.0577589</text:p>
          </table:table-cell>
          <table:table-cell table:number-columns-repeated="2"/>
          <table:table-cell office:value-type="float" office:value="1.0577589" calcext:value-type="float">
            <text:p>1.0577589</text:p>
          </table:table-cell>
          <table:table-cell table:number-columns-repeated="2"/>
          <table:table-cell office:value-type="float" office:value="0.568535" calcext:value-type="float">
            <text:p>0.568535</text:p>
          </table:table-cell>
          <table:table-cell office:value-type="float" office:value="4.21634" calcext:value-type="float">
            <text:p>4.21634</text:p>
          </table:table-cell>
          <table:table-cell table:formula="of:=[.N17]*1000000000" office:value-type="float" office:value="1057758900" calcext:value-type="float">
            <text:p>1057758900</text:p>
          </table:table-cell>
          <table:table-cell table:formula="of:=[.O17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17]*1000000000" office:value-type="float" office:value="1057758900" calcext:value-type="float">
            <text:p>1057758900</text:p>
          </table:table-cell>
          <table:table-cell table:formula="of:=[.R17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17]*1000000000" office:value-type="float" office:value="1057758900" calcext:value-type="float">
            <text:p>1057758900</text:p>
          </table:table-cell>
          <table:table-cell table:number-columns-repeated="2"/>
          <table:table-cell table:formula="of:=[.W17]" office:value-type="float" office:value="0.568535" calcext:value-type="float">
            <text:p>0.568535</text:p>
          </table:table-cell>
          <table:table-cell table:formula="of:=[.X17]" office:value-type="float" office:value="4.21634" calcext:value-type="float">
            <text:p>4.21634</text:p>
          </table:table-cell>
          <table:table-cell table:formula="of:=[.Y17]" office:value-type="float" office:value="1057758900" calcext:value-type="float">
            <text:p>1057758900</text:p>
          </table:table-cell>
          <table:table-cell table:formula="of:=([.Z17]+[.AC17])/2" office:value-type="float" office:value="0" calcext:value-type="float">
            <text:p>0</text:p>
          </table:table-cell>
          <table:table-cell table:formula="of:=[.AA17]+[.AD17]" office:value-type="float" office:value="0" calcext:value-type="float">
            <text:p>0</text:p>
          </table:table-cell>
          <table:table-cell table:formula="of:=[.AB17]" office:value-type="float" office:value="1057758900" calcext:value-type="float">
            <text:p>1057758900</text:p>
          </table:table-cell>
          <table:table-cell table:formula="of:=([.Z17]+[.AC17])/2" office:value-type="float" office:value="0" calcext:value-type="float">
            <text:p>0</text:p>
          </table:table-cell>
          <table:table-cell table:formula="of:=[.AA17]+[.AD17]" office:value-type="float" office:value="0" calcext:value-type="float">
            <text:p>0</text:p>
          </table:table-cell>
          <table:table-cell table:formula="of:=[.AE17]" office:value-type="float" office:value="1057758900" calcext:value-type="float">
            <text:p>105775890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.084939" calcext:value-type="float">
            <text:p>1.084939</text:p>
          </table:table-cell>
          <table:table-cell office:value-type="float" office:value="133.344" calcext:value-type="float">
            <text:p>133.344</text:p>
          </table:table-cell>
          <table:table-cell table:number-columns-repeated="2"/>
          <table:table-cell office:value-type="float" office:value="108.7735" calcext:value-type="float">
            <text:p>108.7735</text:p>
          </table:table-cell>
          <table:table-cell table:number-columns-repeated="3"/>
          <table:table-cell office:value-type="float" office:value="108.7735" calcext:value-type="float">
            <text:p>108.7735</text:p>
          </table:table-cell>
          <table:table-cell office:value-type="float" office:value="133.344" calcext:value-type="float">
            <text:p>133.344</text:p>
          </table:table-cell>
          <table:table-cell office:value-type="float" office:value="1.084939" calcext:value-type="float">
            <text:p>1.084939</text:p>
          </table:table-cell>
          <table:table-cell table:number-columns-repeated="2"/>
          <table:table-cell office:value-type="float" office:value="1.084939" calcext:value-type="float">
            <text:p>1.084939</text:p>
          </table:table-cell>
          <table:table-cell table:number-columns-repeated="2"/>
          <table:table-cell office:value-type="float" office:value="1.084939" calcext:value-type="float">
            <text:p>1.084939</text:p>
          </table:table-cell>
          <table:table-cell table:number-columns-repeated="2"/>
          <table:table-cell office:value-type="float" office:value="108.7735" calcext:value-type="float">
            <text:p>108.7735</text:p>
          </table:table-cell>
          <table:table-cell office:value-type="float" office:value="133.344" calcext:value-type="float">
            <text:p>133.344</text:p>
          </table:table-cell>
          <table:table-cell table:formula="of:=[.N18]*1000000000" office:value-type="float" office:value="1084939000" calcext:value-type="float">
            <text:p>1084939000</text:p>
          </table:table-cell>
          <table:table-cell table:formula="of:=[.O18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18]*1000000000" office:value-type="float" office:value="1084939000" calcext:value-type="float">
            <text:p>1084939000</text:p>
          </table:table-cell>
          <table:table-cell table:formula="of:=[.R18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18]*1000000000" office:value-type="float" office:value="1084939000" calcext:value-type="float">
            <text:p>1084939000</text:p>
          </table:table-cell>
          <table:table-cell table:number-columns-repeated="2"/>
          <table:table-cell table:formula="of:=[.W18]" office:value-type="float" office:value="108.7735" calcext:value-type="float">
            <text:p>108.7735</text:p>
          </table:table-cell>
          <table:table-cell table:formula="of:=[.X18]" office:value-type="float" office:value="133.344" calcext:value-type="float">
            <text:p>133.344</text:p>
          </table:table-cell>
          <table:table-cell table:formula="of:=[.Y18]" office:value-type="float" office:value="1084939000" calcext:value-type="float">
            <text:p>1084939000</text:p>
          </table:table-cell>
          <table:table-cell table:formula="of:=([.Z18]+[.AC18])/2" office:value-type="float" office:value="0" calcext:value-type="float">
            <text:p>0</text:p>
          </table:table-cell>
          <table:table-cell table:formula="of:=[.AA18]+[.AD18]" office:value-type="float" office:value="0" calcext:value-type="float">
            <text:p>0</text:p>
          </table:table-cell>
          <table:table-cell table:formula="of:=[.AB18]" office:value-type="float" office:value="1084939000" calcext:value-type="float">
            <text:p>1084939000</text:p>
          </table:table-cell>
          <table:table-cell table:formula="of:=([.Z18]+[.AC18])/2" office:value-type="float" office:value="0" calcext:value-type="float">
            <text:p>0</text:p>
          </table:table-cell>
          <table:table-cell table:formula="of:=[.AA18]+[.AD18]" office:value-type="float" office:value="0" calcext:value-type="float">
            <text:p>0</text:p>
          </table:table-cell>
          <table:table-cell table:formula="of:=[.AE18]" office:value-type="float" office:value="1084939000" calcext:value-type="float">
            <text:p>108493900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.1033239" calcext:value-type="float">
            <text:p>1.1033239</text:p>
          </table:table-cell>
          <table:table-cell table:number-columns-repeated="2"/>
          <table:table-cell office:value-type="float" office:value="151.382" calcext:value-type="float">
            <text:p>151.382</text:p>
          </table:table-cell>
          <table:table-cell table:number-columns-repeated="2"/>
          <table:table-cell office:value-type="float" office:value="23165.7" calcext:value-type="float">
            <text:p>23165.7</text:p>
          </table:table-cell>
          <table:table-cell table:number-columns-repeated="3"/>
          <table:table-cell office:value-type="float" office:value="1.1033239" calcext:value-type="float">
            <text:p>1.1033239</text:p>
          </table:table-cell>
          <table:table-cell table:number-columns-repeated="2"/>
          <table:table-cell office:value-type="float" office:value="1.1033239" calcext:value-type="float">
            <text:p>1.1033239</text:p>
          </table:table-cell>
          <table:table-cell office:value-type="float" office:value="23165.7" calcext:value-type="float">
            <text:p>23165.7</text:p>
          </table:table-cell>
          <table:table-cell office:value-type="float" office:value="151.382" calcext:value-type="float">
            <text:p>151.382</text:p>
          </table:table-cell>
          <table:table-cell office:value-type="float" office:value="1.1033239" calcext:value-type="float">
            <text:p>1.103323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N19]*1000000000" office:value-type="float" office:value="1103323900" calcext:value-type="float">
            <text:p>1103323900</text:p>
          </table:table-cell>
          <table:table-cell table:formula="of:=[.O19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19]*1000000000" office:value-type="float" office:value="1103323900" calcext:value-type="float">
            <text:p>1103323900</text:p>
          </table:table-cell>
          <table:table-cell table:formula="of:=[.R19]/2" office:value-type="float" office:value="11582.85" calcext:value-type="float">
            <text:p>11582.85</text:p>
          </table:table-cell>
          <table:table-cell office:value-type="float" office:value="151.382" calcext:value-type="float">
            <text:p>151.382</text:p>
          </table:table-cell>
          <table:table-cell table:formula="of:=[.T19]*1000000000" office:value-type="float" office:value="1103323900" calcext:value-type="float">
            <text:p>1103323900</text:p>
          </table:table-cell>
          <table:table-cell table:number-columns-repeated="2"/>
          <table:table-cell table:formula="of:=[.W19]" office:value-type="float" office:value="0" calcext:value-type="float">
            <text:p>0</text:p>
          </table:table-cell>
          <table:table-cell table:formula="of:=[.X19]" office:value-type="float" office:value="0" calcext:value-type="float">
            <text:p>0</text:p>
          </table:table-cell>
          <table:table-cell table:formula="of:=[.Y19]" office:value-type="float" office:value="1103323900" calcext:value-type="float">
            <text:p>1103323900</text:p>
          </table:table-cell>
          <table:table-cell table:formula="of:=([.Z19]+[.AC19])/2" office:value-type="float" office:value="5791.425" calcext:value-type="float">
            <text:p>5791.425</text:p>
          </table:table-cell>
          <table:table-cell table:formula="of:=[.AA19]+[.AD19]" office:value-type="float" office:value="151.382" calcext:value-type="float">
            <text:p>151.382</text:p>
          </table:table-cell>
          <table:table-cell table:formula="of:=[.AB19]" office:value-type="float" office:value="1103323900" calcext:value-type="float">
            <text:p>1103323900</text:p>
          </table:table-cell>
          <table:table-cell table:formula="of:=([.Z19]+[.AC19])/2" office:value-type="float" office:value="5791.425" calcext:value-type="float">
            <text:p>5791.425</text:p>
          </table:table-cell>
          <table:table-cell table:formula="of:=[.AA19]+[.AD19]" office:value-type="float" office:value="151.382" calcext:value-type="float">
            <text:p>151.382</text:p>
          </table:table-cell>
          <table:table-cell table:formula="of:=[.AE19]" office:value-type="float" office:value="1103323900" calcext:value-type="float">
            <text:p>11033239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103323900" calcext:value-type="float">
            <text:p>1103323900</text:p>
          </table:table-cell>
          <table:table-cell office:value-type="float" office:value="5791.425" calcext:value-type="float">
            <text:p>5791.425</text:p>
          </table:table-cell>
          <table:table-cell office:value-type="float" office:value="151.382" calcext:value-type="float">
            <text:p>151.382</text:p>
          </table:table-cell>
          <table:table-cell office:value-type="float" office:value="1103323900" calcext:value-type="float">
            <text:p>1103323900</text:p>
          </table:table-cell>
          <table:table-cell office:value-type="float" office:value="5791.425" calcext:value-type="float">
            <text:p>5791.425</text:p>
          </table:table-cell>
          <table:table-cell office:value-type="float" office:value="151.382" calcext:value-type="float">
            <text:p>151.382</text:p>
          </table:table-cell>
          <table:table-cell office:value-type="float" office:value="1103323900" calcext:value-type="float">
            <text:p>1103323900</text:p>
          </table:table-cell>
        </table:table-row>
        <table:table-row table:style-name="ro1">
          <table:table-cell table:number-columns-repeated="3"/>
          <table:table-cell office:value-type="float" office:value="1.1392872" calcext:value-type="float">
            <text:p>1.1392872</text:p>
          </table:table-cell>
          <table:table-cell/>
          <table:table-cell office:value-type="float" office:value="989.486" calcext:value-type="float">
            <text:p>989.486</text:p>
          </table:table-cell>
          <table:table-cell table:number-columns-repeated="2"/>
          <table:table-cell office:value-type="float" office:value="6656.95" calcext:value-type="float">
            <text:p>6656.95</text:p>
          </table:table-cell>
          <table:table-cell table:number-columns-repeated="4"/>
          <table:table-cell office:value-type="float" office:value="1.1392872" calcext:value-type="float">
            <text:p>1.1392872</text:p>
          </table:table-cell>
          <table:table-cell office:value-type="float" office:value="6656.95" calcext:value-type="float">
            <text:p>6656.95</text:p>
          </table:table-cell>
          <table:table-cell office:value-type="float" office:value="989.486" calcext:value-type="float">
            <text:p>989.486</text:p>
          </table:table-cell>
          <table:table-cell office:value-type="float" office:value="1.1392872" calcext:value-type="float">
            <text:p>1.1392872</text:p>
          </table:table-cell>
          <table:table-cell table:number-columns-repeated="2"/>
          <table:table-cell office:value-type="float" office:value="1.1392872" calcext:value-type="float">
            <text:p>1.139287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N20]*1000000000" office:value-type="float" office:value="1139287200" calcext:value-type="float">
            <text:p>1139287200</text:p>
          </table:table-cell>
          <table:table-cell table:formula="of:=[.O20]/2" office:value-type="float" office:value="3328.475" calcext:value-type="float">
            <text:p>3328.475</text:p>
          </table:table-cell>
          <table:table-cell office:value-type="float" office:value="989.486" calcext:value-type="float">
            <text:p>989.486</text:p>
          </table:table-cell>
          <table:table-cell table:formula="of:=[.Q20]*1000000000" office:value-type="float" office:value="1139287200" calcext:value-type="float">
            <text:p>1139287200</text:p>
          </table:table-cell>
          <table:table-cell table:formula="of:=[.R20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20]*1000000000" office:value-type="float" office:value="1139287200" calcext:value-type="float">
            <text:p>1139287200</text:p>
          </table:table-cell>
          <table:table-cell table:number-columns-repeated="2"/>
          <table:table-cell table:formula="of:=[.W20]" office:value-type="float" office:value="0" calcext:value-type="float">
            <text:p>0</text:p>
          </table:table-cell>
          <table:table-cell table:formula="of:=[.X20]" office:value-type="float" office:value="0" calcext:value-type="float">
            <text:p>0</text:p>
          </table:table-cell>
          <table:table-cell table:formula="of:=[.Y20]" office:value-type="float" office:value="1139287200" calcext:value-type="float">
            <text:p>1139287200</text:p>
          </table:table-cell>
          <table:table-cell table:formula="of:=([.Z20]+[.AC20])/2" office:value-type="float" office:value="1664.2375" calcext:value-type="float">
            <text:p>1664.2375</text:p>
          </table:table-cell>
          <table:table-cell table:formula="of:=[.AA20]+[.AD20]" office:value-type="float" office:value="989.486" calcext:value-type="float">
            <text:p>989.486</text:p>
          </table:table-cell>
          <table:table-cell table:formula="of:=[.AB20]" office:value-type="float" office:value="1139287200" calcext:value-type="float">
            <text:p>1139287200</text:p>
          </table:table-cell>
          <table:table-cell table:formula="of:=([.Z20]+[.AC20])/2" office:value-type="float" office:value="1664.2375" calcext:value-type="float">
            <text:p>1664.2375</text:p>
          </table:table-cell>
          <table:table-cell table:formula="of:=[.AA20]+[.AD20]" office:value-type="float" office:value="989.486" calcext:value-type="float">
            <text:p>989.486</text:p>
          </table:table-cell>
          <table:table-cell table:formula="of:=[.AE20]" office:value-type="float" office:value="1139287200" calcext:value-type="float">
            <text:p>11392872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139287200" calcext:value-type="float">
            <text:p>1139287200</text:p>
          </table:table-cell>
          <table:table-cell office:value-type="float" office:value="1664.2375" calcext:value-type="float">
            <text:p>1664.2375</text:p>
          </table:table-cell>
          <table:table-cell office:value-type="float" office:value="989.486" calcext:value-type="float">
            <text:p>989.486</text:p>
          </table:table-cell>
          <table:table-cell office:value-type="float" office:value="1139287200" calcext:value-type="float">
            <text:p>1139287200</text:p>
          </table:table-cell>
          <table:table-cell office:value-type="float" office:value="1664.2375" calcext:value-type="float">
            <text:p>1664.2375</text:p>
          </table:table-cell>
          <table:table-cell office:value-type="float" office:value="989.486" calcext:value-type="float">
            <text:p>989.486</text:p>
          </table:table-cell>
          <table:table-cell office:value-type="float" office:value="1139287200" calcext:value-type="float">
            <text:p>1139287200</text:p>
          </table:table-cell>
        </table:table-row>
        <table:table-row table:style-name="ro1">
          <table:table-cell table:number-columns-repeated="3"/>
          <table:table-cell office:value-type="float" office:value="1.0577589" calcext:value-type="float">
            <text:p>1.0577589</text:p>
          </table:table-cell>
          <table:table-cell office:value-type="float" office:value="4.21634" calcext:value-type="float">
            <text:p>4.21634</text:p>
          </table:table-cell>
          <table:table-cell table:number-columns-repeated="2"/>
          <table:table-cell office:value-type="float" office:value="0.568535" calcext:value-type="float">
            <text:p>0.568535</text:p>
          </table:table-cell>
          <table:table-cell table:number-columns-repeated="3"/>
          <table:table-cell office:value-type="float" office:value="0.568535" calcext:value-type="float">
            <text:p>0.568535</text:p>
          </table:table-cell>
          <table:table-cell office:value-type="float" office:value="4.21634" calcext:value-type="float">
            <text:p>4.21634</text:p>
          </table:table-cell>
          <table:table-cell office:value-type="float" office:value="1.0577589" calcext:value-type="float">
            <text:p>1.0577589</text:p>
          </table:table-cell>
          <table:table-cell table:number-columns-repeated="2"/>
          <table:table-cell office:value-type="float" office:value="1.0577589" calcext:value-type="float">
            <text:p>1.0577589</text:p>
          </table:table-cell>
          <table:table-cell table:number-columns-repeated="2"/>
          <table:table-cell office:value-type="float" office:value="1.0577589" calcext:value-type="float">
            <text:p>1.0577589</text:p>
          </table:table-cell>
          <table:table-cell table:number-columns-repeated="2"/>
          <table:table-cell office:value-type="float" office:value="0.568535" calcext:value-type="float">
            <text:p>0.568535</text:p>
          </table:table-cell>
          <table:table-cell office:value-type="float" office:value="4.21634" calcext:value-type="float">
            <text:p>4.21634</text:p>
          </table:table-cell>
          <table:table-cell table:formula="of:=[.N21]*1000000000" office:value-type="float" office:value="1057758900" calcext:value-type="float">
            <text:p>1057758900</text:p>
          </table:table-cell>
          <table:table-cell table:formula="of:=[.O21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21]*1000000000" office:value-type="float" office:value="1057758900" calcext:value-type="float">
            <text:p>1057758900</text:p>
          </table:table-cell>
          <table:table-cell table:formula="of:=[.R21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21]*1000000000" office:value-type="float" office:value="1057758900" calcext:value-type="float">
            <text:p>1057758900</text:p>
          </table:table-cell>
          <table:table-cell table:number-columns-repeated="2"/>
          <table:table-cell table:formula="of:=[.W21]" office:value-type="float" office:value="0.568535" calcext:value-type="float">
            <text:p>0.568535</text:p>
          </table:table-cell>
          <table:table-cell table:formula="of:=[.X21]" office:value-type="float" office:value="4.21634" calcext:value-type="float">
            <text:p>4.21634</text:p>
          </table:table-cell>
          <table:table-cell table:formula="of:=[.Y21]" office:value-type="float" office:value="1057758900" calcext:value-type="float">
            <text:p>1057758900</text:p>
          </table:table-cell>
          <table:table-cell table:formula="of:=([.Z21]+[.AC21])/2" office:value-type="float" office:value="0" calcext:value-type="float">
            <text:p>0</text:p>
          </table:table-cell>
          <table:table-cell table:formula="of:=[.AA21]+[.AD21]" office:value-type="float" office:value="0" calcext:value-type="float">
            <text:p>0</text:p>
          </table:table-cell>
          <table:table-cell table:formula="of:=[.AB21]" office:value-type="float" office:value="1057758900" calcext:value-type="float">
            <text:p>1057758900</text:p>
          </table:table-cell>
          <table:table-cell table:formula="of:=([.Z21]+[.AC21])/2" office:value-type="float" office:value="0" calcext:value-type="float">
            <text:p>0</text:p>
          </table:table-cell>
          <table:table-cell table:formula="of:=[.AA21]+[.AD21]" office:value-type="float" office:value="0" calcext:value-type="float">
            <text:p>0</text:p>
          </table:table-cell>
          <table:table-cell table:formula="of:=[.AE21]" office:value-type="float" office:value="1057758900" calcext:value-type="float">
            <text:p>105775890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.2181546" calcext:value-type="float">
            <text:p>1.2181546</text:p>
          </table:table-cell>
          <table:table-cell/>
          <table:table-cell office:value-type="float" office:value="83.6359" calcext:value-type="float">
            <text:p>83.6359</text:p>
          </table:table-cell>
          <table:table-cell table:number-columns-repeated="2"/>
          <table:table-cell office:value-type="float" office:value="1849.31" calcext:value-type="float">
            <text:p>1849.31</text:p>
          </table:table-cell>
          <table:table-cell table:number-columns-repeated="4"/>
          <table:table-cell office:value-type="float" office:value="1.2181546" calcext:value-type="float">
            <text:p>1.2181546</text:p>
          </table:table-cell>
          <table:table-cell office:value-type="float" office:value="1849.31" calcext:value-type="float">
            <text:p>1849.31</text:p>
          </table:table-cell>
          <table:table-cell office:value-type="float" office:value="83.6359" calcext:value-type="float">
            <text:p>83.6359</text:p>
          </table:table-cell>
          <table:table-cell office:value-type="float" office:value="1.2181546" calcext:value-type="float">
            <text:p>1.2181546</text:p>
          </table:table-cell>
          <table:table-cell table:number-columns-repeated="2"/>
          <table:table-cell office:value-type="float" office:value="1.2181546" calcext:value-type="float">
            <text:p>1.218154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N22]*1000000000" office:value-type="float" office:value="1218154600" calcext:value-type="float">
            <text:p>1218154600</text:p>
          </table:table-cell>
          <table:table-cell table:formula="of:=[.O22]/2" office:value-type="float" office:value="924.655" calcext:value-type="float">
            <text:p>924.655</text:p>
          </table:table-cell>
          <table:table-cell office:value-type="float" office:value="83.6359" calcext:value-type="float">
            <text:p>83.6359</text:p>
          </table:table-cell>
          <table:table-cell table:formula="of:=[.Q22]*1000000000" office:value-type="float" office:value="1218154600" calcext:value-type="float">
            <text:p>1218154600</text:p>
          </table:table-cell>
          <table:table-cell table:formula="of:=[.R22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22]*1000000000" office:value-type="float" office:value="1218154600" calcext:value-type="float">
            <text:p>1218154600</text:p>
          </table:table-cell>
          <table:table-cell table:number-columns-repeated="2"/>
          <table:table-cell table:formula="of:=[.W22]" office:value-type="float" office:value="0" calcext:value-type="float">
            <text:p>0</text:p>
          </table:table-cell>
          <table:table-cell table:formula="of:=[.X22]" office:value-type="float" office:value="0" calcext:value-type="float">
            <text:p>0</text:p>
          </table:table-cell>
          <table:table-cell table:formula="of:=[.Y22]" office:value-type="float" office:value="1218154600" calcext:value-type="float">
            <text:p>1218154600</text:p>
          </table:table-cell>
          <table:table-cell table:formula="of:=([.Z22]+[.AC22])/2" office:value-type="float" office:value="462.3275" calcext:value-type="float">
            <text:p>462.3275</text:p>
          </table:table-cell>
          <table:table-cell table:formula="of:=[.AA22]+[.AD22]" office:value-type="float" office:value="83.6359" calcext:value-type="float">
            <text:p>83.6359</text:p>
          </table:table-cell>
          <table:table-cell table:formula="of:=[.AB22]" office:value-type="float" office:value="1218154600" calcext:value-type="float">
            <text:p>1218154600</text:p>
          </table:table-cell>
          <table:table-cell table:formula="of:=([.Z22]+[.AC22])/2" office:value-type="float" office:value="462.3275" calcext:value-type="float">
            <text:p>462.3275</text:p>
          </table:table-cell>
          <table:table-cell table:formula="of:=[.AA22]+[.AD22]" office:value-type="float" office:value="83.6359" calcext:value-type="float">
            <text:p>83.6359</text:p>
          </table:table-cell>
          <table:table-cell table:formula="of:=[.AE22]" office:value-type="float" office:value="1218154600" calcext:value-type="float">
            <text:p>12181546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218154600" calcext:value-type="float">
            <text:p>1218154600</text:p>
          </table:table-cell>
          <table:table-cell office:value-type="float" office:value="462.3275" calcext:value-type="float">
            <text:p>462.3275</text:p>
          </table:table-cell>
          <table:table-cell office:value-type="float" office:value="83.6359" calcext:value-type="float">
            <text:p>83.6359</text:p>
          </table:table-cell>
          <table:table-cell office:value-type="float" office:value="1218154600" calcext:value-type="float">
            <text:p>1218154600</text:p>
          </table:table-cell>
          <table:table-cell office:value-type="float" office:value="462.3275" calcext:value-type="float">
            <text:p>462.3275</text:p>
          </table:table-cell>
          <table:table-cell office:value-type="float" office:value="83.6359" calcext:value-type="float">
            <text:p>83.6359</text:p>
          </table:table-cell>
          <table:table-cell office:value-type="float" office:value="1218154600" calcext:value-type="float">
            <text:p>1218154600</text:p>
          </table:table-cell>
        </table:table-row>
        <table:table-row table:style-name="ro1">
          <table:table-cell table:number-columns-repeated="3"/>
          <table:table-cell office:value-type="float" office:value="1.2336153" calcext:value-type="float">
            <text:p>1.2336153</text:p>
          </table:table-cell>
          <table:table-cell office:value-type="float" office:value="37.6601" calcext:value-type="float">
            <text:p>37.6601</text:p>
          </table:table-cell>
          <table:table-cell table:number-columns-repeated="2"/>
          <table:table-cell office:value-type="float" office:value="36.71845" calcext:value-type="float">
            <text:p>36.71845</text:p>
          </table:table-cell>
          <table:table-cell table:number-columns-repeated="3"/>
          <table:table-cell office:value-type="float" office:value="36.71845" calcext:value-type="float">
            <text:p>36.71845</text:p>
          </table:table-cell>
          <table:table-cell office:value-type="float" office:value="37.6601" calcext:value-type="float">
            <text:p>37.6601</text:p>
          </table:table-cell>
          <table:table-cell office:value-type="float" office:value="1.2336153" calcext:value-type="float">
            <text:p>1.2336153</text:p>
          </table:table-cell>
          <table:table-cell table:number-columns-repeated="2"/>
          <table:table-cell office:value-type="float" office:value="1.2336153" calcext:value-type="float">
            <text:p>1.2336153</text:p>
          </table:table-cell>
          <table:table-cell table:number-columns-repeated="2"/>
          <table:table-cell office:value-type="float" office:value="1.2336153" calcext:value-type="float">
            <text:p>1.2336153</text:p>
          </table:table-cell>
          <table:table-cell table:number-columns-repeated="2"/>
          <table:table-cell office:value-type="float" office:value="36.71845" calcext:value-type="float">
            <text:p>36.71845</text:p>
          </table:table-cell>
          <table:table-cell office:value-type="float" office:value="37.6601" calcext:value-type="float">
            <text:p>37.6601</text:p>
          </table:table-cell>
          <table:table-cell table:formula="of:=[.N23]*1000000000" office:value-type="float" office:value="1233615300" calcext:value-type="float">
            <text:p>1233615300</text:p>
          </table:table-cell>
          <table:table-cell table:formula="of:=[.O23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23]*1000000000" office:value-type="float" office:value="1233615300" calcext:value-type="float">
            <text:p>1233615300</text:p>
          </table:table-cell>
          <table:table-cell table:formula="of:=[.R23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23]*1000000000" office:value-type="float" office:value="1233615300" calcext:value-type="float">
            <text:p>1233615300</text:p>
          </table:table-cell>
          <table:table-cell table:number-columns-repeated="2"/>
          <table:table-cell table:formula="of:=[.W23]" office:value-type="float" office:value="36.71845" calcext:value-type="float">
            <text:p>36.71845</text:p>
          </table:table-cell>
          <table:table-cell table:formula="of:=[.X23]" office:value-type="float" office:value="37.6601" calcext:value-type="float">
            <text:p>37.6601</text:p>
          </table:table-cell>
          <table:table-cell table:formula="of:=[.Y23]" office:value-type="float" office:value="1233615300" calcext:value-type="float">
            <text:p>1233615300</text:p>
          </table:table-cell>
          <table:table-cell table:formula="of:=([.Z23]+[.AC23])/2" office:value-type="float" office:value="0" calcext:value-type="float">
            <text:p>0</text:p>
          </table:table-cell>
          <table:table-cell table:formula="of:=[.AA23]+[.AD23]" office:value-type="float" office:value="0" calcext:value-type="float">
            <text:p>0</text:p>
          </table:table-cell>
          <table:table-cell table:formula="of:=[.AB23]" office:value-type="float" office:value="1233615300" calcext:value-type="float">
            <text:p>1233615300</text:p>
          </table:table-cell>
          <table:table-cell table:formula="of:=([.Z23]+[.AC23])/2" office:value-type="float" office:value="0" calcext:value-type="float">
            <text:p>0</text:p>
          </table:table-cell>
          <table:table-cell table:formula="of:=[.AA23]+[.AD23]" office:value-type="float" office:value="0" calcext:value-type="float">
            <text:p>0</text:p>
          </table:table-cell>
          <table:table-cell table:formula="of:=[.AE23]" office:value-type="float" office:value="1233615300" calcext:value-type="float">
            <text:p>123361530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.2373616" calcext:value-type="float">
            <text:p>1.2373616</text:p>
          </table:table-cell>
          <table:table-cell/>
          <table:table-cell office:value-type="float" office:value="174.656" calcext:value-type="float">
            <text:p>174.656</text:p>
          </table:table-cell>
          <table:table-cell table:number-columns-repeated="2"/>
          <table:table-cell office:value-type="float" office:value="20308" calcext:value-type="float">
            <text:p>20308</text:p>
          </table:table-cell>
          <table:table-cell table:number-columns-repeated="4"/>
          <table:table-cell office:value-type="float" office:value="1.2373616" calcext:value-type="float">
            <text:p>1.2373616</text:p>
          </table:table-cell>
          <table:table-cell office:value-type="float" office:value="20308" calcext:value-type="float">
            <text:p>20308</text:p>
          </table:table-cell>
          <table:table-cell office:value-type="float" office:value="174.656" calcext:value-type="float">
            <text:p>174.656</text:p>
          </table:table-cell>
          <table:table-cell office:value-type="float" office:value="1.2373616" calcext:value-type="float">
            <text:p>1.2373616</text:p>
          </table:table-cell>
          <table:table-cell table:number-columns-repeated="2"/>
          <table:table-cell office:value-type="float" office:value="1.2373616" calcext:value-type="float">
            <text:p>1.237361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N24]*1000000000" office:value-type="float" office:value="1237361600" calcext:value-type="float">
            <text:p>1237361600</text:p>
          </table:table-cell>
          <table:table-cell table:formula="of:=[.O24]/2" office:value-type="float" office:value="10154" calcext:value-type="float">
            <text:p>10154</text:p>
          </table:table-cell>
          <table:table-cell office:value-type="float" office:value="174.656" calcext:value-type="float">
            <text:p>174.656</text:p>
          </table:table-cell>
          <table:table-cell table:formula="of:=[.Q24]*1000000000" office:value-type="float" office:value="1237361600" calcext:value-type="float">
            <text:p>1237361600</text:p>
          </table:table-cell>
          <table:table-cell table:formula="of:=[.R24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24]*1000000000" office:value-type="float" office:value="1237361600" calcext:value-type="float">
            <text:p>1237361600</text:p>
          </table:table-cell>
          <table:table-cell table:number-columns-repeated="2"/>
          <table:table-cell table:formula="of:=[.W24]" office:value-type="float" office:value="0" calcext:value-type="float">
            <text:p>0</text:p>
          </table:table-cell>
          <table:table-cell table:formula="of:=[.X24]" office:value-type="float" office:value="0" calcext:value-type="float">
            <text:p>0</text:p>
          </table:table-cell>
          <table:table-cell table:formula="of:=[.Y24]" office:value-type="float" office:value="1237361600" calcext:value-type="float">
            <text:p>1237361600</text:p>
          </table:table-cell>
          <table:table-cell table:formula="of:=([.Z24]+[.AC24])/2" office:value-type="float" office:value="5077" calcext:value-type="float">
            <text:p>5077</text:p>
          </table:table-cell>
          <table:table-cell table:formula="of:=[.AA24]+[.AD24]" office:value-type="float" office:value="174.656" calcext:value-type="float">
            <text:p>174.656</text:p>
          </table:table-cell>
          <table:table-cell table:formula="of:=[.AB24]" office:value-type="float" office:value="1237361600" calcext:value-type="float">
            <text:p>1237361600</text:p>
          </table:table-cell>
          <table:table-cell table:formula="of:=([.Z24]+[.AC24])/2" office:value-type="float" office:value="5077" calcext:value-type="float">
            <text:p>5077</text:p>
          </table:table-cell>
          <table:table-cell table:formula="of:=[.AA24]+[.AD24]" office:value-type="float" office:value="174.656" calcext:value-type="float">
            <text:p>174.656</text:p>
          </table:table-cell>
          <table:table-cell table:formula="of:=[.AE24]" office:value-type="float" office:value="1237361600" calcext:value-type="float">
            <text:p>12373616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237361600" calcext:value-type="float">
            <text:p>1237361600</text:p>
          </table:table-cell>
          <table:table-cell office:value-type="float" office:value="5077" calcext:value-type="float">
            <text:p>5077</text:p>
          </table:table-cell>
          <table:table-cell office:value-type="float" office:value="174.656" calcext:value-type="float">
            <text:p>174.656</text:p>
          </table:table-cell>
          <table:table-cell office:value-type="float" office:value="1237361600" calcext:value-type="float">
            <text:p>1237361600</text:p>
          </table:table-cell>
          <table:table-cell office:value-type="float" office:value="5077" calcext:value-type="float">
            <text:p>5077</text:p>
          </table:table-cell>
          <table:table-cell office:value-type="float" office:value="174.656" calcext:value-type="float">
            <text:p>174.656</text:p>
          </table:table-cell>
          <table:table-cell office:value-type="float" office:value="1237361600" calcext:value-type="float">
            <text:p>1237361600</text:p>
          </table:table-cell>
        </table:table-row>
        <table:table-row table:style-name="ro1">
          <table:table-cell table:number-columns-repeated="3"/>
          <table:table-cell office:value-type="float" office:value="1.2668961" calcext:value-type="float">
            <text:p>1.2668961</text:p>
          </table:table-cell>
          <table:table-cell/>
          <table:table-cell office:value-type="float" office:value="233.68" calcext:value-type="float">
            <text:p>233.68</text:p>
          </table:table-cell>
          <table:table-cell table:number-columns-repeated="2"/>
          <table:table-cell office:value-type="float" office:value="31492.7" calcext:value-type="float">
            <text:p>31492.7</text:p>
          </table:table-cell>
          <table:table-cell table:number-columns-repeated="4"/>
          <table:table-cell office:value-type="float" office:value="1.2668961" calcext:value-type="float">
            <text:p>1.2668961</text:p>
          </table:table-cell>
          <table:table-cell office:value-type="float" office:value="31492.7" calcext:value-type="float">
            <text:p>31492.7</text:p>
          </table:table-cell>
          <table:table-cell office:value-type="float" office:value="233.68" calcext:value-type="float">
            <text:p>233.68</text:p>
          </table:table-cell>
          <table:table-cell office:value-type="float" office:value="1.2668961" calcext:value-type="float">
            <text:p>1.2668961</text:p>
          </table:table-cell>
          <table:table-cell table:number-columns-repeated="2"/>
          <table:table-cell office:value-type="float" office:value="1.2668961" calcext:value-type="float">
            <text:p>1.266896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N25]*1000000000" office:value-type="float" office:value="1266896100" calcext:value-type="float">
            <text:p>1266896100</text:p>
          </table:table-cell>
          <table:table-cell table:formula="of:=[.O25]/2" office:value-type="float" office:value="15746.35" calcext:value-type="float">
            <text:p>15746.35</text:p>
          </table:table-cell>
          <table:table-cell office:value-type="float" office:value="233.68" calcext:value-type="float">
            <text:p>233.68</text:p>
          </table:table-cell>
          <table:table-cell table:formula="of:=[.Q25]*1000000000" office:value-type="float" office:value="1266896100" calcext:value-type="float">
            <text:p>1266896100</text:p>
          </table:table-cell>
          <table:table-cell table:formula="of:=[.R25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25]*1000000000" office:value-type="float" office:value="1266896100" calcext:value-type="float">
            <text:p>1266896100</text:p>
          </table:table-cell>
          <table:table-cell table:number-columns-repeated="2"/>
          <table:table-cell table:formula="of:=[.W25]" office:value-type="float" office:value="0" calcext:value-type="float">
            <text:p>0</text:p>
          </table:table-cell>
          <table:table-cell table:formula="of:=[.X25]" office:value-type="float" office:value="0" calcext:value-type="float">
            <text:p>0</text:p>
          </table:table-cell>
          <table:table-cell table:formula="of:=[.Y25]" office:value-type="float" office:value="1266896100" calcext:value-type="float">
            <text:p>1266896100</text:p>
          </table:table-cell>
          <table:table-cell table:formula="of:=([.Z25]+[.AC25])/2" office:value-type="float" office:value="7873.175" calcext:value-type="float">
            <text:p>7873.175</text:p>
          </table:table-cell>
          <table:table-cell table:formula="of:=[.AA25]+[.AD25]" office:value-type="float" office:value="233.68" calcext:value-type="float">
            <text:p>233.68</text:p>
          </table:table-cell>
          <table:table-cell table:formula="of:=[.AB25]" office:value-type="float" office:value="1266896100" calcext:value-type="float">
            <text:p>1266896100</text:p>
          </table:table-cell>
          <table:table-cell table:formula="of:=([.Z25]+[.AC25])/2" office:value-type="float" office:value="7873.175" calcext:value-type="float">
            <text:p>7873.175</text:p>
          </table:table-cell>
          <table:table-cell table:formula="of:=[.AA25]+[.AD25]" office:value-type="float" office:value="233.68" calcext:value-type="float">
            <text:p>233.68</text:p>
          </table:table-cell>
          <table:table-cell table:formula="of:=[.AE25]" office:value-type="float" office:value="1266896100" calcext:value-type="float">
            <text:p>12668961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266896100" calcext:value-type="float">
            <text:p>1266896100</text:p>
          </table:table-cell>
          <table:table-cell office:value-type="float" office:value="7873.175" calcext:value-type="float">
            <text:p>7873.175</text:p>
          </table:table-cell>
          <table:table-cell office:value-type="float" office:value="233.68" calcext:value-type="float">
            <text:p>233.68</text:p>
          </table:table-cell>
          <table:table-cell office:value-type="float" office:value="1266896100" calcext:value-type="float">
            <text:p>1266896100</text:p>
          </table:table-cell>
          <table:table-cell office:value-type="float" office:value="7873.175" calcext:value-type="float">
            <text:p>7873.175</text:p>
          </table:table-cell>
          <table:table-cell office:value-type="float" office:value="233.68" calcext:value-type="float">
            <text:p>233.68</text:p>
          </table:table-cell>
          <table:table-cell office:value-type="float" office:value="1266896100" calcext:value-type="float">
            <text:p>1266896100</text:p>
          </table:table-cell>
        </table:table-row>
        <table:table-row table:style-name="ro1">
          <table:table-cell table:number-columns-repeated="3"/>
          <table:table-cell office:value-type="float" office:value="1.2679065" calcext:value-type="float">
            <text:p>1.2679065</text:p>
          </table:table-cell>
          <table:table-cell table:number-columns-repeated="2"/>
          <table:table-cell office:value-type="float" office:value="2608.99" calcext:value-type="float">
            <text:p>2608.99</text:p>
          </table:table-cell>
          <table:table-cell table:number-columns-repeated="2"/>
          <table:table-cell office:value-type="float" office:value="589275" calcext:value-type="float">
            <text:p>589275</text:p>
          </table:table-cell>
          <table:table-cell table:number-columns-repeated="3"/>
          <table:table-cell office:value-type="float" office:value="1.2679065" calcext:value-type="float">
            <text:p>1.2679065</text:p>
          </table:table-cell>
          <table:table-cell table:number-columns-repeated="2"/>
          <table:table-cell office:value-type="float" office:value="1.2679065" calcext:value-type="float">
            <text:p>1.2679065</text:p>
          </table:table-cell>
          <table:table-cell office:value-type="float" office:value="589275" calcext:value-type="float">
            <text:p>589275</text:p>
          </table:table-cell>
          <table:table-cell office:value-type="float" office:value="2608.99" calcext:value-type="float">
            <text:p>2608.99</text:p>
          </table:table-cell>
          <table:table-cell office:value-type="float" office:value="1.2679065" calcext:value-type="float">
            <text:p>1.267906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N26]*1000000000" office:value-type="float" office:value="1267906500" calcext:value-type="float">
            <text:p>1267906500</text:p>
          </table:table-cell>
          <table:table-cell table:formula="of:=[.O26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26]*1000000000" office:value-type="float" office:value="1267906500" calcext:value-type="float">
            <text:p>1267906500</text:p>
          </table:table-cell>
          <table:table-cell table:formula="of:=[.R26]/2" office:value-type="float" office:value="294637.5" calcext:value-type="float">
            <text:p>294637.5</text:p>
          </table:table-cell>
          <table:table-cell office:value-type="float" office:value="2608.99" calcext:value-type="float">
            <text:p>2608.99</text:p>
          </table:table-cell>
          <table:table-cell table:formula="of:=[.T26]*1000000000" office:value-type="float" office:value="1267906500" calcext:value-type="float">
            <text:p>1267906500</text:p>
          </table:table-cell>
          <table:table-cell table:number-columns-repeated="2"/>
          <table:table-cell table:formula="of:=[.W26]" office:value-type="float" office:value="0" calcext:value-type="float">
            <text:p>0</text:p>
          </table:table-cell>
          <table:table-cell table:formula="of:=[.X26]" office:value-type="float" office:value="0" calcext:value-type="float">
            <text:p>0</text:p>
          </table:table-cell>
          <table:table-cell table:formula="of:=[.Y26]" office:value-type="float" office:value="1267906500" calcext:value-type="float">
            <text:p>1267906500</text:p>
          </table:table-cell>
          <table:table-cell table:formula="of:=([.Z26]+[.AC26])/2" office:value-type="float" office:value="147318.75" calcext:value-type="float">
            <text:p>147318.75</text:p>
          </table:table-cell>
          <table:table-cell table:formula="of:=[.AA26]+[.AD26]" office:value-type="float" office:value="2608.99" calcext:value-type="float">
            <text:p>2608.99</text:p>
          </table:table-cell>
          <table:table-cell table:formula="of:=[.AB26]" office:value-type="float" office:value="1267906500" calcext:value-type="float">
            <text:p>1267906500</text:p>
          </table:table-cell>
          <table:table-cell table:formula="of:=([.Z26]+[.AC26])/2" office:value-type="float" office:value="147318.75" calcext:value-type="float">
            <text:p>147318.75</text:p>
          </table:table-cell>
          <table:table-cell table:formula="of:=[.AA26]+[.AD26]" office:value-type="float" office:value="2608.99" calcext:value-type="float">
            <text:p>2608.99</text:p>
          </table:table-cell>
          <table:table-cell table:formula="of:=[.AE26]" office:value-type="float" office:value="1267906500" calcext:value-type="float">
            <text:p>12679065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267906500" calcext:value-type="float">
            <text:p>1267906500</text:p>
          </table:table-cell>
          <table:table-cell office:value-type="float" office:value="147318.75" calcext:value-type="float">
            <text:p>147318.75</text:p>
          </table:table-cell>
          <table:table-cell office:value-type="float" office:value="2608.99" calcext:value-type="float">
            <text:p>2608.99</text:p>
          </table:table-cell>
          <table:table-cell office:value-type="float" office:value="1267906500" calcext:value-type="float">
            <text:p>1267906500</text:p>
          </table:table-cell>
          <table:table-cell office:value-type="float" office:value="147318.75" calcext:value-type="float">
            <text:p>147318.75</text:p>
          </table:table-cell>
          <table:table-cell office:value-type="float" office:value="2608.99" calcext:value-type="float">
            <text:p>2608.99</text:p>
          </table:table-cell>
          <table:table-cell office:value-type="float" office:value="1267906500" calcext:value-type="float">
            <text:p>1267906500</text:p>
          </table:table-cell>
        </table:table-row>
        <table:table-row table:style-name="ro1">
          <table:table-cell table:number-columns-repeated="3"/>
          <table:table-cell office:value-type="float" office:value="1.287501" calcext:value-type="float">
            <text:p>1.287501</text:p>
          </table:table-cell>
          <table:table-cell/>
          <table:table-cell office:value-type="float" office:value="157.361" calcext:value-type="float">
            <text:p>157.361</text:p>
          </table:table-cell>
          <table:table-cell table:number-columns-repeated="2"/>
          <table:table-cell office:value-type="float" office:value="9145.1" calcext:value-type="float">
            <text:p>9145.1</text:p>
          </table:table-cell>
          <table:table-cell table:number-columns-repeated="4"/>
          <table:table-cell office:value-type="float" office:value="1.287501" calcext:value-type="float">
            <text:p>1.287501</text:p>
          </table:table-cell>
          <table:table-cell office:value-type="float" office:value="9145.1" calcext:value-type="float">
            <text:p>9145.1</text:p>
          </table:table-cell>
          <table:table-cell office:value-type="float" office:value="157.361" calcext:value-type="float">
            <text:p>157.361</text:p>
          </table:table-cell>
          <table:table-cell office:value-type="float" office:value="1.287501" calcext:value-type="float">
            <text:p>1.287501</text:p>
          </table:table-cell>
          <table:table-cell table:number-columns-repeated="2"/>
          <table:table-cell office:value-type="float" office:value="1.287501" calcext:value-type="float">
            <text:p>1.28750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N27]*1000000000" office:value-type="float" office:value="1287501000" calcext:value-type="float">
            <text:p>1287501000</text:p>
          </table:table-cell>
          <table:table-cell table:formula="of:=[.O27]/2" office:value-type="float" office:value="4572.55" calcext:value-type="float">
            <text:p>4572.55</text:p>
          </table:table-cell>
          <table:table-cell office:value-type="float" office:value="157.361" calcext:value-type="float">
            <text:p>157.361</text:p>
          </table:table-cell>
          <table:table-cell table:formula="of:=[.Q27]*1000000000" office:value-type="float" office:value="1287501000" calcext:value-type="float">
            <text:p>1287501000</text:p>
          </table:table-cell>
          <table:table-cell table:formula="of:=[.R27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27]*1000000000" office:value-type="float" office:value="1287501000" calcext:value-type="float">
            <text:p>1287501000</text:p>
          </table:table-cell>
          <table:table-cell table:number-columns-repeated="2"/>
          <table:table-cell table:formula="of:=[.W27]" office:value-type="float" office:value="0" calcext:value-type="float">
            <text:p>0</text:p>
          </table:table-cell>
          <table:table-cell table:formula="of:=[.X27]" office:value-type="float" office:value="0" calcext:value-type="float">
            <text:p>0</text:p>
          </table:table-cell>
          <table:table-cell table:formula="of:=[.Y27]" office:value-type="float" office:value="1287501000" calcext:value-type="float">
            <text:p>1287501000</text:p>
          </table:table-cell>
          <table:table-cell table:formula="of:=([.Z27]+[.AC27])/2" office:value-type="float" office:value="2286.275" calcext:value-type="float">
            <text:p>2286.275</text:p>
          </table:table-cell>
          <table:table-cell table:formula="of:=[.AA27]+[.AD27]" office:value-type="float" office:value="157.361" calcext:value-type="float">
            <text:p>157.361</text:p>
          </table:table-cell>
          <table:table-cell table:formula="of:=[.AB27]" office:value-type="float" office:value="1287501000" calcext:value-type="float">
            <text:p>1287501000</text:p>
          </table:table-cell>
          <table:table-cell table:formula="of:=([.Z27]+[.AC27])/2" office:value-type="float" office:value="2286.275" calcext:value-type="float">
            <text:p>2286.275</text:p>
          </table:table-cell>
          <table:table-cell table:formula="of:=[.AA27]+[.AD27]" office:value-type="float" office:value="157.361" calcext:value-type="float">
            <text:p>157.361</text:p>
          </table:table-cell>
          <table:table-cell table:formula="of:=[.AE27]" office:value-type="float" office:value="1287501000" calcext:value-type="float">
            <text:p>12875010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287501000" calcext:value-type="float">
            <text:p>1287501000</text:p>
          </table:table-cell>
          <table:table-cell office:value-type="float" office:value="2286.275" calcext:value-type="float">
            <text:p>2286.275</text:p>
          </table:table-cell>
          <table:table-cell office:value-type="float" office:value="157.361" calcext:value-type="float">
            <text:p>157.361</text:p>
          </table:table-cell>
          <table:table-cell office:value-type="float" office:value="1287501000" calcext:value-type="float">
            <text:p>1287501000</text:p>
          </table:table-cell>
          <table:table-cell office:value-type="float" office:value="2286.275" calcext:value-type="float">
            <text:p>2286.275</text:p>
          </table:table-cell>
          <table:table-cell office:value-type="float" office:value="157.361" calcext:value-type="float">
            <text:p>157.361</text:p>
          </table:table-cell>
          <table:table-cell office:value-type="float" office:value="1287501000" calcext:value-type="float">
            <text:p>1287501000</text:p>
          </table:table-cell>
        </table:table-row>
        <table:table-row table:style-name="ro1">
          <table:table-cell table:number-columns-repeated="3"/>
          <table:table-cell office:value-type="float" office:value="1.3662526" calcext:value-type="float">
            <text:p>1.3662526</text:p>
          </table:table-cell>
          <table:table-cell table:number-columns-repeated="2"/>
          <table:table-cell office:value-type="float" office:value="42.7492" calcext:value-type="float">
            <text:p>42.7492</text:p>
          </table:table-cell>
          <table:table-cell table:number-columns-repeated="2"/>
          <table:table-cell office:value-type="float" office:value="109.155" calcext:value-type="float">
            <text:p>109.155</text:p>
          </table:table-cell>
          <table:table-cell table:number-columns-repeated="3"/>
          <table:table-cell office:value-type="float" office:value="1.3662526" calcext:value-type="float">
            <text:p>1.3662526</text:p>
          </table:table-cell>
          <table:table-cell table:number-columns-repeated="2"/>
          <table:table-cell office:value-type="float" office:value="1.3662526" calcext:value-type="float">
            <text:p>1.3662526</text:p>
          </table:table-cell>
          <table:table-cell office:value-type="float" office:value="109.155" calcext:value-type="float">
            <text:p>109.155</text:p>
          </table:table-cell>
          <table:table-cell office:value-type="float" office:value="42.7492" calcext:value-type="float">
            <text:p>42.7492</text:p>
          </table:table-cell>
          <table:table-cell office:value-type="float" office:value="1.3662526" calcext:value-type="float">
            <text:p>1.366252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N28]*1000000000" office:value-type="float" office:value="1366252600" calcext:value-type="float">
            <text:p>1366252600</text:p>
          </table:table-cell>
          <table:table-cell table:formula="of:=[.O28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28]*1000000000" office:value-type="float" office:value="1366252600" calcext:value-type="float">
            <text:p>1366252600</text:p>
          </table:table-cell>
          <table:table-cell table:formula="of:=[.R28]/2" office:value-type="float" office:value="54.5775" calcext:value-type="float">
            <text:p>54.5775</text:p>
          </table:table-cell>
          <table:table-cell office:value-type="float" office:value="42.7492" calcext:value-type="float">
            <text:p>42.7492</text:p>
          </table:table-cell>
          <table:table-cell table:formula="of:=[.T28]*1000000000" office:value-type="float" office:value="1366252600" calcext:value-type="float">
            <text:p>1366252600</text:p>
          </table:table-cell>
          <table:table-cell table:number-columns-repeated="2"/>
          <table:table-cell table:formula="of:=[.W28]" office:value-type="float" office:value="0" calcext:value-type="float">
            <text:p>0</text:p>
          </table:table-cell>
          <table:table-cell table:formula="of:=[.X28]" office:value-type="float" office:value="0" calcext:value-type="float">
            <text:p>0</text:p>
          </table:table-cell>
          <table:table-cell table:formula="of:=[.Y28]" office:value-type="float" office:value="1366252600" calcext:value-type="float">
            <text:p>1366252600</text:p>
          </table:table-cell>
          <table:table-cell table:formula="of:=([.Z28]+[.AC28])/2" office:value-type="float" office:value="27.28875" calcext:value-type="float">
            <text:p>27.28875</text:p>
          </table:table-cell>
          <table:table-cell table:formula="of:=[.AA28]+[.AD28]" office:value-type="float" office:value="42.7492" calcext:value-type="float">
            <text:p>42.7492</text:p>
          </table:table-cell>
          <table:table-cell table:formula="of:=[.AB28]" office:value-type="float" office:value="1366252600" calcext:value-type="float">
            <text:p>1366252600</text:p>
          </table:table-cell>
          <table:table-cell table:formula="of:=([.Z28]+[.AC28])/2" office:value-type="float" office:value="27.28875" calcext:value-type="float">
            <text:p>27.28875</text:p>
          </table:table-cell>
          <table:table-cell table:formula="of:=[.AA28]+[.AD28]" office:value-type="float" office:value="42.7492" calcext:value-type="float">
            <text:p>42.7492</text:p>
          </table:table-cell>
          <table:table-cell table:formula="of:=[.AE28]" office:value-type="float" office:value="1366252600" calcext:value-type="float">
            <text:p>13662526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366252600" calcext:value-type="float">
            <text:p>1366252600</text:p>
          </table:table-cell>
          <table:table-cell office:value-type="float" office:value="27.28875" calcext:value-type="float">
            <text:p>27.28875</text:p>
          </table:table-cell>
          <table:table-cell office:value-type="float" office:value="42.7492" calcext:value-type="float">
            <text:p>42.7492</text:p>
          </table:table-cell>
          <table:table-cell office:value-type="float" office:value="1366252600" calcext:value-type="float">
            <text:p>1366252600</text:p>
          </table:table-cell>
          <table:table-cell office:value-type="float" office:value="27.28875" calcext:value-type="float">
            <text:p>27.28875</text:p>
          </table:table-cell>
          <table:table-cell office:value-type="float" office:value="42.7492" calcext:value-type="float">
            <text:p>42.7492</text:p>
          </table:table-cell>
          <table:table-cell office:value-type="float" office:value="1366252600" calcext:value-type="float">
            <text:p>1366252600</text:p>
          </table:table-cell>
        </table:table-row>
        <table:table-row table:style-name="ro1">
          <table:table-cell table:number-columns-repeated="3"/>
          <table:table-cell office:value-type="float" office:value="1.3735799" calcext:value-type="float">
            <text:p>1.3735799</text:p>
          </table:table-cell>
          <table:table-cell/>
          <table:table-cell office:value-type="float" office:value="5702.55" calcext:value-type="float">
            <text:p>5702.55</text:p>
          </table:table-cell>
          <table:table-cell table:number-columns-repeated="2"/>
          <table:table-cell office:value-type="float" office:value="17935.3" calcext:value-type="float">
            <text:p>17935.3</text:p>
          </table:table-cell>
          <table:table-cell table:number-columns-repeated="4"/>
          <table:table-cell office:value-type="float" office:value="1.3735799" calcext:value-type="float">
            <text:p>1.3735799</text:p>
          </table:table-cell>
          <table:table-cell office:value-type="float" office:value="17935.3" calcext:value-type="float">
            <text:p>17935.3</text:p>
          </table:table-cell>
          <table:table-cell office:value-type="float" office:value="5702.55" calcext:value-type="float">
            <text:p>5702.55</text:p>
          </table:table-cell>
          <table:table-cell office:value-type="float" office:value="1.3735799" calcext:value-type="float">
            <text:p>1.3735799</text:p>
          </table:table-cell>
          <table:table-cell table:number-columns-repeated="2"/>
          <table:table-cell office:value-type="float" office:value="1.3735799" calcext:value-type="float">
            <text:p>1.373579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N29]*1000000000" office:value-type="float" office:value="1373579900" calcext:value-type="float">
            <text:p>1373579900</text:p>
          </table:table-cell>
          <table:table-cell table:formula="of:=[.O29]/2" office:value-type="float" office:value="8967.65" calcext:value-type="float">
            <text:p>8967.65</text:p>
          </table:table-cell>
          <table:table-cell office:value-type="float" office:value="5702.55" calcext:value-type="float">
            <text:p>5702.55</text:p>
          </table:table-cell>
          <table:table-cell table:formula="of:=[.Q29]*1000000000" office:value-type="float" office:value="1373579900" calcext:value-type="float">
            <text:p>1373579900</text:p>
          </table:table-cell>
          <table:table-cell table:formula="of:=[.R29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29]*1000000000" office:value-type="float" office:value="1373579900" calcext:value-type="float">
            <text:p>1373579900</text:p>
          </table:table-cell>
          <table:table-cell table:number-columns-repeated="2"/>
          <table:table-cell table:formula="of:=[.W29]" office:value-type="float" office:value="0" calcext:value-type="float">
            <text:p>0</text:p>
          </table:table-cell>
          <table:table-cell table:formula="of:=[.X29]" office:value-type="float" office:value="0" calcext:value-type="float">
            <text:p>0</text:p>
          </table:table-cell>
          <table:table-cell table:formula="of:=[.Y29]" office:value-type="float" office:value="1373579900" calcext:value-type="float">
            <text:p>1373579900</text:p>
          </table:table-cell>
          <table:table-cell table:formula="of:=([.Z29]+[.AC29])/2" office:value-type="float" office:value="4483.825" calcext:value-type="float">
            <text:p>4483.825</text:p>
          </table:table-cell>
          <table:table-cell table:formula="of:=[.AA29]+[.AD29]" office:value-type="float" office:value="5702.55" calcext:value-type="float">
            <text:p>5702.55</text:p>
          </table:table-cell>
          <table:table-cell table:formula="of:=[.AB29]" office:value-type="float" office:value="1373579900" calcext:value-type="float">
            <text:p>1373579900</text:p>
          </table:table-cell>
          <table:table-cell table:formula="of:=([.Z29]+[.AC29])/2" office:value-type="float" office:value="4483.825" calcext:value-type="float">
            <text:p>4483.825</text:p>
          </table:table-cell>
          <table:table-cell table:formula="of:=[.AA29]+[.AD29]" office:value-type="float" office:value="5702.55" calcext:value-type="float">
            <text:p>5702.55</text:p>
          </table:table-cell>
          <table:table-cell table:formula="of:=[.AE29]" office:value-type="float" office:value="1373579900" calcext:value-type="float">
            <text:p>13735799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373579900" calcext:value-type="float">
            <text:p>1373579900</text:p>
          </table:table-cell>
          <table:table-cell office:value-type="float" office:value="4483.825" calcext:value-type="float">
            <text:p>4483.825</text:p>
          </table:table-cell>
          <table:table-cell office:value-type="float" office:value="5702.55" calcext:value-type="float">
            <text:p>5702.55</text:p>
          </table:table-cell>
          <table:table-cell office:value-type="float" office:value="1373579900" calcext:value-type="float">
            <text:p>1373579900</text:p>
          </table:table-cell>
          <table:table-cell office:value-type="float" office:value="4483.825" calcext:value-type="float">
            <text:p>4483.825</text:p>
          </table:table-cell>
          <table:table-cell office:value-type="float" office:value="5702.55" calcext:value-type="float">
            <text:p>5702.55</text:p>
          </table:table-cell>
          <table:table-cell office:value-type="float" office:value="1373579900" calcext:value-type="float">
            <text:p>1373579900</text:p>
          </table:table-cell>
        </table:table-row>
        <table:table-row table:style-name="ro1">
          <table:table-cell table:number-columns-repeated="3"/>
          <table:table-cell office:value-type="float" office:value="1.3750883" calcext:value-type="float">
            <text:p>1.3750883</text:p>
          </table:table-cell>
          <table:table-cell/>
          <table:table-cell office:value-type="float" office:value="101001" calcext:value-type="float">
            <text:p>101001</text:p>
          </table:table-cell>
          <table:table-cell table:number-columns-repeated="2"/>
          <table:table-cell office:value-type="float" office:value="53450" calcext:value-type="float">
            <text:p>53450</text:p>
          </table:table-cell>
          <table:table-cell table:number-columns-repeated="4"/>
          <table:table-cell office:value-type="float" office:value="1.3750883" calcext:value-type="float">
            <text:p>1.3750883</text:p>
          </table:table-cell>
          <table:table-cell office:value-type="float" office:value="53450" calcext:value-type="float">
            <text:p>53450</text:p>
          </table:table-cell>
          <table:table-cell office:value-type="float" office:value="101001" calcext:value-type="float">
            <text:p>101001</text:p>
          </table:table-cell>
          <table:table-cell office:value-type="float" office:value="1.3750883" calcext:value-type="float">
            <text:p>1.3750883</text:p>
          </table:table-cell>
          <table:table-cell table:number-columns-repeated="2"/>
          <table:table-cell office:value-type="float" office:value="1.3750883" calcext:value-type="float">
            <text:p>1.375088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N30]*1000000000" office:value-type="float" office:value="1375088300" calcext:value-type="float">
            <text:p>1375088300</text:p>
          </table:table-cell>
          <table:table-cell table:formula="of:=[.O30]/2" office:value-type="float" office:value="26725" calcext:value-type="float">
            <text:p>26725</text:p>
          </table:table-cell>
          <table:table-cell office:value-type="float" office:value="101001" calcext:value-type="float">
            <text:p>101001</text:p>
          </table:table-cell>
          <table:table-cell table:formula="of:=[.Q30]*1000000000" office:value-type="float" office:value="1375088300" calcext:value-type="float">
            <text:p>1375088300</text:p>
          </table:table-cell>
          <table:table-cell table:formula="of:=[.R30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30]*1000000000" office:value-type="float" office:value="1375088300" calcext:value-type="float">
            <text:p>1375088300</text:p>
          </table:table-cell>
          <table:table-cell table:number-columns-repeated="2"/>
          <table:table-cell table:formula="of:=[.W30]" office:value-type="float" office:value="0" calcext:value-type="float">
            <text:p>0</text:p>
          </table:table-cell>
          <table:table-cell table:formula="of:=[.X30]" office:value-type="float" office:value="0" calcext:value-type="float">
            <text:p>0</text:p>
          </table:table-cell>
          <table:table-cell table:formula="of:=[.Y30]" office:value-type="float" office:value="1375088300" calcext:value-type="float">
            <text:p>1375088300</text:p>
          </table:table-cell>
          <table:table-cell table:formula="of:=([.Z30]+[.AC30])/2" office:value-type="float" office:value="13362.5" calcext:value-type="float">
            <text:p>13362.5</text:p>
          </table:table-cell>
          <table:table-cell table:formula="of:=[.AA30]+[.AD30]" office:value-type="float" office:value="101001" calcext:value-type="float">
            <text:p>101001</text:p>
          </table:table-cell>
          <table:table-cell table:formula="of:=[.AB30]" office:value-type="float" office:value="1375088300" calcext:value-type="float">
            <text:p>1375088300</text:p>
          </table:table-cell>
          <table:table-cell table:formula="of:=([.Z30]+[.AC30])/2" office:value-type="float" office:value="13362.5" calcext:value-type="float">
            <text:p>13362.5</text:p>
          </table:table-cell>
          <table:table-cell table:formula="of:=[.AA30]+[.AD30]" office:value-type="float" office:value="101001" calcext:value-type="float">
            <text:p>101001</text:p>
          </table:table-cell>
          <table:table-cell table:formula="of:=[.AE30]" office:value-type="float" office:value="1375088300" calcext:value-type="float">
            <text:p>13750883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375088300" calcext:value-type="float">
            <text:p>1375088300</text:p>
          </table:table-cell>
          <table:table-cell office:value-type="float" office:value="13362.5" calcext:value-type="float">
            <text:p>13362.5</text:p>
          </table:table-cell>
          <table:table-cell office:value-type="float" office:value="101001" calcext:value-type="float">
            <text:p>101001</text:p>
          </table:table-cell>
          <table:table-cell office:value-type="float" office:value="1375088300" calcext:value-type="float">
            <text:p>1375088300</text:p>
          </table:table-cell>
          <table:table-cell office:value-type="float" office:value="13362.5" calcext:value-type="float">
            <text:p>13362.5</text:p>
          </table:table-cell>
          <table:table-cell office:value-type="float" office:value="101001" calcext:value-type="float">
            <text:p>101001</text:p>
          </table:table-cell>
          <table:table-cell office:value-type="float" office:value="1375088300" calcext:value-type="float">
            <text:p>1375088300</text:p>
          </table:table-cell>
        </table:table-row>
        <table:table-row table:style-name="ro1">
          <table:table-cell table:number-columns-repeated="3"/>
          <table:table-cell office:value-type="float" office:value="1.3772553" calcext:value-type="float">
            <text:p>1.3772553</text:p>
          </table:table-cell>
          <table:table-cell table:number-columns-repeated="2"/>
          <table:table-cell office:value-type="float" office:value="22.2407" calcext:value-type="float">
            <text:p>22.2407</text:p>
          </table:table-cell>
          <table:table-cell table:number-columns-repeated="2"/>
          <table:table-cell office:value-type="float" office:value="106.0225" calcext:value-type="float">
            <text:p>106.0225</text:p>
          </table:table-cell>
          <table:table-cell table:number-columns-repeated="3"/>
          <table:table-cell office:value-type="float" office:value="1.3772553" calcext:value-type="float">
            <text:p>1.3772553</text:p>
          </table:table-cell>
          <table:table-cell table:number-columns-repeated="2"/>
          <table:table-cell office:value-type="float" office:value="1.3772553" calcext:value-type="float">
            <text:p>1.3772553</text:p>
          </table:table-cell>
          <table:table-cell office:value-type="float" office:value="106.0225" calcext:value-type="float">
            <text:p>106.0225</text:p>
          </table:table-cell>
          <table:table-cell office:value-type="float" office:value="22.2407" calcext:value-type="float">
            <text:p>22.2407</text:p>
          </table:table-cell>
          <table:table-cell office:value-type="float" office:value="1.3772553" calcext:value-type="float">
            <text:p>1.377255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N31]*1000000000" office:value-type="float" office:value="1377255300" calcext:value-type="float">
            <text:p>1377255300</text:p>
          </table:table-cell>
          <table:table-cell table:formula="of:=[.O31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31]*1000000000" office:value-type="float" office:value="1377255300" calcext:value-type="float">
            <text:p>1377255300</text:p>
          </table:table-cell>
          <table:table-cell table:formula="of:=[.R31]/2" office:value-type="float" office:value="53.01125" calcext:value-type="float">
            <text:p>53.01125</text:p>
          </table:table-cell>
          <table:table-cell office:value-type="float" office:value="22.2407" calcext:value-type="float">
            <text:p>22.2407</text:p>
          </table:table-cell>
          <table:table-cell table:formula="of:=[.T31]*1000000000" office:value-type="float" office:value="1377255300" calcext:value-type="float">
            <text:p>1377255300</text:p>
          </table:table-cell>
          <table:table-cell table:number-columns-repeated="2"/>
          <table:table-cell table:formula="of:=[.W31]" office:value-type="float" office:value="0" calcext:value-type="float">
            <text:p>0</text:p>
          </table:table-cell>
          <table:table-cell table:formula="of:=[.X31]" office:value-type="float" office:value="0" calcext:value-type="float">
            <text:p>0</text:p>
          </table:table-cell>
          <table:table-cell table:formula="of:=[.Y31]" office:value-type="float" office:value="1377255300" calcext:value-type="float">
            <text:p>1377255300</text:p>
          </table:table-cell>
          <table:table-cell table:formula="of:=([.Z31]+[.AC31])/2" office:value-type="float" office:value="26.505625" calcext:value-type="float">
            <text:p>26.505625</text:p>
          </table:table-cell>
          <table:table-cell table:formula="of:=[.AA31]+[.AD31]" office:value-type="float" office:value="22.2407" calcext:value-type="float">
            <text:p>22.2407</text:p>
          </table:table-cell>
          <table:table-cell table:formula="of:=[.AB31]" office:value-type="float" office:value="1377255300" calcext:value-type="float">
            <text:p>1377255300</text:p>
          </table:table-cell>
          <table:table-cell table:formula="of:=([.Z31]+[.AC31])/2" office:value-type="float" office:value="26.505625" calcext:value-type="float">
            <text:p>26.505625</text:p>
          </table:table-cell>
          <table:table-cell table:formula="of:=[.AA31]+[.AD31]" office:value-type="float" office:value="22.2407" calcext:value-type="float">
            <text:p>22.2407</text:p>
          </table:table-cell>
          <table:table-cell table:formula="of:=[.AE31]" office:value-type="float" office:value="1377255300" calcext:value-type="float">
            <text:p>13772553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377255300" calcext:value-type="float">
            <text:p>1377255300</text:p>
          </table:table-cell>
          <table:table-cell office:value-type="float" office:value="26.505625" calcext:value-type="float">
            <text:p>26.505625</text:p>
          </table:table-cell>
          <table:table-cell office:value-type="float" office:value="22.2407" calcext:value-type="float">
            <text:p>22.2407</text:p>
          </table:table-cell>
          <table:table-cell office:value-type="float" office:value="1377255300" calcext:value-type="float">
            <text:p>1377255300</text:p>
          </table:table-cell>
          <table:table-cell office:value-type="float" office:value="26.505625" calcext:value-type="float">
            <text:p>26.505625</text:p>
          </table:table-cell>
          <table:table-cell office:value-type="float" office:value="22.2407" calcext:value-type="float">
            <text:p>22.2407</text:p>
          </table:table-cell>
          <table:table-cell office:value-type="float" office:value="1377255300" calcext:value-type="float">
            <text:p>1377255300</text:p>
          </table:table-cell>
        </table:table-row>
        <table:table-row table:style-name="ro1">
          <table:table-cell table:number-columns-repeated="3"/>
          <table:table-cell office:value-type="float" office:value="1.4521686" calcext:value-type="float">
            <text:p>1.4521686</text:p>
          </table:table-cell>
          <table:table-cell office:value-type="float" office:value="45.3007" calcext:value-type="float">
            <text:p>45.3007</text:p>
          </table:table-cell>
          <table:table-cell table:number-columns-repeated="2"/>
          <table:table-cell office:value-type="float" office:value="79.5685" calcext:value-type="float">
            <text:p>79.5685</text:p>
          </table:table-cell>
          <table:table-cell table:number-columns-repeated="3"/>
          <table:table-cell office:value-type="float" office:value="79.5685" calcext:value-type="float">
            <text:p>79.5685</text:p>
          </table:table-cell>
          <table:table-cell office:value-type="float" office:value="45.3007" calcext:value-type="float">
            <text:p>45.3007</text:p>
          </table:table-cell>
          <table:table-cell office:value-type="float" office:value="1.4521686" calcext:value-type="float">
            <text:p>1.4521686</text:p>
          </table:table-cell>
          <table:table-cell table:number-columns-repeated="2"/>
          <table:table-cell office:value-type="float" office:value="1.4521686" calcext:value-type="float">
            <text:p>1.4521686</text:p>
          </table:table-cell>
          <table:table-cell table:number-columns-repeated="2"/>
          <table:table-cell office:value-type="float" office:value="1.4521686" calcext:value-type="float">
            <text:p>1.4521686</text:p>
          </table:table-cell>
          <table:table-cell table:number-columns-repeated="2"/>
          <table:table-cell office:value-type="float" office:value="79.5685" calcext:value-type="float">
            <text:p>79.5685</text:p>
          </table:table-cell>
          <table:table-cell office:value-type="float" office:value="45.3007" calcext:value-type="float">
            <text:p>45.3007</text:p>
          </table:table-cell>
          <table:table-cell table:formula="of:=[.N32]*1000000000" office:value-type="float" office:value="1452168600" calcext:value-type="float">
            <text:p>1452168600</text:p>
          </table:table-cell>
          <table:table-cell table:formula="of:=[.O32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32]*1000000000" office:value-type="float" office:value="1452168600" calcext:value-type="float">
            <text:p>1452168600</text:p>
          </table:table-cell>
          <table:table-cell table:formula="of:=[.R32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32]*1000000000" office:value-type="float" office:value="1452168600" calcext:value-type="float">
            <text:p>1452168600</text:p>
          </table:table-cell>
          <table:table-cell table:number-columns-repeated="2"/>
          <table:table-cell table:formula="of:=[.W32]" office:value-type="float" office:value="79.5685" calcext:value-type="float">
            <text:p>79.5685</text:p>
          </table:table-cell>
          <table:table-cell table:formula="of:=[.X32]" office:value-type="float" office:value="45.3007" calcext:value-type="float">
            <text:p>45.3007</text:p>
          </table:table-cell>
          <table:table-cell table:formula="of:=[.Y32]" office:value-type="float" office:value="1452168600" calcext:value-type="float">
            <text:p>1452168600</text:p>
          </table:table-cell>
          <table:table-cell table:formula="of:=([.Z32]+[.AC32])/2" office:value-type="float" office:value="0" calcext:value-type="float">
            <text:p>0</text:p>
          </table:table-cell>
          <table:table-cell table:formula="of:=[.AA32]+[.AD32]" office:value-type="float" office:value="0" calcext:value-type="float">
            <text:p>0</text:p>
          </table:table-cell>
          <table:table-cell table:formula="of:=[.AB32]" office:value-type="float" office:value="1452168600" calcext:value-type="float">
            <text:p>1452168600</text:p>
          </table:table-cell>
          <table:table-cell table:formula="of:=([.Z32]+[.AC32])/2" office:value-type="float" office:value="0" calcext:value-type="float">
            <text:p>0</text:p>
          </table:table-cell>
          <table:table-cell table:formula="of:=[.AA32]+[.AD32]" office:value-type="float" office:value="0" calcext:value-type="float">
            <text:p>0</text:p>
          </table:table-cell>
          <table:table-cell table:formula="of:=[.AE32]" office:value-type="float" office:value="1452168600" calcext:value-type="float">
            <text:p>145216860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.4746825" calcext:value-type="float">
            <text:p>1.4746825</text:p>
          </table:table-cell>
          <table:table-cell/>
          <table:table-cell office:value-type="float" office:value="7608.37" calcext:value-type="float">
            <text:p>7608.37</text:p>
          </table:table-cell>
          <table:table-cell table:number-columns-repeated="2"/>
          <table:table-cell office:value-type="float" office:value="435450" calcext:value-type="float">
            <text:p>435450</text:p>
          </table:table-cell>
          <table:table-cell table:number-columns-repeated="4"/>
          <table:table-cell office:value-type="float" office:value="1.4746825" calcext:value-type="float">
            <text:p>1.4746825</text:p>
          </table:table-cell>
          <table:table-cell office:value-type="float" office:value="435450" calcext:value-type="float">
            <text:p>435450</text:p>
          </table:table-cell>
          <table:table-cell office:value-type="float" office:value="7608.37" calcext:value-type="float">
            <text:p>7608.37</text:p>
          </table:table-cell>
          <table:table-cell office:value-type="float" office:value="1.4746825" calcext:value-type="float">
            <text:p>1.4746825</text:p>
          </table:table-cell>
          <table:table-cell table:number-columns-repeated="2"/>
          <table:table-cell office:value-type="float" office:value="1.4746825" calcext:value-type="float">
            <text:p>1.474682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N33]*1000000000" office:value-type="float" office:value="1474682500" calcext:value-type="float">
            <text:p>1474682500</text:p>
          </table:table-cell>
          <table:table-cell table:formula="of:=[.O33]/2" office:value-type="float" office:value="217725" calcext:value-type="float">
            <text:p>217725</text:p>
          </table:table-cell>
          <table:table-cell office:value-type="float" office:value="7608.37" calcext:value-type="float">
            <text:p>7608.37</text:p>
          </table:table-cell>
          <table:table-cell table:formula="of:=[.Q33]*1000000000" office:value-type="float" office:value="1474682500" calcext:value-type="float">
            <text:p>1474682500</text:p>
          </table:table-cell>
          <table:table-cell table:formula="of:=[.R33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33]*1000000000" office:value-type="float" office:value="1474682500" calcext:value-type="float">
            <text:p>1474682500</text:p>
          </table:table-cell>
          <table:table-cell table:number-columns-repeated="2"/>
          <table:table-cell table:formula="of:=[.W33]" office:value-type="float" office:value="0" calcext:value-type="float">
            <text:p>0</text:p>
          </table:table-cell>
          <table:table-cell table:formula="of:=[.X33]" office:value-type="float" office:value="0" calcext:value-type="float">
            <text:p>0</text:p>
          </table:table-cell>
          <table:table-cell table:formula="of:=[.Y33]" office:value-type="float" office:value="1474682500" calcext:value-type="float">
            <text:p>1474682500</text:p>
          </table:table-cell>
          <table:table-cell table:formula="of:=([.Z33]+[.AC33])/2" office:value-type="float" office:value="108862.5" calcext:value-type="float">
            <text:p>108862.5</text:p>
          </table:table-cell>
          <table:table-cell table:formula="of:=[.AA33]+[.AD33]" office:value-type="float" office:value="7608.37" calcext:value-type="float">
            <text:p>7608.37</text:p>
          </table:table-cell>
          <table:table-cell table:formula="of:=[.AB33]" office:value-type="float" office:value="1474682500" calcext:value-type="float">
            <text:p>1474682500</text:p>
          </table:table-cell>
          <table:table-cell table:formula="of:=([.Z33]+[.AC33])/2" office:value-type="float" office:value="108862.5" calcext:value-type="float">
            <text:p>108862.5</text:p>
          </table:table-cell>
          <table:table-cell table:formula="of:=[.AA33]+[.AD33]" office:value-type="float" office:value="7608.37" calcext:value-type="float">
            <text:p>7608.37</text:p>
          </table:table-cell>
          <table:table-cell table:formula="of:=[.AE33]" office:value-type="float" office:value="1474682500" calcext:value-type="float">
            <text:p>14746825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474682500" calcext:value-type="float">
            <text:p>1474682500</text:p>
          </table:table-cell>
          <table:table-cell office:value-type="float" office:value="108862.5" calcext:value-type="float">
            <text:p>108862.5</text:p>
          </table:table-cell>
          <table:table-cell office:value-type="float" office:value="7608.37" calcext:value-type="float">
            <text:p>7608.37</text:p>
          </table:table-cell>
          <table:table-cell office:value-type="float" office:value="1474682500" calcext:value-type="float">
            <text:p>1474682500</text:p>
          </table:table-cell>
          <table:table-cell office:value-type="float" office:value="108862.5" calcext:value-type="float">
            <text:p>108862.5</text:p>
          </table:table-cell>
          <table:table-cell office:value-type="float" office:value="7608.37" calcext:value-type="float">
            <text:p>7608.37</text:p>
          </table:table-cell>
          <table:table-cell office:value-type="float" office:value="1474682500" calcext:value-type="float">
            <text:p>1474682500</text:p>
          </table:table-cell>
        </table:table-row>
        <table:table-row table:style-name="ro1">
          <table:table-cell table:number-columns-repeated="3"/>
          <table:table-cell office:value-type="float" office:value="1.4809805" calcext:value-type="float">
            <text:p>1.4809805</text:p>
          </table:table-cell>
          <table:table-cell table:number-columns-repeated="2"/>
          <table:table-cell office:value-type="float" office:value="1556.9" calcext:value-type="float">
            <text:p>1556.9</text:p>
          </table:table-cell>
          <table:table-cell table:number-columns-repeated="2"/>
          <table:table-cell office:value-type="float" office:value="305877" calcext:value-type="float">
            <text:p>305877</text:p>
          </table:table-cell>
          <table:table-cell table:number-columns-repeated="3"/>
          <table:table-cell office:value-type="float" office:value="1.4809805" calcext:value-type="float">
            <text:p>1.4809805</text:p>
          </table:table-cell>
          <table:table-cell table:number-columns-repeated="2"/>
          <table:table-cell office:value-type="float" office:value="1.4809805" calcext:value-type="float">
            <text:p>1.4809805</text:p>
          </table:table-cell>
          <table:table-cell office:value-type="float" office:value="305877" calcext:value-type="float">
            <text:p>305877</text:p>
          </table:table-cell>
          <table:table-cell office:value-type="float" office:value="1556.9" calcext:value-type="float">
            <text:p>1556.9</text:p>
          </table:table-cell>
          <table:table-cell office:value-type="float" office:value="1.4809805" calcext:value-type="float">
            <text:p>1.480980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N34]*1000000000" office:value-type="float" office:value="1480980500" calcext:value-type="float">
            <text:p>1480980500</text:p>
          </table:table-cell>
          <table:table-cell table:formula="of:=[.O34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34]*1000000000" office:value-type="float" office:value="1480980500" calcext:value-type="float">
            <text:p>1480980500</text:p>
          </table:table-cell>
          <table:table-cell table:formula="of:=[.R34]/2" office:value-type="float" office:value="152938.5" calcext:value-type="float">
            <text:p>152938.5</text:p>
          </table:table-cell>
          <table:table-cell office:value-type="float" office:value="1556.9" calcext:value-type="float">
            <text:p>1556.9</text:p>
          </table:table-cell>
          <table:table-cell table:formula="of:=[.T34]*1000000000" office:value-type="float" office:value="1480980500" calcext:value-type="float">
            <text:p>1480980500</text:p>
          </table:table-cell>
          <table:table-cell table:number-columns-repeated="2"/>
          <table:table-cell table:formula="of:=[.W34]" office:value-type="float" office:value="0" calcext:value-type="float">
            <text:p>0</text:p>
          </table:table-cell>
          <table:table-cell table:formula="of:=[.X34]" office:value-type="float" office:value="0" calcext:value-type="float">
            <text:p>0</text:p>
          </table:table-cell>
          <table:table-cell table:formula="of:=[.Y34]" office:value-type="float" office:value="1480980500" calcext:value-type="float">
            <text:p>1480980500</text:p>
          </table:table-cell>
          <table:table-cell table:formula="of:=([.Z34]+[.AC34])/2" office:value-type="float" office:value="76469.25" calcext:value-type="float">
            <text:p>76469.25</text:p>
          </table:table-cell>
          <table:table-cell table:formula="of:=[.AA34]+[.AD34]" office:value-type="float" office:value="1556.9" calcext:value-type="float">
            <text:p>1556.9</text:p>
          </table:table-cell>
          <table:table-cell table:formula="of:=[.AB34]" office:value-type="float" office:value="1480980500" calcext:value-type="float">
            <text:p>1480980500</text:p>
          </table:table-cell>
          <table:table-cell table:formula="of:=([.Z34]+[.AC34])/2" office:value-type="float" office:value="76469.25" calcext:value-type="float">
            <text:p>76469.25</text:p>
          </table:table-cell>
          <table:table-cell table:formula="of:=[.AA34]+[.AD34]" office:value-type="float" office:value="1556.9" calcext:value-type="float">
            <text:p>1556.9</text:p>
          </table:table-cell>
          <table:table-cell table:formula="of:=[.AE34]" office:value-type="float" office:value="1480980500" calcext:value-type="float">
            <text:p>14809805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480980500" calcext:value-type="float">
            <text:p>1480980500</text:p>
          </table:table-cell>
          <table:table-cell office:value-type="float" office:value="76469.25" calcext:value-type="float">
            <text:p>76469.25</text:p>
          </table:table-cell>
          <table:table-cell office:value-type="float" office:value="1556.9" calcext:value-type="float">
            <text:p>1556.9</text:p>
          </table:table-cell>
          <table:table-cell office:value-type="float" office:value="1480980500" calcext:value-type="float">
            <text:p>1480980500</text:p>
          </table:table-cell>
          <table:table-cell office:value-type="float" office:value="76469.25" calcext:value-type="float">
            <text:p>76469.25</text:p>
          </table:table-cell>
          <table:table-cell office:value-type="float" office:value="1556.9" calcext:value-type="float">
            <text:p>1556.9</text:p>
          </table:table-cell>
          <table:table-cell office:value-type="float" office:value="1480980500" calcext:value-type="float">
            <text:p>1480980500</text:p>
          </table:table-cell>
        </table:table-row>
        <table:table-row table:style-name="ro1">
          <table:table-cell table:number-columns-repeated="3"/>
          <table:table-cell office:value-type="float" office:value="1.4944721" calcext:value-type="float">
            <text:p>1.4944721</text:p>
          </table:table-cell>
          <table:table-cell/>
          <table:table-cell office:value-type="float" office:value="358.922" calcext:value-type="float">
            <text:p>358.922</text:p>
          </table:table-cell>
          <table:table-cell table:number-columns-repeated="2"/>
          <table:table-cell office:value-type="float" office:value="1199.27" calcext:value-type="float">
            <text:p>1199.27</text:p>
          </table:table-cell>
          <table:table-cell table:number-columns-repeated="4"/>
          <table:table-cell office:value-type="float" office:value="1.4944721" calcext:value-type="float">
            <text:p>1.4944721</text:p>
          </table:table-cell>
          <table:table-cell office:value-type="float" office:value="1199.27" calcext:value-type="float">
            <text:p>1199.27</text:p>
          </table:table-cell>
          <table:table-cell office:value-type="float" office:value="358.922" calcext:value-type="float">
            <text:p>358.922</text:p>
          </table:table-cell>
          <table:table-cell office:value-type="float" office:value="1.4944721" calcext:value-type="float">
            <text:p>1.4944721</text:p>
          </table:table-cell>
          <table:table-cell table:number-columns-repeated="2"/>
          <table:table-cell office:value-type="float" office:value="1.4944721" calcext:value-type="float">
            <text:p>1.494472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N35]*1000000000" office:value-type="float" office:value="1494472100" calcext:value-type="float">
            <text:p>1494472100</text:p>
          </table:table-cell>
          <table:table-cell table:formula="of:=[.O35]/2" office:value-type="float" office:value="599.635" calcext:value-type="float">
            <text:p>599.635</text:p>
          </table:table-cell>
          <table:table-cell office:value-type="float" office:value="358.922" calcext:value-type="float">
            <text:p>358.922</text:p>
          </table:table-cell>
          <table:table-cell table:formula="of:=[.Q35]*1000000000" office:value-type="float" office:value="1494472100" calcext:value-type="float">
            <text:p>1494472100</text:p>
          </table:table-cell>
          <table:table-cell table:formula="of:=[.R35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35]*1000000000" office:value-type="float" office:value="1494472100" calcext:value-type="float">
            <text:p>1494472100</text:p>
          </table:table-cell>
          <table:table-cell table:number-columns-repeated="2"/>
          <table:table-cell table:formula="of:=[.W35]" office:value-type="float" office:value="0" calcext:value-type="float">
            <text:p>0</text:p>
          </table:table-cell>
          <table:table-cell table:formula="of:=[.X35]" office:value-type="float" office:value="0" calcext:value-type="float">
            <text:p>0</text:p>
          </table:table-cell>
          <table:table-cell table:formula="of:=[.Y35]" office:value-type="float" office:value="1494472100" calcext:value-type="float">
            <text:p>1494472100</text:p>
          </table:table-cell>
          <table:table-cell table:formula="of:=([.Z35]+[.AC35])/2" office:value-type="float" office:value="299.8175" calcext:value-type="float">
            <text:p>299.8175</text:p>
          </table:table-cell>
          <table:table-cell table:formula="of:=[.AA35]+[.AD35]" office:value-type="float" office:value="358.922" calcext:value-type="float">
            <text:p>358.922</text:p>
          </table:table-cell>
          <table:table-cell table:formula="of:=[.AB35]" office:value-type="float" office:value="1494472100" calcext:value-type="float">
            <text:p>1494472100</text:p>
          </table:table-cell>
          <table:table-cell table:formula="of:=([.Z35]+[.AC35])/2" office:value-type="float" office:value="299.8175" calcext:value-type="float">
            <text:p>299.8175</text:p>
          </table:table-cell>
          <table:table-cell table:formula="of:=[.AA35]+[.AD35]" office:value-type="float" office:value="358.922" calcext:value-type="float">
            <text:p>358.922</text:p>
          </table:table-cell>
          <table:table-cell table:formula="of:=[.AE35]" office:value-type="float" office:value="1494472100" calcext:value-type="float">
            <text:p>14944721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494472100" calcext:value-type="float">
            <text:p>1494472100</text:p>
          </table:table-cell>
          <table:table-cell office:value-type="float" office:value="299.8175" calcext:value-type="float">
            <text:p>299.8175</text:p>
          </table:table-cell>
          <table:table-cell office:value-type="float" office:value="358.922" calcext:value-type="float">
            <text:p>358.922</text:p>
          </table:table-cell>
          <table:table-cell office:value-type="float" office:value="1494472100" calcext:value-type="float">
            <text:p>1494472100</text:p>
          </table:table-cell>
          <table:table-cell office:value-type="float" office:value="299.8175" calcext:value-type="float">
            <text:p>299.8175</text:p>
          </table:table-cell>
          <table:table-cell office:value-type="float" office:value="358.922" calcext:value-type="float">
            <text:p>358.922</text:p>
          </table:table-cell>
          <table:table-cell office:value-type="float" office:value="1494472100" calcext:value-type="float">
            <text:p>1494472100</text:p>
          </table:table-cell>
        </table:table-row>
        <table:table-row table:style-name="ro1">
          <table:table-cell table:number-columns-repeated="3"/>
          <table:table-cell office:value-type="float" office:value="1.6142451" calcext:value-type="float">
            <text:p>1.6142451</text:p>
          </table:table-cell>
          <table:table-cell/>
          <table:table-cell office:value-type="float" office:value="162.429" calcext:value-type="float">
            <text:p>162.429</text:p>
          </table:table-cell>
          <table:table-cell table:number-columns-repeated="2"/>
          <table:table-cell office:value-type="float" office:value="7002.9" calcext:value-type="float">
            <text:p>7002.9</text:p>
          </table:table-cell>
          <table:table-cell table:number-columns-repeated="4"/>
          <table:table-cell office:value-type="float" office:value="1.6142451" calcext:value-type="float">
            <text:p>1.6142451</text:p>
          </table:table-cell>
          <table:table-cell office:value-type="float" office:value="7002.9" calcext:value-type="float">
            <text:p>7002.9</text:p>
          </table:table-cell>
          <table:table-cell office:value-type="float" office:value="162.429" calcext:value-type="float">
            <text:p>162.429</text:p>
          </table:table-cell>
          <table:table-cell office:value-type="float" office:value="1.6142451" calcext:value-type="float">
            <text:p>1.6142451</text:p>
          </table:table-cell>
          <table:table-cell table:number-columns-repeated="2"/>
          <table:table-cell office:value-type="float" office:value="1.6142451" calcext:value-type="float">
            <text:p>1.614245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N36]*1000000000" office:value-type="float" office:value="1614245100" calcext:value-type="float">
            <text:p>1614245100</text:p>
          </table:table-cell>
          <table:table-cell table:formula="of:=[.O36]/2" office:value-type="float" office:value="3501.45" calcext:value-type="float">
            <text:p>3501.45</text:p>
          </table:table-cell>
          <table:table-cell office:value-type="float" office:value="162.429" calcext:value-type="float">
            <text:p>162.429</text:p>
          </table:table-cell>
          <table:table-cell table:formula="of:=[.Q36]*1000000000" office:value-type="float" office:value="1614245100" calcext:value-type="float">
            <text:p>1614245100</text:p>
          </table:table-cell>
          <table:table-cell table:formula="of:=[.R36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36]*1000000000" office:value-type="float" office:value="1614245100" calcext:value-type="float">
            <text:p>1614245100</text:p>
          </table:table-cell>
          <table:table-cell table:number-columns-repeated="2"/>
          <table:table-cell table:formula="of:=[.W36]" office:value-type="float" office:value="0" calcext:value-type="float">
            <text:p>0</text:p>
          </table:table-cell>
          <table:table-cell table:formula="of:=[.X36]" office:value-type="float" office:value="0" calcext:value-type="float">
            <text:p>0</text:p>
          </table:table-cell>
          <table:table-cell table:formula="of:=[.Y36]" office:value-type="float" office:value="1614245100" calcext:value-type="float">
            <text:p>1614245100</text:p>
          </table:table-cell>
          <table:table-cell table:formula="of:=([.Z36]+[.AC36])/2" office:value-type="float" office:value="1750.725" calcext:value-type="float">
            <text:p>1750.725</text:p>
          </table:table-cell>
          <table:table-cell table:formula="of:=[.AA36]+[.AD36]" office:value-type="float" office:value="162.429" calcext:value-type="float">
            <text:p>162.429</text:p>
          </table:table-cell>
          <table:table-cell table:formula="of:=[.AB36]" office:value-type="float" office:value="1614245100" calcext:value-type="float">
            <text:p>1614245100</text:p>
          </table:table-cell>
          <table:table-cell table:formula="of:=([.Z36]+[.AC36])/2" office:value-type="float" office:value="1750.725" calcext:value-type="float">
            <text:p>1750.725</text:p>
          </table:table-cell>
          <table:table-cell table:formula="of:=[.AA36]+[.AD36]" office:value-type="float" office:value="162.429" calcext:value-type="float">
            <text:p>162.429</text:p>
          </table:table-cell>
          <table:table-cell table:formula="of:=[.AE36]" office:value-type="float" office:value="1614245100" calcext:value-type="float">
            <text:p>16142451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614245100" calcext:value-type="float">
            <text:p>1614245100</text:p>
          </table:table-cell>
          <table:table-cell office:value-type="float" office:value="1750.725" calcext:value-type="float">
            <text:p>1750.725</text:p>
          </table:table-cell>
          <table:table-cell office:value-type="float" office:value="162.429" calcext:value-type="float">
            <text:p>162.429</text:p>
          </table:table-cell>
          <table:table-cell office:value-type="float" office:value="1614245100" calcext:value-type="float">
            <text:p>1614245100</text:p>
          </table:table-cell>
          <table:table-cell office:value-type="float" office:value="1750.725" calcext:value-type="float">
            <text:p>1750.725</text:p>
          </table:table-cell>
          <table:table-cell office:value-type="float" office:value="162.429" calcext:value-type="float">
            <text:p>162.429</text:p>
          </table:table-cell>
          <table:table-cell office:value-type="float" office:value="1614245100" calcext:value-type="float">
            <text:p>1614245100</text:p>
          </table:table-cell>
        </table:table-row>
        <table:table-row table:style-name="ro1">
          <table:table-cell table:number-columns-repeated="3"/>
          <table:table-cell office:value-type="float" office:value="1.62018" calcext:value-type="float">
            <text:p>1.62018</text:p>
          </table:table-cell>
          <table:table-cell/>
          <table:table-cell office:value-type="float" office:value="582.658" calcext:value-type="float">
            <text:p>582.658</text:p>
          </table:table-cell>
          <table:table-cell table:number-columns-repeated="2"/>
          <table:table-cell office:value-type="float" office:value="38499.45" calcext:value-type="float">
            <text:p>38499.45</text:p>
          </table:table-cell>
          <table:table-cell table:number-columns-repeated="4"/>
          <table:table-cell office:value-type="float" office:value="1.62018" calcext:value-type="float">
            <text:p>1.62018</text:p>
          </table:table-cell>
          <table:table-cell office:value-type="float" office:value="38499.45" calcext:value-type="float">
            <text:p>38499.45</text:p>
          </table:table-cell>
          <table:table-cell office:value-type="float" office:value="582.658" calcext:value-type="float">
            <text:p>582.658</text:p>
          </table:table-cell>
          <table:table-cell office:value-type="float" office:value="1.62018" calcext:value-type="float">
            <text:p>1.62018</text:p>
          </table:table-cell>
          <table:table-cell table:number-columns-repeated="2"/>
          <table:table-cell office:value-type="float" office:value="1.62018" calcext:value-type="float">
            <text:p>1.62018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N37]*1000000000" office:value-type="float" office:value="1620180000" calcext:value-type="float">
            <text:p>1620180000</text:p>
          </table:table-cell>
          <table:table-cell table:formula="of:=[.O37]/2" office:value-type="float" office:value="19249.725" calcext:value-type="float">
            <text:p>19249.725</text:p>
          </table:table-cell>
          <table:table-cell office:value-type="float" office:value="582.658" calcext:value-type="float">
            <text:p>582.658</text:p>
          </table:table-cell>
          <table:table-cell table:formula="of:=[.Q37]*1000000000" office:value-type="float" office:value="1620180000" calcext:value-type="float">
            <text:p>1620180000</text:p>
          </table:table-cell>
          <table:table-cell table:formula="of:=[.R37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37]*1000000000" office:value-type="float" office:value="1620180000" calcext:value-type="float">
            <text:p>1620180000</text:p>
          </table:table-cell>
          <table:table-cell table:number-columns-repeated="2"/>
          <table:table-cell table:formula="of:=[.W37]" office:value-type="float" office:value="0" calcext:value-type="float">
            <text:p>0</text:p>
          </table:table-cell>
          <table:table-cell table:formula="of:=[.X37]" office:value-type="float" office:value="0" calcext:value-type="float">
            <text:p>0</text:p>
          </table:table-cell>
          <table:table-cell table:formula="of:=[.Y37]" office:value-type="float" office:value="1620180000" calcext:value-type="float">
            <text:p>1620180000</text:p>
          </table:table-cell>
          <table:table-cell table:formula="of:=([.Z37]+[.AC37])/2" office:value-type="float" office:value="9624.8625" calcext:value-type="float">
            <text:p>9624.8625</text:p>
          </table:table-cell>
          <table:table-cell table:formula="of:=[.AA37]+[.AD37]" office:value-type="float" office:value="582.658" calcext:value-type="float">
            <text:p>582.658</text:p>
          </table:table-cell>
          <table:table-cell table:formula="of:=[.AB37]" office:value-type="float" office:value="1620180000" calcext:value-type="float">
            <text:p>1620180000</text:p>
          </table:table-cell>
          <table:table-cell table:formula="of:=([.Z37]+[.AC37])/2" office:value-type="float" office:value="9624.8625" calcext:value-type="float">
            <text:p>9624.8625</text:p>
          </table:table-cell>
          <table:table-cell table:formula="of:=[.AA37]+[.AD37]" office:value-type="float" office:value="582.658" calcext:value-type="float">
            <text:p>582.658</text:p>
          </table:table-cell>
          <table:table-cell table:formula="of:=[.AE37]" office:value-type="float" office:value="1620180000" calcext:value-type="float">
            <text:p>16201800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620180000" calcext:value-type="float">
            <text:p>1620180000</text:p>
          </table:table-cell>
          <table:table-cell office:value-type="float" office:value="9624.8625" calcext:value-type="float">
            <text:p>9624.8625</text:p>
          </table:table-cell>
          <table:table-cell office:value-type="float" office:value="582.658" calcext:value-type="float">
            <text:p>582.658</text:p>
          </table:table-cell>
          <table:table-cell office:value-type="float" office:value="1620180000" calcext:value-type="float">
            <text:p>1620180000</text:p>
          </table:table-cell>
          <table:table-cell office:value-type="float" office:value="9624.8625" calcext:value-type="float">
            <text:p>9624.8625</text:p>
          </table:table-cell>
          <table:table-cell office:value-type="float" office:value="582.658" calcext:value-type="float">
            <text:p>582.658</text:p>
          </table:table-cell>
          <table:table-cell office:value-type="float" office:value="1620180000" calcext:value-type="float">
            <text:p>1620180000</text:p>
          </table:table-cell>
        </table:table-row>
        <table:table-row table:style-name="ro1">
          <table:table-cell table:number-columns-repeated="3"/>
          <table:table-cell office:value-type="float" office:value="1.622338" calcext:value-type="float">
            <text:p>1.622338</text:p>
          </table:table-cell>
          <table:table-cell table:number-columns-repeated="2"/>
          <table:table-cell office:value-type="float" office:value="112.274" calcext:value-type="float">
            <text:p>112.274</text:p>
          </table:table-cell>
          <table:table-cell table:number-columns-repeated="2"/>
          <table:table-cell office:value-type="float" office:value="2610.055" calcext:value-type="float">
            <text:p>2610.055</text:p>
          </table:table-cell>
          <table:table-cell table:number-columns-repeated="3"/>
          <table:table-cell office:value-type="float" office:value="1.622338" calcext:value-type="float">
            <text:p>1.622338</text:p>
          </table:table-cell>
          <table:table-cell table:number-columns-repeated="2"/>
          <table:table-cell office:value-type="float" office:value="1.622338" calcext:value-type="float">
            <text:p>1.622338</text:p>
          </table:table-cell>
          <table:table-cell office:value-type="float" office:value="2610.055" calcext:value-type="float">
            <text:p>2610.055</text:p>
          </table:table-cell>
          <table:table-cell office:value-type="float" office:value="112.274" calcext:value-type="float">
            <text:p>112.274</text:p>
          </table:table-cell>
          <table:table-cell office:value-type="float" office:value="1.622338" calcext:value-type="float">
            <text:p>1.622338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N38]*1000000000" office:value-type="float" office:value="1622338000" calcext:value-type="float">
            <text:p>1622338000</text:p>
          </table:table-cell>
          <table:table-cell table:formula="of:=[.O38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38]*1000000000" office:value-type="float" office:value="1622338000" calcext:value-type="float">
            <text:p>1622338000</text:p>
          </table:table-cell>
          <table:table-cell table:formula="of:=[.R38]/2" office:value-type="float" office:value="1305.0275" calcext:value-type="float">
            <text:p>1305.0275</text:p>
          </table:table-cell>
          <table:table-cell office:value-type="float" office:value="112.274" calcext:value-type="float">
            <text:p>112.274</text:p>
          </table:table-cell>
          <table:table-cell table:formula="of:=[.T38]*1000000000" office:value-type="float" office:value="1622338000" calcext:value-type="float">
            <text:p>1622338000</text:p>
          </table:table-cell>
          <table:table-cell table:number-columns-repeated="2"/>
          <table:table-cell table:formula="of:=[.W38]" office:value-type="float" office:value="0" calcext:value-type="float">
            <text:p>0</text:p>
          </table:table-cell>
          <table:table-cell table:formula="of:=[.X38]" office:value-type="float" office:value="0" calcext:value-type="float">
            <text:p>0</text:p>
          </table:table-cell>
          <table:table-cell table:formula="of:=[.Y38]" office:value-type="float" office:value="1622338000" calcext:value-type="float">
            <text:p>1622338000</text:p>
          </table:table-cell>
          <table:table-cell table:formula="of:=([.Z38]+[.AC38])/2" office:value-type="float" office:value="652.51375" calcext:value-type="float">
            <text:p>652.51375</text:p>
          </table:table-cell>
          <table:table-cell table:formula="of:=[.AA38]+[.AD38]" office:value-type="float" office:value="112.274" calcext:value-type="float">
            <text:p>112.274</text:p>
          </table:table-cell>
          <table:table-cell table:formula="of:=[.AB38]" office:value-type="float" office:value="1622338000" calcext:value-type="float">
            <text:p>1622338000</text:p>
          </table:table-cell>
          <table:table-cell table:formula="of:=([.Z38]+[.AC38])/2" office:value-type="float" office:value="652.51375" calcext:value-type="float">
            <text:p>652.51375</text:p>
          </table:table-cell>
          <table:table-cell table:formula="of:=[.AA38]+[.AD38]" office:value-type="float" office:value="112.274" calcext:value-type="float">
            <text:p>112.274</text:p>
          </table:table-cell>
          <table:table-cell table:formula="of:=[.AE38]" office:value-type="float" office:value="1622338000" calcext:value-type="float">
            <text:p>16223380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622338000" calcext:value-type="float">
            <text:p>1622338000</text:p>
          </table:table-cell>
          <table:table-cell office:value-type="float" office:value="652.51375" calcext:value-type="float">
            <text:p>652.51375</text:p>
          </table:table-cell>
          <table:table-cell office:value-type="float" office:value="112.274" calcext:value-type="float">
            <text:p>112.274</text:p>
          </table:table-cell>
          <table:table-cell office:value-type="float" office:value="1622338000" calcext:value-type="float">
            <text:p>1622338000</text:p>
          </table:table-cell>
          <table:table-cell office:value-type="float" office:value="652.51375" calcext:value-type="float">
            <text:p>652.51375</text:p>
          </table:table-cell>
          <table:table-cell office:value-type="float" office:value="112.274" calcext:value-type="float">
            <text:p>112.274</text:p>
          </table:table-cell>
          <table:table-cell office:value-type="float" office:value="1622338000" calcext:value-type="float">
            <text:p>1622338000</text:p>
          </table:table-cell>
        </table:table-row>
        <table:table-row table:style-name="ro1">
          <table:table-cell table:number-columns-repeated="3"/>
          <table:table-cell office:value-type="float" office:value="1.6407823" calcext:value-type="float">
            <text:p>1.6407823</text:p>
          </table:table-cell>
          <table:table-cell office:value-type="float" office:value="8663.79" calcext:value-type="float">
            <text:p>8663.79</text:p>
          </table:table-cell>
          <table:table-cell table:number-columns-repeated="2"/>
          <table:table-cell office:value-type="float" office:value="6427.55" calcext:value-type="float">
            <text:p>6427.55</text:p>
          </table:table-cell>
          <table:table-cell table:number-columns-repeated="3"/>
          <table:table-cell office:value-type="float" office:value="6427.55" calcext:value-type="float">
            <text:p>6427.55</text:p>
          </table:table-cell>
          <table:table-cell office:value-type="float" office:value="8663.79" calcext:value-type="float">
            <text:p>8663.79</text:p>
          </table:table-cell>
          <table:table-cell office:value-type="float" office:value="1.6407823" calcext:value-type="float">
            <text:p>1.6407823</text:p>
          </table:table-cell>
          <table:table-cell table:number-columns-repeated="2"/>
          <table:table-cell office:value-type="float" office:value="1.6407823" calcext:value-type="float">
            <text:p>1.6407823</text:p>
          </table:table-cell>
          <table:table-cell table:number-columns-repeated="2"/>
          <table:table-cell office:value-type="float" office:value="1.6407823" calcext:value-type="float">
            <text:p>1.6407823</text:p>
          </table:table-cell>
          <table:table-cell table:number-columns-repeated="2"/>
          <table:table-cell office:value-type="float" office:value="6427.55" calcext:value-type="float">
            <text:p>6427.55</text:p>
          </table:table-cell>
          <table:table-cell office:value-type="float" office:value="8663.79" calcext:value-type="float">
            <text:p>8663.79</text:p>
          </table:table-cell>
          <table:table-cell table:formula="of:=[.N39]*1000000000" office:value-type="float" office:value="1640782300" calcext:value-type="float">
            <text:p>1640782300</text:p>
          </table:table-cell>
          <table:table-cell table:formula="of:=[.O39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39]*1000000000" office:value-type="float" office:value="1640782300" calcext:value-type="float">
            <text:p>1640782300</text:p>
          </table:table-cell>
          <table:table-cell table:formula="of:=[.R39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39]*1000000000" office:value-type="float" office:value="1640782300" calcext:value-type="float">
            <text:p>1640782300</text:p>
          </table:table-cell>
          <table:table-cell table:number-columns-repeated="2"/>
          <table:table-cell table:formula="of:=[.W39]" office:value-type="float" office:value="6427.55" calcext:value-type="float">
            <text:p>6427.55</text:p>
          </table:table-cell>
          <table:table-cell table:formula="of:=[.X39]" office:value-type="float" office:value="8663.79" calcext:value-type="float">
            <text:p>8663.79</text:p>
          </table:table-cell>
          <table:table-cell table:formula="of:=[.Y39]" office:value-type="float" office:value="1640782300" calcext:value-type="float">
            <text:p>1640782300</text:p>
          </table:table-cell>
          <table:table-cell table:formula="of:=([.Z39]+[.AC39])/2" office:value-type="float" office:value="0" calcext:value-type="float">
            <text:p>0</text:p>
          </table:table-cell>
          <table:table-cell table:formula="of:=[.AA39]+[.AD39]" office:value-type="float" office:value="0" calcext:value-type="float">
            <text:p>0</text:p>
          </table:table-cell>
          <table:table-cell table:formula="of:=[.AB39]" office:value-type="float" office:value="1640782300" calcext:value-type="float">
            <text:p>1640782300</text:p>
          </table:table-cell>
          <table:table-cell table:formula="of:=([.Z39]+[.AC39])/2" office:value-type="float" office:value="0" calcext:value-type="float">
            <text:p>0</text:p>
          </table:table-cell>
          <table:table-cell table:formula="of:=[.AA39]+[.AD39]" office:value-type="float" office:value="0" calcext:value-type="float">
            <text:p>0</text:p>
          </table:table-cell>
          <table:table-cell table:formula="of:=[.AE39]" office:value-type="float" office:value="1640782300" calcext:value-type="float">
            <text:p>164078230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.7193322" calcext:value-type="float">
            <text:p>1.7193322</text:p>
          </table:table-cell>
          <table:table-cell office:value-type="float" office:value="41.8391" calcext:value-type="float">
            <text:p>41.8391</text:p>
          </table:table-cell>
          <table:table-cell table:number-columns-repeated="2"/>
          <table:table-cell office:value-type="float" office:value="46.0246" calcext:value-type="float">
            <text:p>46.0246</text:p>
          </table:table-cell>
          <table:table-cell table:number-columns-repeated="3"/>
          <table:table-cell office:value-type="float" office:value="46.0246" calcext:value-type="float">
            <text:p>46.0246</text:p>
          </table:table-cell>
          <table:table-cell office:value-type="float" office:value="41.8391" calcext:value-type="float">
            <text:p>41.8391</text:p>
          </table:table-cell>
          <table:table-cell office:value-type="float" office:value="1.7193322" calcext:value-type="float">
            <text:p>1.7193322</text:p>
          </table:table-cell>
          <table:table-cell table:number-columns-repeated="2"/>
          <table:table-cell office:value-type="float" office:value="1.7193322" calcext:value-type="float">
            <text:p>1.7193322</text:p>
          </table:table-cell>
          <table:table-cell table:number-columns-repeated="2"/>
          <table:table-cell office:value-type="float" office:value="1.7193322" calcext:value-type="float">
            <text:p>1.7193322</text:p>
          </table:table-cell>
          <table:table-cell table:number-columns-repeated="2"/>
          <table:table-cell office:value-type="float" office:value="46.0246" calcext:value-type="float">
            <text:p>46.0246</text:p>
          </table:table-cell>
          <table:table-cell office:value-type="float" office:value="41.8391" calcext:value-type="float">
            <text:p>41.8391</text:p>
          </table:table-cell>
          <table:table-cell table:formula="of:=[.N40]*1000000000" office:value-type="float" office:value="1719332200" calcext:value-type="float">
            <text:p>1719332200</text:p>
          </table:table-cell>
          <table:table-cell table:formula="of:=[.O40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40]*1000000000" office:value-type="float" office:value="1719332200" calcext:value-type="float">
            <text:p>1719332200</text:p>
          </table:table-cell>
          <table:table-cell table:formula="of:=[.R40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40]*1000000000" office:value-type="float" office:value="1719332200" calcext:value-type="float">
            <text:p>1719332200</text:p>
          </table:table-cell>
          <table:table-cell table:number-columns-repeated="2"/>
          <table:table-cell table:formula="of:=[.W40]" office:value-type="float" office:value="46.0246" calcext:value-type="float">
            <text:p>46.0246</text:p>
          </table:table-cell>
          <table:table-cell table:formula="of:=[.X40]" office:value-type="float" office:value="41.8391" calcext:value-type="float">
            <text:p>41.8391</text:p>
          </table:table-cell>
          <table:table-cell table:formula="of:=[.Y40]" office:value-type="float" office:value="1719332200" calcext:value-type="float">
            <text:p>1719332200</text:p>
          </table:table-cell>
          <table:table-cell table:formula="of:=([.Z40]+[.AC40])/2" office:value-type="float" office:value="0" calcext:value-type="float">
            <text:p>0</text:p>
          </table:table-cell>
          <table:table-cell table:formula="of:=[.AA40]+[.AD40]" office:value-type="float" office:value="0" calcext:value-type="float">
            <text:p>0</text:p>
          </table:table-cell>
          <table:table-cell table:formula="of:=[.AB40]" office:value-type="float" office:value="1719332200" calcext:value-type="float">
            <text:p>1719332200</text:p>
          </table:table-cell>
          <table:table-cell table:formula="of:=([.Z40]+[.AC40])/2" office:value-type="float" office:value="0" calcext:value-type="float">
            <text:p>0</text:p>
          </table:table-cell>
          <table:table-cell table:formula="of:=[.AA40]+[.AD40]" office:value-type="float" office:value="0" calcext:value-type="float">
            <text:p>0</text:p>
          </table:table-cell>
          <table:table-cell table:formula="of:=[.AE40]" office:value-type="float" office:value="1719332200" calcext:value-type="float">
            <text:p>171933220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.7244489" calcext:value-type="float">
            <text:p>1.7244489</text:p>
          </table:table-cell>
          <table:table-cell/>
          <table:table-cell office:value-type="float" office:value="7445.79" calcext:value-type="float">
            <text:p>7445.79</text:p>
          </table:table-cell>
          <table:table-cell table:number-columns-repeated="2"/>
          <table:table-cell office:value-type="float" office:value="65399.5" calcext:value-type="float">
            <text:p>65399.5</text:p>
          </table:table-cell>
          <table:table-cell table:number-columns-repeated="4"/>
          <table:table-cell office:value-type="float" office:value="1.7244489" calcext:value-type="float">
            <text:p>1.7244489</text:p>
          </table:table-cell>
          <table:table-cell office:value-type="float" office:value="65399.5" calcext:value-type="float">
            <text:p>65399.5</text:p>
          </table:table-cell>
          <table:table-cell office:value-type="float" office:value="7445.79" calcext:value-type="float">
            <text:p>7445.79</text:p>
          </table:table-cell>
          <table:table-cell office:value-type="float" office:value="1.7244489" calcext:value-type="float">
            <text:p>1.7244489</text:p>
          </table:table-cell>
          <table:table-cell table:number-columns-repeated="2"/>
          <table:table-cell office:value-type="float" office:value="1.7244489" calcext:value-type="float">
            <text:p>1.724448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N41]*1000000000" office:value-type="float" office:value="1724448900" calcext:value-type="float">
            <text:p>1724448900</text:p>
          </table:table-cell>
          <table:table-cell table:formula="of:=[.O41]/2" office:value-type="float" office:value="32699.75" calcext:value-type="float">
            <text:p>32699.75</text:p>
          </table:table-cell>
          <table:table-cell office:value-type="float" office:value="7445.79" calcext:value-type="float">
            <text:p>7445.79</text:p>
          </table:table-cell>
          <table:table-cell table:formula="of:=[.Q41]*1000000000" office:value-type="float" office:value="1724448900" calcext:value-type="float">
            <text:p>1724448900</text:p>
          </table:table-cell>
          <table:table-cell table:formula="of:=[.R41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41]*1000000000" office:value-type="float" office:value="1724448900" calcext:value-type="float">
            <text:p>1724448900</text:p>
          </table:table-cell>
          <table:table-cell table:number-columns-repeated="2"/>
          <table:table-cell table:formula="of:=[.W41]" office:value-type="float" office:value="0" calcext:value-type="float">
            <text:p>0</text:p>
          </table:table-cell>
          <table:table-cell table:formula="of:=[.X41]" office:value-type="float" office:value="0" calcext:value-type="float">
            <text:p>0</text:p>
          </table:table-cell>
          <table:table-cell table:formula="of:=[.Y41]" office:value-type="float" office:value="1724448900" calcext:value-type="float">
            <text:p>1724448900</text:p>
          </table:table-cell>
          <table:table-cell table:formula="of:=([.Z41]+[.AC41])/2" office:value-type="float" office:value="16349.875" calcext:value-type="float">
            <text:p>16349.875</text:p>
          </table:table-cell>
          <table:table-cell table:formula="of:=[.AA41]+[.AD41]" office:value-type="float" office:value="7445.79" calcext:value-type="float">
            <text:p>7445.79</text:p>
          </table:table-cell>
          <table:table-cell table:formula="of:=[.AB41]" office:value-type="float" office:value="1724448900" calcext:value-type="float">
            <text:p>1724448900</text:p>
          </table:table-cell>
          <table:table-cell table:formula="of:=([.Z41]+[.AC41])/2" office:value-type="float" office:value="16349.875" calcext:value-type="float">
            <text:p>16349.875</text:p>
          </table:table-cell>
          <table:table-cell table:formula="of:=[.AA41]+[.AD41]" office:value-type="float" office:value="7445.79" calcext:value-type="float">
            <text:p>7445.79</text:p>
          </table:table-cell>
          <table:table-cell table:formula="of:=[.AE41]" office:value-type="float" office:value="1724448900" calcext:value-type="float">
            <text:p>17244489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724448900" calcext:value-type="float">
            <text:p>1724448900</text:p>
          </table:table-cell>
          <table:table-cell office:value-type="float" office:value="16349.875" calcext:value-type="float">
            <text:p>16349.875</text:p>
          </table:table-cell>
          <table:table-cell office:value-type="float" office:value="7445.79" calcext:value-type="float">
            <text:p>7445.79</text:p>
          </table:table-cell>
          <table:table-cell office:value-type="float" office:value="1724448900" calcext:value-type="float">
            <text:p>1724448900</text:p>
          </table:table-cell>
          <table:table-cell office:value-type="float" office:value="16349.875" calcext:value-type="float">
            <text:p>16349.875</text:p>
          </table:table-cell>
          <table:table-cell office:value-type="float" office:value="7445.79" calcext:value-type="float">
            <text:p>7445.79</text:p>
          </table:table-cell>
          <table:table-cell office:value-type="float" office:value="1724448900" calcext:value-type="float">
            <text:p>1724448900</text:p>
          </table:table-cell>
        </table:table-row>
        <table:table-row table:style-name="ro1">
          <table:table-cell table:number-columns-repeated="3"/>
          <table:table-cell office:value-type="float" office:value="1.729477" calcext:value-type="float">
            <text:p>1.729477</text:p>
          </table:table-cell>
          <table:table-cell table:number-columns-repeated="2"/>
          <table:table-cell office:value-type="float" office:value="40183" calcext:value-type="float">
            <text:p>40183</text:p>
          </table:table-cell>
          <table:table-cell table:number-columns-repeated="2"/>
          <table:table-cell office:value-type="float" office:value="586865" calcext:value-type="float">
            <text:p>586865</text:p>
          </table:table-cell>
          <table:table-cell table:number-columns-repeated="3"/>
          <table:table-cell office:value-type="float" office:value="1.729477" calcext:value-type="float">
            <text:p>1.729477</text:p>
          </table:table-cell>
          <table:table-cell table:number-columns-repeated="2"/>
          <table:table-cell office:value-type="float" office:value="1.729477" calcext:value-type="float">
            <text:p>1.729477</text:p>
          </table:table-cell>
          <table:table-cell office:value-type="float" office:value="586865" calcext:value-type="float">
            <text:p>586865</text:p>
          </table:table-cell>
          <table:table-cell office:value-type="float" office:value="40183" calcext:value-type="float">
            <text:p>40183</text:p>
          </table:table-cell>
          <table:table-cell office:value-type="float" office:value="1.729477" calcext:value-type="float">
            <text:p>1.72947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N42]*1000000000" office:value-type="float" office:value="1729477000" calcext:value-type="float">
            <text:p>1729477000</text:p>
          </table:table-cell>
          <table:table-cell table:formula="of:=[.O42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42]*1000000000" office:value-type="float" office:value="1729477000" calcext:value-type="float">
            <text:p>1729477000</text:p>
          </table:table-cell>
          <table:table-cell table:formula="of:=[.R42]/2" office:value-type="float" office:value="293432.5" calcext:value-type="float">
            <text:p>293432.5</text:p>
          </table:table-cell>
          <table:table-cell office:value-type="float" office:value="40183" calcext:value-type="float">
            <text:p>40183</text:p>
          </table:table-cell>
          <table:table-cell table:formula="of:=[.T42]*1000000000" office:value-type="float" office:value="1729477000" calcext:value-type="float">
            <text:p>1729477000</text:p>
          </table:table-cell>
          <table:table-cell table:number-columns-repeated="2"/>
          <table:table-cell table:formula="of:=[.W42]" office:value-type="float" office:value="0" calcext:value-type="float">
            <text:p>0</text:p>
          </table:table-cell>
          <table:table-cell table:formula="of:=[.X42]" office:value-type="float" office:value="0" calcext:value-type="float">
            <text:p>0</text:p>
          </table:table-cell>
          <table:table-cell table:formula="of:=[.Y42]" office:value-type="float" office:value="1729477000" calcext:value-type="float">
            <text:p>1729477000</text:p>
          </table:table-cell>
          <table:table-cell table:formula="of:=([.Z42]+[.AC42])/2" office:value-type="float" office:value="146716.25" calcext:value-type="float">
            <text:p>146716.25</text:p>
          </table:table-cell>
          <table:table-cell table:formula="of:=[.AA42]+[.AD42]" office:value-type="float" office:value="40183" calcext:value-type="float">
            <text:p>40183</text:p>
          </table:table-cell>
          <table:table-cell table:formula="of:=[.AB42]" office:value-type="float" office:value="1729477000" calcext:value-type="float">
            <text:p>1729477000</text:p>
          </table:table-cell>
          <table:table-cell table:formula="of:=([.Z42]+[.AC42])/2" office:value-type="float" office:value="146716.25" calcext:value-type="float">
            <text:p>146716.25</text:p>
          </table:table-cell>
          <table:table-cell table:formula="of:=[.AA42]+[.AD42]" office:value-type="float" office:value="40183" calcext:value-type="float">
            <text:p>40183</text:p>
          </table:table-cell>
          <table:table-cell table:formula="of:=[.AE42]" office:value-type="float" office:value="1729477000" calcext:value-type="float">
            <text:p>17294770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729477000" calcext:value-type="float">
            <text:p>1729477000</text:p>
          </table:table-cell>
          <table:table-cell office:value-type="float" office:value="146716.25" calcext:value-type="float">
            <text:p>146716.25</text:p>
          </table:table-cell>
          <table:table-cell office:value-type="float" office:value="40183" calcext:value-type="float">
            <text:p>40183</text:p>
          </table:table-cell>
          <table:table-cell office:value-type="float" office:value="1729477000" calcext:value-type="float">
            <text:p>1729477000</text:p>
          </table:table-cell>
          <table:table-cell office:value-type="float" office:value="146716.25" calcext:value-type="float">
            <text:p>146716.25</text:p>
          </table:table-cell>
          <table:table-cell office:value-type="float" office:value="40183" calcext:value-type="float">
            <text:p>40183</text:p>
          </table:table-cell>
          <table:table-cell office:value-type="float" office:value="1729477000" calcext:value-type="float">
            <text:p>1729477000</text:p>
          </table:table-cell>
        </table:table-row>
        <table:table-row table:style-name="ro1">
          <table:table-cell table:number-columns-repeated="3"/>
          <table:table-cell office:value-type="float" office:value="1.7623443" calcext:value-type="float">
            <text:p>1.7623443</text:p>
          </table:table-cell>
          <table:table-cell office:value-type="float" office:value="1020.56" calcext:value-type="float">
            <text:p>1020.56</text:p>
          </table:table-cell>
          <table:table-cell/>
          <table:table-cell office:value-type="float" office:value="1020.56" calcext:value-type="float">
            <text:p>1020.56</text:p>
          </table:table-cell>
          <table:table-cell office:value-type="float" office:value="1694.67" calcext:value-type="float">
            <text:p>1694.67</text:p>
          </table:table-cell>
          <table:table-cell/>
          <table:table-cell office:value-type="float" office:value="3552.46" calcext:value-type="float">
            <text:p>3552.46</text:p>
          </table:table-cell>
          <table:table-cell/>
          <table:table-cell office:value-type="float" office:value="1694.67" calcext:value-type="float">
            <text:p>1694.67</text:p>
          </table:table-cell>
          <table:table-cell office:value-type="float" office:value="1020.56" calcext:value-type="float">
            <text:p>1020.56</text:p>
          </table:table-cell>
          <table:table-cell office:value-type="float" office:value="1.7623443" calcext:value-type="float">
            <text:p>1.7623443</text:p>
          </table:table-cell>
          <table:table-cell table:number-columns-repeated="2"/>
          <table:table-cell office:value-type="float" office:value="1.7623443" calcext:value-type="float">
            <text:p>1.7623443</text:p>
          </table:table-cell>
          <table:table-cell office:value-type="float" office:value="3552.46" calcext:value-type="float">
            <text:p>3552.46</text:p>
          </table:table-cell>
          <table:table-cell office:value-type="float" office:value="1020.56" calcext:value-type="float">
            <text:p>1020.56</text:p>
          </table:table-cell>
          <table:table-cell office:value-type="float" office:value="1.7623443" calcext:value-type="float">
            <text:p>1.7623443</text:p>
          </table:table-cell>
          <table:table-cell table:number-columns-repeated="2"/>
          <table:table-cell office:value-type="float" office:value="1694.67" calcext:value-type="float">
            <text:p>1694.67</text:p>
          </table:table-cell>
          <table:table-cell office:value-type="float" office:value="1020.56" calcext:value-type="float">
            <text:p>1020.56</text:p>
          </table:table-cell>
          <table:table-cell table:formula="of:=[.N43]*1000000000" office:value-type="float" office:value="1762344300" calcext:value-type="float">
            <text:p>1762344300</text:p>
          </table:table-cell>
          <table:table-cell table:formula="of:=[.O43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43]*1000000000" office:value-type="float" office:value="1762344300" calcext:value-type="float">
            <text:p>1762344300</text:p>
          </table:table-cell>
          <table:table-cell table:formula="of:=[.R43]/2" office:value-type="float" office:value="1776.23" calcext:value-type="float">
            <text:p>1776.23</text:p>
          </table:table-cell>
          <table:table-cell office:value-type="float" office:value="1020.56" calcext:value-type="float">
            <text:p>1020.56</text:p>
          </table:table-cell>
          <table:table-cell table:formula="of:=[.T43]*1000000000" office:value-type="float" office:value="1762344300" calcext:value-type="float">
            <text:p>1762344300</text:p>
          </table:table-cell>
          <table:table-cell table:number-columns-repeated="2"/>
          <table:table-cell table:formula="of:=[.W43]" office:value-type="float" office:value="1694.67" calcext:value-type="float">
            <text:p>1694.67</text:p>
          </table:table-cell>
          <table:table-cell table:formula="of:=[.X43]" office:value-type="float" office:value="1020.56" calcext:value-type="float">
            <text:p>1020.56</text:p>
          </table:table-cell>
          <table:table-cell table:formula="of:=[.Y43]" office:value-type="float" office:value="1762344300" calcext:value-type="float">
            <text:p>1762344300</text:p>
          </table:table-cell>
          <table:table-cell table:formula="of:=([.Z43]+[.AC43])/2" office:value-type="float" office:value="888.115" calcext:value-type="float">
            <text:p>888.115</text:p>
          </table:table-cell>
          <table:table-cell table:formula="of:=[.AA43]+[.AD43]" office:value-type="float" office:value="1020.56" calcext:value-type="float">
            <text:p>1020.56</text:p>
          </table:table-cell>
          <table:table-cell table:formula="of:=[.AB43]" office:value-type="float" office:value="1762344300" calcext:value-type="float">
            <text:p>1762344300</text:p>
          </table:table-cell>
          <table:table-cell table:formula="of:=([.Z43]+[.AC43])/2" office:value-type="float" office:value="888.115" calcext:value-type="float">
            <text:p>888.115</text:p>
          </table:table-cell>
          <table:table-cell table:formula="of:=[.AA43]+[.AD43]" office:value-type="float" office:value="1020.56" calcext:value-type="float">
            <text:p>1020.56</text:p>
          </table:table-cell>
          <table:table-cell table:formula="of:=[.AE43]" office:value-type="float" office:value="1762344300" calcext:value-type="float">
            <text:p>1762344300</text:p>
          </table:table-cell>
          <table:table-cell table:number-columns-repeated="2"/>
          <table:table-cell office:value-type="float" office:value="1694.67" calcext:value-type="float">
            <text:p>1694.67</text:p>
          </table:table-cell>
          <table:table-cell office:value-type="float" office:value="1020.56" calcext:value-type="float">
            <text:p>1020.56</text:p>
          </table:table-cell>
          <table:table-cell office:value-type="float" office:value="1762344300" calcext:value-type="float">
            <text:p>1762344300</text:p>
          </table:table-cell>
          <table:table-cell office:value-type="float" office:value="888.115" calcext:value-type="float">
            <text:p>888.115</text:p>
          </table:table-cell>
          <table:table-cell office:value-type="float" office:value="1020.56" calcext:value-type="float">
            <text:p>1020.56</text:p>
          </table:table-cell>
          <table:table-cell office:value-type="float" office:value="1762344300" calcext:value-type="float">
            <text:p>1762344300</text:p>
          </table:table-cell>
          <table:table-cell office:value-type="float" office:value="888.115" calcext:value-type="float">
            <text:p>888.115</text:p>
          </table:table-cell>
          <table:table-cell office:value-type="float" office:value="1020.56" calcext:value-type="float">
            <text:p>1020.56</text:p>
          </table:table-cell>
          <table:table-cell office:value-type="float" office:value="1762344300" calcext:value-type="float">
            <text:p>1762344300</text:p>
          </table:table-cell>
        </table:table-row>
        <table:table-row table:style-name="ro1">
          <table:table-cell table:number-columns-repeated="3"/>
          <table:table-cell office:value-type="float" office:value="1.7698304" calcext:value-type="float">
            <text:p>1.7698304</text:p>
          </table:table-cell>
          <table:table-cell/>
          <table:table-cell office:value-type="float" office:value="11173.9" calcext:value-type="float">
            <text:p>11173.9</text:p>
          </table:table-cell>
          <table:table-cell table:number-columns-repeated="2"/>
          <table:table-cell office:value-type="float" office:value="839895" calcext:value-type="float">
            <text:p>839895</text:p>
          </table:table-cell>
          <table:table-cell table:number-columns-repeated="4"/>
          <table:table-cell office:value-type="float" office:value="1.7698304" calcext:value-type="float">
            <text:p>1.7698304</text:p>
          </table:table-cell>
          <table:table-cell office:value-type="float" office:value="839895" calcext:value-type="float">
            <text:p>839895</text:p>
          </table:table-cell>
          <table:table-cell office:value-type="float" office:value="11173.9" calcext:value-type="float">
            <text:p>11173.9</text:p>
          </table:table-cell>
          <table:table-cell office:value-type="float" office:value="1.7698304" calcext:value-type="float">
            <text:p>1.7698304</text:p>
          </table:table-cell>
          <table:table-cell table:number-columns-repeated="2"/>
          <table:table-cell office:value-type="float" office:value="1.7698304" calcext:value-type="float">
            <text:p>1.769830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N44]*1000000000" office:value-type="float" office:value="1769830400" calcext:value-type="float">
            <text:p>1769830400</text:p>
          </table:table-cell>
          <table:table-cell table:formula="of:=[.O44]/2" office:value-type="float" office:value="419947.5" calcext:value-type="float">
            <text:p>419947.5</text:p>
          </table:table-cell>
          <table:table-cell office:value-type="float" office:value="11173.9" calcext:value-type="float">
            <text:p>11173.9</text:p>
          </table:table-cell>
          <table:table-cell table:formula="of:=[.Q44]*1000000000" office:value-type="float" office:value="1769830400" calcext:value-type="float">
            <text:p>1769830400</text:p>
          </table:table-cell>
          <table:table-cell table:formula="of:=[.R44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44]*1000000000" office:value-type="float" office:value="1769830400" calcext:value-type="float">
            <text:p>1769830400</text:p>
          </table:table-cell>
          <table:table-cell table:number-columns-repeated="2"/>
          <table:table-cell table:formula="of:=[.W44]" office:value-type="float" office:value="0" calcext:value-type="float">
            <text:p>0</text:p>
          </table:table-cell>
          <table:table-cell table:formula="of:=[.X44]" office:value-type="float" office:value="0" calcext:value-type="float">
            <text:p>0</text:p>
          </table:table-cell>
          <table:table-cell table:formula="of:=[.Y44]" office:value-type="float" office:value="1769830400" calcext:value-type="float">
            <text:p>1769830400</text:p>
          </table:table-cell>
          <table:table-cell table:formula="of:=([.Z44]+[.AC44])/2" office:value-type="float" office:value="209973.75" calcext:value-type="float">
            <text:p>209973.75</text:p>
          </table:table-cell>
          <table:table-cell table:formula="of:=[.AA44]+[.AD44]" office:value-type="float" office:value="11173.9" calcext:value-type="float">
            <text:p>11173.9</text:p>
          </table:table-cell>
          <table:table-cell table:formula="of:=[.AB44]" office:value-type="float" office:value="1769830400" calcext:value-type="float">
            <text:p>1769830400</text:p>
          </table:table-cell>
          <table:table-cell table:formula="of:=([.Z44]+[.AC44])/2" office:value-type="float" office:value="209973.75" calcext:value-type="float">
            <text:p>209973.75</text:p>
          </table:table-cell>
          <table:table-cell table:formula="of:=[.AA44]+[.AD44]" office:value-type="float" office:value="11173.9" calcext:value-type="float">
            <text:p>11173.9</text:p>
          </table:table-cell>
          <table:table-cell table:formula="of:=[.AE44]" office:value-type="float" office:value="1769830400" calcext:value-type="float">
            <text:p>17698304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769830400" calcext:value-type="float">
            <text:p>1769830400</text:p>
          </table:table-cell>
          <table:table-cell office:value-type="float" office:value="209973.75" calcext:value-type="float">
            <text:p>209973.75</text:p>
          </table:table-cell>
          <table:table-cell office:value-type="float" office:value="11173.9" calcext:value-type="float">
            <text:p>11173.9</text:p>
          </table:table-cell>
          <table:table-cell office:value-type="float" office:value="1769830400" calcext:value-type="float">
            <text:p>1769830400</text:p>
          </table:table-cell>
          <table:table-cell office:value-type="float" office:value="209973.75" calcext:value-type="float">
            <text:p>209973.75</text:p>
          </table:table-cell>
          <table:table-cell office:value-type="float" office:value="11173.9" calcext:value-type="float">
            <text:p>11173.9</text:p>
          </table:table-cell>
          <table:table-cell office:value-type="float" office:value="1769830400" calcext:value-type="float">
            <text:p>1769830400</text:p>
          </table:table-cell>
        </table:table-row>
        <table:table-row table:style-name="ro1">
          <table:table-cell table:number-columns-repeated="3"/>
          <table:table-cell office:value-type="float" office:value="1.7791206" calcext:value-type="float">
            <text:p>1.7791206</text:p>
          </table:table-cell>
          <table:table-cell office:value-type="float" office:value="62.2443" calcext:value-type="float">
            <text:p>62.2443</text:p>
          </table:table-cell>
          <table:table-cell table:number-columns-repeated="2"/>
          <table:table-cell office:value-type="float" office:value="9.158" calcext:value-type="float">
            <text:p>9.158</text:p>
          </table:table-cell>
          <table:table-cell table:number-columns-repeated="3"/>
          <table:table-cell office:value-type="float" office:value="9.158" calcext:value-type="float">
            <text:p>9.158</text:p>
          </table:table-cell>
          <table:table-cell office:value-type="float" office:value="62.2443" calcext:value-type="float">
            <text:p>62.2443</text:p>
          </table:table-cell>
          <table:table-cell office:value-type="float" office:value="1.7791206" calcext:value-type="float">
            <text:p>1.7791206</text:p>
          </table:table-cell>
          <table:table-cell table:number-columns-repeated="2"/>
          <table:table-cell office:value-type="float" office:value="1.7791206" calcext:value-type="float">
            <text:p>1.7791206</text:p>
          </table:table-cell>
          <table:table-cell table:number-columns-repeated="2"/>
          <table:table-cell office:value-type="float" office:value="1.7791206" calcext:value-type="float">
            <text:p>1.7791206</text:p>
          </table:table-cell>
          <table:table-cell table:number-columns-repeated="2"/>
          <table:table-cell office:value-type="float" office:value="9.158" calcext:value-type="float">
            <text:p>9.158</text:p>
          </table:table-cell>
          <table:table-cell office:value-type="float" office:value="62.2443" calcext:value-type="float">
            <text:p>62.2443</text:p>
          </table:table-cell>
          <table:table-cell table:formula="of:=[.N45]*1000000000" office:value-type="float" office:value="1779120600" calcext:value-type="float">
            <text:p>1779120600</text:p>
          </table:table-cell>
          <table:table-cell table:formula="of:=[.O45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45]*1000000000" office:value-type="float" office:value="1779120600" calcext:value-type="float">
            <text:p>1779120600</text:p>
          </table:table-cell>
          <table:table-cell table:formula="of:=[.R45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45]*1000000000" office:value-type="float" office:value="1779120600" calcext:value-type="float">
            <text:p>1779120600</text:p>
          </table:table-cell>
          <table:table-cell table:number-columns-repeated="2"/>
          <table:table-cell table:formula="of:=[.W45]" office:value-type="float" office:value="9.158" calcext:value-type="float">
            <text:p>9.158</text:p>
          </table:table-cell>
          <table:table-cell table:formula="of:=[.X45]" office:value-type="float" office:value="62.2443" calcext:value-type="float">
            <text:p>62.2443</text:p>
          </table:table-cell>
          <table:table-cell table:formula="of:=[.Y45]" office:value-type="float" office:value="1779120600" calcext:value-type="float">
            <text:p>1779120600</text:p>
          </table:table-cell>
          <table:table-cell table:formula="of:=([.Z45]+[.AC45])/2" office:value-type="float" office:value="0" calcext:value-type="float">
            <text:p>0</text:p>
          </table:table-cell>
          <table:table-cell table:formula="of:=[.AA45]+[.AD45]" office:value-type="float" office:value="0" calcext:value-type="float">
            <text:p>0</text:p>
          </table:table-cell>
          <table:table-cell table:formula="of:=[.AB45]" office:value-type="float" office:value="1779120600" calcext:value-type="float">
            <text:p>1779120600</text:p>
          </table:table-cell>
          <table:table-cell table:formula="of:=([.Z45]+[.AC45])/2" office:value-type="float" office:value="0" calcext:value-type="float">
            <text:p>0</text:p>
          </table:table-cell>
          <table:table-cell table:formula="of:=[.AA45]+[.AD45]" office:value-type="float" office:value="0" calcext:value-type="float">
            <text:p>0</text:p>
          </table:table-cell>
          <table:table-cell table:formula="of:=[.AE45]" office:value-type="float" office:value="1779120600" calcext:value-type="float">
            <text:p>177912060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.815667" calcext:value-type="float">
            <text:p>1.815667</text:p>
          </table:table-cell>
          <table:table-cell office:value-type="float" office:value="5708.64" calcext:value-type="float">
            <text:p>5708.64</text:p>
          </table:table-cell>
          <table:table-cell table:number-columns-repeated="2"/>
          <table:table-cell office:value-type="float" office:value="8833.3" calcext:value-type="float">
            <text:p>8833.3</text:p>
          </table:table-cell>
          <table:table-cell table:number-columns-repeated="3"/>
          <table:table-cell office:value-type="float" office:value="8833.3" calcext:value-type="float">
            <text:p>8833.3</text:p>
          </table:table-cell>
          <table:table-cell office:value-type="float" office:value="5708.64" calcext:value-type="float">
            <text:p>5708.64</text:p>
          </table:table-cell>
          <table:table-cell office:value-type="float" office:value="1.815667" calcext:value-type="float">
            <text:p>1.815667</text:p>
          </table:table-cell>
          <table:table-cell table:number-columns-repeated="2"/>
          <table:table-cell office:value-type="float" office:value="1.815667" calcext:value-type="float">
            <text:p>1.815667</text:p>
          </table:table-cell>
          <table:table-cell table:number-columns-repeated="2"/>
          <table:table-cell office:value-type="float" office:value="1.815667" calcext:value-type="float">
            <text:p>1.815667</text:p>
          </table:table-cell>
          <table:table-cell table:number-columns-repeated="2"/>
          <table:table-cell office:value-type="float" office:value="8833.3" calcext:value-type="float">
            <text:p>8833.3</text:p>
          </table:table-cell>
          <table:table-cell office:value-type="float" office:value="5708.64" calcext:value-type="float">
            <text:p>5708.64</text:p>
          </table:table-cell>
          <table:table-cell table:formula="of:=[.N46]*1000000000" office:value-type="float" office:value="1815667000" calcext:value-type="float">
            <text:p>1815667000</text:p>
          </table:table-cell>
          <table:table-cell table:formula="of:=[.O46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46]*1000000000" office:value-type="float" office:value="1815667000" calcext:value-type="float">
            <text:p>1815667000</text:p>
          </table:table-cell>
          <table:table-cell table:formula="of:=[.R46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46]*1000000000" office:value-type="float" office:value="1815667000" calcext:value-type="float">
            <text:p>1815667000</text:p>
          </table:table-cell>
          <table:table-cell table:number-columns-repeated="2"/>
          <table:table-cell table:formula="of:=[.W46]" office:value-type="float" office:value="8833.3" calcext:value-type="float">
            <text:p>8833.3</text:p>
          </table:table-cell>
          <table:table-cell table:formula="of:=[.X46]" office:value-type="float" office:value="5708.64" calcext:value-type="float">
            <text:p>5708.64</text:p>
          </table:table-cell>
          <table:table-cell table:formula="of:=[.Y46]" office:value-type="float" office:value="1815667000" calcext:value-type="float">
            <text:p>1815667000</text:p>
          </table:table-cell>
          <table:table-cell table:formula="of:=([.Z46]+[.AC46])/2" office:value-type="float" office:value="0" calcext:value-type="float">
            <text:p>0</text:p>
          </table:table-cell>
          <table:table-cell table:formula="of:=[.AA46]+[.AD46]" office:value-type="float" office:value="0" calcext:value-type="float">
            <text:p>0</text:p>
          </table:table-cell>
          <table:table-cell table:formula="of:=[.AB46]" office:value-type="float" office:value="1815667000" calcext:value-type="float">
            <text:p>1815667000</text:p>
          </table:table-cell>
          <table:table-cell table:formula="of:=([.Z46]+[.AC46])/2" office:value-type="float" office:value="0" calcext:value-type="float">
            <text:p>0</text:p>
          </table:table-cell>
          <table:table-cell table:formula="of:=[.AA46]+[.AD46]" office:value-type="float" office:value="0" calcext:value-type="float">
            <text:p>0</text:p>
          </table:table-cell>
          <table:table-cell table:formula="of:=[.AE46]" office:value-type="float" office:value="1815667000" calcext:value-type="float">
            <text:p>181566700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.8264775" calcext:value-type="float">
            <text:p>1.8264775</text:p>
          </table:table-cell>
          <table:table-cell office:value-type="float" office:value="66.8523" calcext:value-type="float">
            <text:p>66.8523</text:p>
          </table:table-cell>
          <table:table-cell table:number-columns-repeated="2"/>
          <table:table-cell office:value-type="float" office:value="3.52153" calcext:value-type="float">
            <text:p>3.52153</text:p>
          </table:table-cell>
          <table:table-cell table:number-columns-repeated="3"/>
          <table:table-cell office:value-type="float" office:value="3.52153" calcext:value-type="float">
            <text:p>3.52153</text:p>
          </table:table-cell>
          <table:table-cell office:value-type="float" office:value="66.8523" calcext:value-type="float">
            <text:p>66.8523</text:p>
          </table:table-cell>
          <table:table-cell office:value-type="float" office:value="1.8264775" calcext:value-type="float">
            <text:p>1.8264775</text:p>
          </table:table-cell>
          <table:table-cell table:number-columns-repeated="2"/>
          <table:table-cell office:value-type="float" office:value="1.8264775" calcext:value-type="float">
            <text:p>1.8264775</text:p>
          </table:table-cell>
          <table:table-cell table:number-columns-repeated="2"/>
          <table:table-cell office:value-type="float" office:value="1.8264775" calcext:value-type="float">
            <text:p>1.8264775</text:p>
          </table:table-cell>
          <table:table-cell table:number-columns-repeated="2"/>
          <table:table-cell office:value-type="float" office:value="3.52153" calcext:value-type="float">
            <text:p>3.52153</text:p>
          </table:table-cell>
          <table:table-cell office:value-type="float" office:value="66.8523" calcext:value-type="float">
            <text:p>66.8523</text:p>
          </table:table-cell>
          <table:table-cell table:formula="of:=[.N47]*1000000000" office:value-type="float" office:value="1826477500" calcext:value-type="float">
            <text:p>1826477500</text:p>
          </table:table-cell>
          <table:table-cell table:formula="of:=[.O47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47]*1000000000" office:value-type="float" office:value="1826477500" calcext:value-type="float">
            <text:p>1826477500</text:p>
          </table:table-cell>
          <table:table-cell table:formula="of:=[.R47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47]*1000000000" office:value-type="float" office:value="1826477500" calcext:value-type="float">
            <text:p>1826477500</text:p>
          </table:table-cell>
          <table:table-cell table:number-columns-repeated="2"/>
          <table:table-cell table:formula="of:=[.W47]" office:value-type="float" office:value="3.52153" calcext:value-type="float">
            <text:p>3.52153</text:p>
          </table:table-cell>
          <table:table-cell table:formula="of:=[.X47]" office:value-type="float" office:value="66.8523" calcext:value-type="float">
            <text:p>66.8523</text:p>
          </table:table-cell>
          <table:table-cell table:formula="of:=[.Y47]" office:value-type="float" office:value="1826477500" calcext:value-type="float">
            <text:p>1826477500</text:p>
          </table:table-cell>
          <table:table-cell table:formula="of:=([.Z47]+[.AC47])/2" office:value-type="float" office:value="0" calcext:value-type="float">
            <text:p>0</text:p>
          </table:table-cell>
          <table:table-cell table:formula="of:=[.AA47]+[.AD47]" office:value-type="float" office:value="0" calcext:value-type="float">
            <text:p>0</text:p>
          </table:table-cell>
          <table:table-cell table:formula="of:=[.AB47]" office:value-type="float" office:value="1826477500" calcext:value-type="float">
            <text:p>1826477500</text:p>
          </table:table-cell>
          <table:table-cell table:formula="of:=([.Z47]+[.AC47])/2" office:value-type="float" office:value="0" calcext:value-type="float">
            <text:p>0</text:p>
          </table:table-cell>
          <table:table-cell table:formula="of:=[.AA47]+[.AD47]" office:value-type="float" office:value="0" calcext:value-type="float">
            <text:p>0</text:p>
          </table:table-cell>
          <table:table-cell table:formula="of:=[.AE47]" office:value-type="float" office:value="1826477500" calcext:value-type="float">
            <text:p>182647750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.8336178" calcext:value-type="float">
            <text:p>1.8336178</text:p>
          </table:table-cell>
          <table:table-cell office:value-type="float" office:value="111.831" calcext:value-type="float">
            <text:p>111.831</text:p>
          </table:table-cell>
          <table:table-cell/>
          <table:table-cell office:value-type="float" office:value="111.831" calcext:value-type="float">
            <text:p>111.831</text:p>
          </table:table-cell>
          <table:table-cell office:value-type="float" office:value="3.452625" calcext:value-type="float">
            <text:p>3.452625</text:p>
          </table:table-cell>
          <table:table-cell/>
          <table:table-cell office:value-type="float" office:value="1037.32" calcext:value-type="float">
            <text:p>1037.32</text:p>
          </table:table-cell>
          <table:table-cell/>
          <table:table-cell office:value-type="float" office:value="3.452625" calcext:value-type="float">
            <text:p>3.452625</text:p>
          </table:table-cell>
          <table:table-cell office:value-type="float" office:value="111.831" calcext:value-type="float">
            <text:p>111.831</text:p>
          </table:table-cell>
          <table:table-cell office:value-type="float" office:value="1.8336178" calcext:value-type="float">
            <text:p>1.8336178</text:p>
          </table:table-cell>
          <table:table-cell table:number-columns-repeated="2"/>
          <table:table-cell office:value-type="float" office:value="1.8336178" calcext:value-type="float">
            <text:p>1.8336178</text:p>
          </table:table-cell>
          <table:table-cell office:value-type="float" office:value="1037.32" calcext:value-type="float">
            <text:p>1037.32</text:p>
          </table:table-cell>
          <table:table-cell office:value-type="float" office:value="111.831" calcext:value-type="float">
            <text:p>111.831</text:p>
          </table:table-cell>
          <table:table-cell office:value-type="float" office:value="1.8336178" calcext:value-type="float">
            <text:p>1.8336178</text:p>
          </table:table-cell>
          <table:table-cell table:number-columns-repeated="2"/>
          <table:table-cell office:value-type="float" office:value="3.452625" calcext:value-type="float">
            <text:p>3.452625</text:p>
          </table:table-cell>
          <table:table-cell office:value-type="float" office:value="111.831" calcext:value-type="float">
            <text:p>111.831</text:p>
          </table:table-cell>
          <table:table-cell table:formula="of:=[.N48]*1000000000" office:value-type="float" office:value="1833617800" calcext:value-type="float">
            <text:p>1833617800</text:p>
          </table:table-cell>
          <table:table-cell table:formula="of:=[.O48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48]*1000000000" office:value-type="float" office:value="1833617800" calcext:value-type="float">
            <text:p>1833617800</text:p>
          </table:table-cell>
          <table:table-cell table:formula="of:=[.R48]/2" office:value-type="float" office:value="518.66" calcext:value-type="float">
            <text:p>518.66</text:p>
          </table:table-cell>
          <table:table-cell office:value-type="float" office:value="111.831" calcext:value-type="float">
            <text:p>111.831</text:p>
          </table:table-cell>
          <table:table-cell table:formula="of:=[.T48]*1000000000" office:value-type="float" office:value="1833617800" calcext:value-type="float">
            <text:p>1833617800</text:p>
          </table:table-cell>
          <table:table-cell table:number-columns-repeated="2"/>
          <table:table-cell table:formula="of:=[.W48]" office:value-type="float" office:value="3.452625" calcext:value-type="float">
            <text:p>3.452625</text:p>
          </table:table-cell>
          <table:table-cell table:formula="of:=[.X48]" office:value-type="float" office:value="111.831" calcext:value-type="float">
            <text:p>111.831</text:p>
          </table:table-cell>
          <table:table-cell table:formula="of:=[.Y48]" office:value-type="float" office:value="1833617800" calcext:value-type="float">
            <text:p>1833617800</text:p>
          </table:table-cell>
          <table:table-cell table:formula="of:=([.Z48]+[.AC48])/2" office:value-type="float" office:value="259.33" calcext:value-type="float">
            <text:p>259.33</text:p>
          </table:table-cell>
          <table:table-cell table:formula="of:=[.AA48]+[.AD48]" office:value-type="float" office:value="111.831" calcext:value-type="float">
            <text:p>111.831</text:p>
          </table:table-cell>
          <table:table-cell table:formula="of:=[.AB48]" office:value-type="float" office:value="1833617800" calcext:value-type="float">
            <text:p>1833617800</text:p>
          </table:table-cell>
          <table:table-cell table:formula="of:=([.Z48]+[.AC48])/2" office:value-type="float" office:value="259.33" calcext:value-type="float">
            <text:p>259.33</text:p>
          </table:table-cell>
          <table:table-cell table:formula="of:=[.AA48]+[.AD48]" office:value-type="float" office:value="111.831" calcext:value-type="float">
            <text:p>111.831</text:p>
          </table:table-cell>
          <table:table-cell table:formula="of:=[.AE48]" office:value-type="float" office:value="1833617800" calcext:value-type="float">
            <text:p>1833617800</text:p>
          </table:table-cell>
          <table:table-cell table:number-columns-repeated="2"/>
          <table:table-cell office:value-type="float" office:value="3.452625" calcext:value-type="float">
            <text:p>3.452625</text:p>
          </table:table-cell>
          <table:table-cell office:value-type="float" office:value="111.831" calcext:value-type="float">
            <text:p>111.831</text:p>
          </table:table-cell>
          <table:table-cell office:value-type="float" office:value="1833617800" calcext:value-type="float">
            <text:p>1833617800</text:p>
          </table:table-cell>
          <table:table-cell office:value-type="float" office:value="259.33" calcext:value-type="float">
            <text:p>259.33</text:p>
          </table:table-cell>
          <table:table-cell office:value-type="float" office:value="111.831" calcext:value-type="float">
            <text:p>111.831</text:p>
          </table:table-cell>
          <table:table-cell office:value-type="float" office:value="1833617800" calcext:value-type="float">
            <text:p>1833617800</text:p>
          </table:table-cell>
          <table:table-cell office:value-type="float" office:value="259.33" calcext:value-type="float">
            <text:p>259.33</text:p>
          </table:table-cell>
          <table:table-cell office:value-type="float" office:value="111.831" calcext:value-type="float">
            <text:p>111.831</text:p>
          </table:table-cell>
          <table:table-cell office:value-type="float" office:value="1833617800" calcext:value-type="float">
            <text:p>1833617800</text:p>
          </table:table-cell>
        </table:table-row>
        <table:table-row table:style-name="ro1">
          <table:table-cell table:number-columns-repeated="3"/>
          <table:table-cell office:value-type="float" office:value="1.8424092" calcext:value-type="float">
            <text:p>1.8424092</text:p>
          </table:table-cell>
          <table:table-cell/>
          <table:table-cell office:value-type="float" office:value="21623.6" calcext:value-type="float">
            <text:p>21623.6</text:p>
          </table:table-cell>
          <table:table-cell table:number-columns-repeated="2"/>
          <table:table-cell office:value-type="float" office:value="40781.35" calcext:value-type="float">
            <text:p>40781.35</text:p>
          </table:table-cell>
          <table:table-cell table:number-columns-repeated="4"/>
          <table:table-cell office:value-type="float" office:value="1.8424092" calcext:value-type="float">
            <text:p>1.8424092</text:p>
          </table:table-cell>
          <table:table-cell office:value-type="float" office:value="40781.35" calcext:value-type="float">
            <text:p>40781.35</text:p>
          </table:table-cell>
          <table:table-cell office:value-type="float" office:value="21623.6" calcext:value-type="float">
            <text:p>21623.6</text:p>
          </table:table-cell>
          <table:table-cell office:value-type="float" office:value="1.8424092" calcext:value-type="float">
            <text:p>1.8424092</text:p>
          </table:table-cell>
          <table:table-cell table:number-columns-repeated="2"/>
          <table:table-cell office:value-type="float" office:value="1.8424092" calcext:value-type="float">
            <text:p>1.842409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N49]*1000000000" office:value-type="float" office:value="1842409200" calcext:value-type="float">
            <text:p>1842409200</text:p>
          </table:table-cell>
          <table:table-cell table:formula="of:=[.O49]/2" office:value-type="float" office:value="20390.675" calcext:value-type="float">
            <text:p>20390.675</text:p>
          </table:table-cell>
          <table:table-cell office:value-type="float" office:value="21623.6" calcext:value-type="float">
            <text:p>21623.6</text:p>
          </table:table-cell>
          <table:table-cell table:formula="of:=[.Q49]*1000000000" office:value-type="float" office:value="1842409200" calcext:value-type="float">
            <text:p>1842409200</text:p>
          </table:table-cell>
          <table:table-cell table:formula="of:=[.R49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49]*1000000000" office:value-type="float" office:value="1842409200" calcext:value-type="float">
            <text:p>1842409200</text:p>
          </table:table-cell>
          <table:table-cell table:number-columns-repeated="2"/>
          <table:table-cell table:formula="of:=[.W49]" office:value-type="float" office:value="0" calcext:value-type="float">
            <text:p>0</text:p>
          </table:table-cell>
          <table:table-cell table:formula="of:=[.X49]" office:value-type="float" office:value="0" calcext:value-type="float">
            <text:p>0</text:p>
          </table:table-cell>
          <table:table-cell table:formula="of:=[.Y49]" office:value-type="float" office:value="1842409200" calcext:value-type="float">
            <text:p>1842409200</text:p>
          </table:table-cell>
          <table:table-cell table:formula="of:=([.Z49]+[.AC49])/2" office:value-type="float" office:value="10195.3375" calcext:value-type="float">
            <text:p>10195.3375</text:p>
          </table:table-cell>
          <table:table-cell table:formula="of:=[.AA49]+[.AD49]" office:value-type="float" office:value="21623.6" calcext:value-type="float">
            <text:p>21623.6</text:p>
          </table:table-cell>
          <table:table-cell table:formula="of:=[.AB49]" office:value-type="float" office:value="1842409200" calcext:value-type="float">
            <text:p>1842409200</text:p>
          </table:table-cell>
          <table:table-cell table:formula="of:=([.Z49]+[.AC49])/2" office:value-type="float" office:value="10195.3375" calcext:value-type="float">
            <text:p>10195.3375</text:p>
          </table:table-cell>
          <table:table-cell table:formula="of:=[.AA49]+[.AD49]" office:value-type="float" office:value="21623.6" calcext:value-type="float">
            <text:p>21623.6</text:p>
          </table:table-cell>
          <table:table-cell table:formula="of:=[.AE49]" office:value-type="float" office:value="1842409200" calcext:value-type="float">
            <text:p>18424092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842409200" calcext:value-type="float">
            <text:p>1842409200</text:p>
          </table:table-cell>
          <table:table-cell office:value-type="float" office:value="10195.3375" calcext:value-type="float">
            <text:p>10195.3375</text:p>
          </table:table-cell>
          <table:table-cell office:value-type="float" office:value="21623.6" calcext:value-type="float">
            <text:p>21623.6</text:p>
          </table:table-cell>
          <table:table-cell office:value-type="float" office:value="1842409200" calcext:value-type="float">
            <text:p>1842409200</text:p>
          </table:table-cell>
          <table:table-cell office:value-type="float" office:value="10195.3375" calcext:value-type="float">
            <text:p>10195.3375</text:p>
          </table:table-cell>
          <table:table-cell office:value-type="float" office:value="21623.6" calcext:value-type="float">
            <text:p>21623.6</text:p>
          </table:table-cell>
          <table:table-cell office:value-type="float" office:value="1842409200" calcext:value-type="float">
            <text:p>1842409200</text:p>
          </table:table-cell>
        </table:table-row>
        <table:table-row table:style-name="ro1">
          <table:table-cell table:number-columns-repeated="3"/>
          <table:table-cell office:value-type="float" office:value="1.8454002" calcext:value-type="float">
            <text:p>1.8454002</text:p>
          </table:table-cell>
          <table:table-cell office:value-type="float" office:value="13804.4" calcext:value-type="float">
            <text:p>13804.4</text:p>
          </table:table-cell>
          <table:table-cell table:number-columns-repeated="2"/>
          <table:table-cell office:value-type="float" office:value="10280.55" calcext:value-type="float">
            <text:p>10280.55</text:p>
          </table:table-cell>
          <table:table-cell table:number-columns-repeated="3"/>
          <table:table-cell office:value-type="float" office:value="10280.55" calcext:value-type="float">
            <text:p>10280.55</text:p>
          </table:table-cell>
          <table:table-cell office:value-type="float" office:value="13804.4" calcext:value-type="float">
            <text:p>13804.4</text:p>
          </table:table-cell>
          <table:table-cell office:value-type="float" office:value="1.8454002" calcext:value-type="float">
            <text:p>1.8454002</text:p>
          </table:table-cell>
          <table:table-cell table:number-columns-repeated="2"/>
          <table:table-cell office:value-type="float" office:value="1.8454002" calcext:value-type="float">
            <text:p>1.8454002</text:p>
          </table:table-cell>
          <table:table-cell table:number-columns-repeated="2"/>
          <table:table-cell office:value-type="float" office:value="1.8454002" calcext:value-type="float">
            <text:p>1.8454002</text:p>
          </table:table-cell>
          <table:table-cell table:number-columns-repeated="2"/>
          <table:table-cell office:value-type="float" office:value="10280.55" calcext:value-type="float">
            <text:p>10280.55</text:p>
          </table:table-cell>
          <table:table-cell office:value-type="float" office:value="13804.4" calcext:value-type="float">
            <text:p>13804.4</text:p>
          </table:table-cell>
          <table:table-cell table:formula="of:=[.N50]*1000000000" office:value-type="float" office:value="1845400200" calcext:value-type="float">
            <text:p>1845400200</text:p>
          </table:table-cell>
          <table:table-cell table:formula="of:=[.O50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50]*1000000000" office:value-type="float" office:value="1845400200" calcext:value-type="float">
            <text:p>1845400200</text:p>
          </table:table-cell>
          <table:table-cell table:formula="of:=[.R50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50]*1000000000" office:value-type="float" office:value="1845400200" calcext:value-type="float">
            <text:p>1845400200</text:p>
          </table:table-cell>
          <table:table-cell table:number-columns-repeated="2"/>
          <table:table-cell table:formula="of:=[.W50]" office:value-type="float" office:value="10280.55" calcext:value-type="float">
            <text:p>10280.55</text:p>
          </table:table-cell>
          <table:table-cell table:formula="of:=[.X50]" office:value-type="float" office:value="13804.4" calcext:value-type="float">
            <text:p>13804.4</text:p>
          </table:table-cell>
          <table:table-cell table:formula="of:=[.Y50]" office:value-type="float" office:value="1845400200" calcext:value-type="float">
            <text:p>1845400200</text:p>
          </table:table-cell>
          <table:table-cell table:formula="of:=([.Z50]+[.AC50])/2" office:value-type="float" office:value="0" calcext:value-type="float">
            <text:p>0</text:p>
          </table:table-cell>
          <table:table-cell table:formula="of:=[.AA50]+[.AD50]" office:value-type="float" office:value="0" calcext:value-type="float">
            <text:p>0</text:p>
          </table:table-cell>
          <table:table-cell table:formula="of:=[.AB50]" office:value-type="float" office:value="1845400200" calcext:value-type="float">
            <text:p>1845400200</text:p>
          </table:table-cell>
          <table:table-cell table:formula="of:=([.Z50]+[.AC50])/2" office:value-type="float" office:value="0" calcext:value-type="float">
            <text:p>0</text:p>
          </table:table-cell>
          <table:table-cell table:formula="of:=[.AA50]+[.AD50]" office:value-type="float" office:value="0" calcext:value-type="float">
            <text:p>0</text:p>
          </table:table-cell>
          <table:table-cell table:formula="of:=[.AE50]" office:value-type="float" office:value="1845400200" calcext:value-type="float">
            <text:p>184540020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.8537334" calcext:value-type="float">
            <text:p>1.8537334</text:p>
          </table:table-cell>
          <table:table-cell office:value-type="float" office:value="158.609" calcext:value-type="float">
            <text:p>158.609</text:p>
          </table:table-cell>
          <table:table-cell table:number-columns-repeated="2"/>
          <table:table-cell office:value-type="float" office:value="23.6575" calcext:value-type="float">
            <text:p>23.6575</text:p>
          </table:table-cell>
          <table:table-cell table:number-columns-repeated="3"/>
          <table:table-cell office:value-type="float" office:value="23.6575" calcext:value-type="float">
            <text:p>23.6575</text:p>
          </table:table-cell>
          <table:table-cell office:value-type="float" office:value="158.609" calcext:value-type="float">
            <text:p>158.609</text:p>
          </table:table-cell>
          <table:table-cell office:value-type="float" office:value="1.8537334" calcext:value-type="float">
            <text:p>1.8537334</text:p>
          </table:table-cell>
          <table:table-cell table:number-columns-repeated="2"/>
          <table:table-cell office:value-type="float" office:value="1.8537334" calcext:value-type="float">
            <text:p>1.8537334</text:p>
          </table:table-cell>
          <table:table-cell table:number-columns-repeated="2"/>
          <table:table-cell office:value-type="float" office:value="1.8537334" calcext:value-type="float">
            <text:p>1.8537334</text:p>
          </table:table-cell>
          <table:table-cell table:number-columns-repeated="2"/>
          <table:table-cell office:value-type="float" office:value="23.6575" calcext:value-type="float">
            <text:p>23.6575</text:p>
          </table:table-cell>
          <table:table-cell office:value-type="float" office:value="158.609" calcext:value-type="float">
            <text:p>158.609</text:p>
          </table:table-cell>
          <table:table-cell table:formula="of:=[.N51]*1000000000" office:value-type="float" office:value="1853733400" calcext:value-type="float">
            <text:p>1853733400</text:p>
          </table:table-cell>
          <table:table-cell table:formula="of:=[.O51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51]*1000000000" office:value-type="float" office:value="1853733400" calcext:value-type="float">
            <text:p>1853733400</text:p>
          </table:table-cell>
          <table:table-cell table:formula="of:=[.R51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51]*1000000000" office:value-type="float" office:value="1853733400" calcext:value-type="float">
            <text:p>1853733400</text:p>
          </table:table-cell>
          <table:table-cell table:number-columns-repeated="2"/>
          <table:table-cell table:formula="of:=[.W51]" office:value-type="float" office:value="23.6575" calcext:value-type="float">
            <text:p>23.6575</text:p>
          </table:table-cell>
          <table:table-cell table:formula="of:=[.X51]" office:value-type="float" office:value="158.609" calcext:value-type="float">
            <text:p>158.609</text:p>
          </table:table-cell>
          <table:table-cell table:formula="of:=[.Y51]" office:value-type="float" office:value="1853733400" calcext:value-type="float">
            <text:p>1853733400</text:p>
          </table:table-cell>
          <table:table-cell table:formula="of:=([.Z51]+[.AC51])/2" office:value-type="float" office:value="0" calcext:value-type="float">
            <text:p>0</text:p>
          </table:table-cell>
          <table:table-cell table:formula="of:=[.AA51]+[.AD51]" office:value-type="float" office:value="0" calcext:value-type="float">
            <text:p>0</text:p>
          </table:table-cell>
          <table:table-cell table:formula="of:=[.AB51]" office:value-type="float" office:value="1853733400" calcext:value-type="float">
            <text:p>1853733400</text:p>
          </table:table-cell>
          <table:table-cell table:formula="of:=([.Z51]+[.AC51])/2" office:value-type="float" office:value="0" calcext:value-type="float">
            <text:p>0</text:p>
          </table:table-cell>
          <table:table-cell table:formula="of:=[.AA51]+[.AD51]" office:value-type="float" office:value="0" calcext:value-type="float">
            <text:p>0</text:p>
          </table:table-cell>
          <table:table-cell table:formula="of:=[.AE51]" office:value-type="float" office:value="1853733400" calcext:value-type="float">
            <text:p>185373340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.8573657" calcext:value-type="float">
            <text:p>1.8573657</text:p>
          </table:table-cell>
          <table:table-cell office:value-type="float" office:value="4390.2" calcext:value-type="float">
            <text:p>4390.2</text:p>
          </table:table-cell>
          <table:table-cell table:number-columns-repeated="2"/>
          <table:table-cell office:value-type="float" office:value="169.013" calcext:value-type="float">
            <text:p>169.013</text:p>
          </table:table-cell>
          <table:table-cell table:number-columns-repeated="3"/>
          <table:table-cell office:value-type="float" office:value="169.013" calcext:value-type="float">
            <text:p>169.013</text:p>
          </table:table-cell>
          <table:table-cell office:value-type="float" office:value="4390.2" calcext:value-type="float">
            <text:p>4390.2</text:p>
          </table:table-cell>
          <table:table-cell office:value-type="float" office:value="1.8573657" calcext:value-type="float">
            <text:p>1.8573657</text:p>
          </table:table-cell>
          <table:table-cell table:number-columns-repeated="2"/>
          <table:table-cell office:value-type="float" office:value="1.8573657" calcext:value-type="float">
            <text:p>1.8573657</text:p>
          </table:table-cell>
          <table:table-cell table:number-columns-repeated="2"/>
          <table:table-cell office:value-type="float" office:value="1.8573657" calcext:value-type="float">
            <text:p>1.8573657</text:p>
          </table:table-cell>
          <table:table-cell table:number-columns-repeated="2"/>
          <table:table-cell office:value-type="float" office:value="169.013" calcext:value-type="float">
            <text:p>169.013</text:p>
          </table:table-cell>
          <table:table-cell office:value-type="float" office:value="4390.2" calcext:value-type="float">
            <text:p>4390.2</text:p>
          </table:table-cell>
          <table:table-cell table:formula="of:=[.N52]*1000000000" office:value-type="float" office:value="1857365700" calcext:value-type="float">
            <text:p>1857365700</text:p>
          </table:table-cell>
          <table:table-cell table:formula="of:=[.O52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52]*1000000000" office:value-type="float" office:value="1857365700" calcext:value-type="float">
            <text:p>1857365700</text:p>
          </table:table-cell>
          <table:table-cell table:formula="of:=[.R52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52]*1000000000" office:value-type="float" office:value="1857365700" calcext:value-type="float">
            <text:p>1857365700</text:p>
          </table:table-cell>
          <table:table-cell table:number-columns-repeated="2"/>
          <table:table-cell table:formula="of:=[.W52]" office:value-type="float" office:value="169.013" calcext:value-type="float">
            <text:p>169.013</text:p>
          </table:table-cell>
          <table:table-cell table:formula="of:=[.X52]" office:value-type="float" office:value="4390.2" calcext:value-type="float">
            <text:p>4390.2</text:p>
          </table:table-cell>
          <table:table-cell table:formula="of:=[.Y52]" office:value-type="float" office:value="1857365700" calcext:value-type="float">
            <text:p>1857365700</text:p>
          </table:table-cell>
          <table:table-cell table:formula="of:=([.Z52]+[.AC52])/2" office:value-type="float" office:value="0" calcext:value-type="float">
            <text:p>0</text:p>
          </table:table-cell>
          <table:table-cell table:formula="of:=[.AA52]+[.AD52]" office:value-type="float" office:value="0" calcext:value-type="float">
            <text:p>0</text:p>
          </table:table-cell>
          <table:table-cell table:formula="of:=[.AB52]" office:value-type="float" office:value="1857365700" calcext:value-type="float">
            <text:p>1857365700</text:p>
          </table:table-cell>
          <table:table-cell table:formula="of:=([.Z52]+[.AC52])/2" office:value-type="float" office:value="0" calcext:value-type="float">
            <text:p>0</text:p>
          </table:table-cell>
          <table:table-cell table:formula="of:=[.AA52]+[.AD52]" office:value-type="float" office:value="0" calcext:value-type="float">
            <text:p>0</text:p>
          </table:table-cell>
          <table:table-cell table:formula="of:=[.AE52]" office:value-type="float" office:value="1857365700" calcext:value-type="float">
            <text:p>185736570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.8775212" calcext:value-type="float">
            <text:p>1.8775212</text:p>
          </table:table-cell>
          <table:table-cell/>
          <table:table-cell office:value-type="float" office:value="133333" calcext:value-type="float">
            <text:p>133333</text:p>
          </table:table-cell>
          <table:table-cell table:number-columns-repeated="2"/>
          <table:table-cell office:value-type="float" office:value="297909" calcext:value-type="float">
            <text:p>297909</text:p>
          </table:table-cell>
          <table:table-cell table:number-columns-repeated="4"/>
          <table:table-cell office:value-type="float" office:value="1.8775212" calcext:value-type="float">
            <text:p>1.8775212</text:p>
          </table:table-cell>
          <table:table-cell office:value-type="float" office:value="297909" calcext:value-type="float">
            <text:p>297909</text:p>
          </table:table-cell>
          <table:table-cell office:value-type="float" office:value="133333" calcext:value-type="float">
            <text:p>133333</text:p>
          </table:table-cell>
          <table:table-cell office:value-type="float" office:value="1.8775212" calcext:value-type="float">
            <text:p>1.8775212</text:p>
          </table:table-cell>
          <table:table-cell table:number-columns-repeated="2"/>
          <table:table-cell office:value-type="float" office:value="1.8775212" calcext:value-type="float">
            <text:p>1.877521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N53]*1000000000" office:value-type="float" office:value="1877521200" calcext:value-type="float">
            <text:p>1877521200</text:p>
          </table:table-cell>
          <table:table-cell table:formula="of:=[.O53]/2" office:value-type="float" office:value="148954.5" calcext:value-type="float">
            <text:p>148954.5</text:p>
          </table:table-cell>
          <table:table-cell office:value-type="float" office:value="133333" calcext:value-type="float">
            <text:p>133333</text:p>
          </table:table-cell>
          <table:table-cell table:formula="of:=[.Q53]*1000000000" office:value-type="float" office:value="1877521200" calcext:value-type="float">
            <text:p>1877521200</text:p>
          </table:table-cell>
          <table:table-cell table:formula="of:=[.R53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53]*1000000000" office:value-type="float" office:value="1877521200" calcext:value-type="float">
            <text:p>1877521200</text:p>
          </table:table-cell>
          <table:table-cell table:number-columns-repeated="2"/>
          <table:table-cell table:formula="of:=[.W53]" office:value-type="float" office:value="0" calcext:value-type="float">
            <text:p>0</text:p>
          </table:table-cell>
          <table:table-cell table:formula="of:=[.X53]" office:value-type="float" office:value="0" calcext:value-type="float">
            <text:p>0</text:p>
          </table:table-cell>
          <table:table-cell table:formula="of:=[.Y53]" office:value-type="float" office:value="1877521200" calcext:value-type="float">
            <text:p>1877521200</text:p>
          </table:table-cell>
          <table:table-cell table:formula="of:=([.Z53]+[.AC53])/2" office:value-type="float" office:value="74477.25" calcext:value-type="float">
            <text:p>74477.25</text:p>
          </table:table-cell>
          <table:table-cell table:formula="of:=[.AA53]+[.AD53]" office:value-type="float" office:value="133333" calcext:value-type="float">
            <text:p>133333</text:p>
          </table:table-cell>
          <table:table-cell table:formula="of:=[.AB53]" office:value-type="float" office:value="1877521200" calcext:value-type="float">
            <text:p>1877521200</text:p>
          </table:table-cell>
          <table:table-cell table:formula="of:=([.Z53]+[.AC53])/2" office:value-type="float" office:value="74477.25" calcext:value-type="float">
            <text:p>74477.25</text:p>
          </table:table-cell>
          <table:table-cell table:formula="of:=[.AA53]+[.AD53]" office:value-type="float" office:value="133333" calcext:value-type="float">
            <text:p>133333</text:p>
          </table:table-cell>
          <table:table-cell table:formula="of:=[.AE53]" office:value-type="float" office:value="1877521200" calcext:value-type="float">
            <text:p>18775212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877521200" calcext:value-type="float">
            <text:p>1877521200</text:p>
          </table:table-cell>
          <table:table-cell office:value-type="float" office:value="74477.25" calcext:value-type="float">
            <text:p>74477.25</text:p>
          </table:table-cell>
          <table:table-cell office:value-type="float" office:value="133333" calcext:value-type="float">
            <text:p>133333</text:p>
          </table:table-cell>
          <table:table-cell office:value-type="float" office:value="1877521200" calcext:value-type="float">
            <text:p>1877521200</text:p>
          </table:table-cell>
          <table:table-cell office:value-type="float" office:value="74477.25" calcext:value-type="float">
            <text:p>74477.25</text:p>
          </table:table-cell>
          <table:table-cell office:value-type="float" office:value="133333" calcext:value-type="float">
            <text:p>133333</text:p>
          </table:table-cell>
          <table:table-cell office:value-type="float" office:value="1877521200" calcext:value-type="float">
            <text:p>1877521200</text:p>
          </table:table-cell>
        </table:table-row>
        <table:table-row table:style-name="ro1">
          <table:table-cell table:number-columns-repeated="3"/>
          <table:table-cell office:value-type="float" office:value="1.9019064" calcext:value-type="float">
            <text:p>1.9019064</text:p>
          </table:table-cell>
          <table:table-cell office:value-type="float" office:value="2676.29" calcext:value-type="float">
            <text:p>2676.29</text:p>
          </table:table-cell>
          <table:table-cell table:number-columns-repeated="2"/>
          <table:table-cell office:value-type="float" office:value="101.071" calcext:value-type="float">
            <text:p>101.071</text:p>
          </table:table-cell>
          <table:table-cell table:number-columns-repeated="3"/>
          <table:table-cell office:value-type="float" office:value="101.071" calcext:value-type="float">
            <text:p>101.071</text:p>
          </table:table-cell>
          <table:table-cell office:value-type="float" office:value="2676.29" calcext:value-type="float">
            <text:p>2676.29</text:p>
          </table:table-cell>
          <table:table-cell office:value-type="float" office:value="1.9019064" calcext:value-type="float">
            <text:p>1.9019064</text:p>
          </table:table-cell>
          <table:table-cell table:number-columns-repeated="2"/>
          <table:table-cell office:value-type="float" office:value="1.9019064" calcext:value-type="float">
            <text:p>1.9019064</text:p>
          </table:table-cell>
          <table:table-cell table:number-columns-repeated="2"/>
          <table:table-cell office:value-type="float" office:value="1.9019064" calcext:value-type="float">
            <text:p>1.9019064</text:p>
          </table:table-cell>
          <table:table-cell table:number-columns-repeated="2"/>
          <table:table-cell office:value-type="float" office:value="101.071" calcext:value-type="float">
            <text:p>101.071</text:p>
          </table:table-cell>
          <table:table-cell office:value-type="float" office:value="2676.29" calcext:value-type="float">
            <text:p>2676.29</text:p>
          </table:table-cell>
          <table:table-cell table:formula="of:=[.N54]*1000000000" office:value-type="float" office:value="1901906400" calcext:value-type="float">
            <text:p>1901906400</text:p>
          </table:table-cell>
          <table:table-cell table:formula="of:=[.O54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54]*1000000000" office:value-type="float" office:value="1901906400" calcext:value-type="float">
            <text:p>1901906400</text:p>
          </table:table-cell>
          <table:table-cell table:formula="of:=[.R54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54]*1000000000" office:value-type="float" office:value="1901906400" calcext:value-type="float">
            <text:p>1901906400</text:p>
          </table:table-cell>
          <table:table-cell table:number-columns-repeated="2"/>
          <table:table-cell table:formula="of:=[.W54]" office:value-type="float" office:value="101.071" calcext:value-type="float">
            <text:p>101.071</text:p>
          </table:table-cell>
          <table:table-cell table:formula="of:=[.X54]" office:value-type="float" office:value="2676.29" calcext:value-type="float">
            <text:p>2676.29</text:p>
          </table:table-cell>
          <table:table-cell table:formula="of:=[.Y54]" office:value-type="float" office:value="1901906400" calcext:value-type="float">
            <text:p>1901906400</text:p>
          </table:table-cell>
          <table:table-cell table:formula="of:=([.Z54]+[.AC54])/2" office:value-type="float" office:value="0" calcext:value-type="float">
            <text:p>0</text:p>
          </table:table-cell>
          <table:table-cell table:formula="of:=[.AA54]+[.AD54]" office:value-type="float" office:value="0" calcext:value-type="float">
            <text:p>0</text:p>
          </table:table-cell>
          <table:table-cell table:formula="of:=[.AB54]" office:value-type="float" office:value="1901906400" calcext:value-type="float">
            <text:p>1901906400</text:p>
          </table:table-cell>
          <table:table-cell table:formula="of:=([.Z54]+[.AC54])/2" office:value-type="float" office:value="0" calcext:value-type="float">
            <text:p>0</text:p>
          </table:table-cell>
          <table:table-cell table:formula="of:=[.AA54]+[.AD54]" office:value-type="float" office:value="0" calcext:value-type="float">
            <text:p>0</text:p>
          </table:table-cell>
          <table:table-cell table:formula="of:=[.AE54]" office:value-type="float" office:value="1901906400" calcext:value-type="float">
            <text:p>190190640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.9085936" calcext:value-type="float">
            <text:p>1.9085936</text:p>
          </table:table-cell>
          <table:table-cell table:number-columns-repeated="2"/>
          <table:table-cell office:value-type="float" office:value="2761.56" calcext:value-type="float">
            <text:p>2761.56</text:p>
          </table:table-cell>
          <table:table-cell table:number-columns-repeated="2"/>
          <table:table-cell office:value-type="float" office:value="36856.45" calcext:value-type="float">
            <text:p>36856.45</text:p>
          </table:table-cell>
          <table:table-cell table:number-columns-repeated="3"/>
          <table:table-cell office:value-type="float" office:value="1.9085936" calcext:value-type="float">
            <text:p>1.9085936</text:p>
          </table:table-cell>
          <table:table-cell table:number-columns-repeated="2"/>
          <table:table-cell office:value-type="float" office:value="1.9085936" calcext:value-type="float">
            <text:p>1.9085936</text:p>
          </table:table-cell>
          <table:table-cell office:value-type="float" office:value="36856.45" calcext:value-type="float">
            <text:p>36856.45</text:p>
          </table:table-cell>
          <table:table-cell office:value-type="float" office:value="2761.56" calcext:value-type="float">
            <text:p>2761.56</text:p>
          </table:table-cell>
          <table:table-cell office:value-type="float" office:value="1.9085936" calcext:value-type="float">
            <text:p>1.908593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N55]*1000000000" office:value-type="float" office:value="1908593600" calcext:value-type="float">
            <text:p>1908593600</text:p>
          </table:table-cell>
          <table:table-cell table:formula="of:=[.O55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55]*1000000000" office:value-type="float" office:value="1908593600" calcext:value-type="float">
            <text:p>1908593600</text:p>
          </table:table-cell>
          <table:table-cell table:formula="of:=[.R55]/2" office:value-type="float" office:value="18428.225" calcext:value-type="float">
            <text:p>18428.225</text:p>
          </table:table-cell>
          <table:table-cell office:value-type="float" office:value="2761.56" calcext:value-type="float">
            <text:p>2761.56</text:p>
          </table:table-cell>
          <table:table-cell table:formula="of:=[.T55]*1000000000" office:value-type="float" office:value="1908593600" calcext:value-type="float">
            <text:p>1908593600</text:p>
          </table:table-cell>
          <table:table-cell table:number-columns-repeated="2"/>
          <table:table-cell table:formula="of:=[.W55]" office:value-type="float" office:value="0" calcext:value-type="float">
            <text:p>0</text:p>
          </table:table-cell>
          <table:table-cell table:formula="of:=[.X55]" office:value-type="float" office:value="0" calcext:value-type="float">
            <text:p>0</text:p>
          </table:table-cell>
          <table:table-cell table:formula="of:=[.Y55]" office:value-type="float" office:value="1908593600" calcext:value-type="float">
            <text:p>1908593600</text:p>
          </table:table-cell>
          <table:table-cell table:formula="of:=([.Z55]+[.AC55])/2" office:value-type="float" office:value="9214.1125" calcext:value-type="float">
            <text:p>9214.1125</text:p>
          </table:table-cell>
          <table:table-cell table:formula="of:=[.AA55]+[.AD55]" office:value-type="float" office:value="2761.56" calcext:value-type="float">
            <text:p>2761.56</text:p>
          </table:table-cell>
          <table:table-cell table:formula="of:=[.AB55]" office:value-type="float" office:value="1908593600" calcext:value-type="float">
            <text:p>1908593600</text:p>
          </table:table-cell>
          <table:table-cell table:formula="of:=([.Z55]+[.AC55])/2" office:value-type="float" office:value="9214.1125" calcext:value-type="float">
            <text:p>9214.1125</text:p>
          </table:table-cell>
          <table:table-cell table:formula="of:=[.AA55]+[.AD55]" office:value-type="float" office:value="2761.56" calcext:value-type="float">
            <text:p>2761.56</text:p>
          </table:table-cell>
          <table:table-cell table:formula="of:=[.AE55]" office:value-type="float" office:value="1908593600" calcext:value-type="float">
            <text:p>19085936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908593600" calcext:value-type="float">
            <text:p>1908593600</text:p>
          </table:table-cell>
          <table:table-cell office:value-type="float" office:value="9214.1125" calcext:value-type="float">
            <text:p>9214.1125</text:p>
          </table:table-cell>
          <table:table-cell office:value-type="float" office:value="2761.56" calcext:value-type="float">
            <text:p>2761.56</text:p>
          </table:table-cell>
          <table:table-cell office:value-type="float" office:value="1908593600" calcext:value-type="float">
            <text:p>1908593600</text:p>
          </table:table-cell>
          <table:table-cell office:value-type="float" office:value="9214.1125" calcext:value-type="float">
            <text:p>9214.1125</text:p>
          </table:table-cell>
          <table:table-cell office:value-type="float" office:value="2761.56" calcext:value-type="float">
            <text:p>2761.56</text:p>
          </table:table-cell>
          <table:table-cell office:value-type="float" office:value="1908593600" calcext:value-type="float">
            <text:p>1908593600</text:p>
          </table:table-cell>
        </table:table-row>
        <table:table-row table:style-name="ro1">
          <table:table-cell table:number-columns-repeated="3"/>
          <table:table-cell office:value-type="float" office:value="1.9293857" calcext:value-type="float">
            <text:p>1.9293857</text:p>
          </table:table-cell>
          <table:table-cell table:number-columns-repeated="2"/>
          <table:table-cell office:value-type="float" office:value="3601.71" calcext:value-type="float">
            <text:p>3601.71</text:p>
          </table:table-cell>
          <table:table-cell table:number-columns-repeated="2"/>
          <table:table-cell office:value-type="float" office:value="63238" calcext:value-type="float">
            <text:p>63238</text:p>
          </table:table-cell>
          <table:table-cell table:number-columns-repeated="3"/>
          <table:table-cell office:value-type="float" office:value="1.9293857" calcext:value-type="float">
            <text:p>1.9293857</text:p>
          </table:table-cell>
          <table:table-cell table:number-columns-repeated="2"/>
          <table:table-cell office:value-type="float" office:value="1.9293857" calcext:value-type="float">
            <text:p>1.9293857</text:p>
          </table:table-cell>
          <table:table-cell office:value-type="float" office:value="63238" calcext:value-type="float">
            <text:p>63238</text:p>
          </table:table-cell>
          <table:table-cell office:value-type="float" office:value="3601.71" calcext:value-type="float">
            <text:p>3601.71</text:p>
          </table:table-cell>
          <table:table-cell office:value-type="float" office:value="1.9293857" calcext:value-type="float">
            <text:p>1.929385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N56]*1000000000" office:value-type="float" office:value="1929385700" calcext:value-type="float">
            <text:p>1929385700</text:p>
          </table:table-cell>
          <table:table-cell table:formula="of:=[.O56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56]*1000000000" office:value-type="float" office:value="1929385700" calcext:value-type="float">
            <text:p>1929385700</text:p>
          </table:table-cell>
          <table:table-cell table:formula="of:=[.R56]/2" office:value-type="float" office:value="31619" calcext:value-type="float">
            <text:p>31619</text:p>
          </table:table-cell>
          <table:table-cell office:value-type="float" office:value="3601.71" calcext:value-type="float">
            <text:p>3601.71</text:p>
          </table:table-cell>
          <table:table-cell table:formula="of:=[.T56]*1000000000" office:value-type="float" office:value="1929385700" calcext:value-type="float">
            <text:p>1929385700</text:p>
          </table:table-cell>
          <table:table-cell table:number-columns-repeated="2"/>
          <table:table-cell table:formula="of:=[.W56]" office:value-type="float" office:value="0" calcext:value-type="float">
            <text:p>0</text:p>
          </table:table-cell>
          <table:table-cell table:formula="of:=[.X56]" office:value-type="float" office:value="0" calcext:value-type="float">
            <text:p>0</text:p>
          </table:table-cell>
          <table:table-cell table:formula="of:=[.Y56]" office:value-type="float" office:value="1929385700" calcext:value-type="float">
            <text:p>1929385700</text:p>
          </table:table-cell>
          <table:table-cell table:formula="of:=([.Z56]+[.AC56])/2" office:value-type="float" office:value="15809.5" calcext:value-type="float">
            <text:p>15809.5</text:p>
          </table:table-cell>
          <table:table-cell table:formula="of:=[.AA56]+[.AD56]" office:value-type="float" office:value="3601.71" calcext:value-type="float">
            <text:p>3601.71</text:p>
          </table:table-cell>
          <table:table-cell table:formula="of:=[.AB56]" office:value-type="float" office:value="1929385700" calcext:value-type="float">
            <text:p>1929385700</text:p>
          </table:table-cell>
          <table:table-cell table:formula="of:=([.Z56]+[.AC56])/2" office:value-type="float" office:value="15809.5" calcext:value-type="float">
            <text:p>15809.5</text:p>
          </table:table-cell>
          <table:table-cell table:formula="of:=[.AA56]+[.AD56]" office:value-type="float" office:value="3601.71" calcext:value-type="float">
            <text:p>3601.71</text:p>
          </table:table-cell>
          <table:table-cell table:formula="of:=[.AE56]" office:value-type="float" office:value="1929385700" calcext:value-type="float">
            <text:p>19293857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929385700" calcext:value-type="float">
            <text:p>1929385700</text:p>
          </table:table-cell>
          <table:table-cell office:value-type="float" office:value="15809.5" calcext:value-type="float">
            <text:p>15809.5</text:p>
          </table:table-cell>
          <table:table-cell office:value-type="float" office:value="3601.71" calcext:value-type="float">
            <text:p>3601.71</text:p>
          </table:table-cell>
          <table:table-cell office:value-type="float" office:value="1929385700" calcext:value-type="float">
            <text:p>1929385700</text:p>
          </table:table-cell>
          <table:table-cell office:value-type="float" office:value="15809.5" calcext:value-type="float">
            <text:p>15809.5</text:p>
          </table:table-cell>
          <table:table-cell office:value-type="float" office:value="3601.71" calcext:value-type="float">
            <text:p>3601.71</text:p>
          </table:table-cell>
          <table:table-cell office:value-type="float" office:value="1929385700" calcext:value-type="float">
            <text:p>1929385700</text:p>
          </table:table-cell>
        </table:table-row>
        <table:table-row table:style-name="ro1">
          <table:table-cell table:number-columns-repeated="3"/>
          <table:table-cell office:value-type="float" office:value="1.950376" calcext:value-type="float">
            <text:p>1.950376</text:p>
          </table:table-cell>
          <table:table-cell office:value-type="float" office:value="43199.8" calcext:value-type="float">
            <text:p>43199.8</text:p>
          </table:table-cell>
          <table:table-cell table:number-columns-repeated="2"/>
          <table:table-cell office:value-type="float" office:value="6616.7" calcext:value-type="float">
            <text:p>6616.7</text:p>
          </table:table-cell>
          <table:table-cell table:number-columns-repeated="3"/>
          <table:table-cell office:value-type="float" office:value="6616.7" calcext:value-type="float">
            <text:p>6616.7</text:p>
          </table:table-cell>
          <table:table-cell office:value-type="float" office:value="43199.8" calcext:value-type="float">
            <text:p>43199.8</text:p>
          </table:table-cell>
          <table:table-cell office:value-type="float" office:value="1.950376" calcext:value-type="float">
            <text:p>1.950376</text:p>
          </table:table-cell>
          <table:table-cell table:number-columns-repeated="2"/>
          <table:table-cell office:value-type="float" office:value="1.950376" calcext:value-type="float">
            <text:p>1.950376</text:p>
          </table:table-cell>
          <table:table-cell table:number-columns-repeated="2"/>
          <table:table-cell office:value-type="float" office:value="1.950376" calcext:value-type="float">
            <text:p>1.950376</text:p>
          </table:table-cell>
          <table:table-cell table:number-columns-repeated="2"/>
          <table:table-cell office:value-type="float" office:value="6616.7" calcext:value-type="float">
            <text:p>6616.7</text:p>
          </table:table-cell>
          <table:table-cell office:value-type="float" office:value="43199.8" calcext:value-type="float">
            <text:p>43199.8</text:p>
          </table:table-cell>
          <table:table-cell table:formula="of:=[.N57]*1000000000" office:value-type="float" office:value="1950376000" calcext:value-type="float">
            <text:p>1950376000</text:p>
          </table:table-cell>
          <table:table-cell table:formula="of:=[.O57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57]*1000000000" office:value-type="float" office:value="1950376000" calcext:value-type="float">
            <text:p>1950376000</text:p>
          </table:table-cell>
          <table:table-cell table:formula="of:=[.R57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57]*1000000000" office:value-type="float" office:value="1950376000" calcext:value-type="float">
            <text:p>1950376000</text:p>
          </table:table-cell>
          <table:table-cell table:number-columns-repeated="2"/>
          <table:table-cell table:formula="of:=[.W57]" office:value-type="float" office:value="6616.7" calcext:value-type="float">
            <text:p>6616.7</text:p>
          </table:table-cell>
          <table:table-cell table:formula="of:=[.X57]" office:value-type="float" office:value="43199.8" calcext:value-type="float">
            <text:p>43199.8</text:p>
          </table:table-cell>
          <table:table-cell table:formula="of:=[.Y57]" office:value-type="float" office:value="1950376000" calcext:value-type="float">
            <text:p>1950376000</text:p>
          </table:table-cell>
          <table:table-cell table:formula="of:=([.Z57]+[.AC57])/2" office:value-type="float" office:value="0" calcext:value-type="float">
            <text:p>0</text:p>
          </table:table-cell>
          <table:table-cell table:formula="of:=[.AA57]+[.AD57]" office:value-type="float" office:value="0" calcext:value-type="float">
            <text:p>0</text:p>
          </table:table-cell>
          <table:table-cell table:formula="of:=[.AB57]" office:value-type="float" office:value="1950376000" calcext:value-type="float">
            <text:p>1950376000</text:p>
          </table:table-cell>
          <table:table-cell table:formula="of:=([.Z57]+[.AC57])/2" office:value-type="float" office:value="0" calcext:value-type="float">
            <text:p>0</text:p>
          </table:table-cell>
          <table:table-cell table:formula="of:=[.AA57]+[.AD57]" office:value-type="float" office:value="0" calcext:value-type="float">
            <text:p>0</text:p>
          </table:table-cell>
          <table:table-cell table:formula="of:=[.AE57]" office:value-type="float" office:value="1950376000" calcext:value-type="float">
            <text:p>195037600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.9596597" calcext:value-type="float">
            <text:p>1.9596597</text:p>
          </table:table-cell>
          <table:table-cell/>
          <table:table-cell office:value-type="float" office:value="236921" calcext:value-type="float">
            <text:p>236921</text:p>
          </table:table-cell>
          <table:table-cell table:number-columns-repeated="2"/>
          <table:table-cell office:value-type="float" office:value="4210950" calcext:value-type="float">
            <text:p>4210950</text:p>
          </table:table-cell>
          <table:table-cell table:number-columns-repeated="4"/>
          <table:table-cell office:value-type="float" office:value="1.9596597" calcext:value-type="float">
            <text:p>1.9596597</text:p>
          </table:table-cell>
          <table:table-cell office:value-type="float" office:value="4210950" calcext:value-type="float">
            <text:p>4210950</text:p>
          </table:table-cell>
          <table:table-cell office:value-type="float" office:value="236921" calcext:value-type="float">
            <text:p>236921</text:p>
          </table:table-cell>
          <table:table-cell office:value-type="float" office:value="1.9596597" calcext:value-type="float">
            <text:p>1.9596597</text:p>
          </table:table-cell>
          <table:table-cell table:number-columns-repeated="2"/>
          <table:table-cell office:value-type="float" office:value="1.9596597" calcext:value-type="float">
            <text:p>1.959659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N58]*1000000000" office:value-type="float" office:value="1959659700" calcext:value-type="float">
            <text:p>1959659700</text:p>
          </table:table-cell>
          <table:table-cell table:formula="of:=[.O58]/2" office:value-type="float" office:value="2105475" calcext:value-type="float">
            <text:p>2105475</text:p>
          </table:table-cell>
          <table:table-cell office:value-type="float" office:value="236921" calcext:value-type="float">
            <text:p>236921</text:p>
          </table:table-cell>
          <table:table-cell table:formula="of:=[.Q58]*1000000000" office:value-type="float" office:value="1959659700" calcext:value-type="float">
            <text:p>1959659700</text:p>
          </table:table-cell>
          <table:table-cell table:formula="of:=[.R58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58]*1000000000" office:value-type="float" office:value="1959659700" calcext:value-type="float">
            <text:p>1959659700</text:p>
          </table:table-cell>
          <table:table-cell table:number-columns-repeated="2"/>
          <table:table-cell table:formula="of:=[.W58]" office:value-type="float" office:value="0" calcext:value-type="float">
            <text:p>0</text:p>
          </table:table-cell>
          <table:table-cell table:formula="of:=[.X58]" office:value-type="float" office:value="0" calcext:value-type="float">
            <text:p>0</text:p>
          </table:table-cell>
          <table:table-cell table:formula="of:=[.Y58]" office:value-type="float" office:value="1959659700" calcext:value-type="float">
            <text:p>1959659700</text:p>
          </table:table-cell>
          <table:table-cell table:formula="of:=([.Z58]+[.AC58])/2" office:value-type="float" office:value="1052737.5" calcext:value-type="float">
            <text:p>1052737.5</text:p>
          </table:table-cell>
          <table:table-cell table:formula="of:=[.AA58]+[.AD58]" office:value-type="float" office:value="236921" calcext:value-type="float">
            <text:p>236921</text:p>
          </table:table-cell>
          <table:table-cell table:formula="of:=[.AB58]" office:value-type="float" office:value="1959659700" calcext:value-type="float">
            <text:p>1959659700</text:p>
          </table:table-cell>
          <table:table-cell table:formula="of:=([.Z58]+[.AC58])/2" office:value-type="float" office:value="1052737.5" calcext:value-type="float">
            <text:p>1052737.5</text:p>
          </table:table-cell>
          <table:table-cell table:formula="of:=[.AA58]+[.AD58]" office:value-type="float" office:value="236921" calcext:value-type="float">
            <text:p>236921</text:p>
          </table:table-cell>
          <table:table-cell table:formula="of:=[.AE58]" office:value-type="float" office:value="1959659700" calcext:value-type="float">
            <text:p>19596597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959659700" calcext:value-type="float">
            <text:p>1959659700</text:p>
          </table:table-cell>
          <table:table-cell office:value-type="float" office:value="1052737.5" calcext:value-type="float">
            <text:p>1052737.5</text:p>
          </table:table-cell>
          <table:table-cell office:value-type="float" office:value="236921" calcext:value-type="float">
            <text:p>236921</text:p>
          </table:table-cell>
          <table:table-cell office:value-type="float" office:value="1959659700" calcext:value-type="float">
            <text:p>1959659700</text:p>
          </table:table-cell>
          <table:table-cell office:value-type="float" office:value="1052737.5" calcext:value-type="float">
            <text:p>1052737.5</text:p>
          </table:table-cell>
          <table:table-cell office:value-type="float" office:value="236921" calcext:value-type="float">
            <text:p>236921</text:p>
          </table:table-cell>
          <table:table-cell office:value-type="float" office:value="1959659700" calcext:value-type="float">
            <text:p>1959659700</text:p>
          </table:table-cell>
        </table:table-row>
        <table:table-row table:style-name="ro1">
          <table:table-cell table:number-columns-repeated="3"/>
          <table:table-cell office:value-type="float" office:value="1.9598528" calcext:value-type="float">
            <text:p>1.9598528</text:p>
          </table:table-cell>
          <table:table-cell/>
          <table:table-cell office:value-type="float" office:value="55611.5" calcext:value-type="float">
            <text:p>55611.5</text:p>
          </table:table-cell>
          <table:table-cell table:number-columns-repeated="2"/>
          <table:table-cell office:value-type="float" office:value="770660" calcext:value-type="float">
            <text:p>770660</text:p>
          </table:table-cell>
          <table:table-cell table:number-columns-repeated="4"/>
          <table:table-cell office:value-type="float" office:value="1.9598528" calcext:value-type="float">
            <text:p>1.9598528</text:p>
          </table:table-cell>
          <table:table-cell office:value-type="float" office:value="770660" calcext:value-type="float">
            <text:p>770660</text:p>
          </table:table-cell>
          <table:table-cell office:value-type="float" office:value="55611.5" calcext:value-type="float">
            <text:p>55611.5</text:p>
          </table:table-cell>
          <table:table-cell office:value-type="float" office:value="1.9598528" calcext:value-type="float">
            <text:p>1.9598528</text:p>
          </table:table-cell>
          <table:table-cell table:number-columns-repeated="2"/>
          <table:table-cell office:value-type="float" office:value="1.9598528" calcext:value-type="float">
            <text:p>1.9598528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N59]*1000000000" office:value-type="float" office:value="1959852800" calcext:value-type="float">
            <text:p>1959852800</text:p>
          </table:table-cell>
          <table:table-cell table:formula="of:=[.O59]/2" office:value-type="float" office:value="385330" calcext:value-type="float">
            <text:p>385330</text:p>
          </table:table-cell>
          <table:table-cell office:value-type="float" office:value="55611.5" calcext:value-type="float">
            <text:p>55611.5</text:p>
          </table:table-cell>
          <table:table-cell table:formula="of:=[.Q59]*1000000000" office:value-type="float" office:value="1959852800" calcext:value-type="float">
            <text:p>1959852800</text:p>
          </table:table-cell>
          <table:table-cell table:formula="of:=[.R59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59]*1000000000" office:value-type="float" office:value="1959852800" calcext:value-type="float">
            <text:p>1959852800</text:p>
          </table:table-cell>
          <table:table-cell table:number-columns-repeated="2"/>
          <table:table-cell table:formula="of:=[.W59]" office:value-type="float" office:value="0" calcext:value-type="float">
            <text:p>0</text:p>
          </table:table-cell>
          <table:table-cell table:formula="of:=[.X59]" office:value-type="float" office:value="0" calcext:value-type="float">
            <text:p>0</text:p>
          </table:table-cell>
          <table:table-cell table:formula="of:=[.Y59]" office:value-type="float" office:value="1959852800" calcext:value-type="float">
            <text:p>1959852800</text:p>
          </table:table-cell>
          <table:table-cell table:formula="of:=([.Z59]+[.AC59])/2" office:value-type="float" office:value="192665" calcext:value-type="float">
            <text:p>192665</text:p>
          </table:table-cell>
          <table:table-cell table:formula="of:=[.AA59]+[.AD59]" office:value-type="float" office:value="55611.5" calcext:value-type="float">
            <text:p>55611.5</text:p>
          </table:table-cell>
          <table:table-cell table:formula="of:=[.AB59]" office:value-type="float" office:value="1959852800" calcext:value-type="float">
            <text:p>1959852800</text:p>
          </table:table-cell>
          <table:table-cell table:formula="of:=([.Z59]+[.AC59])/2" office:value-type="float" office:value="192665" calcext:value-type="float">
            <text:p>192665</text:p>
          </table:table-cell>
          <table:table-cell table:formula="of:=[.AA59]+[.AD59]" office:value-type="float" office:value="55611.5" calcext:value-type="float">
            <text:p>55611.5</text:p>
          </table:table-cell>
          <table:table-cell table:formula="of:=[.AE59]" office:value-type="float" office:value="1959852800" calcext:value-type="float">
            <text:p>19598528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959852800" calcext:value-type="float">
            <text:p>1959852800</text:p>
          </table:table-cell>
          <table:table-cell office:value-type="float" office:value="192665" calcext:value-type="float">
            <text:p>192665</text:p>
          </table:table-cell>
          <table:table-cell office:value-type="float" office:value="55611.5" calcext:value-type="float">
            <text:p>55611.5</text:p>
          </table:table-cell>
          <table:table-cell office:value-type="float" office:value="1959852800" calcext:value-type="float">
            <text:p>1959852800</text:p>
          </table:table-cell>
          <table:table-cell office:value-type="float" office:value="192665" calcext:value-type="float">
            <text:p>192665</text:p>
          </table:table-cell>
          <table:table-cell office:value-type="float" office:value="55611.5" calcext:value-type="float">
            <text:p>55611.5</text:p>
          </table:table-cell>
          <table:table-cell office:value-type="float" office:value="1959852800" calcext:value-type="float">
            <text:p>1959852800</text:p>
          </table:table-cell>
        </table:table-row>
        <table:table-row table:style-name="ro1">
          <table:table-cell table:number-columns-repeated="3"/>
          <table:table-cell office:value-type="float" office:value="1.9724491" calcext:value-type="float">
            <text:p>1.9724491</text:p>
          </table:table-cell>
          <table:table-cell table:number-columns-repeated="2"/>
          <table:table-cell office:value-type="float" office:value="18311.8" calcext:value-type="float">
            <text:p>18311.8</text:p>
          </table:table-cell>
          <table:table-cell table:number-columns-repeated="2"/>
          <table:table-cell office:value-type="float" office:value="115959" calcext:value-type="float">
            <text:p>115959</text:p>
          </table:table-cell>
          <table:table-cell table:number-columns-repeated="3"/>
          <table:table-cell office:value-type="float" office:value="1.9724491" calcext:value-type="float">
            <text:p>1.9724491</text:p>
          </table:table-cell>
          <table:table-cell table:number-columns-repeated="2"/>
          <table:table-cell office:value-type="float" office:value="1.9724491" calcext:value-type="float">
            <text:p>1.9724491</text:p>
          </table:table-cell>
          <table:table-cell office:value-type="float" office:value="115959" calcext:value-type="float">
            <text:p>115959</text:p>
          </table:table-cell>
          <table:table-cell office:value-type="float" office:value="18311.8" calcext:value-type="float">
            <text:p>18311.8</text:p>
          </table:table-cell>
          <table:table-cell office:value-type="float" office:value="1.9724491" calcext:value-type="float">
            <text:p>1.972449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N60]*1000000000" office:value-type="float" office:value="1972449100" calcext:value-type="float">
            <text:p>1972449100</text:p>
          </table:table-cell>
          <table:table-cell table:formula="of:=[.O60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60]*1000000000" office:value-type="float" office:value="1972449100" calcext:value-type="float">
            <text:p>1972449100</text:p>
          </table:table-cell>
          <table:table-cell table:formula="of:=[.R60]/2" office:value-type="float" office:value="57979.5" calcext:value-type="float">
            <text:p>57979.5</text:p>
          </table:table-cell>
          <table:table-cell office:value-type="float" office:value="18311.8" calcext:value-type="float">
            <text:p>18311.8</text:p>
          </table:table-cell>
          <table:table-cell table:formula="of:=[.T60]*1000000000" office:value-type="float" office:value="1972449100" calcext:value-type="float">
            <text:p>1972449100</text:p>
          </table:table-cell>
          <table:table-cell table:number-columns-repeated="2"/>
          <table:table-cell table:formula="of:=[.W60]" office:value-type="float" office:value="0" calcext:value-type="float">
            <text:p>0</text:p>
          </table:table-cell>
          <table:table-cell table:formula="of:=[.X60]" office:value-type="float" office:value="0" calcext:value-type="float">
            <text:p>0</text:p>
          </table:table-cell>
          <table:table-cell table:formula="of:=[.Y60]" office:value-type="float" office:value="1972449100" calcext:value-type="float">
            <text:p>1972449100</text:p>
          </table:table-cell>
          <table:table-cell table:formula="of:=([.Z60]+[.AC60])/2" office:value-type="float" office:value="28989.75" calcext:value-type="float">
            <text:p>28989.75</text:p>
          </table:table-cell>
          <table:table-cell table:formula="of:=[.AA60]+[.AD60]" office:value-type="float" office:value="18311.8" calcext:value-type="float">
            <text:p>18311.8</text:p>
          </table:table-cell>
          <table:table-cell table:formula="of:=[.AB60]" office:value-type="float" office:value="1972449100" calcext:value-type="float">
            <text:p>1972449100</text:p>
          </table:table-cell>
          <table:table-cell table:formula="of:=([.Z60]+[.AC60])/2" office:value-type="float" office:value="28989.75" calcext:value-type="float">
            <text:p>28989.75</text:p>
          </table:table-cell>
          <table:table-cell table:formula="of:=[.AA60]+[.AD60]" office:value-type="float" office:value="18311.8" calcext:value-type="float">
            <text:p>18311.8</text:p>
          </table:table-cell>
          <table:table-cell table:formula="of:=[.AE60]" office:value-type="float" office:value="1972449100" calcext:value-type="float">
            <text:p>19724491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972449100" calcext:value-type="float">
            <text:p>1972449100</text:p>
          </table:table-cell>
          <table:table-cell office:value-type="float" office:value="28989.75" calcext:value-type="float">
            <text:p>28989.75</text:p>
          </table:table-cell>
          <table:table-cell office:value-type="float" office:value="18311.8" calcext:value-type="float">
            <text:p>18311.8</text:p>
          </table:table-cell>
          <table:table-cell office:value-type="float" office:value="1972449100" calcext:value-type="float">
            <text:p>1972449100</text:p>
          </table:table-cell>
          <table:table-cell office:value-type="float" office:value="28989.75" calcext:value-type="float">
            <text:p>28989.75</text:p>
          </table:table-cell>
          <table:table-cell office:value-type="float" office:value="18311.8" calcext:value-type="float">
            <text:p>18311.8</text:p>
          </table:table-cell>
          <table:table-cell office:value-type="float" office:value="1972449100" calcext:value-type="float">
            <text:p>1972449100</text:p>
          </table:table-cell>
        </table:table-row>
        <table:table-row table:style-name="ro1">
          <table:table-cell table:number-columns-repeated="3"/>
          <table:table-cell office:value-type="float" office:value="1.981214" calcext:value-type="float">
            <text:p>1.981214</text:p>
          </table:table-cell>
          <table:table-cell office:value-type="float" office:value="212.344" calcext:value-type="float">
            <text:p>212.344</text:p>
          </table:table-cell>
          <table:table-cell table:number-columns-repeated="2"/>
          <table:table-cell office:value-type="float" office:value="1072.24" calcext:value-type="float">
            <text:p>1072.24</text:p>
          </table:table-cell>
          <table:table-cell table:number-columns-repeated="3"/>
          <table:table-cell office:value-type="float" office:value="1072.24" calcext:value-type="float">
            <text:p>1072.24</text:p>
          </table:table-cell>
          <table:table-cell office:value-type="float" office:value="212.344" calcext:value-type="float">
            <text:p>212.344</text:p>
          </table:table-cell>
          <table:table-cell office:value-type="float" office:value="1.981214" calcext:value-type="float">
            <text:p>1.981214</text:p>
          </table:table-cell>
          <table:table-cell table:number-columns-repeated="2"/>
          <table:table-cell office:value-type="float" office:value="1.981214" calcext:value-type="float">
            <text:p>1.981214</text:p>
          </table:table-cell>
          <table:table-cell table:number-columns-repeated="2"/>
          <table:table-cell office:value-type="float" office:value="1.981214" calcext:value-type="float">
            <text:p>1.981214</text:p>
          </table:table-cell>
          <table:table-cell table:number-columns-repeated="2"/>
          <table:table-cell office:value-type="float" office:value="1072.24" calcext:value-type="float">
            <text:p>1072.24</text:p>
          </table:table-cell>
          <table:table-cell office:value-type="float" office:value="212.344" calcext:value-type="float">
            <text:p>212.344</text:p>
          </table:table-cell>
          <table:table-cell table:formula="of:=[.N61]*1000000000" office:value-type="float" office:value="1981214000" calcext:value-type="float">
            <text:p>1981214000</text:p>
          </table:table-cell>
          <table:table-cell table:formula="of:=[.O61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61]*1000000000" office:value-type="float" office:value="1981214000" calcext:value-type="float">
            <text:p>1981214000</text:p>
          </table:table-cell>
          <table:table-cell table:formula="of:=[.R61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61]*1000000000" office:value-type="float" office:value="1981214000" calcext:value-type="float">
            <text:p>1981214000</text:p>
          </table:table-cell>
          <table:table-cell table:number-columns-repeated="2"/>
          <table:table-cell table:formula="of:=[.W61]" office:value-type="float" office:value="1072.24" calcext:value-type="float">
            <text:p>1072.24</text:p>
          </table:table-cell>
          <table:table-cell table:formula="of:=[.X61]" office:value-type="float" office:value="212.344" calcext:value-type="float">
            <text:p>212.344</text:p>
          </table:table-cell>
          <table:table-cell table:formula="of:=[.Y61]" office:value-type="float" office:value="1981214000" calcext:value-type="float">
            <text:p>1981214000</text:p>
          </table:table-cell>
          <table:table-cell table:formula="of:=([.Z61]+[.AC61])/2" office:value-type="float" office:value="0" calcext:value-type="float">
            <text:p>0</text:p>
          </table:table-cell>
          <table:table-cell table:formula="of:=[.AA61]+[.AD61]" office:value-type="float" office:value="0" calcext:value-type="float">
            <text:p>0</text:p>
          </table:table-cell>
          <table:table-cell table:formula="of:=[.AB61]" office:value-type="float" office:value="1981214000" calcext:value-type="float">
            <text:p>1981214000</text:p>
          </table:table-cell>
          <table:table-cell table:formula="of:=([.Z61]+[.AC61])/2" office:value-type="float" office:value="0" calcext:value-type="float">
            <text:p>0</text:p>
          </table:table-cell>
          <table:table-cell table:formula="of:=[.AA61]+[.AD61]" office:value-type="float" office:value="0" calcext:value-type="float">
            <text:p>0</text:p>
          </table:table-cell>
          <table:table-cell table:formula="of:=[.AE61]" office:value-type="float" office:value="1981214000" calcext:value-type="float">
            <text:p>198121400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.9903384" calcext:value-type="float">
            <text:p>1.9903384</text:p>
          </table:table-cell>
          <table:table-cell/>
          <table:table-cell office:value-type="float" office:value="65458.6" calcext:value-type="float">
            <text:p>65458.6</text:p>
          </table:table-cell>
          <table:table-cell table:number-columns-repeated="2"/>
          <table:table-cell office:value-type="float" office:value="3290305" calcext:value-type="float">
            <text:p>3290305</text:p>
          </table:table-cell>
          <table:table-cell table:number-columns-repeated="4"/>
          <table:table-cell office:value-type="float" office:value="1.9903384" calcext:value-type="float">
            <text:p>1.9903384</text:p>
          </table:table-cell>
          <table:table-cell office:value-type="float" office:value="3290305" calcext:value-type="float">
            <text:p>3290305</text:p>
          </table:table-cell>
          <table:table-cell office:value-type="float" office:value="65458.6" calcext:value-type="float">
            <text:p>65458.6</text:p>
          </table:table-cell>
          <table:table-cell office:value-type="float" office:value="1.9903384" calcext:value-type="float">
            <text:p>1.9903384</text:p>
          </table:table-cell>
          <table:table-cell table:number-columns-repeated="2"/>
          <table:table-cell office:value-type="float" office:value="1.9903384" calcext:value-type="float">
            <text:p>1.990338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N62]*1000000000" office:value-type="float" office:value="1990338400" calcext:value-type="float">
            <text:p>1990338400</text:p>
          </table:table-cell>
          <table:table-cell table:formula="of:=[.O62]/2" office:value-type="float" office:value="1645152.5" calcext:value-type="float">
            <text:p>1645152.5</text:p>
          </table:table-cell>
          <table:table-cell office:value-type="float" office:value="65458.6" calcext:value-type="float">
            <text:p>65458.6</text:p>
          </table:table-cell>
          <table:table-cell table:formula="of:=[.Q62]*1000000000" office:value-type="float" office:value="1990338400" calcext:value-type="float">
            <text:p>1990338400</text:p>
          </table:table-cell>
          <table:table-cell table:formula="of:=[.R62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62]*1000000000" office:value-type="float" office:value="1990338400" calcext:value-type="float">
            <text:p>1990338400</text:p>
          </table:table-cell>
          <table:table-cell table:number-columns-repeated="2"/>
          <table:table-cell table:formula="of:=[.W62]" office:value-type="float" office:value="0" calcext:value-type="float">
            <text:p>0</text:p>
          </table:table-cell>
          <table:table-cell table:formula="of:=[.X62]" office:value-type="float" office:value="0" calcext:value-type="float">
            <text:p>0</text:p>
          </table:table-cell>
          <table:table-cell table:formula="of:=[.Y62]" office:value-type="float" office:value="1990338400" calcext:value-type="float">
            <text:p>1990338400</text:p>
          </table:table-cell>
          <table:table-cell table:formula="of:=([.Z62]+[.AC62])/2" office:value-type="float" office:value="822576.25" calcext:value-type="float">
            <text:p>822576.25</text:p>
          </table:table-cell>
          <table:table-cell table:formula="of:=[.AA62]+[.AD62]" office:value-type="float" office:value="65458.6" calcext:value-type="float">
            <text:p>65458.6</text:p>
          </table:table-cell>
          <table:table-cell table:formula="of:=[.AB62]" office:value-type="float" office:value="1990338400" calcext:value-type="float">
            <text:p>1990338400</text:p>
          </table:table-cell>
          <table:table-cell table:formula="of:=([.Z62]+[.AC62])/2" office:value-type="float" office:value="822576.25" calcext:value-type="float">
            <text:p>822576.25</text:p>
          </table:table-cell>
          <table:table-cell table:formula="of:=[.AA62]+[.AD62]" office:value-type="float" office:value="65458.6" calcext:value-type="float">
            <text:p>65458.6</text:p>
          </table:table-cell>
          <table:table-cell table:formula="of:=[.AE62]" office:value-type="float" office:value="1990338400" calcext:value-type="float">
            <text:p>19903384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990338400" calcext:value-type="float">
            <text:p>1990338400</text:p>
          </table:table-cell>
          <table:table-cell office:value-type="float" office:value="822576.25" calcext:value-type="float">
            <text:p>822576.25</text:p>
          </table:table-cell>
          <table:table-cell office:value-type="float" office:value="65458.6" calcext:value-type="float">
            <text:p>65458.6</text:p>
          </table:table-cell>
          <table:table-cell office:value-type="float" office:value="1990338400" calcext:value-type="float">
            <text:p>1990338400</text:p>
          </table:table-cell>
          <table:table-cell office:value-type="float" office:value="822576.25" calcext:value-type="float">
            <text:p>822576.25</text:p>
          </table:table-cell>
          <table:table-cell office:value-type="float" office:value="65458.6" calcext:value-type="float">
            <text:p>65458.6</text:p>
          </table:table-cell>
          <table:table-cell office:value-type="float" office:value="1990338400" calcext:value-type="float">
            <text:p>1990338400</text:p>
          </table:table-cell>
        </table:table-row>
        <table:table-row table:style-name="ro1">
          <table:table-cell table:number-columns-repeated="3"/>
          <table:table-cell office:value-type="float" office:value="1.9906179" calcext:value-type="float">
            <text:p>1.9906179</text:p>
          </table:table-cell>
          <table:table-cell/>
          <table:table-cell office:value-type="float" office:value="12324.2" calcext:value-type="float">
            <text:p>12324.2</text:p>
          </table:table-cell>
          <table:table-cell table:number-columns-repeated="2"/>
          <table:table-cell office:value-type="float" office:value="182715.5" calcext:value-type="float">
            <text:p>182715.5</text:p>
          </table:table-cell>
          <table:table-cell table:number-columns-repeated="4"/>
          <table:table-cell office:value-type="float" office:value="1.9906179" calcext:value-type="float">
            <text:p>1.9906179</text:p>
          </table:table-cell>
          <table:table-cell office:value-type="float" office:value="182715.5" calcext:value-type="float">
            <text:p>182715.5</text:p>
          </table:table-cell>
          <table:table-cell office:value-type="float" office:value="12324.2" calcext:value-type="float">
            <text:p>12324.2</text:p>
          </table:table-cell>
          <table:table-cell office:value-type="float" office:value="1.9906179" calcext:value-type="float">
            <text:p>1.9906179</text:p>
          </table:table-cell>
          <table:table-cell table:number-columns-repeated="2"/>
          <table:table-cell office:value-type="float" office:value="1.9906179" calcext:value-type="float">
            <text:p>1.990617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N63]*1000000000" office:value-type="float" office:value="1990617900" calcext:value-type="float">
            <text:p>1990617900</text:p>
          </table:table-cell>
          <table:table-cell table:formula="of:=[.O63]/2" office:value-type="float" office:value="91357.75" calcext:value-type="float">
            <text:p>91357.75</text:p>
          </table:table-cell>
          <table:table-cell office:value-type="float" office:value="12324.2" calcext:value-type="float">
            <text:p>12324.2</text:p>
          </table:table-cell>
          <table:table-cell table:formula="of:=[.Q63]*1000000000" office:value-type="float" office:value="1990617900" calcext:value-type="float">
            <text:p>1990617900</text:p>
          </table:table-cell>
          <table:table-cell table:formula="of:=[.R63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63]*1000000000" office:value-type="float" office:value="1990617900" calcext:value-type="float">
            <text:p>1990617900</text:p>
          </table:table-cell>
          <table:table-cell table:number-columns-repeated="2"/>
          <table:table-cell table:formula="of:=[.W63]" office:value-type="float" office:value="0" calcext:value-type="float">
            <text:p>0</text:p>
          </table:table-cell>
          <table:table-cell table:formula="of:=[.X63]" office:value-type="float" office:value="0" calcext:value-type="float">
            <text:p>0</text:p>
          </table:table-cell>
          <table:table-cell table:formula="of:=[.Y63]" office:value-type="float" office:value="1990617900" calcext:value-type="float">
            <text:p>1990617900</text:p>
          </table:table-cell>
          <table:table-cell table:formula="of:=([.Z63]+[.AC63])/2" office:value-type="float" office:value="45678.875" calcext:value-type="float">
            <text:p>45678.875</text:p>
          </table:table-cell>
          <table:table-cell table:formula="of:=[.AA63]+[.AD63]" office:value-type="float" office:value="12324.2" calcext:value-type="float">
            <text:p>12324.2</text:p>
          </table:table-cell>
          <table:table-cell table:formula="of:=[.AB63]" office:value-type="float" office:value="1990617900" calcext:value-type="float">
            <text:p>1990617900</text:p>
          </table:table-cell>
          <table:table-cell table:formula="of:=([.Z63]+[.AC63])/2" office:value-type="float" office:value="45678.875" calcext:value-type="float">
            <text:p>45678.875</text:p>
          </table:table-cell>
          <table:table-cell table:formula="of:=[.AA63]+[.AD63]" office:value-type="float" office:value="12324.2" calcext:value-type="float">
            <text:p>12324.2</text:p>
          </table:table-cell>
          <table:table-cell table:formula="of:=[.AE63]" office:value-type="float" office:value="1990617900" calcext:value-type="float">
            <text:p>19906179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990617900" calcext:value-type="float">
            <text:p>1990617900</text:p>
          </table:table-cell>
          <table:table-cell office:value-type="float" office:value="45678.875" calcext:value-type="float">
            <text:p>45678.875</text:p>
          </table:table-cell>
          <table:table-cell office:value-type="float" office:value="12324.2" calcext:value-type="float">
            <text:p>12324.2</text:p>
          </table:table-cell>
          <table:table-cell office:value-type="float" office:value="1990617900" calcext:value-type="float">
            <text:p>1990617900</text:p>
          </table:table-cell>
          <table:table-cell office:value-type="float" office:value="45678.875" calcext:value-type="float">
            <text:p>45678.875</text:p>
          </table:table-cell>
          <table:table-cell office:value-type="float" office:value="12324.2" calcext:value-type="float">
            <text:p>12324.2</text:p>
          </table:table-cell>
          <table:table-cell office:value-type="float" office:value="1990617900" calcext:value-type="float">
            <text:p>1990617900</text:p>
          </table:table-cell>
        </table:table-row>
        <table:table-row table:style-name="ro1">
          <table:table-cell table:number-columns-repeated="3"/>
          <table:table-cell office:value-type="float" office:value="2.0027926" calcext:value-type="float">
            <text:p>2.0027926</text:p>
          </table:table-cell>
          <table:table-cell/>
          <table:table-cell office:value-type="float" office:value="109541" calcext:value-type="float">
            <text:p>109541</text:p>
          </table:table-cell>
          <table:table-cell table:number-columns-repeated="2"/>
          <table:table-cell office:value-type="float" office:value="4169860" calcext:value-type="float">
            <text:p>4169860</text:p>
          </table:table-cell>
          <table:table-cell table:number-columns-repeated="4"/>
          <table:table-cell office:value-type="float" office:value="2.0027926" calcext:value-type="float">
            <text:p>2.0027926</text:p>
          </table:table-cell>
          <table:table-cell office:value-type="float" office:value="4169860" calcext:value-type="float">
            <text:p>4169860</text:p>
          </table:table-cell>
          <table:table-cell office:value-type="float" office:value="109541" calcext:value-type="float">
            <text:p>109541</text:p>
          </table:table-cell>
          <table:table-cell office:value-type="float" office:value="2.0027926" calcext:value-type="float">
            <text:p>2.0027926</text:p>
          </table:table-cell>
          <table:table-cell table:number-columns-repeated="2"/>
          <table:table-cell office:value-type="float" office:value="2.0027926" calcext:value-type="float">
            <text:p>2.002792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N64]*1000000000" office:value-type="float" office:value="2002792600" calcext:value-type="float">
            <text:p>2002792600</text:p>
          </table:table-cell>
          <table:table-cell table:formula="of:=[.O64]/2" office:value-type="float" office:value="2084930" calcext:value-type="float">
            <text:p>2084930</text:p>
          </table:table-cell>
          <table:table-cell office:value-type="float" office:value="109541" calcext:value-type="float">
            <text:p>109541</text:p>
          </table:table-cell>
          <table:table-cell table:formula="of:=[.Q64]*1000000000" office:value-type="float" office:value="2002792600" calcext:value-type="float">
            <text:p>2002792600</text:p>
          </table:table-cell>
          <table:table-cell table:formula="of:=[.R64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64]*1000000000" office:value-type="float" office:value="2002792600" calcext:value-type="float">
            <text:p>2002792600</text:p>
          </table:table-cell>
          <table:table-cell table:number-columns-repeated="2"/>
          <table:table-cell table:formula="of:=[.W64]" office:value-type="float" office:value="0" calcext:value-type="float">
            <text:p>0</text:p>
          </table:table-cell>
          <table:table-cell table:formula="of:=[.X64]" office:value-type="float" office:value="0" calcext:value-type="float">
            <text:p>0</text:p>
          </table:table-cell>
          <table:table-cell table:formula="of:=[.Y64]" office:value-type="float" office:value="2002792600" calcext:value-type="float">
            <text:p>2002792600</text:p>
          </table:table-cell>
          <table:table-cell table:formula="of:=([.Z64]+[.AC64])/2" office:value-type="float" office:value="1042465" calcext:value-type="float">
            <text:p>1042465</text:p>
          </table:table-cell>
          <table:table-cell table:formula="of:=[.AA64]+[.AD64]" office:value-type="float" office:value="109541" calcext:value-type="float">
            <text:p>109541</text:p>
          </table:table-cell>
          <table:table-cell table:formula="of:=[.AB64]" office:value-type="float" office:value="2002792600" calcext:value-type="float">
            <text:p>2002792600</text:p>
          </table:table-cell>
          <table:table-cell table:formula="of:=([.Z64]+[.AC64])/2" office:value-type="float" office:value="1042465" calcext:value-type="float">
            <text:p>1042465</text:p>
          </table:table-cell>
          <table:table-cell table:formula="of:=[.AA64]+[.AD64]" office:value-type="float" office:value="109541" calcext:value-type="float">
            <text:p>109541</text:p>
          </table:table-cell>
          <table:table-cell table:formula="of:=[.AE64]" office:value-type="float" office:value="2002792600" calcext:value-type="float">
            <text:p>20027926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002792600" calcext:value-type="float">
            <text:p>2002792600</text:p>
          </table:table-cell>
          <table:table-cell office:value-type="float" office:value="1042465" calcext:value-type="float">
            <text:p>1042465</text:p>
          </table:table-cell>
          <table:table-cell office:value-type="float" office:value="109541" calcext:value-type="float">
            <text:p>109541</text:p>
          </table:table-cell>
          <table:table-cell office:value-type="float" office:value="2002792600" calcext:value-type="float">
            <text:p>2002792600</text:p>
          </table:table-cell>
          <table:table-cell office:value-type="float" office:value="1042465" calcext:value-type="float">
            <text:p>1042465</text:p>
          </table:table-cell>
          <table:table-cell office:value-type="float" office:value="109541" calcext:value-type="float">
            <text:p>109541</text:p>
          </table:table-cell>
          <table:table-cell office:value-type="float" office:value="2002792600" calcext:value-type="float">
            <text:p>2002792600</text:p>
          </table:table-cell>
        </table:table-row>
        <table:table-row table:style-name="ro1">
          <table:table-cell table:number-columns-repeated="3"/>
          <table:table-cell office:value-type="float" office:value="2.0169878" calcext:value-type="float">
            <text:p>2.0169878</text:p>
          </table:table-cell>
          <table:table-cell table:number-columns-repeated="2"/>
          <table:table-cell office:value-type="float" office:value="4275.18" calcext:value-type="float">
            <text:p>4275.18</text:p>
          </table:table-cell>
          <table:table-cell table:number-columns-repeated="2"/>
          <table:table-cell office:value-type="float" office:value="58657" calcext:value-type="float">
            <text:p>58657</text:p>
          </table:table-cell>
          <table:table-cell table:number-columns-repeated="3"/>
          <table:table-cell office:value-type="float" office:value="2.0169878" calcext:value-type="float">
            <text:p>2.0169878</text:p>
          </table:table-cell>
          <table:table-cell table:number-columns-repeated="2"/>
          <table:table-cell office:value-type="float" office:value="2.0169878" calcext:value-type="float">
            <text:p>2.0169878</text:p>
          </table:table-cell>
          <table:table-cell office:value-type="float" office:value="58657" calcext:value-type="float">
            <text:p>58657</text:p>
          </table:table-cell>
          <table:table-cell office:value-type="float" office:value="4275.18" calcext:value-type="float">
            <text:p>4275.18</text:p>
          </table:table-cell>
          <table:table-cell office:value-type="float" office:value="2.0169878" calcext:value-type="float">
            <text:p>2.0169878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N65]*1000000000" office:value-type="float" office:value="2016987800" calcext:value-type="float">
            <text:p>2016987800</text:p>
          </table:table-cell>
          <table:table-cell table:formula="of:=[.O65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65]*1000000000" office:value-type="float" office:value="2016987800" calcext:value-type="float">
            <text:p>2016987800</text:p>
          </table:table-cell>
          <table:table-cell table:formula="of:=[.R65]/2" office:value-type="float" office:value="29328.5" calcext:value-type="float">
            <text:p>29328.5</text:p>
          </table:table-cell>
          <table:table-cell office:value-type="float" office:value="4275.18" calcext:value-type="float">
            <text:p>4275.18</text:p>
          </table:table-cell>
          <table:table-cell table:formula="of:=[.T65]*1000000000" office:value-type="float" office:value="2016987800" calcext:value-type="float">
            <text:p>2016987800</text:p>
          </table:table-cell>
          <table:table-cell table:number-columns-repeated="2"/>
          <table:table-cell table:formula="of:=[.W65]" office:value-type="float" office:value="0" calcext:value-type="float">
            <text:p>0</text:p>
          </table:table-cell>
          <table:table-cell table:formula="of:=[.X65]" office:value-type="float" office:value="0" calcext:value-type="float">
            <text:p>0</text:p>
          </table:table-cell>
          <table:table-cell table:formula="of:=[.Y65]" office:value-type="float" office:value="2016987800" calcext:value-type="float">
            <text:p>2016987800</text:p>
          </table:table-cell>
          <table:table-cell table:formula="of:=([.Z65]+[.AC65])/2" office:value-type="float" office:value="14664.25" calcext:value-type="float">
            <text:p>14664.25</text:p>
          </table:table-cell>
          <table:table-cell table:formula="of:=[.AA65]+[.AD65]" office:value-type="float" office:value="4275.18" calcext:value-type="float">
            <text:p>4275.18</text:p>
          </table:table-cell>
          <table:table-cell table:formula="of:=[.AB65]" office:value-type="float" office:value="2016987800" calcext:value-type="float">
            <text:p>2016987800</text:p>
          </table:table-cell>
          <table:table-cell table:formula="of:=([.Z65]+[.AC65])/2" office:value-type="float" office:value="14664.25" calcext:value-type="float">
            <text:p>14664.25</text:p>
          </table:table-cell>
          <table:table-cell table:formula="of:=[.AA65]+[.AD65]" office:value-type="float" office:value="4275.18" calcext:value-type="float">
            <text:p>4275.18</text:p>
          </table:table-cell>
          <table:table-cell table:formula="of:=[.AE65]" office:value-type="float" office:value="2016987800" calcext:value-type="float">
            <text:p>20169878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016987800" calcext:value-type="float">
            <text:p>2016987800</text:p>
          </table:table-cell>
          <table:table-cell office:value-type="float" office:value="14664.25" calcext:value-type="float">
            <text:p>14664.25</text:p>
          </table:table-cell>
          <table:table-cell office:value-type="float" office:value="4275.18" calcext:value-type="float">
            <text:p>4275.18</text:p>
          </table:table-cell>
          <table:table-cell office:value-type="float" office:value="2016987800" calcext:value-type="float">
            <text:p>2016987800</text:p>
          </table:table-cell>
          <table:table-cell office:value-type="float" office:value="14664.25" calcext:value-type="float">
            <text:p>14664.25</text:p>
          </table:table-cell>
          <table:table-cell office:value-type="float" office:value="4275.18" calcext:value-type="float">
            <text:p>4275.18</text:p>
          </table:table-cell>
          <table:table-cell office:value-type="float" office:value="2016987800" calcext:value-type="float">
            <text:p>2016987800</text:p>
          </table:table-cell>
        </table:table-row>
        <table:table-row table:style-name="ro1">
          <table:table-cell table:number-columns-repeated="3"/>
          <table:table-cell office:value-type="float" office:value="2.0245777" calcext:value-type="float">
            <text:p>2.0245777</text:p>
          </table:table-cell>
          <table:table-cell table:number-columns-repeated="2"/>
          <table:table-cell office:value-type="float" office:value="801.037" calcext:value-type="float">
            <text:p>801.037</text:p>
          </table:table-cell>
          <table:table-cell table:number-columns-repeated="2"/>
          <table:table-cell office:value-type="float" office:value="16732.35" calcext:value-type="float">
            <text:p>16732.35</text:p>
          </table:table-cell>
          <table:table-cell table:number-columns-repeated="3"/>
          <table:table-cell office:value-type="float" office:value="2.0245777" calcext:value-type="float">
            <text:p>2.0245777</text:p>
          </table:table-cell>
          <table:table-cell table:number-columns-repeated="2"/>
          <table:table-cell office:value-type="float" office:value="2.0245777" calcext:value-type="float">
            <text:p>2.0245777</text:p>
          </table:table-cell>
          <table:table-cell office:value-type="float" office:value="16732.35" calcext:value-type="float">
            <text:p>16732.35</text:p>
          </table:table-cell>
          <table:table-cell office:value-type="float" office:value="801.037" calcext:value-type="float">
            <text:p>801.037</text:p>
          </table:table-cell>
          <table:table-cell office:value-type="float" office:value="2.0245777" calcext:value-type="float">
            <text:p>2.024577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N66]*1000000000" office:value-type="float" office:value="2024577700" calcext:value-type="float">
            <text:p>2024577700</text:p>
          </table:table-cell>
          <table:table-cell table:formula="of:=[.O66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66]*1000000000" office:value-type="float" office:value="2024577700" calcext:value-type="float">
            <text:p>2024577700</text:p>
          </table:table-cell>
          <table:table-cell table:formula="of:=[.R66]/2" office:value-type="float" office:value="8366.175" calcext:value-type="float">
            <text:p>8366.175</text:p>
          </table:table-cell>
          <table:table-cell office:value-type="float" office:value="801.037" calcext:value-type="float">
            <text:p>801.037</text:p>
          </table:table-cell>
          <table:table-cell table:formula="of:=[.T66]*1000000000" office:value-type="float" office:value="2024577700" calcext:value-type="float">
            <text:p>2024577700</text:p>
          </table:table-cell>
          <table:table-cell table:number-columns-repeated="2"/>
          <table:table-cell table:formula="of:=[.W66]" office:value-type="float" office:value="0" calcext:value-type="float">
            <text:p>0</text:p>
          </table:table-cell>
          <table:table-cell table:formula="of:=[.X66]" office:value-type="float" office:value="0" calcext:value-type="float">
            <text:p>0</text:p>
          </table:table-cell>
          <table:table-cell table:formula="of:=[.Y66]" office:value-type="float" office:value="2024577700" calcext:value-type="float">
            <text:p>2024577700</text:p>
          </table:table-cell>
          <table:table-cell table:formula="of:=([.Z66]+[.AC66])/2" office:value-type="float" office:value="4183.0875" calcext:value-type="float">
            <text:p>4183.0875</text:p>
          </table:table-cell>
          <table:table-cell table:formula="of:=[.AA66]+[.AD66]" office:value-type="float" office:value="801.037" calcext:value-type="float">
            <text:p>801.037</text:p>
          </table:table-cell>
          <table:table-cell table:formula="of:=[.AB66]" office:value-type="float" office:value="2024577700" calcext:value-type="float">
            <text:p>2024577700</text:p>
          </table:table-cell>
          <table:table-cell table:formula="of:=([.Z66]+[.AC66])/2" office:value-type="float" office:value="4183.0875" calcext:value-type="float">
            <text:p>4183.0875</text:p>
          </table:table-cell>
          <table:table-cell table:formula="of:=[.AA66]+[.AD66]" office:value-type="float" office:value="801.037" calcext:value-type="float">
            <text:p>801.037</text:p>
          </table:table-cell>
          <table:table-cell table:formula="of:=[.AE66]" office:value-type="float" office:value="2024577700" calcext:value-type="float">
            <text:p>20245777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024577700" calcext:value-type="float">
            <text:p>2024577700</text:p>
          </table:table-cell>
          <table:table-cell office:value-type="float" office:value="4183.0875" calcext:value-type="float">
            <text:p>4183.0875</text:p>
          </table:table-cell>
          <table:table-cell office:value-type="float" office:value="801.037" calcext:value-type="float">
            <text:p>801.037</text:p>
          </table:table-cell>
          <table:table-cell office:value-type="float" office:value="2024577700" calcext:value-type="float">
            <text:p>2024577700</text:p>
          </table:table-cell>
          <table:table-cell office:value-type="float" office:value="4183.0875" calcext:value-type="float">
            <text:p>4183.0875</text:p>
          </table:table-cell>
          <table:table-cell office:value-type="float" office:value="801.037" calcext:value-type="float">
            <text:p>801.037</text:p>
          </table:table-cell>
          <table:table-cell office:value-type="float" office:value="2024577700" calcext:value-type="float">
            <text:p>2024577700</text:p>
          </table:table-cell>
        </table:table-row>
        <table:table-row table:style-name="ro1">
          <table:table-cell table:number-columns-repeated="3"/>
          <table:table-cell office:value-type="float" office:value="2.0319089" calcext:value-type="float">
            <text:p>2.0319089</text:p>
          </table:table-cell>
          <table:table-cell table:number-columns-repeated="2"/>
          <table:table-cell office:value-type="float" office:value="242.526" calcext:value-type="float">
            <text:p>242.526</text:p>
          </table:table-cell>
          <table:table-cell table:number-columns-repeated="2"/>
          <table:table-cell office:value-type="float" office:value="705.575" calcext:value-type="float">
            <text:p>705.575</text:p>
          </table:table-cell>
          <table:table-cell table:number-columns-repeated="3"/>
          <table:table-cell office:value-type="float" office:value="2.0319089" calcext:value-type="float">
            <text:p>2.0319089</text:p>
          </table:table-cell>
          <table:table-cell table:number-columns-repeated="2"/>
          <table:table-cell office:value-type="float" office:value="2.0319089" calcext:value-type="float">
            <text:p>2.0319089</text:p>
          </table:table-cell>
          <table:table-cell office:value-type="float" office:value="705.575" calcext:value-type="float">
            <text:p>705.575</text:p>
          </table:table-cell>
          <table:table-cell office:value-type="float" office:value="242.526" calcext:value-type="float">
            <text:p>242.526</text:p>
          </table:table-cell>
          <table:table-cell office:value-type="float" office:value="2.0319089" calcext:value-type="float">
            <text:p>2.031908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N67]*1000000000" office:value-type="float" office:value="2031908900" calcext:value-type="float">
            <text:p>2031908900</text:p>
          </table:table-cell>
          <table:table-cell table:formula="of:=[.O67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67]*1000000000" office:value-type="float" office:value="2031908900" calcext:value-type="float">
            <text:p>2031908900</text:p>
          </table:table-cell>
          <table:table-cell table:formula="of:=[.R67]/2" office:value-type="float" office:value="352.7875" calcext:value-type="float">
            <text:p>352.7875</text:p>
          </table:table-cell>
          <table:table-cell office:value-type="float" office:value="242.526" calcext:value-type="float">
            <text:p>242.526</text:p>
          </table:table-cell>
          <table:table-cell table:formula="of:=[.T67]*1000000000" office:value-type="float" office:value="2031908900" calcext:value-type="float">
            <text:p>2031908900</text:p>
          </table:table-cell>
          <table:table-cell table:number-columns-repeated="2"/>
          <table:table-cell table:formula="of:=[.W67]" office:value-type="float" office:value="0" calcext:value-type="float">
            <text:p>0</text:p>
          </table:table-cell>
          <table:table-cell table:formula="of:=[.X67]" office:value-type="float" office:value="0" calcext:value-type="float">
            <text:p>0</text:p>
          </table:table-cell>
          <table:table-cell table:formula="of:=[.Y67]" office:value-type="float" office:value="2031908900" calcext:value-type="float">
            <text:p>2031908900</text:p>
          </table:table-cell>
          <table:table-cell table:formula="of:=([.Z67]+[.AC67])/2" office:value-type="float" office:value="176.39375" calcext:value-type="float">
            <text:p>176.39375</text:p>
          </table:table-cell>
          <table:table-cell table:formula="of:=[.AA67]+[.AD67]" office:value-type="float" office:value="242.526" calcext:value-type="float">
            <text:p>242.526</text:p>
          </table:table-cell>
          <table:table-cell table:formula="of:=[.AB67]" office:value-type="float" office:value="2031908900" calcext:value-type="float">
            <text:p>2031908900</text:p>
          </table:table-cell>
          <table:table-cell table:formula="of:=([.Z67]+[.AC67])/2" office:value-type="float" office:value="176.39375" calcext:value-type="float">
            <text:p>176.39375</text:p>
          </table:table-cell>
          <table:table-cell table:formula="of:=[.AA67]+[.AD67]" office:value-type="float" office:value="242.526" calcext:value-type="float">
            <text:p>242.526</text:p>
          </table:table-cell>
          <table:table-cell table:formula="of:=[.AE67]" office:value-type="float" office:value="2031908900" calcext:value-type="float">
            <text:p>20319089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031908900" calcext:value-type="float">
            <text:p>2031908900</text:p>
          </table:table-cell>
          <table:table-cell office:value-type="float" office:value="176.39375" calcext:value-type="float">
            <text:p>176.39375</text:p>
          </table:table-cell>
          <table:table-cell office:value-type="float" office:value="242.526" calcext:value-type="float">
            <text:p>242.526</text:p>
          </table:table-cell>
          <table:table-cell office:value-type="float" office:value="2031908900" calcext:value-type="float">
            <text:p>2031908900</text:p>
          </table:table-cell>
          <table:table-cell office:value-type="float" office:value="176.39375" calcext:value-type="float">
            <text:p>176.39375</text:p>
          </table:table-cell>
          <table:table-cell office:value-type="float" office:value="242.526" calcext:value-type="float">
            <text:p>242.526</text:p>
          </table:table-cell>
          <table:table-cell office:value-type="float" office:value="2031908900" calcext:value-type="float">
            <text:p>2031908900</text:p>
          </table:table-cell>
        </table:table-row>
        <table:table-row table:style-name="ro1">
          <table:table-cell table:number-columns-repeated="3"/>
          <table:table-cell office:value-type="float" office:value="2.0419602" calcext:value-type="float">
            <text:p>2.0419602</text:p>
          </table:table-cell>
          <table:table-cell/>
          <table:table-cell office:value-type="float" office:value="204220" calcext:value-type="float">
            <text:p>204220</text:p>
          </table:table-cell>
          <table:table-cell table:number-columns-repeated="2"/>
          <table:table-cell office:value-type="float" office:value="851870" calcext:value-type="float">
            <text:p>851870</text:p>
          </table:table-cell>
          <table:table-cell table:number-columns-repeated="4"/>
          <table:table-cell office:value-type="float" office:value="2.0419602" calcext:value-type="float">
            <text:p>2.0419602</text:p>
          </table:table-cell>
          <table:table-cell office:value-type="float" office:value="851870" calcext:value-type="float">
            <text:p>851870</text:p>
          </table:table-cell>
          <table:table-cell office:value-type="float" office:value="204220" calcext:value-type="float">
            <text:p>204220</text:p>
          </table:table-cell>
          <table:table-cell office:value-type="float" office:value="2.0419602" calcext:value-type="float">
            <text:p>2.0419602</text:p>
          </table:table-cell>
          <table:table-cell table:number-columns-repeated="2"/>
          <table:table-cell office:value-type="float" office:value="2.0419602" calcext:value-type="float">
            <text:p>2.041960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N68]*1000000000" office:value-type="float" office:value="2041960200" calcext:value-type="float">
            <text:p>2041960200</text:p>
          </table:table-cell>
          <table:table-cell table:formula="of:=[.O68]/2" office:value-type="float" office:value="425935" calcext:value-type="float">
            <text:p>425935</text:p>
          </table:table-cell>
          <table:table-cell office:value-type="float" office:value="204220" calcext:value-type="float">
            <text:p>204220</text:p>
          </table:table-cell>
          <table:table-cell table:formula="of:=[.Q68]*1000000000" office:value-type="float" office:value="2041960200" calcext:value-type="float">
            <text:p>2041960200</text:p>
          </table:table-cell>
          <table:table-cell table:formula="of:=[.R68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68]*1000000000" office:value-type="float" office:value="2041960200" calcext:value-type="float">
            <text:p>2041960200</text:p>
          </table:table-cell>
          <table:table-cell table:number-columns-repeated="2"/>
          <table:table-cell table:formula="of:=[.W68]" office:value-type="float" office:value="0" calcext:value-type="float">
            <text:p>0</text:p>
          </table:table-cell>
          <table:table-cell table:formula="of:=[.X68]" office:value-type="float" office:value="0" calcext:value-type="float">
            <text:p>0</text:p>
          </table:table-cell>
          <table:table-cell table:formula="of:=[.Y68]" office:value-type="float" office:value="2041960200" calcext:value-type="float">
            <text:p>2041960200</text:p>
          </table:table-cell>
          <table:table-cell table:formula="of:=([.Z68]+[.AC68])/2" office:value-type="float" office:value="212967.5" calcext:value-type="float">
            <text:p>212967.5</text:p>
          </table:table-cell>
          <table:table-cell table:formula="of:=[.AA68]+[.AD68]" office:value-type="float" office:value="204220" calcext:value-type="float">
            <text:p>204220</text:p>
          </table:table-cell>
          <table:table-cell table:formula="of:=[.AB68]" office:value-type="float" office:value="2041960200" calcext:value-type="float">
            <text:p>2041960200</text:p>
          </table:table-cell>
          <table:table-cell table:formula="of:=([.Z68]+[.AC68])/2" office:value-type="float" office:value="212967.5" calcext:value-type="float">
            <text:p>212967.5</text:p>
          </table:table-cell>
          <table:table-cell table:formula="of:=[.AA68]+[.AD68]" office:value-type="float" office:value="204220" calcext:value-type="float">
            <text:p>204220</text:p>
          </table:table-cell>
          <table:table-cell table:formula="of:=[.AE68]" office:value-type="float" office:value="2041960200" calcext:value-type="float">
            <text:p>20419602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041960200" calcext:value-type="float">
            <text:p>2041960200</text:p>
          </table:table-cell>
          <table:table-cell office:value-type="float" office:value="212967.5" calcext:value-type="float">
            <text:p>212967.5</text:p>
          </table:table-cell>
          <table:table-cell office:value-type="float" office:value="204220" calcext:value-type="float">
            <text:p>204220</text:p>
          </table:table-cell>
          <table:table-cell office:value-type="float" office:value="2041960200" calcext:value-type="float">
            <text:p>2041960200</text:p>
          </table:table-cell>
          <table:table-cell office:value-type="float" office:value="212967.5" calcext:value-type="float">
            <text:p>212967.5</text:p>
          </table:table-cell>
          <table:table-cell office:value-type="float" office:value="204220" calcext:value-type="float">
            <text:p>204220</text:p>
          </table:table-cell>
          <table:table-cell office:value-type="float" office:value="2041960200" calcext:value-type="float">
            <text:p>2041960200</text:p>
          </table:table-cell>
        </table:table-row>
        <table:table-row table:style-name="ro1">
          <table:table-cell table:number-columns-repeated="3"/>
          <table:table-cell office:value-type="float" office:value="2.0520841" calcext:value-type="float">
            <text:p>2.0520841</text:p>
          </table:table-cell>
          <table:table-cell office:value-type="float" office:value="42.9851" calcext:value-type="float">
            <text:p>42.9851</text:p>
          </table:table-cell>
          <table:table-cell table:number-columns-repeated="2"/>
          <table:table-cell office:value-type="float" office:value="14.77135" calcext:value-type="float">
            <text:p>14.77135</text:p>
          </table:table-cell>
          <table:table-cell table:number-columns-repeated="3"/>
          <table:table-cell office:value-type="float" office:value="14.77135" calcext:value-type="float">
            <text:p>14.77135</text:p>
          </table:table-cell>
          <table:table-cell office:value-type="float" office:value="42.9851" calcext:value-type="float">
            <text:p>42.9851</text:p>
          </table:table-cell>
          <table:table-cell office:value-type="float" office:value="2.0520841" calcext:value-type="float">
            <text:p>2.0520841</text:p>
          </table:table-cell>
          <table:table-cell table:number-columns-repeated="2"/>
          <table:table-cell office:value-type="float" office:value="2.0520841" calcext:value-type="float">
            <text:p>2.0520841</text:p>
          </table:table-cell>
          <table:table-cell table:number-columns-repeated="2"/>
          <table:table-cell office:value-type="float" office:value="2.0520841" calcext:value-type="float">
            <text:p>2.0520841</text:p>
          </table:table-cell>
          <table:table-cell table:number-columns-repeated="2"/>
          <table:table-cell office:value-type="float" office:value="14.77135" calcext:value-type="float">
            <text:p>14.77135</text:p>
          </table:table-cell>
          <table:table-cell office:value-type="float" office:value="42.9851" calcext:value-type="float">
            <text:p>42.9851</text:p>
          </table:table-cell>
          <table:table-cell table:formula="of:=[.N69]*1000000000" office:value-type="float" office:value="2052084100" calcext:value-type="float">
            <text:p>2052084100</text:p>
          </table:table-cell>
          <table:table-cell table:formula="of:=[.O69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69]*1000000000" office:value-type="float" office:value="2052084100" calcext:value-type="float">
            <text:p>2052084100</text:p>
          </table:table-cell>
          <table:table-cell table:formula="of:=[.R69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69]*1000000000" office:value-type="float" office:value="2052084100" calcext:value-type="float">
            <text:p>2052084100</text:p>
          </table:table-cell>
          <table:table-cell table:number-columns-repeated="2"/>
          <table:table-cell table:formula="of:=[.W69]" office:value-type="float" office:value="14.77135" calcext:value-type="float">
            <text:p>14.77135</text:p>
          </table:table-cell>
          <table:table-cell table:formula="of:=[.X69]" office:value-type="float" office:value="42.9851" calcext:value-type="float">
            <text:p>42.9851</text:p>
          </table:table-cell>
          <table:table-cell table:formula="of:=[.Y69]" office:value-type="float" office:value="2052084100" calcext:value-type="float">
            <text:p>2052084100</text:p>
          </table:table-cell>
          <table:table-cell table:formula="of:=([.Z69]+[.AC69])/2" office:value-type="float" office:value="0" calcext:value-type="float">
            <text:p>0</text:p>
          </table:table-cell>
          <table:table-cell table:formula="of:=[.AA69]+[.AD69]" office:value-type="float" office:value="0" calcext:value-type="float">
            <text:p>0</text:p>
          </table:table-cell>
          <table:table-cell table:formula="of:=[.AB69]" office:value-type="float" office:value="2052084100" calcext:value-type="float">
            <text:p>2052084100</text:p>
          </table:table-cell>
          <table:table-cell table:formula="of:=([.Z69]+[.AC69])/2" office:value-type="float" office:value="0" calcext:value-type="float">
            <text:p>0</text:p>
          </table:table-cell>
          <table:table-cell table:formula="of:=[.AA69]+[.AD69]" office:value-type="float" office:value="0" calcext:value-type="float">
            <text:p>0</text:p>
          </table:table-cell>
          <table:table-cell table:formula="of:=[.AE69]" office:value-type="float" office:value="2052084100" calcext:value-type="float">
            <text:p>205208410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2.0577286" calcext:value-type="float">
            <text:p>2.0577286</text:p>
          </table:table-cell>
          <table:table-cell office:value-type="float" office:value="398.918" calcext:value-type="float">
            <text:p>398.918</text:p>
          </table:table-cell>
          <table:table-cell table:number-columns-repeated="2"/>
          <table:table-cell office:value-type="float" office:value="92.8805" calcext:value-type="float">
            <text:p>92.8805</text:p>
          </table:table-cell>
          <table:table-cell table:number-columns-repeated="3"/>
          <table:table-cell office:value-type="float" office:value="92.8805" calcext:value-type="float">
            <text:p>92.8805</text:p>
          </table:table-cell>
          <table:table-cell office:value-type="float" office:value="398.918" calcext:value-type="float">
            <text:p>398.918</text:p>
          </table:table-cell>
          <table:table-cell office:value-type="float" office:value="2.0577286" calcext:value-type="float">
            <text:p>2.0577286</text:p>
          </table:table-cell>
          <table:table-cell table:number-columns-repeated="2"/>
          <table:table-cell office:value-type="float" office:value="2.0577286" calcext:value-type="float">
            <text:p>2.0577286</text:p>
          </table:table-cell>
          <table:table-cell table:number-columns-repeated="2"/>
          <table:table-cell office:value-type="float" office:value="2.0577286" calcext:value-type="float">
            <text:p>2.0577286</text:p>
          </table:table-cell>
          <table:table-cell table:number-columns-repeated="2"/>
          <table:table-cell office:value-type="float" office:value="92.8805" calcext:value-type="float">
            <text:p>92.8805</text:p>
          </table:table-cell>
          <table:table-cell office:value-type="float" office:value="398.918" calcext:value-type="float">
            <text:p>398.918</text:p>
          </table:table-cell>
          <table:table-cell table:formula="of:=[.N70]*1000000000" office:value-type="float" office:value="2057728600" calcext:value-type="float">
            <text:p>2057728600</text:p>
          </table:table-cell>
          <table:table-cell table:formula="of:=[.O70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70]*1000000000" office:value-type="float" office:value="2057728600" calcext:value-type="float">
            <text:p>2057728600</text:p>
          </table:table-cell>
          <table:table-cell table:formula="of:=[.R70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70]*1000000000" office:value-type="float" office:value="2057728600" calcext:value-type="float">
            <text:p>2057728600</text:p>
          </table:table-cell>
          <table:table-cell table:number-columns-repeated="2"/>
          <table:table-cell table:formula="of:=[.W70]" office:value-type="float" office:value="92.8805" calcext:value-type="float">
            <text:p>92.8805</text:p>
          </table:table-cell>
          <table:table-cell table:formula="of:=[.X70]" office:value-type="float" office:value="398.918" calcext:value-type="float">
            <text:p>398.918</text:p>
          </table:table-cell>
          <table:table-cell table:formula="of:=[.Y70]" office:value-type="float" office:value="2057728600" calcext:value-type="float">
            <text:p>2057728600</text:p>
          </table:table-cell>
          <table:table-cell table:formula="of:=([.Z70]+[.AC70])/2" office:value-type="float" office:value="0" calcext:value-type="float">
            <text:p>0</text:p>
          </table:table-cell>
          <table:table-cell table:formula="of:=[.AA70]+[.AD70]" office:value-type="float" office:value="0" calcext:value-type="float">
            <text:p>0</text:p>
          </table:table-cell>
          <table:table-cell table:formula="of:=[.AB70]" office:value-type="float" office:value="2057728600" calcext:value-type="float">
            <text:p>2057728600</text:p>
          </table:table-cell>
          <table:table-cell table:formula="of:=([.Z70]+[.AC70])/2" office:value-type="float" office:value="0" calcext:value-type="float">
            <text:p>0</text:p>
          </table:table-cell>
          <table:table-cell table:formula="of:=[.AA70]+[.AD70]" office:value-type="float" office:value="0" calcext:value-type="float">
            <text:p>0</text:p>
          </table:table-cell>
          <table:table-cell table:formula="of:=[.AE70]" office:value-type="float" office:value="2057728600" calcext:value-type="float">
            <text:p>205772860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2.1038136" calcext:value-type="float">
            <text:p>2.1038136</text:p>
          </table:table-cell>
          <table:table-cell/>
          <table:table-cell office:value-type="float" office:value="110105" calcext:value-type="float">
            <text:p>110105</text:p>
          </table:table-cell>
          <table:table-cell table:number-columns-repeated="2"/>
          <table:table-cell office:value-type="float" office:value="55421" calcext:value-type="float">
            <text:p>55421</text:p>
          </table:table-cell>
          <table:table-cell table:number-columns-repeated="4"/>
          <table:table-cell office:value-type="float" office:value="2.1038136" calcext:value-type="float">
            <text:p>2.1038136</text:p>
          </table:table-cell>
          <table:table-cell office:value-type="float" office:value="55421" calcext:value-type="float">
            <text:p>55421</text:p>
          </table:table-cell>
          <table:table-cell office:value-type="float" office:value="110105" calcext:value-type="float">
            <text:p>110105</text:p>
          </table:table-cell>
          <table:table-cell office:value-type="float" office:value="2.1038136" calcext:value-type="float">
            <text:p>2.1038136</text:p>
          </table:table-cell>
          <table:table-cell table:number-columns-repeated="2"/>
          <table:table-cell office:value-type="float" office:value="2.1038136" calcext:value-type="float">
            <text:p>2.103813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N71]*1000000000" office:value-type="float" office:value="2103813600" calcext:value-type="float">
            <text:p>2103813600</text:p>
          </table:table-cell>
          <table:table-cell table:formula="of:=[.O71]/2" office:value-type="float" office:value="27710.5" calcext:value-type="float">
            <text:p>27710.5</text:p>
          </table:table-cell>
          <table:table-cell office:value-type="float" office:value="110105" calcext:value-type="float">
            <text:p>110105</text:p>
          </table:table-cell>
          <table:table-cell table:formula="of:=[.Q71]*1000000000" office:value-type="float" office:value="2103813600" calcext:value-type="float">
            <text:p>2103813600</text:p>
          </table:table-cell>
          <table:table-cell table:formula="of:=[.R71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71]*1000000000" office:value-type="float" office:value="2103813600" calcext:value-type="float">
            <text:p>2103813600</text:p>
          </table:table-cell>
          <table:table-cell table:number-columns-repeated="2"/>
          <table:table-cell table:formula="of:=[.W71]" office:value-type="float" office:value="0" calcext:value-type="float">
            <text:p>0</text:p>
          </table:table-cell>
          <table:table-cell table:formula="of:=[.X71]" office:value-type="float" office:value="0" calcext:value-type="float">
            <text:p>0</text:p>
          </table:table-cell>
          <table:table-cell table:formula="of:=[.Y71]" office:value-type="float" office:value="2103813600" calcext:value-type="float">
            <text:p>2103813600</text:p>
          </table:table-cell>
          <table:table-cell table:formula="of:=([.Z71]+[.AC71])/2" office:value-type="float" office:value="13855.25" calcext:value-type="float">
            <text:p>13855.25</text:p>
          </table:table-cell>
          <table:table-cell table:formula="of:=[.AA71]+[.AD71]" office:value-type="float" office:value="110105" calcext:value-type="float">
            <text:p>110105</text:p>
          </table:table-cell>
          <table:table-cell table:formula="of:=[.AB71]" office:value-type="float" office:value="2103813600" calcext:value-type="float">
            <text:p>2103813600</text:p>
          </table:table-cell>
          <table:table-cell table:formula="of:=([.Z71]+[.AC71])/2" office:value-type="float" office:value="13855.25" calcext:value-type="float">
            <text:p>13855.25</text:p>
          </table:table-cell>
          <table:table-cell table:formula="of:=[.AA71]+[.AD71]" office:value-type="float" office:value="110105" calcext:value-type="float">
            <text:p>110105</text:p>
          </table:table-cell>
          <table:table-cell table:formula="of:=[.AE71]" office:value-type="float" office:value="2103813600" calcext:value-type="float">
            <text:p>21038136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103813600" calcext:value-type="float">
            <text:p>2103813600</text:p>
          </table:table-cell>
          <table:table-cell office:value-type="float" office:value="13855.25" calcext:value-type="float">
            <text:p>13855.25</text:p>
          </table:table-cell>
          <table:table-cell office:value-type="float" office:value="110105" calcext:value-type="float">
            <text:p>110105</text:p>
          </table:table-cell>
          <table:table-cell office:value-type="float" office:value="2103813600" calcext:value-type="float">
            <text:p>2103813600</text:p>
          </table:table-cell>
          <table:table-cell office:value-type="float" office:value="13855.25" calcext:value-type="float">
            <text:p>13855.25</text:p>
          </table:table-cell>
          <table:table-cell office:value-type="float" office:value="110105" calcext:value-type="float">
            <text:p>110105</text:p>
          </table:table-cell>
          <table:table-cell office:value-type="float" office:value="2103813600" calcext:value-type="float">
            <text:p>2103813600</text:p>
          </table:table-cell>
        </table:table-row>
        <table:table-row table:style-name="ro1" table:number-rows-repeated="12">
          <table:table-cell table:number-columns-repeated="22"/>
          <table:table-cell table:style-name="Default" table:number-columns-repeated="9"/>
          <table:table-cell table:number-columns-repeated="22"/>
        </table:table-row>
        <table:table-row table:style-name="ro1">
          <table:table-cell table:number-columns-repeated="11"/>
          <table:table-cell office:value-type="string" calcext:value-type="string">
            <text:p>Fundamental mode as old RFD table</text:p>
          </table:table-cell>
          <table:table-cell table:number-columns-repeated="10"/>
          <table:table-cell table:style-name="Default" office:value-type="string" calcext:value-type="string">
            <text:p>Filling empy with 0s</text:p>
          </table:table-cell>
          <table:table-cell table:style-name="Default" table:number-columns-repeated="8"/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SLAC table from EDMS</text:p>
          </table:table-cell>
          <table:table-cell table:number-columns-repeated="7"/>
          <table:table-cell office:value-type="string" calcext:value-type="string">
            <text:p>Rearranging table</text:p>
          </table:table-cell>
          <table:table-cell table:number-columns-repeated="10"/>
          <table:table-cell table:style-name="Default" table:number-columns-repeated="9"/>
          <table:table-cell table:number-columns-repeated="22"/>
        </table:table-row>
        <table:table-row table:style-name="ro1">
          <table:table-cell table:number-columns-repeated="22"/>
          <table:table-cell table:style-name="Default" table:number-columns-repeated="9"/>
          <table:table-cell table:number-columns-repeated="22"/>
        </table:table-row>
        <table:table-row table:style-name="ro1">
          <table:table-cell table:number-columns-repeated="3"/>
          <table:table-cell table:style-name="ce1" office:value-type="string" calcext:value-type="string">
            <text:p>F (GHz)</text:p>
          </table:table-cell>
          <table:table-cell table:style-name="ce1" office:value-type="string" calcext:value-type="string">
            <text:p>Q_acc</text:p>
          </table:table-cell>
          <table:table-cell table:style-name="ce1" office:value-type="string" calcext:value-type="string">
            <text:p>Q_dip_X</text:p>
          </table:table-cell>
          <table:table-cell table:style-name="ce1" office:value-type="string" calcext:value-type="string">
            <text:p>Q_dip_Y</text:p>
          </table:table-cell>
          <table:table-cell table:style-name="ce1" office:value-type="string" calcext:value-type="string">
            <text:p>R_acc</text:p>
          </table:table-cell>
          <table:table-cell table:style-name="ce1" office:value-type="string" calcext:value-type="string">
            <text:p>R_x</text:p>
          </table:table-cell>
          <table:table-cell table:style-name="ce1" office:value-type="string" calcext:value-type="string">
            <text:p>R_y</text:p>
          </table:table-cell>
          <table:table-cell/>
          <table:table-cell office:value-type="string" calcext:value-type="string">
            <text:p>Rl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Qxd</text:p>
          </table:table-cell>
          <table:table-cell office:value-type="string" calcext:value-type="string">
            <text:p>fxd</text:p>
          </table:table-cell>
          <table:table-cell office:value-type="string" calcext:value-type="string">
            <text:p>Ryd</text:p>
          </table:table-cell>
          <table:table-cell office:value-type="string" calcext:value-type="string">
            <text:p>Qyd</text:p>
          </table:table-cell>
          <table:table-cell office:value-type="string" calcext:value-type="string">
            <text:p>fyd</text:p>
          </table:table-cell>
          <table:table-cell table:number-columns-repeated="2"/>
          <table:table-cell office:value-type="string" calcext:value-type="string">
            <text:p>Rl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Qxd</text:p>
          </table:table-cell>
          <table:table-cell office:value-type="string" calcext:value-type="string">
            <text:p>fxd</text:p>
          </table:table-cell>
          <table:table-cell office:value-type="string" calcext:value-type="string">
            <text:p>Ryd</text:p>
          </table:table-cell>
          <table:table-cell office:value-type="string" calcext:value-type="string">
            <text:p>Qyd</text:p>
          </table:table-cell>
          <table:table-cell office:value-type="string" calcext:value-type="string">
            <text:p>fyd</text:p>
          </table:table-cell>
          <table:table-cell table:number-columns-repeated="22"/>
        </table:table-row>
        <table:table-row table:style-name="ro1">
          <table:table-cell table:number-columns-repeated="3"/>
          <table:table-cell table:style-name="ce1" table:number-columns-repeated="7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906.8730638667" calcext:value-type="float">
            <text:p>906.8730638667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906.8730638667" calcext:value-type="float">
            <text:p>906.8730638667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88]*1000000000" office:value-type="float" office:value="400000000" calcext:value-type="float">
            <text:p>400000000</text:p>
          </table:table-cell>
          <table:table-cell office:value-type="float" office:value="906.8730638667" calcext:value-type="float">
            <text:p>906.8730638667</text:p>
          </table:table-cell>
          <table:table-cell office:value-type="float" office:value="1" calcext:value-type="float">
            <text:p>1</text:p>
          </table:table-cell>
          <table:table-cell table:formula="of:=[.Q88]*1000000000" office:value-type="float" office:value="400000000" calcext:value-type="float">
            <text:p>400000000</text:p>
          </table:table-cell>
          <table:table-cell office:value-type="float" office:value="906.8730638667" calcext:value-type="float">
            <text:p>906.8730638667</text:p>
          </table:table-cell>
          <table:table-cell office:value-type="float" office:value="1" calcext:value-type="float">
            <text:p>1</text:p>
          </table:table-cell>
          <table:table-cell table:formula="of:=[.T88]*1000000000" office:value-type="float" office:value="400000000" calcext:value-type="float">
            <text:p>4000000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0.63380321" calcext:value-type="float">
            <text:p>0.63380321</text:p>
          </table:table-cell>
          <table:table-cell/>
          <table:table-cell office:value-type="float" office:value="1392.32" calcext:value-type="float">
            <text:p>1392.32</text:p>
          </table:table-cell>
          <table:table-cell table:number-columns-repeated="2"/>
          <table:table-cell office:value-type="float" office:value="668060" calcext:value-type="float">
            <text:p>668060</text:p>
          </table:table-cell>
          <table:table-cell table:number-columns-repeated="4"/>
          <table:table-cell office:value-type="float" office:value="0.63380321" calcext:value-type="float">
            <text:p>0.63380321</text:p>
          </table:table-cell>
          <table:table-cell office:value-type="float" office:value="668060" calcext:value-type="float">
            <text:p>668060</text:p>
          </table:table-cell>
          <table:table-cell office:value-type="float" office:value="1392.32" calcext:value-type="float">
            <text:p>1392.32</text:p>
          </table:table-cell>
          <table:table-cell office:value-type="float" office:value="0.63380321" calcext:value-type="float">
            <text:p>0.63380321</text:p>
          </table:table-cell>
          <table:table-cell table:number-columns-repeated="2"/>
          <table:table-cell office:value-type="float" office:value="0.63380321" calcext:value-type="float">
            <text:p>0.63380321</text:p>
          </table:table-cell>
          <table:table-cell table:number-columns-repeated="2"/>
          <table:table-cell table:formula="of:=[.L89]" office:value-type="float" office:value="0" calcext:value-type="float">
            <text:p>0</text:p>
          </table:table-cell>
          <table:table-cell table:formula="of:=[.M89]" office:value-type="float" office:value="0" calcext:value-type="float">
            <text:p>0</text:p>
          </table:table-cell>
          <table:table-cell table:formula="of:=[.N89]*1000000000" office:value-type="float" office:value="633803210" calcext:value-type="float">
            <text:p>633803210</text:p>
          </table:table-cell>
          <table:table-cell table:formula="of:=[.O89]" office:value-type="float" office:value="668060" calcext:value-type="float">
            <text:p>668060</text:p>
          </table:table-cell>
          <table:table-cell table:formula="of:=[.P89]" office:value-type="float" office:value="1392.32" calcext:value-type="float">
            <text:p>1392.32</text:p>
          </table:table-cell>
          <table:table-cell table:formula="of:=[.Q89]*1000000000" office:value-type="float" office:value="633803210" calcext:value-type="float">
            <text:p>633803210</text:p>
          </table:table-cell>
          <table:table-cell table:formula="of:=[.R89]" office:value-type="float" office:value="0" calcext:value-type="float">
            <text:p>0</text:p>
          </table:table-cell>
          <table:table-cell table:formula="of:=[.S89]" office:value-type="float" office:value="0" calcext:value-type="float">
            <text:p>0</text:p>
          </table:table-cell>
          <table:table-cell table:formula="of:=[.T89]*1000000000" office:value-type="float" office:value="633803210" calcext:value-type="float">
            <text:p>63380321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0.71583062" calcext:value-type="float">
            <text:p>0.71583062</text:p>
          </table:table-cell>
          <table:table-cell office:value-type="float" office:value="174.082" calcext:value-type="float">
            <text:p>174.082</text:p>
          </table:table-cell>
          <table:table-cell table:number-columns-repeated="2"/>
          <table:table-cell office:value-type="float" office:value="2988.285" calcext:value-type="float">
            <text:p>2988.285</text:p>
          </table:table-cell>
          <table:table-cell table:number-columns-repeated="3"/>
          <table:table-cell office:value-type="float" office:value="2988.285" calcext:value-type="float">
            <text:p>2988.285</text:p>
          </table:table-cell>
          <table:table-cell office:value-type="float" office:value="174.082" calcext:value-type="float">
            <text:p>174.082</text:p>
          </table:table-cell>
          <table:table-cell office:value-type="float" office:value="0.71583062" calcext:value-type="float">
            <text:p>0.71583062</text:p>
          </table:table-cell>
          <table:table-cell table:number-columns-repeated="2"/>
          <table:table-cell office:value-type="float" office:value="0.71583062" calcext:value-type="float">
            <text:p>0.71583062</text:p>
          </table:table-cell>
          <table:table-cell table:number-columns-repeated="2"/>
          <table:table-cell office:value-type="float" office:value="0.71583062" calcext:value-type="float">
            <text:p>0.71583062</text:p>
          </table:table-cell>
          <table:table-cell table:number-columns-repeated="2"/>
          <table:table-cell table:formula="of:=[.L90]" office:value-type="float" office:value="2988.285" calcext:value-type="float">
            <text:p>2988.285</text:p>
          </table:table-cell>
          <table:table-cell table:formula="of:=[.M90]" office:value-type="float" office:value="174.082" calcext:value-type="float">
            <text:p>174.082</text:p>
          </table:table-cell>
          <table:table-cell table:formula="of:=[.N90]*1000000000" office:value-type="float" office:value="715830620" calcext:value-type="float">
            <text:p>715830620</text:p>
          </table:table-cell>
          <table:table-cell table:formula="of:=[.O90]" office:value-type="float" office:value="0" calcext:value-type="float">
            <text:p>0</text:p>
          </table:table-cell>
          <table:table-cell table:formula="of:=[.P90]" office:value-type="float" office:value="0" calcext:value-type="float">
            <text:p>0</text:p>
          </table:table-cell>
          <table:table-cell table:formula="of:=[.Q90]*1000000000" office:value-type="float" office:value="715830620" calcext:value-type="float">
            <text:p>715830620</text:p>
          </table:table-cell>
          <table:table-cell table:formula="of:=[.R90]" office:value-type="float" office:value="0" calcext:value-type="float">
            <text:p>0</text:p>
          </table:table-cell>
          <table:table-cell table:formula="of:=[.S90]" office:value-type="float" office:value="0" calcext:value-type="float">
            <text:p>0</text:p>
          </table:table-cell>
          <table:table-cell table:formula="of:=[.T90]*1000000000" office:value-type="float" office:value="715830620" calcext:value-type="float">
            <text:p>71583062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0.76093872" calcext:value-type="float">
            <text:p>0.76093872</text:p>
          </table:table-cell>
          <table:table-cell office:value-type="float" office:value="293.283" calcext:value-type="float">
            <text:p>293.283</text:p>
          </table:table-cell>
          <table:table-cell table:number-columns-repeated="2"/>
          <table:table-cell office:value-type="float" office:value="28763.45" calcext:value-type="float">
            <text:p>28763.45</text:p>
          </table:table-cell>
          <table:table-cell table:number-columns-repeated="3"/>
          <table:table-cell office:value-type="float" office:value="28763.45" calcext:value-type="float">
            <text:p>28763.45</text:p>
          </table:table-cell>
          <table:table-cell office:value-type="float" office:value="293.283" calcext:value-type="float">
            <text:p>293.283</text:p>
          </table:table-cell>
          <table:table-cell office:value-type="float" office:value="0.76093872" calcext:value-type="float">
            <text:p>0.76093872</text:p>
          </table:table-cell>
          <table:table-cell table:number-columns-repeated="2"/>
          <table:table-cell office:value-type="float" office:value="0.76093872" calcext:value-type="float">
            <text:p>0.76093872</text:p>
          </table:table-cell>
          <table:table-cell table:number-columns-repeated="2"/>
          <table:table-cell office:value-type="float" office:value="0.76093872" calcext:value-type="float">
            <text:p>0.76093872</text:p>
          </table:table-cell>
          <table:table-cell table:number-columns-repeated="2"/>
          <table:table-cell table:formula="of:=[.L91]" office:value-type="float" office:value="28763.45" calcext:value-type="float">
            <text:p>28763.45</text:p>
          </table:table-cell>
          <table:table-cell table:formula="of:=[.M91]" office:value-type="float" office:value="293.283" calcext:value-type="float">
            <text:p>293.283</text:p>
          </table:table-cell>
          <table:table-cell table:formula="of:=[.N91]*1000000000" office:value-type="float" office:value="760938720" calcext:value-type="float">
            <text:p>760938720</text:p>
          </table:table-cell>
          <table:table-cell table:formula="of:=[.O91]" office:value-type="float" office:value="0" calcext:value-type="float">
            <text:p>0</text:p>
          </table:table-cell>
          <table:table-cell table:formula="of:=[.P91]" office:value-type="float" office:value="0" calcext:value-type="float">
            <text:p>0</text:p>
          </table:table-cell>
          <table:table-cell table:formula="of:=[.Q91]*1000000000" office:value-type="float" office:value="760938720" calcext:value-type="float">
            <text:p>760938720</text:p>
          </table:table-cell>
          <table:table-cell table:formula="of:=[.R91]" office:value-type="float" office:value="0" calcext:value-type="float">
            <text:p>0</text:p>
          </table:table-cell>
          <table:table-cell table:formula="of:=[.S91]" office:value-type="float" office:value="0" calcext:value-type="float">
            <text:p>0</text:p>
          </table:table-cell>
          <table:table-cell table:formula="of:=[.T91]*1000000000" office:value-type="float" office:value="760938720" calcext:value-type="float">
            <text:p>76093872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0.78307726" calcext:value-type="float">
            <text:p>0.78307726</text:p>
          </table:table-cell>
          <table:table-cell table:number-columns-repeated="2"/>
          <table:table-cell office:value-type="float" office:value="1609.31" calcext:value-type="float">
            <text:p>1609.31</text:p>
          </table:table-cell>
          <table:table-cell table:number-columns-repeated="2"/>
          <table:table-cell office:value-type="float" office:value="19984.05" calcext:value-type="float">
            <text:p>19984.05</text:p>
          </table:table-cell>
          <table:table-cell table:number-columns-repeated="3"/>
          <table:table-cell office:value-type="float" office:value="0.78307726" calcext:value-type="float">
            <text:p>0.78307726</text:p>
          </table:table-cell>
          <table:table-cell table:number-columns-repeated="2"/>
          <table:table-cell office:value-type="float" office:value="0.78307726" calcext:value-type="float">
            <text:p>0.78307726</text:p>
          </table:table-cell>
          <table:table-cell office:value-type="float" office:value="19984.05" calcext:value-type="float">
            <text:p>19984.05</text:p>
          </table:table-cell>
          <table:table-cell office:value-type="float" office:value="1609.31" calcext:value-type="float">
            <text:p>1609.31</text:p>
          </table:table-cell>
          <table:table-cell office:value-type="float" office:value="0.78307726" calcext:value-type="float">
            <text:p>0.78307726</text:p>
          </table:table-cell>
          <table:table-cell table:number-columns-repeated="2"/>
          <table:table-cell table:formula="of:=[.L92]" office:value-type="float" office:value="0" calcext:value-type="float">
            <text:p>0</text:p>
          </table:table-cell>
          <table:table-cell table:formula="of:=[.M92]" office:value-type="float" office:value="0" calcext:value-type="float">
            <text:p>0</text:p>
          </table:table-cell>
          <table:table-cell table:formula="of:=[.N92]*1000000000" office:value-type="float" office:value="783077260" calcext:value-type="float">
            <text:p>783077260</text:p>
          </table:table-cell>
          <table:table-cell table:formula="of:=[.O92]" office:value-type="float" office:value="0" calcext:value-type="float">
            <text:p>0</text:p>
          </table:table-cell>
          <table:table-cell table:formula="of:=[.P92]" office:value-type="float" office:value="0" calcext:value-type="float">
            <text:p>0</text:p>
          </table:table-cell>
          <table:table-cell table:formula="of:=[.Q92]*1000000000" office:value-type="float" office:value="783077260" calcext:value-type="float">
            <text:p>783077260</text:p>
          </table:table-cell>
          <table:table-cell table:formula="of:=[.R92]" office:value-type="float" office:value="19984.05" calcext:value-type="float">
            <text:p>19984.05</text:p>
          </table:table-cell>
          <table:table-cell table:formula="of:=[.S92]" office:value-type="float" office:value="1609.31" calcext:value-type="float">
            <text:p>1609.31</text:p>
          </table:table-cell>
          <table:table-cell table:formula="of:=[.T92]*1000000000" office:value-type="float" office:value="783077260" calcext:value-type="float">
            <text:p>78307726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0.87511615" calcext:value-type="float">
            <text:p>0.87511615</text:p>
          </table:table-cell>
          <table:table-cell office:value-type="float" office:value="154.843" calcext:value-type="float">
            <text:p>154.843</text:p>
          </table:table-cell>
          <table:table-cell table:number-columns-repeated="2"/>
          <table:table-cell office:value-type="float" office:value="2263.32" calcext:value-type="float">
            <text:p>2263.32</text:p>
          </table:table-cell>
          <table:table-cell table:number-columns-repeated="3"/>
          <table:table-cell office:value-type="float" office:value="2263.32" calcext:value-type="float">
            <text:p>2263.32</text:p>
          </table:table-cell>
          <table:table-cell office:value-type="float" office:value="154.843" calcext:value-type="float">
            <text:p>154.843</text:p>
          </table:table-cell>
          <table:table-cell office:value-type="float" office:value="0.87511615" calcext:value-type="float">
            <text:p>0.87511615</text:p>
          </table:table-cell>
          <table:table-cell table:number-columns-repeated="2"/>
          <table:table-cell office:value-type="float" office:value="0.87511615" calcext:value-type="float">
            <text:p>0.87511615</text:p>
          </table:table-cell>
          <table:table-cell table:number-columns-repeated="2"/>
          <table:table-cell office:value-type="float" office:value="0.87511615" calcext:value-type="float">
            <text:p>0.87511615</text:p>
          </table:table-cell>
          <table:table-cell table:number-columns-repeated="2"/>
          <table:table-cell table:formula="of:=[.L93]" office:value-type="float" office:value="2263.32" calcext:value-type="float">
            <text:p>2263.32</text:p>
          </table:table-cell>
          <table:table-cell table:formula="of:=[.M93]" office:value-type="float" office:value="154.843" calcext:value-type="float">
            <text:p>154.843</text:p>
          </table:table-cell>
          <table:table-cell table:formula="of:=[.N93]*1000000000" office:value-type="float" office:value="875116150" calcext:value-type="float">
            <text:p>875116150</text:p>
          </table:table-cell>
          <table:table-cell table:formula="of:=[.O93]" office:value-type="float" office:value="0" calcext:value-type="float">
            <text:p>0</text:p>
          </table:table-cell>
          <table:table-cell table:formula="of:=[.P93]" office:value-type="float" office:value="0" calcext:value-type="float">
            <text:p>0</text:p>
          </table:table-cell>
          <table:table-cell table:formula="of:=[.Q93]*1000000000" office:value-type="float" office:value="875116150" calcext:value-type="float">
            <text:p>875116150</text:p>
          </table:table-cell>
          <table:table-cell table:formula="of:=[.R93]" office:value-type="float" office:value="0" calcext:value-type="float">
            <text:p>0</text:p>
          </table:table-cell>
          <table:table-cell table:formula="of:=[.S93]" office:value-type="float" office:value="0" calcext:value-type="float">
            <text:p>0</text:p>
          </table:table-cell>
          <table:table-cell table:formula="of:=[.T93]*1000000000" office:value-type="float" office:value="875116150" calcext:value-type="float">
            <text:p>87511615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0.90934335" calcext:value-type="float">
            <text:p>0.90934335</text:p>
          </table:table-cell>
          <table:table-cell table:number-columns-repeated="2"/>
          <table:table-cell office:value-type="float" office:value="291.847" calcext:value-type="float">
            <text:p>291.847</text:p>
          </table:table-cell>
          <table:table-cell table:number-columns-repeated="2"/>
          <table:table-cell office:value-type="float" office:value="38807.55" calcext:value-type="float">
            <text:p>38807.55</text:p>
          </table:table-cell>
          <table:table-cell table:number-columns-repeated="3"/>
          <table:table-cell office:value-type="float" office:value="0.90934335" calcext:value-type="float">
            <text:p>0.90934335</text:p>
          </table:table-cell>
          <table:table-cell table:number-columns-repeated="2"/>
          <table:table-cell office:value-type="float" office:value="0.90934335" calcext:value-type="float">
            <text:p>0.90934335</text:p>
          </table:table-cell>
          <table:table-cell office:value-type="float" office:value="38807.55" calcext:value-type="float">
            <text:p>38807.55</text:p>
          </table:table-cell>
          <table:table-cell office:value-type="float" office:value="291.847" calcext:value-type="float">
            <text:p>291.847</text:p>
          </table:table-cell>
          <table:table-cell office:value-type="float" office:value="0.90934335" calcext:value-type="float">
            <text:p>0.90934335</text:p>
          </table:table-cell>
          <table:table-cell table:number-columns-repeated="2"/>
          <table:table-cell table:formula="of:=[.L94]" office:value-type="float" office:value="0" calcext:value-type="float">
            <text:p>0</text:p>
          </table:table-cell>
          <table:table-cell table:formula="of:=[.M94]" office:value-type="float" office:value="0" calcext:value-type="float">
            <text:p>0</text:p>
          </table:table-cell>
          <table:table-cell table:formula="of:=[.N94]*1000000000" office:value-type="float" office:value="909343350" calcext:value-type="float">
            <text:p>909343350</text:p>
          </table:table-cell>
          <table:table-cell table:formula="of:=[.O94]" office:value-type="float" office:value="0" calcext:value-type="float">
            <text:p>0</text:p>
          </table:table-cell>
          <table:table-cell table:formula="of:=[.P94]" office:value-type="float" office:value="0" calcext:value-type="float">
            <text:p>0</text:p>
          </table:table-cell>
          <table:table-cell table:formula="of:=[.Q94]*1000000000" office:value-type="float" office:value="909343350" calcext:value-type="float">
            <text:p>909343350</text:p>
          </table:table-cell>
          <table:table-cell table:formula="of:=[.R94]" office:value-type="float" office:value="38807.55" calcext:value-type="float">
            <text:p>38807.55</text:p>
          </table:table-cell>
          <table:table-cell table:formula="of:=[.S94]" office:value-type="float" office:value="291.847" calcext:value-type="float">
            <text:p>291.847</text:p>
          </table:table-cell>
          <table:table-cell table:formula="of:=[.T94]*1000000000" office:value-type="float" office:value="909343350" calcext:value-type="float">
            <text:p>90934335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0.94574116" calcext:value-type="float">
            <text:p>0.94574116</text:p>
          </table:table-cell>
          <table:table-cell/>
          <table:table-cell office:value-type="float" office:value="877.146" calcext:value-type="float">
            <text:p>877.146</text:p>
          </table:table-cell>
          <table:table-cell table:number-columns-repeated="2"/>
          <table:table-cell office:value-type="float" office:value="62739.5" calcext:value-type="float">
            <text:p>62739.5</text:p>
          </table:table-cell>
          <table:table-cell table:number-columns-repeated="4"/>
          <table:table-cell office:value-type="float" office:value="0.94574116" calcext:value-type="float">
            <text:p>0.94574116</text:p>
          </table:table-cell>
          <table:table-cell office:value-type="float" office:value="62739.5" calcext:value-type="float">
            <text:p>62739.5</text:p>
          </table:table-cell>
          <table:table-cell office:value-type="float" office:value="877.146" calcext:value-type="float">
            <text:p>877.146</text:p>
          </table:table-cell>
          <table:table-cell office:value-type="float" office:value="0.94574116" calcext:value-type="float">
            <text:p>0.94574116</text:p>
          </table:table-cell>
          <table:table-cell table:number-columns-repeated="2"/>
          <table:table-cell office:value-type="float" office:value="0.94574116" calcext:value-type="float">
            <text:p>0.94574116</text:p>
          </table:table-cell>
          <table:table-cell table:number-columns-repeated="2"/>
          <table:table-cell table:formula="of:=[.L95]" office:value-type="float" office:value="0" calcext:value-type="float">
            <text:p>0</text:p>
          </table:table-cell>
          <table:table-cell table:formula="of:=[.M95]" office:value-type="float" office:value="0" calcext:value-type="float">
            <text:p>0</text:p>
          </table:table-cell>
          <table:table-cell table:formula="of:=[.N95]*1000000000" office:value-type="float" office:value="945741160" calcext:value-type="float">
            <text:p>945741160</text:p>
          </table:table-cell>
          <table:table-cell table:formula="of:=[.O95]" office:value-type="float" office:value="62739.5" calcext:value-type="float">
            <text:p>62739.5</text:p>
          </table:table-cell>
          <table:table-cell table:formula="of:=[.P95]" office:value-type="float" office:value="877.146" calcext:value-type="float">
            <text:p>877.146</text:p>
          </table:table-cell>
          <table:table-cell table:formula="of:=[.Q95]*1000000000" office:value-type="float" office:value="945741160" calcext:value-type="float">
            <text:p>945741160</text:p>
          </table:table-cell>
          <table:table-cell table:formula="of:=[.R95]" office:value-type="float" office:value="0" calcext:value-type="float">
            <text:p>0</text:p>
          </table:table-cell>
          <table:table-cell table:formula="of:=[.S95]" office:value-type="float" office:value="0" calcext:value-type="float">
            <text:p>0</text:p>
          </table:table-cell>
          <table:table-cell table:formula="of:=[.T95]*1000000000" office:value-type="float" office:value="945741160" calcext:value-type="float">
            <text:p>94574116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.0004527" calcext:value-type="float">
            <text:p>1.0004527</text:p>
          </table:table-cell>
          <table:table-cell office:value-type="float" office:value="36.9803" calcext:value-type="float">
            <text:p>36.9803</text:p>
          </table:table-cell>
          <table:table-cell table:number-columns-repeated="2"/>
          <table:table-cell office:value-type="float" office:value="31.2862" calcext:value-type="float">
            <text:p>31.2862</text:p>
          </table:table-cell>
          <table:table-cell table:number-columns-repeated="3"/>
          <table:table-cell office:value-type="float" office:value="31.2862" calcext:value-type="float">
            <text:p>31.2862</text:p>
          </table:table-cell>
          <table:table-cell office:value-type="float" office:value="36.9803" calcext:value-type="float">
            <text:p>36.9803</text:p>
          </table:table-cell>
          <table:table-cell office:value-type="float" office:value="1.0004527" calcext:value-type="float">
            <text:p>1.0004527</text:p>
          </table:table-cell>
          <table:table-cell table:number-columns-repeated="2"/>
          <table:table-cell office:value-type="float" office:value="1.0004527" calcext:value-type="float">
            <text:p>1.0004527</text:p>
          </table:table-cell>
          <table:table-cell table:number-columns-repeated="2"/>
          <table:table-cell office:value-type="float" office:value="1.0004527" calcext:value-type="float">
            <text:p>1.0004527</text:p>
          </table:table-cell>
          <table:table-cell table:number-columns-repeated="2"/>
          <table:table-cell table:formula="of:=[.L96]" office:value-type="float" office:value="31.2862" calcext:value-type="float">
            <text:p>31.2862</text:p>
          </table:table-cell>
          <table:table-cell table:formula="of:=[.M96]" office:value-type="float" office:value="36.9803" calcext:value-type="float">
            <text:p>36.9803</text:p>
          </table:table-cell>
          <table:table-cell table:formula="of:=[.N96]*1000000000" office:value-type="float" office:value="1000452700" calcext:value-type="float">
            <text:p>1000452700</text:p>
          </table:table-cell>
          <table:table-cell table:formula="of:=[.O96]" office:value-type="float" office:value="0" calcext:value-type="float">
            <text:p>0</text:p>
          </table:table-cell>
          <table:table-cell table:formula="of:=[.P96]" office:value-type="float" office:value="0" calcext:value-type="float">
            <text:p>0</text:p>
          </table:table-cell>
          <table:table-cell table:formula="of:=[.Q96]*1000000000" office:value-type="float" office:value="1000452700" calcext:value-type="float">
            <text:p>1000452700</text:p>
          </table:table-cell>
          <table:table-cell table:formula="of:=[.R96]" office:value-type="float" office:value="0" calcext:value-type="float">
            <text:p>0</text:p>
          </table:table-cell>
          <table:table-cell table:formula="of:=[.S96]" office:value-type="float" office:value="0" calcext:value-type="float">
            <text:p>0</text:p>
          </table:table-cell>
          <table:table-cell table:formula="of:=[.T96]*1000000000" office:value-type="float" office:value="1000452700" calcext:value-type="float">
            <text:p>10004527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.0577589" calcext:value-type="float">
            <text:p>1.0577589</text:p>
          </table:table-cell>
          <table:table-cell office:value-type="float" office:value="4.21634" calcext:value-type="float">
            <text:p>4.21634</text:p>
          </table:table-cell>
          <table:table-cell table:number-columns-repeated="2"/>
          <table:table-cell office:value-type="float" office:value="0.568535" calcext:value-type="float">
            <text:p>0.568535</text:p>
          </table:table-cell>
          <table:table-cell table:number-columns-repeated="3"/>
          <table:table-cell office:value-type="float" office:value="0.568535" calcext:value-type="float">
            <text:p>0.568535</text:p>
          </table:table-cell>
          <table:table-cell office:value-type="float" office:value="4.21634" calcext:value-type="float">
            <text:p>4.21634</text:p>
          </table:table-cell>
          <table:table-cell office:value-type="float" office:value="1.0577589" calcext:value-type="float">
            <text:p>1.0577589</text:p>
          </table:table-cell>
          <table:table-cell table:number-columns-repeated="2"/>
          <table:table-cell office:value-type="float" office:value="1.0577589" calcext:value-type="float">
            <text:p>1.0577589</text:p>
          </table:table-cell>
          <table:table-cell table:number-columns-repeated="2"/>
          <table:table-cell office:value-type="float" office:value="1.0577589" calcext:value-type="float">
            <text:p>1.0577589</text:p>
          </table:table-cell>
          <table:table-cell table:number-columns-repeated="2"/>
          <table:table-cell table:formula="of:=[.L97]" office:value-type="float" office:value="0.568535" calcext:value-type="float">
            <text:p>0.568535</text:p>
          </table:table-cell>
          <table:table-cell table:formula="of:=[.M97]" office:value-type="float" office:value="4.21634" calcext:value-type="float">
            <text:p>4.21634</text:p>
          </table:table-cell>
          <table:table-cell table:formula="of:=[.N97]*1000000000" office:value-type="float" office:value="1057758900" calcext:value-type="float">
            <text:p>1057758900</text:p>
          </table:table-cell>
          <table:table-cell table:formula="of:=[.O97]" office:value-type="float" office:value="0" calcext:value-type="float">
            <text:p>0</text:p>
          </table:table-cell>
          <table:table-cell table:formula="of:=[.P97]" office:value-type="float" office:value="0" calcext:value-type="float">
            <text:p>0</text:p>
          </table:table-cell>
          <table:table-cell table:formula="of:=[.Q97]*1000000000" office:value-type="float" office:value="1057758900" calcext:value-type="float">
            <text:p>1057758900</text:p>
          </table:table-cell>
          <table:table-cell table:formula="of:=[.R97]" office:value-type="float" office:value="0" calcext:value-type="float">
            <text:p>0</text:p>
          </table:table-cell>
          <table:table-cell table:formula="of:=[.S97]" office:value-type="float" office:value="0" calcext:value-type="float">
            <text:p>0</text:p>
          </table:table-cell>
          <table:table-cell table:formula="of:=[.T97]*1000000000" office:value-type="float" office:value="1057758900" calcext:value-type="float">
            <text:p>10577589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.084939" calcext:value-type="float">
            <text:p>1.084939</text:p>
          </table:table-cell>
          <table:table-cell office:value-type="float" office:value="133.344" calcext:value-type="float">
            <text:p>133.344</text:p>
          </table:table-cell>
          <table:table-cell table:number-columns-repeated="2"/>
          <table:table-cell office:value-type="float" office:value="108.7735" calcext:value-type="float">
            <text:p>108.7735</text:p>
          </table:table-cell>
          <table:table-cell table:number-columns-repeated="3"/>
          <table:table-cell office:value-type="float" office:value="108.7735" calcext:value-type="float">
            <text:p>108.7735</text:p>
          </table:table-cell>
          <table:table-cell office:value-type="float" office:value="133.344" calcext:value-type="float">
            <text:p>133.344</text:p>
          </table:table-cell>
          <table:table-cell office:value-type="float" office:value="1.084939" calcext:value-type="float">
            <text:p>1.084939</text:p>
          </table:table-cell>
          <table:table-cell table:number-columns-repeated="2"/>
          <table:table-cell office:value-type="float" office:value="1.084939" calcext:value-type="float">
            <text:p>1.084939</text:p>
          </table:table-cell>
          <table:table-cell table:number-columns-repeated="2"/>
          <table:table-cell office:value-type="float" office:value="1.084939" calcext:value-type="float">
            <text:p>1.084939</text:p>
          </table:table-cell>
          <table:table-cell table:number-columns-repeated="2"/>
          <table:table-cell table:formula="of:=[.L98]" office:value-type="float" office:value="108.7735" calcext:value-type="float">
            <text:p>108.7735</text:p>
          </table:table-cell>
          <table:table-cell table:formula="of:=[.M98]" office:value-type="float" office:value="133.344" calcext:value-type="float">
            <text:p>133.344</text:p>
          </table:table-cell>
          <table:table-cell table:formula="of:=[.N98]*1000000000" office:value-type="float" office:value="1084939000" calcext:value-type="float">
            <text:p>1084939000</text:p>
          </table:table-cell>
          <table:table-cell table:formula="of:=[.O98]" office:value-type="float" office:value="0" calcext:value-type="float">
            <text:p>0</text:p>
          </table:table-cell>
          <table:table-cell table:formula="of:=[.P98]" office:value-type="float" office:value="0" calcext:value-type="float">
            <text:p>0</text:p>
          </table:table-cell>
          <table:table-cell table:formula="of:=[.Q98]*1000000000" office:value-type="float" office:value="1084939000" calcext:value-type="float">
            <text:p>1084939000</text:p>
          </table:table-cell>
          <table:table-cell table:formula="of:=[.R98]" office:value-type="float" office:value="0" calcext:value-type="float">
            <text:p>0</text:p>
          </table:table-cell>
          <table:table-cell table:formula="of:=[.S98]" office:value-type="float" office:value="0" calcext:value-type="float">
            <text:p>0</text:p>
          </table:table-cell>
          <table:table-cell table:formula="of:=[.T98]*1000000000" office:value-type="float" office:value="1084939000" calcext:value-type="float">
            <text:p>10849390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.1033239" calcext:value-type="float">
            <text:p>1.1033239</text:p>
          </table:table-cell>
          <table:table-cell table:number-columns-repeated="2"/>
          <table:table-cell office:value-type="float" office:value="151.382" calcext:value-type="float">
            <text:p>151.382</text:p>
          </table:table-cell>
          <table:table-cell table:number-columns-repeated="2"/>
          <table:table-cell office:value-type="float" office:value="23165.7" calcext:value-type="float">
            <text:p>23165.7</text:p>
          </table:table-cell>
          <table:table-cell table:number-columns-repeated="3"/>
          <table:table-cell office:value-type="float" office:value="1.1033239" calcext:value-type="float">
            <text:p>1.1033239</text:p>
          </table:table-cell>
          <table:table-cell table:number-columns-repeated="2"/>
          <table:table-cell office:value-type="float" office:value="1.1033239" calcext:value-type="float">
            <text:p>1.1033239</text:p>
          </table:table-cell>
          <table:table-cell office:value-type="float" office:value="23165.7" calcext:value-type="float">
            <text:p>23165.7</text:p>
          </table:table-cell>
          <table:table-cell office:value-type="float" office:value="151.382" calcext:value-type="float">
            <text:p>151.382</text:p>
          </table:table-cell>
          <table:table-cell office:value-type="float" office:value="1.1033239" calcext:value-type="float">
            <text:p>1.1033239</text:p>
          </table:table-cell>
          <table:table-cell table:number-columns-repeated="2"/>
          <table:table-cell table:formula="of:=[.L99]" office:value-type="float" office:value="0" calcext:value-type="float">
            <text:p>0</text:p>
          </table:table-cell>
          <table:table-cell table:formula="of:=[.M99]" office:value-type="float" office:value="0" calcext:value-type="float">
            <text:p>0</text:p>
          </table:table-cell>
          <table:table-cell table:formula="of:=[.N99]*1000000000" office:value-type="float" office:value="1103323900" calcext:value-type="float">
            <text:p>1103323900</text:p>
          </table:table-cell>
          <table:table-cell table:formula="of:=[.O99]" office:value-type="float" office:value="0" calcext:value-type="float">
            <text:p>0</text:p>
          </table:table-cell>
          <table:table-cell table:formula="of:=[.P99]" office:value-type="float" office:value="0" calcext:value-type="float">
            <text:p>0</text:p>
          </table:table-cell>
          <table:table-cell table:formula="of:=[.Q99]*1000000000" office:value-type="float" office:value="1103323900" calcext:value-type="float">
            <text:p>1103323900</text:p>
          </table:table-cell>
          <table:table-cell table:formula="of:=[.R99]" office:value-type="float" office:value="23165.7" calcext:value-type="float">
            <text:p>23165.7</text:p>
          </table:table-cell>
          <table:table-cell table:formula="of:=[.S99]" office:value-type="float" office:value="151.382" calcext:value-type="float">
            <text:p>151.382</text:p>
          </table:table-cell>
          <table:table-cell table:formula="of:=[.T99]*1000000000" office:value-type="float" office:value="1103323900" calcext:value-type="float">
            <text:p>11033239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.1392872" calcext:value-type="float">
            <text:p>1.1392872</text:p>
          </table:table-cell>
          <table:table-cell/>
          <table:table-cell office:value-type="float" office:value="989.486" calcext:value-type="float">
            <text:p>989.486</text:p>
          </table:table-cell>
          <table:table-cell table:number-columns-repeated="2"/>
          <table:table-cell office:value-type="float" office:value="6656.95" calcext:value-type="float">
            <text:p>6656.95</text:p>
          </table:table-cell>
          <table:table-cell table:number-columns-repeated="4"/>
          <table:table-cell office:value-type="float" office:value="1.1392872" calcext:value-type="float">
            <text:p>1.1392872</text:p>
          </table:table-cell>
          <table:table-cell office:value-type="float" office:value="6656.95" calcext:value-type="float">
            <text:p>6656.95</text:p>
          </table:table-cell>
          <table:table-cell office:value-type="float" office:value="989.486" calcext:value-type="float">
            <text:p>989.486</text:p>
          </table:table-cell>
          <table:table-cell office:value-type="float" office:value="1.1392872" calcext:value-type="float">
            <text:p>1.1392872</text:p>
          </table:table-cell>
          <table:table-cell table:number-columns-repeated="2"/>
          <table:table-cell office:value-type="float" office:value="1.1392872" calcext:value-type="float">
            <text:p>1.1392872</text:p>
          </table:table-cell>
          <table:table-cell table:number-columns-repeated="2"/>
          <table:table-cell table:formula="of:=[.L100]" office:value-type="float" office:value="0" calcext:value-type="float">
            <text:p>0</text:p>
          </table:table-cell>
          <table:table-cell table:formula="of:=[.M100]" office:value-type="float" office:value="0" calcext:value-type="float">
            <text:p>0</text:p>
          </table:table-cell>
          <table:table-cell table:formula="of:=[.N100]*1000000000" office:value-type="float" office:value="1139287200" calcext:value-type="float">
            <text:p>1139287200</text:p>
          </table:table-cell>
          <table:table-cell table:formula="of:=[.O100]" office:value-type="float" office:value="6656.95" calcext:value-type="float">
            <text:p>6656.95</text:p>
          </table:table-cell>
          <table:table-cell table:formula="of:=[.P100]" office:value-type="float" office:value="989.486" calcext:value-type="float">
            <text:p>989.486</text:p>
          </table:table-cell>
          <table:table-cell table:formula="of:=[.Q100]*1000000000" office:value-type="float" office:value="1139287200" calcext:value-type="float">
            <text:p>1139287200</text:p>
          </table:table-cell>
          <table:table-cell table:formula="of:=[.R100]" office:value-type="float" office:value="0" calcext:value-type="float">
            <text:p>0</text:p>
          </table:table-cell>
          <table:table-cell table:formula="of:=[.S100]" office:value-type="float" office:value="0" calcext:value-type="float">
            <text:p>0</text:p>
          </table:table-cell>
          <table:table-cell table:formula="of:=[.T100]*1000000000" office:value-type="float" office:value="1139287200" calcext:value-type="float">
            <text:p>11392872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.0577589" calcext:value-type="float">
            <text:p>1.0577589</text:p>
          </table:table-cell>
          <table:table-cell office:value-type="float" office:value="4.21634" calcext:value-type="float">
            <text:p>4.21634</text:p>
          </table:table-cell>
          <table:table-cell table:number-columns-repeated="2"/>
          <table:table-cell office:value-type="float" office:value="0.568535" calcext:value-type="float">
            <text:p>0.568535</text:p>
          </table:table-cell>
          <table:table-cell table:number-columns-repeated="3"/>
          <table:table-cell office:value-type="float" office:value="0.568535" calcext:value-type="float">
            <text:p>0.568535</text:p>
          </table:table-cell>
          <table:table-cell office:value-type="float" office:value="4.21634" calcext:value-type="float">
            <text:p>4.21634</text:p>
          </table:table-cell>
          <table:table-cell office:value-type="float" office:value="1.0577589" calcext:value-type="float">
            <text:p>1.0577589</text:p>
          </table:table-cell>
          <table:table-cell table:number-columns-repeated="2"/>
          <table:table-cell office:value-type="float" office:value="1.0577589" calcext:value-type="float">
            <text:p>1.0577589</text:p>
          </table:table-cell>
          <table:table-cell table:number-columns-repeated="2"/>
          <table:table-cell office:value-type="float" office:value="1.0577589" calcext:value-type="float">
            <text:p>1.0577589</text:p>
          </table:table-cell>
          <table:table-cell table:number-columns-repeated="2"/>
          <table:table-cell table:formula="of:=[.L101]" office:value-type="float" office:value="0.568535" calcext:value-type="float">
            <text:p>0.568535</text:p>
          </table:table-cell>
          <table:table-cell table:formula="of:=[.M101]" office:value-type="float" office:value="4.21634" calcext:value-type="float">
            <text:p>4.21634</text:p>
          </table:table-cell>
          <table:table-cell table:formula="of:=[.N101]*1000000000" office:value-type="float" office:value="1057758900" calcext:value-type="float">
            <text:p>1057758900</text:p>
          </table:table-cell>
          <table:table-cell table:formula="of:=[.O101]" office:value-type="float" office:value="0" calcext:value-type="float">
            <text:p>0</text:p>
          </table:table-cell>
          <table:table-cell table:formula="of:=[.P101]" office:value-type="float" office:value="0" calcext:value-type="float">
            <text:p>0</text:p>
          </table:table-cell>
          <table:table-cell table:formula="of:=[.Q101]*1000000000" office:value-type="float" office:value="1057758900" calcext:value-type="float">
            <text:p>1057758900</text:p>
          </table:table-cell>
          <table:table-cell table:formula="of:=[.R101]" office:value-type="float" office:value="0" calcext:value-type="float">
            <text:p>0</text:p>
          </table:table-cell>
          <table:table-cell table:formula="of:=[.S101]" office:value-type="float" office:value="0" calcext:value-type="float">
            <text:p>0</text:p>
          </table:table-cell>
          <table:table-cell table:formula="of:=[.T101]*1000000000" office:value-type="float" office:value="1057758900" calcext:value-type="float">
            <text:p>10577589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.2181546" calcext:value-type="float">
            <text:p>1.2181546</text:p>
          </table:table-cell>
          <table:table-cell/>
          <table:table-cell office:value-type="float" office:value="83.6359" calcext:value-type="float">
            <text:p>83.6359</text:p>
          </table:table-cell>
          <table:table-cell table:number-columns-repeated="2"/>
          <table:table-cell office:value-type="float" office:value="1849.31" calcext:value-type="float">
            <text:p>1849.31</text:p>
          </table:table-cell>
          <table:table-cell table:number-columns-repeated="4"/>
          <table:table-cell office:value-type="float" office:value="1.2181546" calcext:value-type="float">
            <text:p>1.2181546</text:p>
          </table:table-cell>
          <table:table-cell office:value-type="float" office:value="1849.31" calcext:value-type="float">
            <text:p>1849.31</text:p>
          </table:table-cell>
          <table:table-cell office:value-type="float" office:value="83.6359" calcext:value-type="float">
            <text:p>83.6359</text:p>
          </table:table-cell>
          <table:table-cell office:value-type="float" office:value="1.2181546" calcext:value-type="float">
            <text:p>1.2181546</text:p>
          </table:table-cell>
          <table:table-cell table:number-columns-repeated="2"/>
          <table:table-cell office:value-type="float" office:value="1.2181546" calcext:value-type="float">
            <text:p>1.2181546</text:p>
          </table:table-cell>
          <table:table-cell table:number-columns-repeated="2"/>
          <table:table-cell table:formula="of:=[.L102]" office:value-type="float" office:value="0" calcext:value-type="float">
            <text:p>0</text:p>
          </table:table-cell>
          <table:table-cell table:formula="of:=[.M102]" office:value-type="float" office:value="0" calcext:value-type="float">
            <text:p>0</text:p>
          </table:table-cell>
          <table:table-cell table:formula="of:=[.N102]*1000000000" office:value-type="float" office:value="1218154600" calcext:value-type="float">
            <text:p>1218154600</text:p>
          </table:table-cell>
          <table:table-cell table:formula="of:=[.O102]" office:value-type="float" office:value="1849.31" calcext:value-type="float">
            <text:p>1849.31</text:p>
          </table:table-cell>
          <table:table-cell table:formula="of:=[.P102]" office:value-type="float" office:value="83.6359" calcext:value-type="float">
            <text:p>83.6359</text:p>
          </table:table-cell>
          <table:table-cell table:formula="of:=[.Q102]*1000000000" office:value-type="float" office:value="1218154600" calcext:value-type="float">
            <text:p>1218154600</text:p>
          </table:table-cell>
          <table:table-cell table:formula="of:=[.R102]" office:value-type="float" office:value="0" calcext:value-type="float">
            <text:p>0</text:p>
          </table:table-cell>
          <table:table-cell table:formula="of:=[.S102]" office:value-type="float" office:value="0" calcext:value-type="float">
            <text:p>0</text:p>
          </table:table-cell>
          <table:table-cell table:formula="of:=[.T102]*1000000000" office:value-type="float" office:value="1218154600" calcext:value-type="float">
            <text:p>12181546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.2336153" calcext:value-type="float">
            <text:p>1.2336153</text:p>
          </table:table-cell>
          <table:table-cell office:value-type="float" office:value="37.6601" calcext:value-type="float">
            <text:p>37.6601</text:p>
          </table:table-cell>
          <table:table-cell table:number-columns-repeated="2"/>
          <table:table-cell office:value-type="float" office:value="36.71845" calcext:value-type="float">
            <text:p>36.71845</text:p>
          </table:table-cell>
          <table:table-cell table:number-columns-repeated="3"/>
          <table:table-cell office:value-type="float" office:value="36.71845" calcext:value-type="float">
            <text:p>36.71845</text:p>
          </table:table-cell>
          <table:table-cell office:value-type="float" office:value="37.6601" calcext:value-type="float">
            <text:p>37.6601</text:p>
          </table:table-cell>
          <table:table-cell office:value-type="float" office:value="1.2336153" calcext:value-type="float">
            <text:p>1.2336153</text:p>
          </table:table-cell>
          <table:table-cell table:number-columns-repeated="2"/>
          <table:table-cell office:value-type="float" office:value="1.2336153" calcext:value-type="float">
            <text:p>1.2336153</text:p>
          </table:table-cell>
          <table:table-cell table:number-columns-repeated="2"/>
          <table:table-cell office:value-type="float" office:value="1.2336153" calcext:value-type="float">
            <text:p>1.2336153</text:p>
          </table:table-cell>
          <table:table-cell table:number-columns-repeated="2"/>
          <table:table-cell table:formula="of:=[.L103]" office:value-type="float" office:value="36.71845" calcext:value-type="float">
            <text:p>36.71845</text:p>
          </table:table-cell>
          <table:table-cell table:formula="of:=[.M103]" office:value-type="float" office:value="37.6601" calcext:value-type="float">
            <text:p>37.6601</text:p>
          </table:table-cell>
          <table:table-cell table:formula="of:=[.N103]*1000000000" office:value-type="float" office:value="1233615300" calcext:value-type="float">
            <text:p>1233615300</text:p>
          </table:table-cell>
          <table:table-cell table:formula="of:=[.O103]" office:value-type="float" office:value="0" calcext:value-type="float">
            <text:p>0</text:p>
          </table:table-cell>
          <table:table-cell table:formula="of:=[.P103]" office:value-type="float" office:value="0" calcext:value-type="float">
            <text:p>0</text:p>
          </table:table-cell>
          <table:table-cell table:formula="of:=[.Q103]*1000000000" office:value-type="float" office:value="1233615300" calcext:value-type="float">
            <text:p>1233615300</text:p>
          </table:table-cell>
          <table:table-cell table:formula="of:=[.R103]" office:value-type="float" office:value="0" calcext:value-type="float">
            <text:p>0</text:p>
          </table:table-cell>
          <table:table-cell table:formula="of:=[.S103]" office:value-type="float" office:value="0" calcext:value-type="float">
            <text:p>0</text:p>
          </table:table-cell>
          <table:table-cell table:formula="of:=[.T103]*1000000000" office:value-type="float" office:value="1233615300" calcext:value-type="float">
            <text:p>12336153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.2373616" calcext:value-type="float">
            <text:p>1.2373616</text:p>
          </table:table-cell>
          <table:table-cell/>
          <table:table-cell office:value-type="float" office:value="174.656" calcext:value-type="float">
            <text:p>174.656</text:p>
          </table:table-cell>
          <table:table-cell table:number-columns-repeated="2"/>
          <table:table-cell office:value-type="float" office:value="20308" calcext:value-type="float">
            <text:p>20308</text:p>
          </table:table-cell>
          <table:table-cell table:number-columns-repeated="4"/>
          <table:table-cell office:value-type="float" office:value="1.2373616" calcext:value-type="float">
            <text:p>1.2373616</text:p>
          </table:table-cell>
          <table:table-cell office:value-type="float" office:value="20308" calcext:value-type="float">
            <text:p>20308</text:p>
          </table:table-cell>
          <table:table-cell office:value-type="float" office:value="174.656" calcext:value-type="float">
            <text:p>174.656</text:p>
          </table:table-cell>
          <table:table-cell office:value-type="float" office:value="1.2373616" calcext:value-type="float">
            <text:p>1.2373616</text:p>
          </table:table-cell>
          <table:table-cell table:number-columns-repeated="2"/>
          <table:table-cell office:value-type="float" office:value="1.2373616" calcext:value-type="float">
            <text:p>1.2373616</text:p>
          </table:table-cell>
          <table:table-cell table:number-columns-repeated="2"/>
          <table:table-cell table:formula="of:=[.L104]" office:value-type="float" office:value="0" calcext:value-type="float">
            <text:p>0</text:p>
          </table:table-cell>
          <table:table-cell table:formula="of:=[.M104]" office:value-type="float" office:value="0" calcext:value-type="float">
            <text:p>0</text:p>
          </table:table-cell>
          <table:table-cell table:formula="of:=[.N104]*1000000000" office:value-type="float" office:value="1237361600" calcext:value-type="float">
            <text:p>1237361600</text:p>
          </table:table-cell>
          <table:table-cell table:formula="of:=[.O104]" office:value-type="float" office:value="20308" calcext:value-type="float">
            <text:p>20308</text:p>
          </table:table-cell>
          <table:table-cell table:formula="of:=[.P104]" office:value-type="float" office:value="174.656" calcext:value-type="float">
            <text:p>174.656</text:p>
          </table:table-cell>
          <table:table-cell table:formula="of:=[.Q104]*1000000000" office:value-type="float" office:value="1237361600" calcext:value-type="float">
            <text:p>1237361600</text:p>
          </table:table-cell>
          <table:table-cell table:formula="of:=[.R104]" office:value-type="float" office:value="0" calcext:value-type="float">
            <text:p>0</text:p>
          </table:table-cell>
          <table:table-cell table:formula="of:=[.S104]" office:value-type="float" office:value="0" calcext:value-type="float">
            <text:p>0</text:p>
          </table:table-cell>
          <table:table-cell table:formula="of:=[.T104]*1000000000" office:value-type="float" office:value="1237361600" calcext:value-type="float">
            <text:p>12373616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.2668961" calcext:value-type="float">
            <text:p>1.2668961</text:p>
          </table:table-cell>
          <table:table-cell/>
          <table:table-cell office:value-type="float" office:value="233.68" calcext:value-type="float">
            <text:p>233.68</text:p>
          </table:table-cell>
          <table:table-cell table:number-columns-repeated="2"/>
          <table:table-cell office:value-type="float" office:value="31492.7" calcext:value-type="float">
            <text:p>31492.7</text:p>
          </table:table-cell>
          <table:table-cell table:number-columns-repeated="4"/>
          <table:table-cell office:value-type="float" office:value="1.2668961" calcext:value-type="float">
            <text:p>1.2668961</text:p>
          </table:table-cell>
          <table:table-cell office:value-type="float" office:value="31492.7" calcext:value-type="float">
            <text:p>31492.7</text:p>
          </table:table-cell>
          <table:table-cell office:value-type="float" office:value="233.68" calcext:value-type="float">
            <text:p>233.68</text:p>
          </table:table-cell>
          <table:table-cell office:value-type="float" office:value="1.2668961" calcext:value-type="float">
            <text:p>1.2668961</text:p>
          </table:table-cell>
          <table:table-cell table:number-columns-repeated="2"/>
          <table:table-cell office:value-type="float" office:value="1.2668961" calcext:value-type="float">
            <text:p>1.2668961</text:p>
          </table:table-cell>
          <table:table-cell table:number-columns-repeated="2"/>
          <table:table-cell table:formula="of:=[.L105]" office:value-type="float" office:value="0" calcext:value-type="float">
            <text:p>0</text:p>
          </table:table-cell>
          <table:table-cell table:formula="of:=[.M105]" office:value-type="float" office:value="0" calcext:value-type="float">
            <text:p>0</text:p>
          </table:table-cell>
          <table:table-cell table:formula="of:=[.N105]*1000000000" office:value-type="float" office:value="1266896100" calcext:value-type="float">
            <text:p>1266896100</text:p>
          </table:table-cell>
          <table:table-cell table:formula="of:=[.O105]" office:value-type="float" office:value="31492.7" calcext:value-type="float">
            <text:p>31492.7</text:p>
          </table:table-cell>
          <table:table-cell table:formula="of:=[.P105]" office:value-type="float" office:value="233.68" calcext:value-type="float">
            <text:p>233.68</text:p>
          </table:table-cell>
          <table:table-cell table:formula="of:=[.Q105]*1000000000" office:value-type="float" office:value="1266896100" calcext:value-type="float">
            <text:p>1266896100</text:p>
          </table:table-cell>
          <table:table-cell table:formula="of:=[.R105]" office:value-type="float" office:value="0" calcext:value-type="float">
            <text:p>0</text:p>
          </table:table-cell>
          <table:table-cell table:formula="of:=[.S105]" office:value-type="float" office:value="0" calcext:value-type="float">
            <text:p>0</text:p>
          </table:table-cell>
          <table:table-cell table:formula="of:=[.T105]*1000000000" office:value-type="float" office:value="1266896100" calcext:value-type="float">
            <text:p>12668961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.2679065" calcext:value-type="float">
            <text:p>1.2679065</text:p>
          </table:table-cell>
          <table:table-cell table:number-columns-repeated="2"/>
          <table:table-cell office:value-type="float" office:value="2608.99" calcext:value-type="float">
            <text:p>2608.99</text:p>
          </table:table-cell>
          <table:table-cell table:number-columns-repeated="2"/>
          <table:table-cell office:value-type="float" office:value="589275" calcext:value-type="float">
            <text:p>589275</text:p>
          </table:table-cell>
          <table:table-cell table:number-columns-repeated="3"/>
          <table:table-cell office:value-type="float" office:value="1.2679065" calcext:value-type="float">
            <text:p>1.2679065</text:p>
          </table:table-cell>
          <table:table-cell table:number-columns-repeated="2"/>
          <table:table-cell office:value-type="float" office:value="1.2679065" calcext:value-type="float">
            <text:p>1.2679065</text:p>
          </table:table-cell>
          <table:table-cell office:value-type="float" office:value="589275" calcext:value-type="float">
            <text:p>589275</text:p>
          </table:table-cell>
          <table:table-cell office:value-type="float" office:value="2608.99" calcext:value-type="float">
            <text:p>2608.99</text:p>
          </table:table-cell>
          <table:table-cell office:value-type="float" office:value="1.2679065" calcext:value-type="float">
            <text:p>1.2679065</text:p>
          </table:table-cell>
          <table:table-cell table:number-columns-repeated="2"/>
          <table:table-cell table:formula="of:=[.L106]" office:value-type="float" office:value="0" calcext:value-type="float">
            <text:p>0</text:p>
          </table:table-cell>
          <table:table-cell table:formula="of:=[.M106]" office:value-type="float" office:value="0" calcext:value-type="float">
            <text:p>0</text:p>
          </table:table-cell>
          <table:table-cell table:formula="of:=[.N106]*1000000000" office:value-type="float" office:value="1267906500" calcext:value-type="float">
            <text:p>1267906500</text:p>
          </table:table-cell>
          <table:table-cell table:formula="of:=[.O106]" office:value-type="float" office:value="0" calcext:value-type="float">
            <text:p>0</text:p>
          </table:table-cell>
          <table:table-cell table:formula="of:=[.P106]" office:value-type="float" office:value="0" calcext:value-type="float">
            <text:p>0</text:p>
          </table:table-cell>
          <table:table-cell table:formula="of:=[.Q106]*1000000000" office:value-type="float" office:value="1267906500" calcext:value-type="float">
            <text:p>1267906500</text:p>
          </table:table-cell>
          <table:table-cell table:formula="of:=[.R106]" office:value-type="float" office:value="589275" calcext:value-type="float">
            <text:p>589275</text:p>
          </table:table-cell>
          <table:table-cell table:formula="of:=[.S106]" office:value-type="float" office:value="2608.99" calcext:value-type="float">
            <text:p>2608.99</text:p>
          </table:table-cell>
          <table:table-cell table:formula="of:=[.T106]*1000000000" office:value-type="float" office:value="1267906500" calcext:value-type="float">
            <text:p>12679065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.287501" calcext:value-type="float">
            <text:p>1.287501</text:p>
          </table:table-cell>
          <table:table-cell/>
          <table:table-cell office:value-type="float" office:value="157.361" calcext:value-type="float">
            <text:p>157.361</text:p>
          </table:table-cell>
          <table:table-cell table:number-columns-repeated="2"/>
          <table:table-cell office:value-type="float" office:value="9145.1" calcext:value-type="float">
            <text:p>9145.1</text:p>
          </table:table-cell>
          <table:table-cell table:number-columns-repeated="4"/>
          <table:table-cell office:value-type="float" office:value="1.287501" calcext:value-type="float">
            <text:p>1.287501</text:p>
          </table:table-cell>
          <table:table-cell office:value-type="float" office:value="9145.1" calcext:value-type="float">
            <text:p>9145.1</text:p>
          </table:table-cell>
          <table:table-cell office:value-type="float" office:value="157.361" calcext:value-type="float">
            <text:p>157.361</text:p>
          </table:table-cell>
          <table:table-cell office:value-type="float" office:value="1.287501" calcext:value-type="float">
            <text:p>1.287501</text:p>
          </table:table-cell>
          <table:table-cell table:number-columns-repeated="2"/>
          <table:table-cell office:value-type="float" office:value="1.287501" calcext:value-type="float">
            <text:p>1.287501</text:p>
          </table:table-cell>
          <table:table-cell table:number-columns-repeated="2"/>
          <table:table-cell table:formula="of:=[.L107]" office:value-type="float" office:value="0" calcext:value-type="float">
            <text:p>0</text:p>
          </table:table-cell>
          <table:table-cell table:formula="of:=[.M107]" office:value-type="float" office:value="0" calcext:value-type="float">
            <text:p>0</text:p>
          </table:table-cell>
          <table:table-cell table:formula="of:=[.N107]*1000000000" office:value-type="float" office:value="1287501000" calcext:value-type="float">
            <text:p>1287501000</text:p>
          </table:table-cell>
          <table:table-cell table:formula="of:=[.O107]" office:value-type="float" office:value="9145.1" calcext:value-type="float">
            <text:p>9145.1</text:p>
          </table:table-cell>
          <table:table-cell table:formula="of:=[.P107]" office:value-type="float" office:value="157.361" calcext:value-type="float">
            <text:p>157.361</text:p>
          </table:table-cell>
          <table:table-cell table:formula="of:=[.Q107]*1000000000" office:value-type="float" office:value="1287501000" calcext:value-type="float">
            <text:p>1287501000</text:p>
          </table:table-cell>
          <table:table-cell table:formula="of:=[.R107]" office:value-type="float" office:value="0" calcext:value-type="float">
            <text:p>0</text:p>
          </table:table-cell>
          <table:table-cell table:formula="of:=[.S107]" office:value-type="float" office:value="0" calcext:value-type="float">
            <text:p>0</text:p>
          </table:table-cell>
          <table:table-cell table:formula="of:=[.T107]*1000000000" office:value-type="float" office:value="1287501000" calcext:value-type="float">
            <text:p>12875010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.3662526" calcext:value-type="float">
            <text:p>1.3662526</text:p>
          </table:table-cell>
          <table:table-cell table:number-columns-repeated="2"/>
          <table:table-cell office:value-type="float" office:value="42.7492" calcext:value-type="float">
            <text:p>42.7492</text:p>
          </table:table-cell>
          <table:table-cell table:number-columns-repeated="2"/>
          <table:table-cell office:value-type="float" office:value="109.155" calcext:value-type="float">
            <text:p>109.155</text:p>
          </table:table-cell>
          <table:table-cell table:number-columns-repeated="3"/>
          <table:table-cell office:value-type="float" office:value="1.3662526" calcext:value-type="float">
            <text:p>1.3662526</text:p>
          </table:table-cell>
          <table:table-cell table:number-columns-repeated="2"/>
          <table:table-cell office:value-type="float" office:value="1.3662526" calcext:value-type="float">
            <text:p>1.3662526</text:p>
          </table:table-cell>
          <table:table-cell office:value-type="float" office:value="109.155" calcext:value-type="float">
            <text:p>109.155</text:p>
          </table:table-cell>
          <table:table-cell office:value-type="float" office:value="42.7492" calcext:value-type="float">
            <text:p>42.7492</text:p>
          </table:table-cell>
          <table:table-cell office:value-type="float" office:value="1.3662526" calcext:value-type="float">
            <text:p>1.3662526</text:p>
          </table:table-cell>
          <table:table-cell table:number-columns-repeated="2"/>
          <table:table-cell table:formula="of:=[.L108]" office:value-type="float" office:value="0" calcext:value-type="float">
            <text:p>0</text:p>
          </table:table-cell>
          <table:table-cell table:formula="of:=[.M108]" office:value-type="float" office:value="0" calcext:value-type="float">
            <text:p>0</text:p>
          </table:table-cell>
          <table:table-cell table:formula="of:=[.N108]*1000000000" office:value-type="float" office:value="1366252600" calcext:value-type="float">
            <text:p>1366252600</text:p>
          </table:table-cell>
          <table:table-cell table:formula="of:=[.O108]" office:value-type="float" office:value="0" calcext:value-type="float">
            <text:p>0</text:p>
          </table:table-cell>
          <table:table-cell table:formula="of:=[.P108]" office:value-type="float" office:value="0" calcext:value-type="float">
            <text:p>0</text:p>
          </table:table-cell>
          <table:table-cell table:formula="of:=[.Q108]*1000000000" office:value-type="float" office:value="1366252600" calcext:value-type="float">
            <text:p>1366252600</text:p>
          </table:table-cell>
          <table:table-cell table:formula="of:=[.R108]" office:value-type="float" office:value="109.155" calcext:value-type="float">
            <text:p>109.155</text:p>
          </table:table-cell>
          <table:table-cell table:formula="of:=[.S108]" office:value-type="float" office:value="42.7492" calcext:value-type="float">
            <text:p>42.7492</text:p>
          </table:table-cell>
          <table:table-cell table:formula="of:=[.T108]*1000000000" office:value-type="float" office:value="1366252600" calcext:value-type="float">
            <text:p>13662526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.3735799" calcext:value-type="float">
            <text:p>1.3735799</text:p>
          </table:table-cell>
          <table:table-cell/>
          <table:table-cell office:value-type="float" office:value="5702.55" calcext:value-type="float">
            <text:p>5702.55</text:p>
          </table:table-cell>
          <table:table-cell table:number-columns-repeated="2"/>
          <table:table-cell office:value-type="float" office:value="17935.3" calcext:value-type="float">
            <text:p>17935.3</text:p>
          </table:table-cell>
          <table:table-cell table:number-columns-repeated="4"/>
          <table:table-cell office:value-type="float" office:value="1.3735799" calcext:value-type="float">
            <text:p>1.3735799</text:p>
          </table:table-cell>
          <table:table-cell office:value-type="float" office:value="17935.3" calcext:value-type="float">
            <text:p>17935.3</text:p>
          </table:table-cell>
          <table:table-cell office:value-type="float" office:value="5702.55" calcext:value-type="float">
            <text:p>5702.55</text:p>
          </table:table-cell>
          <table:table-cell office:value-type="float" office:value="1.3735799" calcext:value-type="float">
            <text:p>1.3735799</text:p>
          </table:table-cell>
          <table:table-cell table:number-columns-repeated="2"/>
          <table:table-cell office:value-type="float" office:value="1.3735799" calcext:value-type="float">
            <text:p>1.3735799</text:p>
          </table:table-cell>
          <table:table-cell table:number-columns-repeated="2"/>
          <table:table-cell table:formula="of:=[.L109]" office:value-type="float" office:value="0" calcext:value-type="float">
            <text:p>0</text:p>
          </table:table-cell>
          <table:table-cell table:formula="of:=[.M109]" office:value-type="float" office:value="0" calcext:value-type="float">
            <text:p>0</text:p>
          </table:table-cell>
          <table:table-cell table:formula="of:=[.N109]*1000000000" office:value-type="float" office:value="1373579900" calcext:value-type="float">
            <text:p>1373579900</text:p>
          </table:table-cell>
          <table:table-cell table:formula="of:=[.O109]" office:value-type="float" office:value="17935.3" calcext:value-type="float">
            <text:p>17935.3</text:p>
          </table:table-cell>
          <table:table-cell table:formula="of:=[.P109]" office:value-type="float" office:value="5702.55" calcext:value-type="float">
            <text:p>5702.55</text:p>
          </table:table-cell>
          <table:table-cell table:formula="of:=[.Q109]*1000000000" office:value-type="float" office:value="1373579900" calcext:value-type="float">
            <text:p>1373579900</text:p>
          </table:table-cell>
          <table:table-cell table:formula="of:=[.R109]" office:value-type="float" office:value="0" calcext:value-type="float">
            <text:p>0</text:p>
          </table:table-cell>
          <table:table-cell table:formula="of:=[.S109]" office:value-type="float" office:value="0" calcext:value-type="float">
            <text:p>0</text:p>
          </table:table-cell>
          <table:table-cell table:formula="of:=[.T109]*1000000000" office:value-type="float" office:value="1373579900" calcext:value-type="float">
            <text:p>13735799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.3750883" calcext:value-type="float">
            <text:p>1.3750883</text:p>
          </table:table-cell>
          <table:table-cell/>
          <table:table-cell office:value-type="float" office:value="101001" calcext:value-type="float">
            <text:p>101001</text:p>
          </table:table-cell>
          <table:table-cell table:number-columns-repeated="2"/>
          <table:table-cell office:value-type="float" office:value="53450" calcext:value-type="float">
            <text:p>53450</text:p>
          </table:table-cell>
          <table:table-cell table:number-columns-repeated="4"/>
          <table:table-cell office:value-type="float" office:value="1.3750883" calcext:value-type="float">
            <text:p>1.3750883</text:p>
          </table:table-cell>
          <table:table-cell office:value-type="float" office:value="53450" calcext:value-type="float">
            <text:p>53450</text:p>
          </table:table-cell>
          <table:table-cell office:value-type="float" office:value="101001" calcext:value-type="float">
            <text:p>101001</text:p>
          </table:table-cell>
          <table:table-cell office:value-type="float" office:value="1.3750883" calcext:value-type="float">
            <text:p>1.3750883</text:p>
          </table:table-cell>
          <table:table-cell table:number-columns-repeated="2"/>
          <table:table-cell office:value-type="float" office:value="1.3750883" calcext:value-type="float">
            <text:p>1.3750883</text:p>
          </table:table-cell>
          <table:table-cell table:number-columns-repeated="2"/>
          <table:table-cell table:formula="of:=[.L110]" office:value-type="float" office:value="0" calcext:value-type="float">
            <text:p>0</text:p>
          </table:table-cell>
          <table:table-cell table:formula="of:=[.M110]" office:value-type="float" office:value="0" calcext:value-type="float">
            <text:p>0</text:p>
          </table:table-cell>
          <table:table-cell table:formula="of:=[.N110]*1000000000" office:value-type="float" office:value="1375088300" calcext:value-type="float">
            <text:p>1375088300</text:p>
          </table:table-cell>
          <table:table-cell table:formula="of:=[.O110]" office:value-type="float" office:value="53450" calcext:value-type="float">
            <text:p>53450</text:p>
          </table:table-cell>
          <table:table-cell table:formula="of:=[.P110]" office:value-type="float" office:value="101001" calcext:value-type="float">
            <text:p>101001</text:p>
          </table:table-cell>
          <table:table-cell table:formula="of:=[.Q110]*1000000000" office:value-type="float" office:value="1375088300" calcext:value-type="float">
            <text:p>1375088300</text:p>
          </table:table-cell>
          <table:table-cell table:formula="of:=[.R110]" office:value-type="float" office:value="0" calcext:value-type="float">
            <text:p>0</text:p>
          </table:table-cell>
          <table:table-cell table:formula="of:=[.S110]" office:value-type="float" office:value="0" calcext:value-type="float">
            <text:p>0</text:p>
          </table:table-cell>
          <table:table-cell table:formula="of:=[.T110]*1000000000" office:value-type="float" office:value="1375088300" calcext:value-type="float">
            <text:p>13750883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.3772553" calcext:value-type="float">
            <text:p>1.3772553</text:p>
          </table:table-cell>
          <table:table-cell table:number-columns-repeated="2"/>
          <table:table-cell office:value-type="float" office:value="22.2407" calcext:value-type="float">
            <text:p>22.2407</text:p>
          </table:table-cell>
          <table:table-cell table:number-columns-repeated="2"/>
          <table:table-cell office:value-type="float" office:value="106.0225" calcext:value-type="float">
            <text:p>106.0225</text:p>
          </table:table-cell>
          <table:table-cell table:number-columns-repeated="3"/>
          <table:table-cell office:value-type="float" office:value="1.3772553" calcext:value-type="float">
            <text:p>1.3772553</text:p>
          </table:table-cell>
          <table:table-cell table:number-columns-repeated="2"/>
          <table:table-cell office:value-type="float" office:value="1.3772553" calcext:value-type="float">
            <text:p>1.3772553</text:p>
          </table:table-cell>
          <table:table-cell office:value-type="float" office:value="106.0225" calcext:value-type="float">
            <text:p>106.0225</text:p>
          </table:table-cell>
          <table:table-cell office:value-type="float" office:value="22.2407" calcext:value-type="float">
            <text:p>22.2407</text:p>
          </table:table-cell>
          <table:table-cell office:value-type="float" office:value="1.3772553" calcext:value-type="float">
            <text:p>1.3772553</text:p>
          </table:table-cell>
          <table:table-cell table:number-columns-repeated="2"/>
          <table:table-cell table:formula="of:=[.L111]" office:value-type="float" office:value="0" calcext:value-type="float">
            <text:p>0</text:p>
          </table:table-cell>
          <table:table-cell table:formula="of:=[.M111]" office:value-type="float" office:value="0" calcext:value-type="float">
            <text:p>0</text:p>
          </table:table-cell>
          <table:table-cell table:formula="of:=[.N111]*1000000000" office:value-type="float" office:value="1377255300" calcext:value-type="float">
            <text:p>1377255300</text:p>
          </table:table-cell>
          <table:table-cell table:formula="of:=[.O111]" office:value-type="float" office:value="0" calcext:value-type="float">
            <text:p>0</text:p>
          </table:table-cell>
          <table:table-cell table:formula="of:=[.P111]" office:value-type="float" office:value="0" calcext:value-type="float">
            <text:p>0</text:p>
          </table:table-cell>
          <table:table-cell table:formula="of:=[.Q111]*1000000000" office:value-type="float" office:value="1377255300" calcext:value-type="float">
            <text:p>1377255300</text:p>
          </table:table-cell>
          <table:table-cell table:formula="of:=[.R111]" office:value-type="float" office:value="106.0225" calcext:value-type="float">
            <text:p>106.0225</text:p>
          </table:table-cell>
          <table:table-cell table:formula="of:=[.S111]" office:value-type="float" office:value="22.2407" calcext:value-type="float">
            <text:p>22.2407</text:p>
          </table:table-cell>
          <table:table-cell table:formula="of:=[.T111]*1000000000" office:value-type="float" office:value="1377255300" calcext:value-type="float">
            <text:p>13772553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.4521686" calcext:value-type="float">
            <text:p>1.4521686</text:p>
          </table:table-cell>
          <table:table-cell office:value-type="float" office:value="45.3007" calcext:value-type="float">
            <text:p>45.3007</text:p>
          </table:table-cell>
          <table:table-cell table:number-columns-repeated="2"/>
          <table:table-cell office:value-type="float" office:value="79.5685" calcext:value-type="float">
            <text:p>79.5685</text:p>
          </table:table-cell>
          <table:table-cell table:number-columns-repeated="3"/>
          <table:table-cell office:value-type="float" office:value="79.5685" calcext:value-type="float">
            <text:p>79.5685</text:p>
          </table:table-cell>
          <table:table-cell office:value-type="float" office:value="45.3007" calcext:value-type="float">
            <text:p>45.3007</text:p>
          </table:table-cell>
          <table:table-cell office:value-type="float" office:value="1.4521686" calcext:value-type="float">
            <text:p>1.4521686</text:p>
          </table:table-cell>
          <table:table-cell table:number-columns-repeated="2"/>
          <table:table-cell office:value-type="float" office:value="1.4521686" calcext:value-type="float">
            <text:p>1.4521686</text:p>
          </table:table-cell>
          <table:table-cell table:number-columns-repeated="2"/>
          <table:table-cell office:value-type="float" office:value="1.4521686" calcext:value-type="float">
            <text:p>1.4521686</text:p>
          </table:table-cell>
          <table:table-cell table:number-columns-repeated="2"/>
          <table:table-cell table:formula="of:=[.L112]" office:value-type="float" office:value="79.5685" calcext:value-type="float">
            <text:p>79.5685</text:p>
          </table:table-cell>
          <table:table-cell table:formula="of:=[.M112]" office:value-type="float" office:value="45.3007" calcext:value-type="float">
            <text:p>45.3007</text:p>
          </table:table-cell>
          <table:table-cell table:formula="of:=[.N112]*1000000000" office:value-type="float" office:value="1452168600" calcext:value-type="float">
            <text:p>1452168600</text:p>
          </table:table-cell>
          <table:table-cell table:formula="of:=[.O112]" office:value-type="float" office:value="0" calcext:value-type="float">
            <text:p>0</text:p>
          </table:table-cell>
          <table:table-cell table:formula="of:=[.P112]" office:value-type="float" office:value="0" calcext:value-type="float">
            <text:p>0</text:p>
          </table:table-cell>
          <table:table-cell table:formula="of:=[.Q112]*1000000000" office:value-type="float" office:value="1452168600" calcext:value-type="float">
            <text:p>1452168600</text:p>
          </table:table-cell>
          <table:table-cell table:formula="of:=[.R112]" office:value-type="float" office:value="0" calcext:value-type="float">
            <text:p>0</text:p>
          </table:table-cell>
          <table:table-cell table:formula="of:=[.S112]" office:value-type="float" office:value="0" calcext:value-type="float">
            <text:p>0</text:p>
          </table:table-cell>
          <table:table-cell table:formula="of:=[.T112]*1000000000" office:value-type="float" office:value="1452168600" calcext:value-type="float">
            <text:p>14521686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.4746825" calcext:value-type="float">
            <text:p>1.4746825</text:p>
          </table:table-cell>
          <table:table-cell/>
          <table:table-cell office:value-type="float" office:value="7608.37" calcext:value-type="float">
            <text:p>7608.37</text:p>
          </table:table-cell>
          <table:table-cell table:number-columns-repeated="2"/>
          <table:table-cell office:value-type="float" office:value="435450" calcext:value-type="float">
            <text:p>435450</text:p>
          </table:table-cell>
          <table:table-cell table:number-columns-repeated="4"/>
          <table:table-cell office:value-type="float" office:value="1.4746825" calcext:value-type="float">
            <text:p>1.4746825</text:p>
          </table:table-cell>
          <table:table-cell office:value-type="float" office:value="435450" calcext:value-type="float">
            <text:p>435450</text:p>
          </table:table-cell>
          <table:table-cell office:value-type="float" office:value="7608.37" calcext:value-type="float">
            <text:p>7608.37</text:p>
          </table:table-cell>
          <table:table-cell office:value-type="float" office:value="1.4746825" calcext:value-type="float">
            <text:p>1.4746825</text:p>
          </table:table-cell>
          <table:table-cell table:number-columns-repeated="2"/>
          <table:table-cell office:value-type="float" office:value="1.4746825" calcext:value-type="float">
            <text:p>1.4746825</text:p>
          </table:table-cell>
          <table:table-cell table:number-columns-repeated="2"/>
          <table:table-cell table:formula="of:=[.L113]" office:value-type="float" office:value="0" calcext:value-type="float">
            <text:p>0</text:p>
          </table:table-cell>
          <table:table-cell table:formula="of:=[.M113]" office:value-type="float" office:value="0" calcext:value-type="float">
            <text:p>0</text:p>
          </table:table-cell>
          <table:table-cell table:formula="of:=[.N113]*1000000000" office:value-type="float" office:value="1474682500" calcext:value-type="float">
            <text:p>1474682500</text:p>
          </table:table-cell>
          <table:table-cell table:formula="of:=[.O113]" office:value-type="float" office:value="435450" calcext:value-type="float">
            <text:p>435450</text:p>
          </table:table-cell>
          <table:table-cell table:formula="of:=[.P113]" office:value-type="float" office:value="7608.37" calcext:value-type="float">
            <text:p>7608.37</text:p>
          </table:table-cell>
          <table:table-cell table:formula="of:=[.Q113]*1000000000" office:value-type="float" office:value="1474682500" calcext:value-type="float">
            <text:p>1474682500</text:p>
          </table:table-cell>
          <table:table-cell table:formula="of:=[.R113]" office:value-type="float" office:value="0" calcext:value-type="float">
            <text:p>0</text:p>
          </table:table-cell>
          <table:table-cell table:formula="of:=[.S113]" office:value-type="float" office:value="0" calcext:value-type="float">
            <text:p>0</text:p>
          </table:table-cell>
          <table:table-cell table:formula="of:=[.T113]*1000000000" office:value-type="float" office:value="1474682500" calcext:value-type="float">
            <text:p>14746825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.4809805" calcext:value-type="float">
            <text:p>1.4809805</text:p>
          </table:table-cell>
          <table:table-cell table:number-columns-repeated="2"/>
          <table:table-cell office:value-type="float" office:value="1556.9" calcext:value-type="float">
            <text:p>1556.9</text:p>
          </table:table-cell>
          <table:table-cell table:number-columns-repeated="2"/>
          <table:table-cell office:value-type="float" office:value="305877" calcext:value-type="float">
            <text:p>305877</text:p>
          </table:table-cell>
          <table:table-cell table:number-columns-repeated="3"/>
          <table:table-cell office:value-type="float" office:value="1.4809805" calcext:value-type="float">
            <text:p>1.4809805</text:p>
          </table:table-cell>
          <table:table-cell table:number-columns-repeated="2"/>
          <table:table-cell office:value-type="float" office:value="1.4809805" calcext:value-type="float">
            <text:p>1.4809805</text:p>
          </table:table-cell>
          <table:table-cell office:value-type="float" office:value="305877" calcext:value-type="float">
            <text:p>305877</text:p>
          </table:table-cell>
          <table:table-cell office:value-type="float" office:value="1556.9" calcext:value-type="float">
            <text:p>1556.9</text:p>
          </table:table-cell>
          <table:table-cell office:value-type="float" office:value="1.4809805" calcext:value-type="float">
            <text:p>1.4809805</text:p>
          </table:table-cell>
          <table:table-cell table:number-columns-repeated="2"/>
          <table:table-cell table:formula="of:=[.L114]" office:value-type="float" office:value="0" calcext:value-type="float">
            <text:p>0</text:p>
          </table:table-cell>
          <table:table-cell table:formula="of:=[.M114]" office:value-type="float" office:value="0" calcext:value-type="float">
            <text:p>0</text:p>
          </table:table-cell>
          <table:table-cell table:formula="of:=[.N114]*1000000000" office:value-type="float" office:value="1480980500" calcext:value-type="float">
            <text:p>1480980500</text:p>
          </table:table-cell>
          <table:table-cell table:formula="of:=[.O114]" office:value-type="float" office:value="0" calcext:value-type="float">
            <text:p>0</text:p>
          </table:table-cell>
          <table:table-cell table:formula="of:=[.P114]" office:value-type="float" office:value="0" calcext:value-type="float">
            <text:p>0</text:p>
          </table:table-cell>
          <table:table-cell table:formula="of:=[.Q114]*1000000000" office:value-type="float" office:value="1480980500" calcext:value-type="float">
            <text:p>1480980500</text:p>
          </table:table-cell>
          <table:table-cell table:formula="of:=[.R114]" office:value-type="float" office:value="305877" calcext:value-type="float">
            <text:p>305877</text:p>
          </table:table-cell>
          <table:table-cell table:formula="of:=[.S114]" office:value-type="float" office:value="1556.9" calcext:value-type="float">
            <text:p>1556.9</text:p>
          </table:table-cell>
          <table:table-cell table:formula="of:=[.T114]*1000000000" office:value-type="float" office:value="1480980500" calcext:value-type="float">
            <text:p>14809805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.4944721" calcext:value-type="float">
            <text:p>1.4944721</text:p>
          </table:table-cell>
          <table:table-cell/>
          <table:table-cell office:value-type="float" office:value="358.922" calcext:value-type="float">
            <text:p>358.922</text:p>
          </table:table-cell>
          <table:table-cell table:number-columns-repeated="2"/>
          <table:table-cell office:value-type="float" office:value="1199.27" calcext:value-type="float">
            <text:p>1199.27</text:p>
          </table:table-cell>
          <table:table-cell table:number-columns-repeated="4"/>
          <table:table-cell office:value-type="float" office:value="1.4944721" calcext:value-type="float">
            <text:p>1.4944721</text:p>
          </table:table-cell>
          <table:table-cell office:value-type="float" office:value="1199.27" calcext:value-type="float">
            <text:p>1199.27</text:p>
          </table:table-cell>
          <table:table-cell office:value-type="float" office:value="358.922" calcext:value-type="float">
            <text:p>358.922</text:p>
          </table:table-cell>
          <table:table-cell office:value-type="float" office:value="1.4944721" calcext:value-type="float">
            <text:p>1.4944721</text:p>
          </table:table-cell>
          <table:table-cell table:number-columns-repeated="2"/>
          <table:table-cell office:value-type="float" office:value="1.4944721" calcext:value-type="float">
            <text:p>1.4944721</text:p>
          </table:table-cell>
          <table:table-cell table:number-columns-repeated="2"/>
          <table:table-cell table:formula="of:=[.L115]" office:value-type="float" office:value="0" calcext:value-type="float">
            <text:p>0</text:p>
          </table:table-cell>
          <table:table-cell table:formula="of:=[.M115]" office:value-type="float" office:value="0" calcext:value-type="float">
            <text:p>0</text:p>
          </table:table-cell>
          <table:table-cell table:formula="of:=[.N115]*1000000000" office:value-type="float" office:value="1494472100" calcext:value-type="float">
            <text:p>1494472100</text:p>
          </table:table-cell>
          <table:table-cell table:formula="of:=[.O115]" office:value-type="float" office:value="1199.27" calcext:value-type="float">
            <text:p>1199.27</text:p>
          </table:table-cell>
          <table:table-cell table:formula="of:=[.P115]" office:value-type="float" office:value="358.922" calcext:value-type="float">
            <text:p>358.922</text:p>
          </table:table-cell>
          <table:table-cell table:formula="of:=[.Q115]*1000000000" office:value-type="float" office:value="1494472100" calcext:value-type="float">
            <text:p>1494472100</text:p>
          </table:table-cell>
          <table:table-cell table:formula="of:=[.R115]" office:value-type="float" office:value="0" calcext:value-type="float">
            <text:p>0</text:p>
          </table:table-cell>
          <table:table-cell table:formula="of:=[.S115]" office:value-type="float" office:value="0" calcext:value-type="float">
            <text:p>0</text:p>
          </table:table-cell>
          <table:table-cell table:formula="of:=[.T115]*1000000000" office:value-type="float" office:value="1494472100" calcext:value-type="float">
            <text:p>14944721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.6142451" calcext:value-type="float">
            <text:p>1.6142451</text:p>
          </table:table-cell>
          <table:table-cell/>
          <table:table-cell office:value-type="float" office:value="162.429" calcext:value-type="float">
            <text:p>162.429</text:p>
          </table:table-cell>
          <table:table-cell table:number-columns-repeated="2"/>
          <table:table-cell office:value-type="float" office:value="7002.9" calcext:value-type="float">
            <text:p>7002.9</text:p>
          </table:table-cell>
          <table:table-cell table:number-columns-repeated="4"/>
          <table:table-cell office:value-type="float" office:value="1.6142451" calcext:value-type="float">
            <text:p>1.6142451</text:p>
          </table:table-cell>
          <table:table-cell office:value-type="float" office:value="7002.9" calcext:value-type="float">
            <text:p>7002.9</text:p>
          </table:table-cell>
          <table:table-cell office:value-type="float" office:value="162.429" calcext:value-type="float">
            <text:p>162.429</text:p>
          </table:table-cell>
          <table:table-cell office:value-type="float" office:value="1.6142451" calcext:value-type="float">
            <text:p>1.6142451</text:p>
          </table:table-cell>
          <table:table-cell table:number-columns-repeated="2"/>
          <table:table-cell office:value-type="float" office:value="1.6142451" calcext:value-type="float">
            <text:p>1.6142451</text:p>
          </table:table-cell>
          <table:table-cell table:number-columns-repeated="2"/>
          <table:table-cell table:formula="of:=[.L116]" office:value-type="float" office:value="0" calcext:value-type="float">
            <text:p>0</text:p>
          </table:table-cell>
          <table:table-cell table:formula="of:=[.M116]" office:value-type="float" office:value="0" calcext:value-type="float">
            <text:p>0</text:p>
          </table:table-cell>
          <table:table-cell table:formula="of:=[.N116]*1000000000" office:value-type="float" office:value="1614245100" calcext:value-type="float">
            <text:p>1614245100</text:p>
          </table:table-cell>
          <table:table-cell table:formula="of:=[.O116]" office:value-type="float" office:value="7002.9" calcext:value-type="float">
            <text:p>7002.9</text:p>
          </table:table-cell>
          <table:table-cell table:formula="of:=[.P116]" office:value-type="float" office:value="162.429" calcext:value-type="float">
            <text:p>162.429</text:p>
          </table:table-cell>
          <table:table-cell table:formula="of:=[.Q116]*1000000000" office:value-type="float" office:value="1614245100" calcext:value-type="float">
            <text:p>1614245100</text:p>
          </table:table-cell>
          <table:table-cell table:formula="of:=[.R116]" office:value-type="float" office:value="0" calcext:value-type="float">
            <text:p>0</text:p>
          </table:table-cell>
          <table:table-cell table:formula="of:=[.S116]" office:value-type="float" office:value="0" calcext:value-type="float">
            <text:p>0</text:p>
          </table:table-cell>
          <table:table-cell table:formula="of:=[.T116]*1000000000" office:value-type="float" office:value="1614245100" calcext:value-type="float">
            <text:p>16142451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.62018" calcext:value-type="float">
            <text:p>1.62018</text:p>
          </table:table-cell>
          <table:table-cell/>
          <table:table-cell office:value-type="float" office:value="582.658" calcext:value-type="float">
            <text:p>582.658</text:p>
          </table:table-cell>
          <table:table-cell table:number-columns-repeated="2"/>
          <table:table-cell office:value-type="float" office:value="38499.45" calcext:value-type="float">
            <text:p>38499.45</text:p>
          </table:table-cell>
          <table:table-cell table:number-columns-repeated="4"/>
          <table:table-cell office:value-type="float" office:value="1.62018" calcext:value-type="float">
            <text:p>1.62018</text:p>
          </table:table-cell>
          <table:table-cell office:value-type="float" office:value="38499.45" calcext:value-type="float">
            <text:p>38499.45</text:p>
          </table:table-cell>
          <table:table-cell office:value-type="float" office:value="582.658" calcext:value-type="float">
            <text:p>582.658</text:p>
          </table:table-cell>
          <table:table-cell office:value-type="float" office:value="1.62018" calcext:value-type="float">
            <text:p>1.62018</text:p>
          </table:table-cell>
          <table:table-cell table:number-columns-repeated="2"/>
          <table:table-cell office:value-type="float" office:value="1.62018" calcext:value-type="float">
            <text:p>1.62018</text:p>
          </table:table-cell>
          <table:table-cell table:number-columns-repeated="2"/>
          <table:table-cell table:formula="of:=[.L117]" office:value-type="float" office:value="0" calcext:value-type="float">
            <text:p>0</text:p>
          </table:table-cell>
          <table:table-cell table:formula="of:=[.M117]" office:value-type="float" office:value="0" calcext:value-type="float">
            <text:p>0</text:p>
          </table:table-cell>
          <table:table-cell table:formula="of:=[.N117]*1000000000" office:value-type="float" office:value="1620180000" calcext:value-type="float">
            <text:p>1620180000</text:p>
          </table:table-cell>
          <table:table-cell table:formula="of:=[.O117]" office:value-type="float" office:value="38499.45" calcext:value-type="float">
            <text:p>38499.45</text:p>
          </table:table-cell>
          <table:table-cell table:formula="of:=[.P117]" office:value-type="float" office:value="582.658" calcext:value-type="float">
            <text:p>582.658</text:p>
          </table:table-cell>
          <table:table-cell table:formula="of:=[.Q117]*1000000000" office:value-type="float" office:value="1620180000" calcext:value-type="float">
            <text:p>1620180000</text:p>
          </table:table-cell>
          <table:table-cell table:formula="of:=[.R117]" office:value-type="float" office:value="0" calcext:value-type="float">
            <text:p>0</text:p>
          </table:table-cell>
          <table:table-cell table:formula="of:=[.S117]" office:value-type="float" office:value="0" calcext:value-type="float">
            <text:p>0</text:p>
          </table:table-cell>
          <table:table-cell table:formula="of:=[.T117]*1000000000" office:value-type="float" office:value="1620180000" calcext:value-type="float">
            <text:p>16201800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.622338" calcext:value-type="float">
            <text:p>1.622338</text:p>
          </table:table-cell>
          <table:table-cell table:number-columns-repeated="2"/>
          <table:table-cell office:value-type="float" office:value="112.274" calcext:value-type="float">
            <text:p>112.274</text:p>
          </table:table-cell>
          <table:table-cell table:number-columns-repeated="2"/>
          <table:table-cell office:value-type="float" office:value="2610.055" calcext:value-type="float">
            <text:p>2610.055</text:p>
          </table:table-cell>
          <table:table-cell table:number-columns-repeated="3"/>
          <table:table-cell office:value-type="float" office:value="1.622338" calcext:value-type="float">
            <text:p>1.622338</text:p>
          </table:table-cell>
          <table:table-cell table:number-columns-repeated="2"/>
          <table:table-cell office:value-type="float" office:value="1.622338" calcext:value-type="float">
            <text:p>1.622338</text:p>
          </table:table-cell>
          <table:table-cell office:value-type="float" office:value="2610.055" calcext:value-type="float">
            <text:p>2610.055</text:p>
          </table:table-cell>
          <table:table-cell office:value-type="float" office:value="112.274" calcext:value-type="float">
            <text:p>112.274</text:p>
          </table:table-cell>
          <table:table-cell office:value-type="float" office:value="1.622338" calcext:value-type="float">
            <text:p>1.622338</text:p>
          </table:table-cell>
          <table:table-cell table:number-columns-repeated="2"/>
          <table:table-cell table:formula="of:=[.L118]" office:value-type="float" office:value="0" calcext:value-type="float">
            <text:p>0</text:p>
          </table:table-cell>
          <table:table-cell table:formula="of:=[.M118]" office:value-type="float" office:value="0" calcext:value-type="float">
            <text:p>0</text:p>
          </table:table-cell>
          <table:table-cell table:formula="of:=[.N118]*1000000000" office:value-type="float" office:value="1622338000" calcext:value-type="float">
            <text:p>1622338000</text:p>
          </table:table-cell>
          <table:table-cell table:formula="of:=[.O118]" office:value-type="float" office:value="0" calcext:value-type="float">
            <text:p>0</text:p>
          </table:table-cell>
          <table:table-cell table:formula="of:=[.P118]" office:value-type="float" office:value="0" calcext:value-type="float">
            <text:p>0</text:p>
          </table:table-cell>
          <table:table-cell table:formula="of:=[.Q118]*1000000000" office:value-type="float" office:value="1622338000" calcext:value-type="float">
            <text:p>1622338000</text:p>
          </table:table-cell>
          <table:table-cell table:formula="of:=[.R118]" office:value-type="float" office:value="2610.055" calcext:value-type="float">
            <text:p>2610.055</text:p>
          </table:table-cell>
          <table:table-cell table:formula="of:=[.S118]" office:value-type="float" office:value="112.274" calcext:value-type="float">
            <text:p>112.274</text:p>
          </table:table-cell>
          <table:table-cell table:formula="of:=[.T118]*1000000000" office:value-type="float" office:value="1622338000" calcext:value-type="float">
            <text:p>16223380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.6407823" calcext:value-type="float">
            <text:p>1.6407823</text:p>
          </table:table-cell>
          <table:table-cell office:value-type="float" office:value="8663.79" calcext:value-type="float">
            <text:p>8663.79</text:p>
          </table:table-cell>
          <table:table-cell table:number-columns-repeated="2"/>
          <table:table-cell office:value-type="float" office:value="6427.55" calcext:value-type="float">
            <text:p>6427.55</text:p>
          </table:table-cell>
          <table:table-cell table:number-columns-repeated="3"/>
          <table:table-cell office:value-type="float" office:value="6427.55" calcext:value-type="float">
            <text:p>6427.55</text:p>
          </table:table-cell>
          <table:table-cell office:value-type="float" office:value="8663.79" calcext:value-type="float">
            <text:p>8663.79</text:p>
          </table:table-cell>
          <table:table-cell office:value-type="float" office:value="1.6407823" calcext:value-type="float">
            <text:p>1.6407823</text:p>
          </table:table-cell>
          <table:table-cell table:number-columns-repeated="2"/>
          <table:table-cell office:value-type="float" office:value="1.6407823" calcext:value-type="float">
            <text:p>1.6407823</text:p>
          </table:table-cell>
          <table:table-cell table:number-columns-repeated="2"/>
          <table:table-cell office:value-type="float" office:value="1.6407823" calcext:value-type="float">
            <text:p>1.6407823</text:p>
          </table:table-cell>
          <table:table-cell table:number-columns-repeated="2"/>
          <table:table-cell table:formula="of:=[.L119]" office:value-type="float" office:value="6427.55" calcext:value-type="float">
            <text:p>6427.55</text:p>
          </table:table-cell>
          <table:table-cell table:formula="of:=[.M119]" office:value-type="float" office:value="8663.79" calcext:value-type="float">
            <text:p>8663.79</text:p>
          </table:table-cell>
          <table:table-cell table:formula="of:=[.N119]*1000000000" office:value-type="float" office:value="1640782300" calcext:value-type="float">
            <text:p>1640782300</text:p>
          </table:table-cell>
          <table:table-cell table:formula="of:=[.O119]" office:value-type="float" office:value="0" calcext:value-type="float">
            <text:p>0</text:p>
          </table:table-cell>
          <table:table-cell table:formula="of:=[.P119]" office:value-type="float" office:value="0" calcext:value-type="float">
            <text:p>0</text:p>
          </table:table-cell>
          <table:table-cell table:formula="of:=[.Q119]*1000000000" office:value-type="float" office:value="1640782300" calcext:value-type="float">
            <text:p>1640782300</text:p>
          </table:table-cell>
          <table:table-cell table:formula="of:=[.R119]" office:value-type="float" office:value="0" calcext:value-type="float">
            <text:p>0</text:p>
          </table:table-cell>
          <table:table-cell table:formula="of:=[.S119]" office:value-type="float" office:value="0" calcext:value-type="float">
            <text:p>0</text:p>
          </table:table-cell>
          <table:table-cell table:formula="of:=[.T119]*1000000000" office:value-type="float" office:value="1640782300" calcext:value-type="float">
            <text:p>16407823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.7193322" calcext:value-type="float">
            <text:p>1.7193322</text:p>
          </table:table-cell>
          <table:table-cell office:value-type="float" office:value="41.8391" calcext:value-type="float">
            <text:p>41.8391</text:p>
          </table:table-cell>
          <table:table-cell table:number-columns-repeated="2"/>
          <table:table-cell office:value-type="float" office:value="46.0246" calcext:value-type="float">
            <text:p>46.0246</text:p>
          </table:table-cell>
          <table:table-cell table:number-columns-repeated="3"/>
          <table:table-cell office:value-type="float" office:value="46.0246" calcext:value-type="float">
            <text:p>46.0246</text:p>
          </table:table-cell>
          <table:table-cell office:value-type="float" office:value="41.8391" calcext:value-type="float">
            <text:p>41.8391</text:p>
          </table:table-cell>
          <table:table-cell office:value-type="float" office:value="1.7193322" calcext:value-type="float">
            <text:p>1.7193322</text:p>
          </table:table-cell>
          <table:table-cell table:number-columns-repeated="2"/>
          <table:table-cell office:value-type="float" office:value="1.7193322" calcext:value-type="float">
            <text:p>1.7193322</text:p>
          </table:table-cell>
          <table:table-cell table:number-columns-repeated="2"/>
          <table:table-cell office:value-type="float" office:value="1.7193322" calcext:value-type="float">
            <text:p>1.7193322</text:p>
          </table:table-cell>
          <table:table-cell table:number-columns-repeated="2"/>
          <table:table-cell table:formula="of:=[.L120]" office:value-type="float" office:value="46.0246" calcext:value-type="float">
            <text:p>46.0246</text:p>
          </table:table-cell>
          <table:table-cell table:formula="of:=[.M120]" office:value-type="float" office:value="41.8391" calcext:value-type="float">
            <text:p>41.8391</text:p>
          </table:table-cell>
          <table:table-cell table:formula="of:=[.N120]*1000000000" office:value-type="float" office:value="1719332200" calcext:value-type="float">
            <text:p>1719332200</text:p>
          </table:table-cell>
          <table:table-cell table:formula="of:=[.O120]" office:value-type="float" office:value="0" calcext:value-type="float">
            <text:p>0</text:p>
          </table:table-cell>
          <table:table-cell table:formula="of:=[.P120]" office:value-type="float" office:value="0" calcext:value-type="float">
            <text:p>0</text:p>
          </table:table-cell>
          <table:table-cell table:formula="of:=[.Q120]*1000000000" office:value-type="float" office:value="1719332200" calcext:value-type="float">
            <text:p>1719332200</text:p>
          </table:table-cell>
          <table:table-cell table:formula="of:=[.R120]" office:value-type="float" office:value="0" calcext:value-type="float">
            <text:p>0</text:p>
          </table:table-cell>
          <table:table-cell table:formula="of:=[.S120]" office:value-type="float" office:value="0" calcext:value-type="float">
            <text:p>0</text:p>
          </table:table-cell>
          <table:table-cell table:formula="of:=[.T120]*1000000000" office:value-type="float" office:value="1719332200" calcext:value-type="float">
            <text:p>17193322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.7244489" calcext:value-type="float">
            <text:p>1.7244489</text:p>
          </table:table-cell>
          <table:table-cell/>
          <table:table-cell office:value-type="float" office:value="7445.79" calcext:value-type="float">
            <text:p>7445.79</text:p>
          </table:table-cell>
          <table:table-cell table:number-columns-repeated="2"/>
          <table:table-cell office:value-type="float" office:value="65399.5" calcext:value-type="float">
            <text:p>65399.5</text:p>
          </table:table-cell>
          <table:table-cell table:number-columns-repeated="4"/>
          <table:table-cell office:value-type="float" office:value="1.7244489" calcext:value-type="float">
            <text:p>1.7244489</text:p>
          </table:table-cell>
          <table:table-cell office:value-type="float" office:value="65399.5" calcext:value-type="float">
            <text:p>65399.5</text:p>
          </table:table-cell>
          <table:table-cell office:value-type="float" office:value="7445.79" calcext:value-type="float">
            <text:p>7445.79</text:p>
          </table:table-cell>
          <table:table-cell office:value-type="float" office:value="1.7244489" calcext:value-type="float">
            <text:p>1.7244489</text:p>
          </table:table-cell>
          <table:table-cell table:number-columns-repeated="2"/>
          <table:table-cell office:value-type="float" office:value="1.7244489" calcext:value-type="float">
            <text:p>1.7244489</text:p>
          </table:table-cell>
          <table:table-cell table:number-columns-repeated="2"/>
          <table:table-cell table:formula="of:=[.L121]" office:value-type="float" office:value="0" calcext:value-type="float">
            <text:p>0</text:p>
          </table:table-cell>
          <table:table-cell table:formula="of:=[.M121]" office:value-type="float" office:value="0" calcext:value-type="float">
            <text:p>0</text:p>
          </table:table-cell>
          <table:table-cell table:formula="of:=[.N121]*1000000000" office:value-type="float" office:value="1724448900" calcext:value-type="float">
            <text:p>1724448900</text:p>
          </table:table-cell>
          <table:table-cell table:formula="of:=[.O121]" office:value-type="float" office:value="65399.5" calcext:value-type="float">
            <text:p>65399.5</text:p>
          </table:table-cell>
          <table:table-cell table:formula="of:=[.P121]" office:value-type="float" office:value="7445.79" calcext:value-type="float">
            <text:p>7445.79</text:p>
          </table:table-cell>
          <table:table-cell table:formula="of:=[.Q121]*1000000000" office:value-type="float" office:value="1724448900" calcext:value-type="float">
            <text:p>1724448900</text:p>
          </table:table-cell>
          <table:table-cell table:formula="of:=[.R121]" office:value-type="float" office:value="0" calcext:value-type="float">
            <text:p>0</text:p>
          </table:table-cell>
          <table:table-cell table:formula="of:=[.S121]" office:value-type="float" office:value="0" calcext:value-type="float">
            <text:p>0</text:p>
          </table:table-cell>
          <table:table-cell table:formula="of:=[.T121]*1000000000" office:value-type="float" office:value="1724448900" calcext:value-type="float">
            <text:p>17244489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.729477" calcext:value-type="float">
            <text:p>1.729477</text:p>
          </table:table-cell>
          <table:table-cell table:number-columns-repeated="2"/>
          <table:table-cell office:value-type="float" office:value="40183" calcext:value-type="float">
            <text:p>40183</text:p>
          </table:table-cell>
          <table:table-cell table:number-columns-repeated="2"/>
          <table:table-cell office:value-type="float" office:value="586865" calcext:value-type="float">
            <text:p>586865</text:p>
          </table:table-cell>
          <table:table-cell table:number-columns-repeated="3"/>
          <table:table-cell office:value-type="float" office:value="1.729477" calcext:value-type="float">
            <text:p>1.729477</text:p>
          </table:table-cell>
          <table:table-cell table:number-columns-repeated="2"/>
          <table:table-cell office:value-type="float" office:value="1.729477" calcext:value-type="float">
            <text:p>1.729477</text:p>
          </table:table-cell>
          <table:table-cell office:value-type="float" office:value="586865" calcext:value-type="float">
            <text:p>586865</text:p>
          </table:table-cell>
          <table:table-cell office:value-type="float" office:value="40183" calcext:value-type="float">
            <text:p>40183</text:p>
          </table:table-cell>
          <table:table-cell office:value-type="float" office:value="1.729477" calcext:value-type="float">
            <text:p>1.729477</text:p>
          </table:table-cell>
          <table:table-cell table:number-columns-repeated="2"/>
          <table:table-cell table:formula="of:=[.L122]" office:value-type="float" office:value="0" calcext:value-type="float">
            <text:p>0</text:p>
          </table:table-cell>
          <table:table-cell table:formula="of:=[.M122]" office:value-type="float" office:value="0" calcext:value-type="float">
            <text:p>0</text:p>
          </table:table-cell>
          <table:table-cell table:formula="of:=[.N122]*1000000000" office:value-type="float" office:value="1729477000" calcext:value-type="float">
            <text:p>1729477000</text:p>
          </table:table-cell>
          <table:table-cell table:formula="of:=[.O122]" office:value-type="float" office:value="0" calcext:value-type="float">
            <text:p>0</text:p>
          </table:table-cell>
          <table:table-cell table:formula="of:=[.P122]" office:value-type="float" office:value="0" calcext:value-type="float">
            <text:p>0</text:p>
          </table:table-cell>
          <table:table-cell table:formula="of:=[.Q122]*1000000000" office:value-type="float" office:value="1729477000" calcext:value-type="float">
            <text:p>1729477000</text:p>
          </table:table-cell>
          <table:table-cell table:formula="of:=[.R122]" office:value-type="float" office:value="586865" calcext:value-type="float">
            <text:p>586865</text:p>
          </table:table-cell>
          <table:table-cell table:formula="of:=[.S122]" office:value-type="float" office:value="40183" calcext:value-type="float">
            <text:p>40183</text:p>
          </table:table-cell>
          <table:table-cell table:formula="of:=[.T122]*1000000000" office:value-type="float" office:value="1729477000" calcext:value-type="float">
            <text:p>17294770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.7623443" calcext:value-type="float">
            <text:p>1.7623443</text:p>
          </table:table-cell>
          <table:table-cell office:value-type="float" office:value="1020.56" calcext:value-type="float">
            <text:p>1020.56</text:p>
          </table:table-cell>
          <table:table-cell/>
          <table:table-cell office:value-type="float" office:value="1020.56" calcext:value-type="float">
            <text:p>1020.56</text:p>
          </table:table-cell>
          <table:table-cell office:value-type="float" office:value="1694.67" calcext:value-type="float">
            <text:p>1694.67</text:p>
          </table:table-cell>
          <table:table-cell/>
          <table:table-cell office:value-type="float" office:value="3552.46" calcext:value-type="float">
            <text:p>3552.46</text:p>
          </table:table-cell>
          <table:table-cell/>
          <table:table-cell office:value-type="float" office:value="1694.67" calcext:value-type="float">
            <text:p>1694.67</text:p>
          </table:table-cell>
          <table:table-cell office:value-type="float" office:value="1020.56" calcext:value-type="float">
            <text:p>1020.56</text:p>
          </table:table-cell>
          <table:table-cell office:value-type="float" office:value="1.7623443" calcext:value-type="float">
            <text:p>1.7623443</text:p>
          </table:table-cell>
          <table:table-cell table:number-columns-repeated="2"/>
          <table:table-cell office:value-type="float" office:value="1.7623443" calcext:value-type="float">
            <text:p>1.7623443</text:p>
          </table:table-cell>
          <table:table-cell office:value-type="float" office:value="3552.46" calcext:value-type="float">
            <text:p>3552.46</text:p>
          </table:table-cell>
          <table:table-cell office:value-type="float" office:value="1020.56" calcext:value-type="float">
            <text:p>1020.56</text:p>
          </table:table-cell>
          <table:table-cell office:value-type="float" office:value="1.7623443" calcext:value-type="float">
            <text:p>1.7623443</text:p>
          </table:table-cell>
          <table:table-cell table:number-columns-repeated="2"/>
          <table:table-cell table:formula="of:=[.L123]" office:value-type="float" office:value="1694.67" calcext:value-type="float">
            <text:p>1694.67</text:p>
          </table:table-cell>
          <table:table-cell table:formula="of:=[.M123]" office:value-type="float" office:value="1020.56" calcext:value-type="float">
            <text:p>1020.56</text:p>
          </table:table-cell>
          <table:table-cell table:formula="of:=[.N123]*1000000000" office:value-type="float" office:value="1762344300" calcext:value-type="float">
            <text:p>1762344300</text:p>
          </table:table-cell>
          <table:table-cell table:formula="of:=[.O123]" office:value-type="float" office:value="0" calcext:value-type="float">
            <text:p>0</text:p>
          </table:table-cell>
          <table:table-cell table:formula="of:=[.P123]" office:value-type="float" office:value="0" calcext:value-type="float">
            <text:p>0</text:p>
          </table:table-cell>
          <table:table-cell table:formula="of:=[.Q123]*1000000000" office:value-type="float" office:value="1762344300" calcext:value-type="float">
            <text:p>1762344300</text:p>
          </table:table-cell>
          <table:table-cell table:formula="of:=[.R123]" office:value-type="float" office:value="3552.46" calcext:value-type="float">
            <text:p>3552.46</text:p>
          </table:table-cell>
          <table:table-cell table:formula="of:=[.S123]" office:value-type="float" office:value="1020.56" calcext:value-type="float">
            <text:p>1020.56</text:p>
          </table:table-cell>
          <table:table-cell table:formula="of:=[.T123]*1000000000" office:value-type="float" office:value="1762344300" calcext:value-type="float">
            <text:p>17623443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.7698304" calcext:value-type="float">
            <text:p>1.7698304</text:p>
          </table:table-cell>
          <table:table-cell/>
          <table:table-cell office:value-type="float" office:value="11173.9" calcext:value-type="float">
            <text:p>11173.9</text:p>
          </table:table-cell>
          <table:table-cell table:number-columns-repeated="2"/>
          <table:table-cell office:value-type="float" office:value="839895" calcext:value-type="float">
            <text:p>839895</text:p>
          </table:table-cell>
          <table:table-cell table:number-columns-repeated="4"/>
          <table:table-cell office:value-type="float" office:value="1.7698304" calcext:value-type="float">
            <text:p>1.7698304</text:p>
          </table:table-cell>
          <table:table-cell office:value-type="float" office:value="839895" calcext:value-type="float">
            <text:p>839895</text:p>
          </table:table-cell>
          <table:table-cell office:value-type="float" office:value="11173.9" calcext:value-type="float">
            <text:p>11173.9</text:p>
          </table:table-cell>
          <table:table-cell office:value-type="float" office:value="1.7698304" calcext:value-type="float">
            <text:p>1.7698304</text:p>
          </table:table-cell>
          <table:table-cell table:number-columns-repeated="2"/>
          <table:table-cell office:value-type="float" office:value="1.7698304" calcext:value-type="float">
            <text:p>1.7698304</text:p>
          </table:table-cell>
          <table:table-cell table:number-columns-repeated="2"/>
          <table:table-cell table:formula="of:=[.L124]" office:value-type="float" office:value="0" calcext:value-type="float">
            <text:p>0</text:p>
          </table:table-cell>
          <table:table-cell table:formula="of:=[.M124]" office:value-type="float" office:value="0" calcext:value-type="float">
            <text:p>0</text:p>
          </table:table-cell>
          <table:table-cell table:formula="of:=[.N124]*1000000000" office:value-type="float" office:value="1769830400" calcext:value-type="float">
            <text:p>1769830400</text:p>
          </table:table-cell>
          <table:table-cell table:formula="of:=[.O124]" office:value-type="float" office:value="839895" calcext:value-type="float">
            <text:p>839895</text:p>
          </table:table-cell>
          <table:table-cell table:formula="of:=[.P124]" office:value-type="float" office:value="11173.9" calcext:value-type="float">
            <text:p>11173.9</text:p>
          </table:table-cell>
          <table:table-cell table:formula="of:=[.Q124]*1000000000" office:value-type="float" office:value="1769830400" calcext:value-type="float">
            <text:p>1769830400</text:p>
          </table:table-cell>
          <table:table-cell table:formula="of:=[.R124]" office:value-type="float" office:value="0" calcext:value-type="float">
            <text:p>0</text:p>
          </table:table-cell>
          <table:table-cell table:formula="of:=[.S124]" office:value-type="float" office:value="0" calcext:value-type="float">
            <text:p>0</text:p>
          </table:table-cell>
          <table:table-cell table:formula="of:=[.T124]*1000000000" office:value-type="float" office:value="1769830400" calcext:value-type="float">
            <text:p>17698304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.7791206" calcext:value-type="float">
            <text:p>1.7791206</text:p>
          </table:table-cell>
          <table:table-cell office:value-type="float" office:value="62.2443" calcext:value-type="float">
            <text:p>62.2443</text:p>
          </table:table-cell>
          <table:table-cell table:number-columns-repeated="2"/>
          <table:table-cell office:value-type="float" office:value="9.158" calcext:value-type="float">
            <text:p>9.158</text:p>
          </table:table-cell>
          <table:table-cell table:number-columns-repeated="3"/>
          <table:table-cell office:value-type="float" office:value="9.158" calcext:value-type="float">
            <text:p>9.158</text:p>
          </table:table-cell>
          <table:table-cell office:value-type="float" office:value="62.2443" calcext:value-type="float">
            <text:p>62.2443</text:p>
          </table:table-cell>
          <table:table-cell office:value-type="float" office:value="1.7791206" calcext:value-type="float">
            <text:p>1.7791206</text:p>
          </table:table-cell>
          <table:table-cell table:number-columns-repeated="2"/>
          <table:table-cell office:value-type="float" office:value="1.7791206" calcext:value-type="float">
            <text:p>1.7791206</text:p>
          </table:table-cell>
          <table:table-cell table:number-columns-repeated="2"/>
          <table:table-cell office:value-type="float" office:value="1.7791206" calcext:value-type="float">
            <text:p>1.7791206</text:p>
          </table:table-cell>
          <table:table-cell table:number-columns-repeated="2"/>
          <table:table-cell table:formula="of:=[.L125]" office:value-type="float" office:value="9.158" calcext:value-type="float">
            <text:p>9.158</text:p>
          </table:table-cell>
          <table:table-cell table:formula="of:=[.M125]" office:value-type="float" office:value="62.2443" calcext:value-type="float">
            <text:p>62.2443</text:p>
          </table:table-cell>
          <table:table-cell table:formula="of:=[.N125]*1000000000" office:value-type="float" office:value="1779120600" calcext:value-type="float">
            <text:p>1779120600</text:p>
          </table:table-cell>
          <table:table-cell table:formula="of:=[.O125]" office:value-type="float" office:value="0" calcext:value-type="float">
            <text:p>0</text:p>
          </table:table-cell>
          <table:table-cell table:formula="of:=[.P125]" office:value-type="float" office:value="0" calcext:value-type="float">
            <text:p>0</text:p>
          </table:table-cell>
          <table:table-cell table:formula="of:=[.Q125]*1000000000" office:value-type="float" office:value="1779120600" calcext:value-type="float">
            <text:p>1779120600</text:p>
          </table:table-cell>
          <table:table-cell table:formula="of:=[.R125]" office:value-type="float" office:value="0" calcext:value-type="float">
            <text:p>0</text:p>
          </table:table-cell>
          <table:table-cell table:formula="of:=[.S125]" office:value-type="float" office:value="0" calcext:value-type="float">
            <text:p>0</text:p>
          </table:table-cell>
          <table:table-cell table:formula="of:=[.T125]*1000000000" office:value-type="float" office:value="1779120600" calcext:value-type="float">
            <text:p>17791206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.815667" calcext:value-type="float">
            <text:p>1.815667</text:p>
          </table:table-cell>
          <table:table-cell office:value-type="float" office:value="5708.64" calcext:value-type="float">
            <text:p>5708.64</text:p>
          </table:table-cell>
          <table:table-cell table:number-columns-repeated="2"/>
          <table:table-cell office:value-type="float" office:value="8833.3" calcext:value-type="float">
            <text:p>8833.3</text:p>
          </table:table-cell>
          <table:table-cell table:number-columns-repeated="3"/>
          <table:table-cell office:value-type="float" office:value="8833.3" calcext:value-type="float">
            <text:p>8833.3</text:p>
          </table:table-cell>
          <table:table-cell office:value-type="float" office:value="5708.64" calcext:value-type="float">
            <text:p>5708.64</text:p>
          </table:table-cell>
          <table:table-cell office:value-type="float" office:value="1.815667" calcext:value-type="float">
            <text:p>1.815667</text:p>
          </table:table-cell>
          <table:table-cell table:number-columns-repeated="2"/>
          <table:table-cell office:value-type="float" office:value="1.815667" calcext:value-type="float">
            <text:p>1.815667</text:p>
          </table:table-cell>
          <table:table-cell table:number-columns-repeated="2"/>
          <table:table-cell office:value-type="float" office:value="1.815667" calcext:value-type="float">
            <text:p>1.815667</text:p>
          </table:table-cell>
          <table:table-cell table:number-columns-repeated="2"/>
          <table:table-cell table:formula="of:=[.L126]" office:value-type="float" office:value="8833.3" calcext:value-type="float">
            <text:p>8833.3</text:p>
          </table:table-cell>
          <table:table-cell table:formula="of:=[.M126]" office:value-type="float" office:value="5708.64" calcext:value-type="float">
            <text:p>5708.64</text:p>
          </table:table-cell>
          <table:table-cell table:formula="of:=[.N126]*1000000000" office:value-type="float" office:value="1815667000" calcext:value-type="float">
            <text:p>1815667000</text:p>
          </table:table-cell>
          <table:table-cell table:formula="of:=[.O126]" office:value-type="float" office:value="0" calcext:value-type="float">
            <text:p>0</text:p>
          </table:table-cell>
          <table:table-cell table:formula="of:=[.P126]" office:value-type="float" office:value="0" calcext:value-type="float">
            <text:p>0</text:p>
          </table:table-cell>
          <table:table-cell table:formula="of:=[.Q126]*1000000000" office:value-type="float" office:value="1815667000" calcext:value-type="float">
            <text:p>1815667000</text:p>
          </table:table-cell>
          <table:table-cell table:formula="of:=[.R126]" office:value-type="float" office:value="0" calcext:value-type="float">
            <text:p>0</text:p>
          </table:table-cell>
          <table:table-cell table:formula="of:=[.S126]" office:value-type="float" office:value="0" calcext:value-type="float">
            <text:p>0</text:p>
          </table:table-cell>
          <table:table-cell table:formula="of:=[.T126]*1000000000" office:value-type="float" office:value="1815667000" calcext:value-type="float">
            <text:p>18156670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.8264775" calcext:value-type="float">
            <text:p>1.8264775</text:p>
          </table:table-cell>
          <table:table-cell office:value-type="float" office:value="66.8523" calcext:value-type="float">
            <text:p>66.8523</text:p>
          </table:table-cell>
          <table:table-cell table:number-columns-repeated="2"/>
          <table:table-cell office:value-type="float" office:value="3.52153" calcext:value-type="float">
            <text:p>3.52153</text:p>
          </table:table-cell>
          <table:table-cell table:number-columns-repeated="3"/>
          <table:table-cell office:value-type="float" office:value="3.52153" calcext:value-type="float">
            <text:p>3.52153</text:p>
          </table:table-cell>
          <table:table-cell office:value-type="float" office:value="66.8523" calcext:value-type="float">
            <text:p>66.8523</text:p>
          </table:table-cell>
          <table:table-cell office:value-type="float" office:value="1.8264775" calcext:value-type="float">
            <text:p>1.8264775</text:p>
          </table:table-cell>
          <table:table-cell table:number-columns-repeated="2"/>
          <table:table-cell office:value-type="float" office:value="1.8264775" calcext:value-type="float">
            <text:p>1.8264775</text:p>
          </table:table-cell>
          <table:table-cell table:number-columns-repeated="2"/>
          <table:table-cell office:value-type="float" office:value="1.8264775" calcext:value-type="float">
            <text:p>1.8264775</text:p>
          </table:table-cell>
          <table:table-cell table:number-columns-repeated="2"/>
          <table:table-cell table:formula="of:=[.L127]" office:value-type="float" office:value="3.52153" calcext:value-type="float">
            <text:p>3.52153</text:p>
          </table:table-cell>
          <table:table-cell table:formula="of:=[.M127]" office:value-type="float" office:value="66.8523" calcext:value-type="float">
            <text:p>66.8523</text:p>
          </table:table-cell>
          <table:table-cell table:formula="of:=[.N127]*1000000000" office:value-type="float" office:value="1826477500" calcext:value-type="float">
            <text:p>1826477500</text:p>
          </table:table-cell>
          <table:table-cell table:formula="of:=[.O127]" office:value-type="float" office:value="0" calcext:value-type="float">
            <text:p>0</text:p>
          </table:table-cell>
          <table:table-cell table:formula="of:=[.P127]" office:value-type="float" office:value="0" calcext:value-type="float">
            <text:p>0</text:p>
          </table:table-cell>
          <table:table-cell table:formula="of:=[.Q127]*1000000000" office:value-type="float" office:value="1826477500" calcext:value-type="float">
            <text:p>1826477500</text:p>
          </table:table-cell>
          <table:table-cell table:formula="of:=[.R127]" office:value-type="float" office:value="0" calcext:value-type="float">
            <text:p>0</text:p>
          </table:table-cell>
          <table:table-cell table:formula="of:=[.S127]" office:value-type="float" office:value="0" calcext:value-type="float">
            <text:p>0</text:p>
          </table:table-cell>
          <table:table-cell table:formula="of:=[.T127]*1000000000" office:value-type="float" office:value="1826477500" calcext:value-type="float">
            <text:p>18264775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.8336178" calcext:value-type="float">
            <text:p>1.8336178</text:p>
          </table:table-cell>
          <table:table-cell office:value-type="float" office:value="111.831" calcext:value-type="float">
            <text:p>111.831</text:p>
          </table:table-cell>
          <table:table-cell/>
          <table:table-cell office:value-type="float" office:value="111.831" calcext:value-type="float">
            <text:p>111.831</text:p>
          </table:table-cell>
          <table:table-cell office:value-type="float" office:value="3.452625" calcext:value-type="float">
            <text:p>3.452625</text:p>
          </table:table-cell>
          <table:table-cell/>
          <table:table-cell office:value-type="float" office:value="1037.32" calcext:value-type="float">
            <text:p>1037.32</text:p>
          </table:table-cell>
          <table:table-cell/>
          <table:table-cell office:value-type="float" office:value="3.452625" calcext:value-type="float">
            <text:p>3.452625</text:p>
          </table:table-cell>
          <table:table-cell office:value-type="float" office:value="111.831" calcext:value-type="float">
            <text:p>111.831</text:p>
          </table:table-cell>
          <table:table-cell office:value-type="float" office:value="1.8336178" calcext:value-type="float">
            <text:p>1.8336178</text:p>
          </table:table-cell>
          <table:table-cell table:number-columns-repeated="2"/>
          <table:table-cell office:value-type="float" office:value="1.8336178" calcext:value-type="float">
            <text:p>1.8336178</text:p>
          </table:table-cell>
          <table:table-cell office:value-type="float" office:value="1037.32" calcext:value-type="float">
            <text:p>1037.32</text:p>
          </table:table-cell>
          <table:table-cell office:value-type="float" office:value="111.831" calcext:value-type="float">
            <text:p>111.831</text:p>
          </table:table-cell>
          <table:table-cell office:value-type="float" office:value="1.8336178" calcext:value-type="float">
            <text:p>1.8336178</text:p>
          </table:table-cell>
          <table:table-cell table:number-columns-repeated="2"/>
          <table:table-cell table:formula="of:=[.L128]" office:value-type="float" office:value="3.452625" calcext:value-type="float">
            <text:p>3.452625</text:p>
          </table:table-cell>
          <table:table-cell table:formula="of:=[.M128]" office:value-type="float" office:value="111.831" calcext:value-type="float">
            <text:p>111.831</text:p>
          </table:table-cell>
          <table:table-cell table:formula="of:=[.N128]*1000000000" office:value-type="float" office:value="1833617800" calcext:value-type="float">
            <text:p>1833617800</text:p>
          </table:table-cell>
          <table:table-cell table:formula="of:=[.O128]" office:value-type="float" office:value="0" calcext:value-type="float">
            <text:p>0</text:p>
          </table:table-cell>
          <table:table-cell table:formula="of:=[.P128]" office:value-type="float" office:value="0" calcext:value-type="float">
            <text:p>0</text:p>
          </table:table-cell>
          <table:table-cell table:formula="of:=[.Q128]*1000000000" office:value-type="float" office:value="1833617800" calcext:value-type="float">
            <text:p>1833617800</text:p>
          </table:table-cell>
          <table:table-cell table:formula="of:=[.R128]" office:value-type="float" office:value="1037.32" calcext:value-type="float">
            <text:p>1037.32</text:p>
          </table:table-cell>
          <table:table-cell table:formula="of:=[.S128]" office:value-type="float" office:value="111.831" calcext:value-type="float">
            <text:p>111.831</text:p>
          </table:table-cell>
          <table:table-cell table:formula="of:=[.T128]*1000000000" office:value-type="float" office:value="1833617800" calcext:value-type="float">
            <text:p>18336178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.8424092" calcext:value-type="float">
            <text:p>1.8424092</text:p>
          </table:table-cell>
          <table:table-cell/>
          <table:table-cell office:value-type="float" office:value="21623.6" calcext:value-type="float">
            <text:p>21623.6</text:p>
          </table:table-cell>
          <table:table-cell table:number-columns-repeated="2"/>
          <table:table-cell office:value-type="float" office:value="40781.35" calcext:value-type="float">
            <text:p>40781.35</text:p>
          </table:table-cell>
          <table:table-cell table:number-columns-repeated="4"/>
          <table:table-cell office:value-type="float" office:value="1.8424092" calcext:value-type="float">
            <text:p>1.8424092</text:p>
          </table:table-cell>
          <table:table-cell office:value-type="float" office:value="40781.35" calcext:value-type="float">
            <text:p>40781.35</text:p>
          </table:table-cell>
          <table:table-cell office:value-type="float" office:value="21623.6" calcext:value-type="float">
            <text:p>21623.6</text:p>
          </table:table-cell>
          <table:table-cell office:value-type="float" office:value="1.8424092" calcext:value-type="float">
            <text:p>1.8424092</text:p>
          </table:table-cell>
          <table:table-cell table:number-columns-repeated="2"/>
          <table:table-cell office:value-type="float" office:value="1.8424092" calcext:value-type="float">
            <text:p>1.8424092</text:p>
          </table:table-cell>
          <table:table-cell table:number-columns-repeated="2"/>
          <table:table-cell table:formula="of:=[.L129]" office:value-type="float" office:value="0" calcext:value-type="float">
            <text:p>0</text:p>
          </table:table-cell>
          <table:table-cell table:formula="of:=[.M129]" office:value-type="float" office:value="0" calcext:value-type="float">
            <text:p>0</text:p>
          </table:table-cell>
          <table:table-cell table:formula="of:=[.N129]*1000000000" office:value-type="float" office:value="1842409200" calcext:value-type="float">
            <text:p>1842409200</text:p>
          </table:table-cell>
          <table:table-cell table:formula="of:=[.O129]" office:value-type="float" office:value="40781.35" calcext:value-type="float">
            <text:p>40781.35</text:p>
          </table:table-cell>
          <table:table-cell table:formula="of:=[.P129]" office:value-type="float" office:value="21623.6" calcext:value-type="float">
            <text:p>21623.6</text:p>
          </table:table-cell>
          <table:table-cell table:formula="of:=[.Q129]*1000000000" office:value-type="float" office:value="1842409200" calcext:value-type="float">
            <text:p>1842409200</text:p>
          </table:table-cell>
          <table:table-cell table:formula="of:=[.R129]" office:value-type="float" office:value="0" calcext:value-type="float">
            <text:p>0</text:p>
          </table:table-cell>
          <table:table-cell table:formula="of:=[.S129]" office:value-type="float" office:value="0" calcext:value-type="float">
            <text:p>0</text:p>
          </table:table-cell>
          <table:table-cell table:formula="of:=[.T129]*1000000000" office:value-type="float" office:value="1842409200" calcext:value-type="float">
            <text:p>18424092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.8454002" calcext:value-type="float">
            <text:p>1.8454002</text:p>
          </table:table-cell>
          <table:table-cell office:value-type="float" office:value="13804.4" calcext:value-type="float">
            <text:p>13804.4</text:p>
          </table:table-cell>
          <table:table-cell table:number-columns-repeated="2"/>
          <table:table-cell office:value-type="float" office:value="10280.55" calcext:value-type="float">
            <text:p>10280.55</text:p>
          </table:table-cell>
          <table:table-cell table:number-columns-repeated="3"/>
          <table:table-cell office:value-type="float" office:value="10280.55" calcext:value-type="float">
            <text:p>10280.55</text:p>
          </table:table-cell>
          <table:table-cell office:value-type="float" office:value="13804.4" calcext:value-type="float">
            <text:p>13804.4</text:p>
          </table:table-cell>
          <table:table-cell office:value-type="float" office:value="1.8454002" calcext:value-type="float">
            <text:p>1.8454002</text:p>
          </table:table-cell>
          <table:table-cell table:number-columns-repeated="2"/>
          <table:table-cell office:value-type="float" office:value="1.8454002" calcext:value-type="float">
            <text:p>1.8454002</text:p>
          </table:table-cell>
          <table:table-cell table:number-columns-repeated="2"/>
          <table:table-cell office:value-type="float" office:value="1.8454002" calcext:value-type="float">
            <text:p>1.8454002</text:p>
          </table:table-cell>
          <table:table-cell table:number-columns-repeated="2"/>
          <table:table-cell table:formula="of:=[.L130]" office:value-type="float" office:value="10280.55" calcext:value-type="float">
            <text:p>10280.55</text:p>
          </table:table-cell>
          <table:table-cell table:formula="of:=[.M130]" office:value-type="float" office:value="13804.4" calcext:value-type="float">
            <text:p>13804.4</text:p>
          </table:table-cell>
          <table:table-cell table:formula="of:=[.N130]*1000000000" office:value-type="float" office:value="1845400200" calcext:value-type="float">
            <text:p>1845400200</text:p>
          </table:table-cell>
          <table:table-cell table:formula="of:=[.O130]" office:value-type="float" office:value="0" calcext:value-type="float">
            <text:p>0</text:p>
          </table:table-cell>
          <table:table-cell table:formula="of:=[.P130]" office:value-type="float" office:value="0" calcext:value-type="float">
            <text:p>0</text:p>
          </table:table-cell>
          <table:table-cell table:formula="of:=[.Q130]*1000000000" office:value-type="float" office:value="1845400200" calcext:value-type="float">
            <text:p>1845400200</text:p>
          </table:table-cell>
          <table:table-cell table:formula="of:=[.R130]" office:value-type="float" office:value="0" calcext:value-type="float">
            <text:p>0</text:p>
          </table:table-cell>
          <table:table-cell table:formula="of:=[.S130]" office:value-type="float" office:value="0" calcext:value-type="float">
            <text:p>0</text:p>
          </table:table-cell>
          <table:table-cell table:formula="of:=[.T130]*1000000000" office:value-type="float" office:value="1845400200" calcext:value-type="float">
            <text:p>18454002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.8537334" calcext:value-type="float">
            <text:p>1.8537334</text:p>
          </table:table-cell>
          <table:table-cell office:value-type="float" office:value="158.609" calcext:value-type="float">
            <text:p>158.609</text:p>
          </table:table-cell>
          <table:table-cell table:number-columns-repeated="2"/>
          <table:table-cell office:value-type="float" office:value="23.6575" calcext:value-type="float">
            <text:p>23.6575</text:p>
          </table:table-cell>
          <table:table-cell table:number-columns-repeated="3"/>
          <table:table-cell office:value-type="float" office:value="23.6575" calcext:value-type="float">
            <text:p>23.6575</text:p>
          </table:table-cell>
          <table:table-cell office:value-type="float" office:value="158.609" calcext:value-type="float">
            <text:p>158.609</text:p>
          </table:table-cell>
          <table:table-cell office:value-type="float" office:value="1.8537334" calcext:value-type="float">
            <text:p>1.8537334</text:p>
          </table:table-cell>
          <table:table-cell table:number-columns-repeated="2"/>
          <table:table-cell office:value-type="float" office:value="1.8537334" calcext:value-type="float">
            <text:p>1.8537334</text:p>
          </table:table-cell>
          <table:table-cell table:number-columns-repeated="2"/>
          <table:table-cell office:value-type="float" office:value="1.8537334" calcext:value-type="float">
            <text:p>1.8537334</text:p>
          </table:table-cell>
          <table:table-cell table:number-columns-repeated="2"/>
          <table:table-cell table:formula="of:=[.L131]" office:value-type="float" office:value="23.6575" calcext:value-type="float">
            <text:p>23.6575</text:p>
          </table:table-cell>
          <table:table-cell table:formula="of:=[.M131]" office:value-type="float" office:value="158.609" calcext:value-type="float">
            <text:p>158.609</text:p>
          </table:table-cell>
          <table:table-cell table:formula="of:=[.N131]*1000000000" office:value-type="float" office:value="1853733400" calcext:value-type="float">
            <text:p>1853733400</text:p>
          </table:table-cell>
          <table:table-cell table:formula="of:=[.O131]" office:value-type="float" office:value="0" calcext:value-type="float">
            <text:p>0</text:p>
          </table:table-cell>
          <table:table-cell table:formula="of:=[.P131]" office:value-type="float" office:value="0" calcext:value-type="float">
            <text:p>0</text:p>
          </table:table-cell>
          <table:table-cell table:formula="of:=[.Q131]*1000000000" office:value-type="float" office:value="1853733400" calcext:value-type="float">
            <text:p>1853733400</text:p>
          </table:table-cell>
          <table:table-cell table:formula="of:=[.R131]" office:value-type="float" office:value="0" calcext:value-type="float">
            <text:p>0</text:p>
          </table:table-cell>
          <table:table-cell table:formula="of:=[.S131]" office:value-type="float" office:value="0" calcext:value-type="float">
            <text:p>0</text:p>
          </table:table-cell>
          <table:table-cell table:formula="of:=[.T131]*1000000000" office:value-type="float" office:value="1853733400" calcext:value-type="float">
            <text:p>18537334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.8573657" calcext:value-type="float">
            <text:p>1.8573657</text:p>
          </table:table-cell>
          <table:table-cell office:value-type="float" office:value="4390.2" calcext:value-type="float">
            <text:p>4390.2</text:p>
          </table:table-cell>
          <table:table-cell table:number-columns-repeated="2"/>
          <table:table-cell office:value-type="float" office:value="169.013" calcext:value-type="float">
            <text:p>169.013</text:p>
          </table:table-cell>
          <table:table-cell table:number-columns-repeated="3"/>
          <table:table-cell office:value-type="float" office:value="169.013" calcext:value-type="float">
            <text:p>169.013</text:p>
          </table:table-cell>
          <table:table-cell office:value-type="float" office:value="4390.2" calcext:value-type="float">
            <text:p>4390.2</text:p>
          </table:table-cell>
          <table:table-cell office:value-type="float" office:value="1.8573657" calcext:value-type="float">
            <text:p>1.8573657</text:p>
          </table:table-cell>
          <table:table-cell table:number-columns-repeated="2"/>
          <table:table-cell office:value-type="float" office:value="1.8573657" calcext:value-type="float">
            <text:p>1.8573657</text:p>
          </table:table-cell>
          <table:table-cell table:number-columns-repeated="2"/>
          <table:table-cell office:value-type="float" office:value="1.8573657" calcext:value-type="float">
            <text:p>1.8573657</text:p>
          </table:table-cell>
          <table:table-cell table:number-columns-repeated="2"/>
          <table:table-cell table:formula="of:=[.L132]" office:value-type="float" office:value="169.013" calcext:value-type="float">
            <text:p>169.013</text:p>
          </table:table-cell>
          <table:table-cell table:formula="of:=[.M132]" office:value-type="float" office:value="4390.2" calcext:value-type="float">
            <text:p>4390.2</text:p>
          </table:table-cell>
          <table:table-cell table:formula="of:=[.N132]*1000000000" office:value-type="float" office:value="1857365700" calcext:value-type="float">
            <text:p>1857365700</text:p>
          </table:table-cell>
          <table:table-cell table:formula="of:=[.O132]" office:value-type="float" office:value="0" calcext:value-type="float">
            <text:p>0</text:p>
          </table:table-cell>
          <table:table-cell table:formula="of:=[.P132]" office:value-type="float" office:value="0" calcext:value-type="float">
            <text:p>0</text:p>
          </table:table-cell>
          <table:table-cell table:formula="of:=[.Q132]*1000000000" office:value-type="float" office:value="1857365700" calcext:value-type="float">
            <text:p>1857365700</text:p>
          </table:table-cell>
          <table:table-cell table:formula="of:=[.R132]" office:value-type="float" office:value="0" calcext:value-type="float">
            <text:p>0</text:p>
          </table:table-cell>
          <table:table-cell table:formula="of:=[.S132]" office:value-type="float" office:value="0" calcext:value-type="float">
            <text:p>0</text:p>
          </table:table-cell>
          <table:table-cell table:formula="of:=[.T132]*1000000000" office:value-type="float" office:value="1857365700" calcext:value-type="float">
            <text:p>18573657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.8775212" calcext:value-type="float">
            <text:p>1.8775212</text:p>
          </table:table-cell>
          <table:table-cell/>
          <table:table-cell office:value-type="float" office:value="133333" calcext:value-type="float">
            <text:p>133333</text:p>
          </table:table-cell>
          <table:table-cell table:number-columns-repeated="2"/>
          <table:table-cell office:value-type="float" office:value="297909" calcext:value-type="float">
            <text:p>297909</text:p>
          </table:table-cell>
          <table:table-cell table:number-columns-repeated="4"/>
          <table:table-cell office:value-type="float" office:value="1.8775212" calcext:value-type="float">
            <text:p>1.8775212</text:p>
          </table:table-cell>
          <table:table-cell office:value-type="float" office:value="297909" calcext:value-type="float">
            <text:p>297909</text:p>
          </table:table-cell>
          <table:table-cell office:value-type="float" office:value="133333" calcext:value-type="float">
            <text:p>133333</text:p>
          </table:table-cell>
          <table:table-cell office:value-type="float" office:value="1.8775212" calcext:value-type="float">
            <text:p>1.8775212</text:p>
          </table:table-cell>
          <table:table-cell table:number-columns-repeated="2"/>
          <table:table-cell office:value-type="float" office:value="1.8775212" calcext:value-type="float">
            <text:p>1.8775212</text:p>
          </table:table-cell>
          <table:table-cell table:number-columns-repeated="2"/>
          <table:table-cell table:formula="of:=[.L133]" office:value-type="float" office:value="0" calcext:value-type="float">
            <text:p>0</text:p>
          </table:table-cell>
          <table:table-cell table:formula="of:=[.M133]" office:value-type="float" office:value="0" calcext:value-type="float">
            <text:p>0</text:p>
          </table:table-cell>
          <table:table-cell table:formula="of:=[.N133]*1000000000" office:value-type="float" office:value="1877521200" calcext:value-type="float">
            <text:p>1877521200</text:p>
          </table:table-cell>
          <table:table-cell table:formula="of:=[.O133]" office:value-type="float" office:value="297909" calcext:value-type="float">
            <text:p>297909</text:p>
          </table:table-cell>
          <table:table-cell table:formula="of:=[.P133]" office:value-type="float" office:value="133333" calcext:value-type="float">
            <text:p>133333</text:p>
          </table:table-cell>
          <table:table-cell table:formula="of:=[.Q133]*1000000000" office:value-type="float" office:value="1877521200" calcext:value-type="float">
            <text:p>1877521200</text:p>
          </table:table-cell>
          <table:table-cell table:formula="of:=[.R133]" office:value-type="float" office:value="0" calcext:value-type="float">
            <text:p>0</text:p>
          </table:table-cell>
          <table:table-cell table:formula="of:=[.S133]" office:value-type="float" office:value="0" calcext:value-type="float">
            <text:p>0</text:p>
          </table:table-cell>
          <table:table-cell table:formula="of:=[.T133]*1000000000" office:value-type="float" office:value="1877521200" calcext:value-type="float">
            <text:p>18775212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.9019064" calcext:value-type="float">
            <text:p>1.9019064</text:p>
          </table:table-cell>
          <table:table-cell office:value-type="float" office:value="2676.29" calcext:value-type="float">
            <text:p>2676.29</text:p>
          </table:table-cell>
          <table:table-cell table:number-columns-repeated="2"/>
          <table:table-cell office:value-type="float" office:value="101.071" calcext:value-type="float">
            <text:p>101.071</text:p>
          </table:table-cell>
          <table:table-cell table:number-columns-repeated="3"/>
          <table:table-cell office:value-type="float" office:value="101.071" calcext:value-type="float">
            <text:p>101.071</text:p>
          </table:table-cell>
          <table:table-cell office:value-type="float" office:value="2676.29" calcext:value-type="float">
            <text:p>2676.29</text:p>
          </table:table-cell>
          <table:table-cell office:value-type="float" office:value="1.9019064" calcext:value-type="float">
            <text:p>1.9019064</text:p>
          </table:table-cell>
          <table:table-cell table:number-columns-repeated="2"/>
          <table:table-cell office:value-type="float" office:value="1.9019064" calcext:value-type="float">
            <text:p>1.9019064</text:p>
          </table:table-cell>
          <table:table-cell table:number-columns-repeated="2"/>
          <table:table-cell office:value-type="float" office:value="1.9019064" calcext:value-type="float">
            <text:p>1.9019064</text:p>
          </table:table-cell>
          <table:table-cell table:number-columns-repeated="2"/>
          <table:table-cell table:formula="of:=[.L134]" office:value-type="float" office:value="101.071" calcext:value-type="float">
            <text:p>101.071</text:p>
          </table:table-cell>
          <table:table-cell table:formula="of:=[.M134]" office:value-type="float" office:value="2676.29" calcext:value-type="float">
            <text:p>2676.29</text:p>
          </table:table-cell>
          <table:table-cell table:formula="of:=[.N134]*1000000000" office:value-type="float" office:value="1901906400" calcext:value-type="float">
            <text:p>1901906400</text:p>
          </table:table-cell>
          <table:table-cell table:formula="of:=[.O134]" office:value-type="float" office:value="0" calcext:value-type="float">
            <text:p>0</text:p>
          </table:table-cell>
          <table:table-cell table:formula="of:=[.P134]" office:value-type="float" office:value="0" calcext:value-type="float">
            <text:p>0</text:p>
          </table:table-cell>
          <table:table-cell table:formula="of:=[.Q134]*1000000000" office:value-type="float" office:value="1901906400" calcext:value-type="float">
            <text:p>1901906400</text:p>
          </table:table-cell>
          <table:table-cell table:formula="of:=[.R134]" office:value-type="float" office:value="0" calcext:value-type="float">
            <text:p>0</text:p>
          </table:table-cell>
          <table:table-cell table:formula="of:=[.S134]" office:value-type="float" office:value="0" calcext:value-type="float">
            <text:p>0</text:p>
          </table:table-cell>
          <table:table-cell table:formula="of:=[.T134]*1000000000" office:value-type="float" office:value="1901906400" calcext:value-type="float">
            <text:p>19019064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.9085936" calcext:value-type="float">
            <text:p>1.9085936</text:p>
          </table:table-cell>
          <table:table-cell table:number-columns-repeated="2"/>
          <table:table-cell office:value-type="float" office:value="2761.56" calcext:value-type="float">
            <text:p>2761.56</text:p>
          </table:table-cell>
          <table:table-cell table:number-columns-repeated="2"/>
          <table:table-cell office:value-type="float" office:value="36856.45" calcext:value-type="float">
            <text:p>36856.45</text:p>
          </table:table-cell>
          <table:table-cell table:number-columns-repeated="3"/>
          <table:table-cell office:value-type="float" office:value="1.9085936" calcext:value-type="float">
            <text:p>1.9085936</text:p>
          </table:table-cell>
          <table:table-cell table:number-columns-repeated="2"/>
          <table:table-cell office:value-type="float" office:value="1.9085936" calcext:value-type="float">
            <text:p>1.9085936</text:p>
          </table:table-cell>
          <table:table-cell office:value-type="float" office:value="36856.45" calcext:value-type="float">
            <text:p>36856.45</text:p>
          </table:table-cell>
          <table:table-cell office:value-type="float" office:value="2761.56" calcext:value-type="float">
            <text:p>2761.56</text:p>
          </table:table-cell>
          <table:table-cell office:value-type="float" office:value="1.9085936" calcext:value-type="float">
            <text:p>1.9085936</text:p>
          </table:table-cell>
          <table:table-cell table:number-columns-repeated="2"/>
          <table:table-cell table:formula="of:=[.L135]" office:value-type="float" office:value="0" calcext:value-type="float">
            <text:p>0</text:p>
          </table:table-cell>
          <table:table-cell table:formula="of:=[.M135]" office:value-type="float" office:value="0" calcext:value-type="float">
            <text:p>0</text:p>
          </table:table-cell>
          <table:table-cell table:formula="of:=[.N135]*1000000000" office:value-type="float" office:value="1908593600" calcext:value-type="float">
            <text:p>1908593600</text:p>
          </table:table-cell>
          <table:table-cell table:formula="of:=[.O135]" office:value-type="float" office:value="0" calcext:value-type="float">
            <text:p>0</text:p>
          </table:table-cell>
          <table:table-cell table:formula="of:=[.P135]" office:value-type="float" office:value="0" calcext:value-type="float">
            <text:p>0</text:p>
          </table:table-cell>
          <table:table-cell table:formula="of:=[.Q135]*1000000000" office:value-type="float" office:value="1908593600" calcext:value-type="float">
            <text:p>1908593600</text:p>
          </table:table-cell>
          <table:table-cell table:formula="of:=[.R135]" office:value-type="float" office:value="36856.45" calcext:value-type="float">
            <text:p>36856.45</text:p>
          </table:table-cell>
          <table:table-cell table:formula="of:=[.S135]" office:value-type="float" office:value="2761.56" calcext:value-type="float">
            <text:p>2761.56</text:p>
          </table:table-cell>
          <table:table-cell table:formula="of:=[.T135]*1000000000" office:value-type="float" office:value="1908593600" calcext:value-type="float">
            <text:p>19085936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.9293857" calcext:value-type="float">
            <text:p>1.9293857</text:p>
          </table:table-cell>
          <table:table-cell table:number-columns-repeated="2"/>
          <table:table-cell office:value-type="float" office:value="3601.71" calcext:value-type="float">
            <text:p>3601.71</text:p>
          </table:table-cell>
          <table:table-cell table:number-columns-repeated="2"/>
          <table:table-cell office:value-type="float" office:value="63238" calcext:value-type="float">
            <text:p>63238</text:p>
          </table:table-cell>
          <table:table-cell table:number-columns-repeated="3"/>
          <table:table-cell office:value-type="float" office:value="1.9293857" calcext:value-type="float">
            <text:p>1.9293857</text:p>
          </table:table-cell>
          <table:table-cell table:number-columns-repeated="2"/>
          <table:table-cell office:value-type="float" office:value="1.9293857" calcext:value-type="float">
            <text:p>1.9293857</text:p>
          </table:table-cell>
          <table:table-cell office:value-type="float" office:value="63238" calcext:value-type="float">
            <text:p>63238</text:p>
          </table:table-cell>
          <table:table-cell office:value-type="float" office:value="3601.71" calcext:value-type="float">
            <text:p>3601.71</text:p>
          </table:table-cell>
          <table:table-cell office:value-type="float" office:value="1.9293857" calcext:value-type="float">
            <text:p>1.9293857</text:p>
          </table:table-cell>
          <table:table-cell table:number-columns-repeated="2"/>
          <table:table-cell table:formula="of:=[.L136]" office:value-type="float" office:value="0" calcext:value-type="float">
            <text:p>0</text:p>
          </table:table-cell>
          <table:table-cell table:formula="of:=[.M136]" office:value-type="float" office:value="0" calcext:value-type="float">
            <text:p>0</text:p>
          </table:table-cell>
          <table:table-cell table:formula="of:=[.N136]*1000000000" office:value-type="float" office:value="1929385700" calcext:value-type="float">
            <text:p>1929385700</text:p>
          </table:table-cell>
          <table:table-cell table:formula="of:=[.O136]" office:value-type="float" office:value="0" calcext:value-type="float">
            <text:p>0</text:p>
          </table:table-cell>
          <table:table-cell table:formula="of:=[.P136]" office:value-type="float" office:value="0" calcext:value-type="float">
            <text:p>0</text:p>
          </table:table-cell>
          <table:table-cell table:formula="of:=[.Q136]*1000000000" office:value-type="float" office:value="1929385700" calcext:value-type="float">
            <text:p>1929385700</text:p>
          </table:table-cell>
          <table:table-cell table:formula="of:=[.R136]" office:value-type="float" office:value="63238" calcext:value-type="float">
            <text:p>63238</text:p>
          </table:table-cell>
          <table:table-cell table:formula="of:=[.S136]" office:value-type="float" office:value="3601.71" calcext:value-type="float">
            <text:p>3601.71</text:p>
          </table:table-cell>
          <table:table-cell table:formula="of:=[.T136]*1000000000" office:value-type="float" office:value="1929385700" calcext:value-type="float">
            <text:p>19293857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.950376" calcext:value-type="float">
            <text:p>1.950376</text:p>
          </table:table-cell>
          <table:table-cell office:value-type="float" office:value="43199.8" calcext:value-type="float">
            <text:p>43199.8</text:p>
          </table:table-cell>
          <table:table-cell table:number-columns-repeated="2"/>
          <table:table-cell office:value-type="float" office:value="6616.7" calcext:value-type="float">
            <text:p>6616.7</text:p>
          </table:table-cell>
          <table:table-cell table:number-columns-repeated="3"/>
          <table:table-cell office:value-type="float" office:value="6616.7" calcext:value-type="float">
            <text:p>6616.7</text:p>
          </table:table-cell>
          <table:table-cell office:value-type="float" office:value="43199.8" calcext:value-type="float">
            <text:p>43199.8</text:p>
          </table:table-cell>
          <table:table-cell office:value-type="float" office:value="1.950376" calcext:value-type="float">
            <text:p>1.950376</text:p>
          </table:table-cell>
          <table:table-cell table:number-columns-repeated="2"/>
          <table:table-cell office:value-type="float" office:value="1.950376" calcext:value-type="float">
            <text:p>1.950376</text:p>
          </table:table-cell>
          <table:table-cell table:number-columns-repeated="2"/>
          <table:table-cell office:value-type="float" office:value="1.950376" calcext:value-type="float">
            <text:p>1.950376</text:p>
          </table:table-cell>
          <table:table-cell table:number-columns-repeated="2"/>
          <table:table-cell table:formula="of:=[.L137]" office:value-type="float" office:value="6616.7" calcext:value-type="float">
            <text:p>6616.7</text:p>
          </table:table-cell>
          <table:table-cell table:formula="of:=[.M137]" office:value-type="float" office:value="43199.8" calcext:value-type="float">
            <text:p>43199.8</text:p>
          </table:table-cell>
          <table:table-cell table:formula="of:=[.N137]*1000000000" office:value-type="float" office:value="1950376000" calcext:value-type="float">
            <text:p>1950376000</text:p>
          </table:table-cell>
          <table:table-cell table:formula="of:=[.O137]" office:value-type="float" office:value="0" calcext:value-type="float">
            <text:p>0</text:p>
          </table:table-cell>
          <table:table-cell table:formula="of:=[.P137]" office:value-type="float" office:value="0" calcext:value-type="float">
            <text:p>0</text:p>
          </table:table-cell>
          <table:table-cell table:formula="of:=[.Q137]*1000000000" office:value-type="float" office:value="1950376000" calcext:value-type="float">
            <text:p>1950376000</text:p>
          </table:table-cell>
          <table:table-cell table:formula="of:=[.R137]" office:value-type="float" office:value="0" calcext:value-type="float">
            <text:p>0</text:p>
          </table:table-cell>
          <table:table-cell table:formula="of:=[.S137]" office:value-type="float" office:value="0" calcext:value-type="float">
            <text:p>0</text:p>
          </table:table-cell>
          <table:table-cell table:formula="of:=[.T137]*1000000000" office:value-type="float" office:value="1950376000" calcext:value-type="float">
            <text:p>19503760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.9596597" calcext:value-type="float">
            <text:p>1.9596597</text:p>
          </table:table-cell>
          <table:table-cell/>
          <table:table-cell office:value-type="float" office:value="236921" calcext:value-type="float">
            <text:p>236921</text:p>
          </table:table-cell>
          <table:table-cell table:number-columns-repeated="2"/>
          <table:table-cell office:value-type="float" office:value="4210950" calcext:value-type="float">
            <text:p>4210950</text:p>
          </table:table-cell>
          <table:table-cell table:number-columns-repeated="4"/>
          <table:table-cell office:value-type="float" office:value="1.9596597" calcext:value-type="float">
            <text:p>1.9596597</text:p>
          </table:table-cell>
          <table:table-cell office:value-type="float" office:value="4210950" calcext:value-type="float">
            <text:p>4210950</text:p>
          </table:table-cell>
          <table:table-cell office:value-type="float" office:value="236921" calcext:value-type="float">
            <text:p>236921</text:p>
          </table:table-cell>
          <table:table-cell office:value-type="float" office:value="1.9596597" calcext:value-type="float">
            <text:p>1.9596597</text:p>
          </table:table-cell>
          <table:table-cell table:number-columns-repeated="2"/>
          <table:table-cell office:value-type="float" office:value="1.9596597" calcext:value-type="float">
            <text:p>1.9596597</text:p>
          </table:table-cell>
          <table:table-cell table:number-columns-repeated="2"/>
          <table:table-cell table:formula="of:=[.L138]" office:value-type="float" office:value="0" calcext:value-type="float">
            <text:p>0</text:p>
          </table:table-cell>
          <table:table-cell table:formula="of:=[.M138]" office:value-type="float" office:value="0" calcext:value-type="float">
            <text:p>0</text:p>
          </table:table-cell>
          <table:table-cell table:formula="of:=[.N138]*1000000000" office:value-type="float" office:value="1959659700" calcext:value-type="float">
            <text:p>1959659700</text:p>
          </table:table-cell>
          <table:table-cell table:formula="of:=[.O138]" office:value-type="float" office:value="4210950" calcext:value-type="float">
            <text:p>4210950</text:p>
          </table:table-cell>
          <table:table-cell table:formula="of:=[.P138]" office:value-type="float" office:value="236921" calcext:value-type="float">
            <text:p>236921</text:p>
          </table:table-cell>
          <table:table-cell table:formula="of:=[.Q138]*1000000000" office:value-type="float" office:value="1959659700" calcext:value-type="float">
            <text:p>1959659700</text:p>
          </table:table-cell>
          <table:table-cell table:formula="of:=[.R138]" office:value-type="float" office:value="0" calcext:value-type="float">
            <text:p>0</text:p>
          </table:table-cell>
          <table:table-cell table:formula="of:=[.S138]" office:value-type="float" office:value="0" calcext:value-type="float">
            <text:p>0</text:p>
          </table:table-cell>
          <table:table-cell table:formula="of:=[.T138]*1000000000" office:value-type="float" office:value="1959659700" calcext:value-type="float">
            <text:p>19596597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.9598528" calcext:value-type="float">
            <text:p>1.9598528</text:p>
          </table:table-cell>
          <table:table-cell/>
          <table:table-cell office:value-type="float" office:value="55611.5" calcext:value-type="float">
            <text:p>55611.5</text:p>
          </table:table-cell>
          <table:table-cell table:number-columns-repeated="2"/>
          <table:table-cell office:value-type="float" office:value="770660" calcext:value-type="float">
            <text:p>770660</text:p>
          </table:table-cell>
          <table:table-cell table:number-columns-repeated="4"/>
          <table:table-cell office:value-type="float" office:value="1.9598528" calcext:value-type="float">
            <text:p>1.9598528</text:p>
          </table:table-cell>
          <table:table-cell office:value-type="float" office:value="770660" calcext:value-type="float">
            <text:p>770660</text:p>
          </table:table-cell>
          <table:table-cell office:value-type="float" office:value="55611.5" calcext:value-type="float">
            <text:p>55611.5</text:p>
          </table:table-cell>
          <table:table-cell office:value-type="float" office:value="1.9598528" calcext:value-type="float">
            <text:p>1.9598528</text:p>
          </table:table-cell>
          <table:table-cell table:number-columns-repeated="2"/>
          <table:table-cell office:value-type="float" office:value="1.9598528" calcext:value-type="float">
            <text:p>1.9598528</text:p>
          </table:table-cell>
          <table:table-cell table:number-columns-repeated="2"/>
          <table:table-cell table:formula="of:=[.L139]" office:value-type="float" office:value="0" calcext:value-type="float">
            <text:p>0</text:p>
          </table:table-cell>
          <table:table-cell table:formula="of:=[.M139]" office:value-type="float" office:value="0" calcext:value-type="float">
            <text:p>0</text:p>
          </table:table-cell>
          <table:table-cell table:formula="of:=[.N139]*1000000000" office:value-type="float" office:value="1959852800" calcext:value-type="float">
            <text:p>1959852800</text:p>
          </table:table-cell>
          <table:table-cell table:formula="of:=[.O139]" office:value-type="float" office:value="770660" calcext:value-type="float">
            <text:p>770660</text:p>
          </table:table-cell>
          <table:table-cell table:formula="of:=[.P139]" office:value-type="float" office:value="55611.5" calcext:value-type="float">
            <text:p>55611.5</text:p>
          </table:table-cell>
          <table:table-cell table:formula="of:=[.Q139]*1000000000" office:value-type="float" office:value="1959852800" calcext:value-type="float">
            <text:p>1959852800</text:p>
          </table:table-cell>
          <table:table-cell table:formula="of:=[.R139]" office:value-type="float" office:value="0" calcext:value-type="float">
            <text:p>0</text:p>
          </table:table-cell>
          <table:table-cell table:formula="of:=[.S139]" office:value-type="float" office:value="0" calcext:value-type="float">
            <text:p>0</text:p>
          </table:table-cell>
          <table:table-cell table:formula="of:=[.T139]*1000000000" office:value-type="float" office:value="1959852800" calcext:value-type="float">
            <text:p>19598528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.9724491" calcext:value-type="float">
            <text:p>1.9724491</text:p>
          </table:table-cell>
          <table:table-cell table:number-columns-repeated="2"/>
          <table:table-cell office:value-type="float" office:value="18311.8" calcext:value-type="float">
            <text:p>18311.8</text:p>
          </table:table-cell>
          <table:table-cell table:number-columns-repeated="2"/>
          <table:table-cell office:value-type="float" office:value="115959" calcext:value-type="float">
            <text:p>115959</text:p>
          </table:table-cell>
          <table:table-cell table:number-columns-repeated="3"/>
          <table:table-cell office:value-type="float" office:value="1.9724491" calcext:value-type="float">
            <text:p>1.9724491</text:p>
          </table:table-cell>
          <table:table-cell table:number-columns-repeated="2"/>
          <table:table-cell office:value-type="float" office:value="1.9724491" calcext:value-type="float">
            <text:p>1.9724491</text:p>
          </table:table-cell>
          <table:table-cell office:value-type="float" office:value="115959" calcext:value-type="float">
            <text:p>115959</text:p>
          </table:table-cell>
          <table:table-cell office:value-type="float" office:value="18311.8" calcext:value-type="float">
            <text:p>18311.8</text:p>
          </table:table-cell>
          <table:table-cell office:value-type="float" office:value="1.9724491" calcext:value-type="float">
            <text:p>1.9724491</text:p>
          </table:table-cell>
          <table:table-cell table:number-columns-repeated="2"/>
          <table:table-cell table:formula="of:=[.L140]" office:value-type="float" office:value="0" calcext:value-type="float">
            <text:p>0</text:p>
          </table:table-cell>
          <table:table-cell table:formula="of:=[.M140]" office:value-type="float" office:value="0" calcext:value-type="float">
            <text:p>0</text:p>
          </table:table-cell>
          <table:table-cell table:formula="of:=[.N140]*1000000000" office:value-type="float" office:value="1972449100" calcext:value-type="float">
            <text:p>1972449100</text:p>
          </table:table-cell>
          <table:table-cell table:formula="of:=[.O140]" office:value-type="float" office:value="0" calcext:value-type="float">
            <text:p>0</text:p>
          </table:table-cell>
          <table:table-cell table:formula="of:=[.P140]" office:value-type="float" office:value="0" calcext:value-type="float">
            <text:p>0</text:p>
          </table:table-cell>
          <table:table-cell table:formula="of:=[.Q140]*1000000000" office:value-type="float" office:value="1972449100" calcext:value-type="float">
            <text:p>1972449100</text:p>
          </table:table-cell>
          <table:table-cell table:formula="of:=[.R140]" office:value-type="float" office:value="115959" calcext:value-type="float">
            <text:p>115959</text:p>
          </table:table-cell>
          <table:table-cell table:formula="of:=[.S140]" office:value-type="float" office:value="18311.8" calcext:value-type="float">
            <text:p>18311.8</text:p>
          </table:table-cell>
          <table:table-cell table:formula="of:=[.T140]*1000000000" office:value-type="float" office:value="1972449100" calcext:value-type="float">
            <text:p>19724491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.981214" calcext:value-type="float">
            <text:p>1.981214</text:p>
          </table:table-cell>
          <table:table-cell office:value-type="float" office:value="212.344" calcext:value-type="float">
            <text:p>212.344</text:p>
          </table:table-cell>
          <table:table-cell table:number-columns-repeated="2"/>
          <table:table-cell office:value-type="float" office:value="1072.24" calcext:value-type="float">
            <text:p>1072.24</text:p>
          </table:table-cell>
          <table:table-cell table:number-columns-repeated="3"/>
          <table:table-cell office:value-type="float" office:value="1072.24" calcext:value-type="float">
            <text:p>1072.24</text:p>
          </table:table-cell>
          <table:table-cell office:value-type="float" office:value="212.344" calcext:value-type="float">
            <text:p>212.344</text:p>
          </table:table-cell>
          <table:table-cell office:value-type="float" office:value="1.981214" calcext:value-type="float">
            <text:p>1.981214</text:p>
          </table:table-cell>
          <table:table-cell table:number-columns-repeated="2"/>
          <table:table-cell office:value-type="float" office:value="1.981214" calcext:value-type="float">
            <text:p>1.981214</text:p>
          </table:table-cell>
          <table:table-cell table:number-columns-repeated="2"/>
          <table:table-cell office:value-type="float" office:value="1.981214" calcext:value-type="float">
            <text:p>1.981214</text:p>
          </table:table-cell>
          <table:table-cell table:number-columns-repeated="2"/>
          <table:table-cell table:formula="of:=[.L141]" office:value-type="float" office:value="1072.24" calcext:value-type="float">
            <text:p>1072.24</text:p>
          </table:table-cell>
          <table:table-cell table:formula="of:=[.M141]" office:value-type="float" office:value="212.344" calcext:value-type="float">
            <text:p>212.344</text:p>
          </table:table-cell>
          <table:table-cell table:formula="of:=[.N141]*1000000000" office:value-type="float" office:value="1981214000" calcext:value-type="float">
            <text:p>1981214000</text:p>
          </table:table-cell>
          <table:table-cell table:formula="of:=[.O141]" office:value-type="float" office:value="0" calcext:value-type="float">
            <text:p>0</text:p>
          </table:table-cell>
          <table:table-cell table:formula="of:=[.P141]" office:value-type="float" office:value="0" calcext:value-type="float">
            <text:p>0</text:p>
          </table:table-cell>
          <table:table-cell table:formula="of:=[.Q141]*1000000000" office:value-type="float" office:value="1981214000" calcext:value-type="float">
            <text:p>1981214000</text:p>
          </table:table-cell>
          <table:table-cell table:formula="of:=[.R141]" office:value-type="float" office:value="0" calcext:value-type="float">
            <text:p>0</text:p>
          </table:table-cell>
          <table:table-cell table:formula="of:=[.S141]" office:value-type="float" office:value="0" calcext:value-type="float">
            <text:p>0</text:p>
          </table:table-cell>
          <table:table-cell table:formula="of:=[.T141]*1000000000" office:value-type="float" office:value="1981214000" calcext:value-type="float">
            <text:p>19812140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.9903384" calcext:value-type="float">
            <text:p>1.9903384</text:p>
          </table:table-cell>
          <table:table-cell/>
          <table:table-cell office:value-type="float" office:value="65458.6" calcext:value-type="float">
            <text:p>65458.6</text:p>
          </table:table-cell>
          <table:table-cell table:number-columns-repeated="2"/>
          <table:table-cell office:value-type="float" office:value="3290305" calcext:value-type="float">
            <text:p>3290305</text:p>
          </table:table-cell>
          <table:table-cell table:number-columns-repeated="4"/>
          <table:table-cell office:value-type="float" office:value="1.9903384" calcext:value-type="float">
            <text:p>1.9903384</text:p>
          </table:table-cell>
          <table:table-cell office:value-type="float" office:value="3290305" calcext:value-type="float">
            <text:p>3290305</text:p>
          </table:table-cell>
          <table:table-cell office:value-type="float" office:value="65458.6" calcext:value-type="float">
            <text:p>65458.6</text:p>
          </table:table-cell>
          <table:table-cell office:value-type="float" office:value="1.9903384" calcext:value-type="float">
            <text:p>1.9903384</text:p>
          </table:table-cell>
          <table:table-cell table:number-columns-repeated="2"/>
          <table:table-cell office:value-type="float" office:value="1.9903384" calcext:value-type="float">
            <text:p>1.9903384</text:p>
          </table:table-cell>
          <table:table-cell table:number-columns-repeated="2"/>
          <table:table-cell table:formula="of:=[.L142]" office:value-type="float" office:value="0" calcext:value-type="float">
            <text:p>0</text:p>
          </table:table-cell>
          <table:table-cell table:formula="of:=[.M142]" office:value-type="float" office:value="0" calcext:value-type="float">
            <text:p>0</text:p>
          </table:table-cell>
          <table:table-cell table:formula="of:=[.N142]*1000000000" office:value-type="float" office:value="1990338400" calcext:value-type="float">
            <text:p>1990338400</text:p>
          </table:table-cell>
          <table:table-cell table:formula="of:=[.O142]" office:value-type="float" office:value="3290305" calcext:value-type="float">
            <text:p>3290305</text:p>
          </table:table-cell>
          <table:table-cell table:formula="of:=[.P142]" office:value-type="float" office:value="65458.6" calcext:value-type="float">
            <text:p>65458.6</text:p>
          </table:table-cell>
          <table:table-cell table:formula="of:=[.Q142]*1000000000" office:value-type="float" office:value="1990338400" calcext:value-type="float">
            <text:p>1990338400</text:p>
          </table:table-cell>
          <table:table-cell table:formula="of:=[.R142]" office:value-type="float" office:value="0" calcext:value-type="float">
            <text:p>0</text:p>
          </table:table-cell>
          <table:table-cell table:formula="of:=[.S142]" office:value-type="float" office:value="0" calcext:value-type="float">
            <text:p>0</text:p>
          </table:table-cell>
          <table:table-cell table:formula="of:=[.T142]*1000000000" office:value-type="float" office:value="1990338400" calcext:value-type="float">
            <text:p>19903384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.9906179" calcext:value-type="float">
            <text:p>1.9906179</text:p>
          </table:table-cell>
          <table:table-cell/>
          <table:table-cell office:value-type="float" office:value="12324.2" calcext:value-type="float">
            <text:p>12324.2</text:p>
          </table:table-cell>
          <table:table-cell table:number-columns-repeated="2"/>
          <table:table-cell office:value-type="float" office:value="182715.5" calcext:value-type="float">
            <text:p>182715.5</text:p>
          </table:table-cell>
          <table:table-cell table:number-columns-repeated="4"/>
          <table:table-cell office:value-type="float" office:value="1.9906179" calcext:value-type="float">
            <text:p>1.9906179</text:p>
          </table:table-cell>
          <table:table-cell office:value-type="float" office:value="182715.5" calcext:value-type="float">
            <text:p>182715.5</text:p>
          </table:table-cell>
          <table:table-cell office:value-type="float" office:value="12324.2" calcext:value-type="float">
            <text:p>12324.2</text:p>
          </table:table-cell>
          <table:table-cell office:value-type="float" office:value="1.9906179" calcext:value-type="float">
            <text:p>1.9906179</text:p>
          </table:table-cell>
          <table:table-cell table:number-columns-repeated="2"/>
          <table:table-cell office:value-type="float" office:value="1.9906179" calcext:value-type="float">
            <text:p>1.9906179</text:p>
          </table:table-cell>
          <table:table-cell table:number-columns-repeated="2"/>
          <table:table-cell table:formula="of:=[.L143]" office:value-type="float" office:value="0" calcext:value-type="float">
            <text:p>0</text:p>
          </table:table-cell>
          <table:table-cell table:formula="of:=[.M143]" office:value-type="float" office:value="0" calcext:value-type="float">
            <text:p>0</text:p>
          </table:table-cell>
          <table:table-cell table:formula="of:=[.N143]*1000000000" office:value-type="float" office:value="1990617900" calcext:value-type="float">
            <text:p>1990617900</text:p>
          </table:table-cell>
          <table:table-cell table:formula="of:=[.O143]" office:value-type="float" office:value="182715.5" calcext:value-type="float">
            <text:p>182715.5</text:p>
          </table:table-cell>
          <table:table-cell table:formula="of:=[.P143]" office:value-type="float" office:value="12324.2" calcext:value-type="float">
            <text:p>12324.2</text:p>
          </table:table-cell>
          <table:table-cell table:formula="of:=[.Q143]*1000000000" office:value-type="float" office:value="1990617900" calcext:value-type="float">
            <text:p>1990617900</text:p>
          </table:table-cell>
          <table:table-cell table:formula="of:=[.R143]" office:value-type="float" office:value="0" calcext:value-type="float">
            <text:p>0</text:p>
          </table:table-cell>
          <table:table-cell table:formula="of:=[.S143]" office:value-type="float" office:value="0" calcext:value-type="float">
            <text:p>0</text:p>
          </table:table-cell>
          <table:table-cell table:formula="of:=[.T143]*1000000000" office:value-type="float" office:value="1990617900" calcext:value-type="float">
            <text:p>19906179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2.0027926" calcext:value-type="float">
            <text:p>2.0027926</text:p>
          </table:table-cell>
          <table:table-cell/>
          <table:table-cell office:value-type="float" office:value="109541" calcext:value-type="float">
            <text:p>109541</text:p>
          </table:table-cell>
          <table:table-cell table:number-columns-repeated="2"/>
          <table:table-cell office:value-type="float" office:value="4169860" calcext:value-type="float">
            <text:p>4169860</text:p>
          </table:table-cell>
          <table:table-cell table:number-columns-repeated="4"/>
          <table:table-cell office:value-type="float" office:value="2.0027926" calcext:value-type="float">
            <text:p>2.0027926</text:p>
          </table:table-cell>
          <table:table-cell office:value-type="float" office:value="4169860" calcext:value-type="float">
            <text:p>4169860</text:p>
          </table:table-cell>
          <table:table-cell office:value-type="float" office:value="109541" calcext:value-type="float">
            <text:p>109541</text:p>
          </table:table-cell>
          <table:table-cell office:value-type="float" office:value="2.0027926" calcext:value-type="float">
            <text:p>2.0027926</text:p>
          </table:table-cell>
          <table:table-cell table:number-columns-repeated="2"/>
          <table:table-cell office:value-type="float" office:value="2.0027926" calcext:value-type="float">
            <text:p>2.0027926</text:p>
          </table:table-cell>
          <table:table-cell table:number-columns-repeated="2"/>
          <table:table-cell table:formula="of:=[.L144]" office:value-type="float" office:value="0" calcext:value-type="float">
            <text:p>0</text:p>
          </table:table-cell>
          <table:table-cell table:formula="of:=[.M144]" office:value-type="float" office:value="0" calcext:value-type="float">
            <text:p>0</text:p>
          </table:table-cell>
          <table:table-cell table:formula="of:=[.N144]*1000000000" office:value-type="float" office:value="2002792600" calcext:value-type="float">
            <text:p>2002792600</text:p>
          </table:table-cell>
          <table:table-cell table:formula="of:=[.O144]" office:value-type="float" office:value="4169860" calcext:value-type="float">
            <text:p>4169860</text:p>
          </table:table-cell>
          <table:table-cell table:formula="of:=[.P144]" office:value-type="float" office:value="109541" calcext:value-type="float">
            <text:p>109541</text:p>
          </table:table-cell>
          <table:table-cell table:formula="of:=[.Q144]*1000000000" office:value-type="float" office:value="2002792600" calcext:value-type="float">
            <text:p>2002792600</text:p>
          </table:table-cell>
          <table:table-cell table:formula="of:=[.R144]" office:value-type="float" office:value="0" calcext:value-type="float">
            <text:p>0</text:p>
          </table:table-cell>
          <table:table-cell table:formula="of:=[.S144]" office:value-type="float" office:value="0" calcext:value-type="float">
            <text:p>0</text:p>
          </table:table-cell>
          <table:table-cell table:formula="of:=[.T144]*1000000000" office:value-type="float" office:value="2002792600" calcext:value-type="float">
            <text:p>20027926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2.0169878" calcext:value-type="float">
            <text:p>2.0169878</text:p>
          </table:table-cell>
          <table:table-cell table:number-columns-repeated="2"/>
          <table:table-cell office:value-type="float" office:value="4275.18" calcext:value-type="float">
            <text:p>4275.18</text:p>
          </table:table-cell>
          <table:table-cell table:number-columns-repeated="2"/>
          <table:table-cell office:value-type="float" office:value="58657" calcext:value-type="float">
            <text:p>58657</text:p>
          </table:table-cell>
          <table:table-cell table:number-columns-repeated="3"/>
          <table:table-cell office:value-type="float" office:value="2.0169878" calcext:value-type="float">
            <text:p>2.0169878</text:p>
          </table:table-cell>
          <table:table-cell table:number-columns-repeated="2"/>
          <table:table-cell office:value-type="float" office:value="2.0169878" calcext:value-type="float">
            <text:p>2.0169878</text:p>
          </table:table-cell>
          <table:table-cell office:value-type="float" office:value="58657" calcext:value-type="float">
            <text:p>58657</text:p>
          </table:table-cell>
          <table:table-cell office:value-type="float" office:value="4275.18" calcext:value-type="float">
            <text:p>4275.18</text:p>
          </table:table-cell>
          <table:table-cell office:value-type="float" office:value="2.0169878" calcext:value-type="float">
            <text:p>2.0169878</text:p>
          </table:table-cell>
          <table:table-cell table:number-columns-repeated="2"/>
          <table:table-cell table:formula="of:=[.L145]" office:value-type="float" office:value="0" calcext:value-type="float">
            <text:p>0</text:p>
          </table:table-cell>
          <table:table-cell table:formula="of:=[.M145]" office:value-type="float" office:value="0" calcext:value-type="float">
            <text:p>0</text:p>
          </table:table-cell>
          <table:table-cell table:formula="of:=[.N145]*1000000000" office:value-type="float" office:value="2016987800" calcext:value-type="float">
            <text:p>2016987800</text:p>
          </table:table-cell>
          <table:table-cell table:formula="of:=[.O145]" office:value-type="float" office:value="0" calcext:value-type="float">
            <text:p>0</text:p>
          </table:table-cell>
          <table:table-cell table:formula="of:=[.P145]" office:value-type="float" office:value="0" calcext:value-type="float">
            <text:p>0</text:p>
          </table:table-cell>
          <table:table-cell table:formula="of:=[.Q145]*1000000000" office:value-type="float" office:value="2016987800" calcext:value-type="float">
            <text:p>2016987800</text:p>
          </table:table-cell>
          <table:table-cell table:formula="of:=[.R145]" office:value-type="float" office:value="58657" calcext:value-type="float">
            <text:p>58657</text:p>
          </table:table-cell>
          <table:table-cell table:formula="of:=[.S145]" office:value-type="float" office:value="4275.18" calcext:value-type="float">
            <text:p>4275.18</text:p>
          </table:table-cell>
          <table:table-cell table:formula="of:=[.T145]*1000000000" office:value-type="float" office:value="2016987800" calcext:value-type="float">
            <text:p>20169878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2.0245777" calcext:value-type="float">
            <text:p>2.0245777</text:p>
          </table:table-cell>
          <table:table-cell table:number-columns-repeated="2"/>
          <table:table-cell office:value-type="float" office:value="801.037" calcext:value-type="float">
            <text:p>801.037</text:p>
          </table:table-cell>
          <table:table-cell table:number-columns-repeated="2"/>
          <table:table-cell office:value-type="float" office:value="16732.35" calcext:value-type="float">
            <text:p>16732.35</text:p>
          </table:table-cell>
          <table:table-cell table:number-columns-repeated="3"/>
          <table:table-cell office:value-type="float" office:value="2.0245777" calcext:value-type="float">
            <text:p>2.0245777</text:p>
          </table:table-cell>
          <table:table-cell table:number-columns-repeated="2"/>
          <table:table-cell office:value-type="float" office:value="2.0245777" calcext:value-type="float">
            <text:p>2.0245777</text:p>
          </table:table-cell>
          <table:table-cell office:value-type="float" office:value="16732.35" calcext:value-type="float">
            <text:p>16732.35</text:p>
          </table:table-cell>
          <table:table-cell office:value-type="float" office:value="801.037" calcext:value-type="float">
            <text:p>801.037</text:p>
          </table:table-cell>
          <table:table-cell office:value-type="float" office:value="2.0245777" calcext:value-type="float">
            <text:p>2.0245777</text:p>
          </table:table-cell>
          <table:table-cell table:number-columns-repeated="2"/>
          <table:table-cell table:formula="of:=[.L146]" office:value-type="float" office:value="0" calcext:value-type="float">
            <text:p>0</text:p>
          </table:table-cell>
          <table:table-cell table:formula="of:=[.M146]" office:value-type="float" office:value="0" calcext:value-type="float">
            <text:p>0</text:p>
          </table:table-cell>
          <table:table-cell table:formula="of:=[.N146]*1000000000" office:value-type="float" office:value="2024577700" calcext:value-type="float">
            <text:p>2024577700</text:p>
          </table:table-cell>
          <table:table-cell table:formula="of:=[.O146]" office:value-type="float" office:value="0" calcext:value-type="float">
            <text:p>0</text:p>
          </table:table-cell>
          <table:table-cell table:formula="of:=[.P146]" office:value-type="float" office:value="0" calcext:value-type="float">
            <text:p>0</text:p>
          </table:table-cell>
          <table:table-cell table:formula="of:=[.Q146]*1000000000" office:value-type="float" office:value="2024577700" calcext:value-type="float">
            <text:p>2024577700</text:p>
          </table:table-cell>
          <table:table-cell table:formula="of:=[.R146]" office:value-type="float" office:value="16732.35" calcext:value-type="float">
            <text:p>16732.35</text:p>
          </table:table-cell>
          <table:table-cell table:formula="of:=[.S146]" office:value-type="float" office:value="801.037" calcext:value-type="float">
            <text:p>801.037</text:p>
          </table:table-cell>
          <table:table-cell table:formula="of:=[.T146]*1000000000" office:value-type="float" office:value="2024577700" calcext:value-type="float">
            <text:p>20245777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2.0319089" calcext:value-type="float">
            <text:p>2.0319089</text:p>
          </table:table-cell>
          <table:table-cell table:number-columns-repeated="2"/>
          <table:table-cell office:value-type="float" office:value="242.526" calcext:value-type="float">
            <text:p>242.526</text:p>
          </table:table-cell>
          <table:table-cell table:number-columns-repeated="2"/>
          <table:table-cell office:value-type="float" office:value="705.575" calcext:value-type="float">
            <text:p>705.575</text:p>
          </table:table-cell>
          <table:table-cell table:number-columns-repeated="3"/>
          <table:table-cell office:value-type="float" office:value="2.0319089" calcext:value-type="float">
            <text:p>2.0319089</text:p>
          </table:table-cell>
          <table:table-cell table:number-columns-repeated="2"/>
          <table:table-cell office:value-type="float" office:value="2.0319089" calcext:value-type="float">
            <text:p>2.0319089</text:p>
          </table:table-cell>
          <table:table-cell office:value-type="float" office:value="705.575" calcext:value-type="float">
            <text:p>705.575</text:p>
          </table:table-cell>
          <table:table-cell office:value-type="float" office:value="242.526" calcext:value-type="float">
            <text:p>242.526</text:p>
          </table:table-cell>
          <table:table-cell office:value-type="float" office:value="2.0319089" calcext:value-type="float">
            <text:p>2.0319089</text:p>
          </table:table-cell>
          <table:table-cell table:number-columns-repeated="2"/>
          <table:table-cell table:formula="of:=[.L147]" office:value-type="float" office:value="0" calcext:value-type="float">
            <text:p>0</text:p>
          </table:table-cell>
          <table:table-cell table:formula="of:=[.M147]" office:value-type="float" office:value="0" calcext:value-type="float">
            <text:p>0</text:p>
          </table:table-cell>
          <table:table-cell table:formula="of:=[.N147]*1000000000" office:value-type="float" office:value="2031908900" calcext:value-type="float">
            <text:p>2031908900</text:p>
          </table:table-cell>
          <table:table-cell table:formula="of:=[.O147]" office:value-type="float" office:value="0" calcext:value-type="float">
            <text:p>0</text:p>
          </table:table-cell>
          <table:table-cell table:formula="of:=[.P147]" office:value-type="float" office:value="0" calcext:value-type="float">
            <text:p>0</text:p>
          </table:table-cell>
          <table:table-cell table:formula="of:=[.Q147]*1000000000" office:value-type="float" office:value="2031908900" calcext:value-type="float">
            <text:p>2031908900</text:p>
          </table:table-cell>
          <table:table-cell table:formula="of:=[.R147]" office:value-type="float" office:value="705.575" calcext:value-type="float">
            <text:p>705.575</text:p>
          </table:table-cell>
          <table:table-cell table:formula="of:=[.S147]" office:value-type="float" office:value="242.526" calcext:value-type="float">
            <text:p>242.526</text:p>
          </table:table-cell>
          <table:table-cell table:formula="of:=[.T147]*1000000000" office:value-type="float" office:value="2031908900" calcext:value-type="float">
            <text:p>20319089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2.0419602" calcext:value-type="float">
            <text:p>2.0419602</text:p>
          </table:table-cell>
          <table:table-cell/>
          <table:table-cell office:value-type="float" office:value="204220" calcext:value-type="float">
            <text:p>204220</text:p>
          </table:table-cell>
          <table:table-cell table:number-columns-repeated="2"/>
          <table:table-cell office:value-type="float" office:value="851870" calcext:value-type="float">
            <text:p>851870</text:p>
          </table:table-cell>
          <table:table-cell table:number-columns-repeated="4"/>
          <table:table-cell office:value-type="float" office:value="2.0419602" calcext:value-type="float">
            <text:p>2.0419602</text:p>
          </table:table-cell>
          <table:table-cell office:value-type="float" office:value="851870" calcext:value-type="float">
            <text:p>851870</text:p>
          </table:table-cell>
          <table:table-cell office:value-type="float" office:value="204220" calcext:value-type="float">
            <text:p>204220</text:p>
          </table:table-cell>
          <table:table-cell office:value-type="float" office:value="2.0419602" calcext:value-type="float">
            <text:p>2.0419602</text:p>
          </table:table-cell>
          <table:table-cell table:number-columns-repeated="2"/>
          <table:table-cell office:value-type="float" office:value="2.0419602" calcext:value-type="float">
            <text:p>2.0419602</text:p>
          </table:table-cell>
          <table:table-cell table:number-columns-repeated="2"/>
          <table:table-cell table:formula="of:=[.L148]" office:value-type="float" office:value="0" calcext:value-type="float">
            <text:p>0</text:p>
          </table:table-cell>
          <table:table-cell table:formula="of:=[.M148]" office:value-type="float" office:value="0" calcext:value-type="float">
            <text:p>0</text:p>
          </table:table-cell>
          <table:table-cell table:formula="of:=[.N148]*1000000000" office:value-type="float" office:value="2041960200" calcext:value-type="float">
            <text:p>2041960200</text:p>
          </table:table-cell>
          <table:table-cell table:formula="of:=[.O148]" office:value-type="float" office:value="851870" calcext:value-type="float">
            <text:p>851870</text:p>
          </table:table-cell>
          <table:table-cell table:formula="of:=[.P148]" office:value-type="float" office:value="204220" calcext:value-type="float">
            <text:p>204220</text:p>
          </table:table-cell>
          <table:table-cell table:formula="of:=[.Q148]*1000000000" office:value-type="float" office:value="2041960200" calcext:value-type="float">
            <text:p>2041960200</text:p>
          </table:table-cell>
          <table:table-cell table:formula="of:=[.R148]" office:value-type="float" office:value="0" calcext:value-type="float">
            <text:p>0</text:p>
          </table:table-cell>
          <table:table-cell table:formula="of:=[.S148]" office:value-type="float" office:value="0" calcext:value-type="float">
            <text:p>0</text:p>
          </table:table-cell>
          <table:table-cell table:formula="of:=[.T148]*1000000000" office:value-type="float" office:value="2041960200" calcext:value-type="float">
            <text:p>20419602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2.0520841" calcext:value-type="float">
            <text:p>2.0520841</text:p>
          </table:table-cell>
          <table:table-cell office:value-type="float" office:value="42.9851" calcext:value-type="float">
            <text:p>42.9851</text:p>
          </table:table-cell>
          <table:table-cell table:number-columns-repeated="2"/>
          <table:table-cell office:value-type="float" office:value="14.77135" calcext:value-type="float">
            <text:p>14.77135</text:p>
          </table:table-cell>
          <table:table-cell table:number-columns-repeated="3"/>
          <table:table-cell office:value-type="float" office:value="14.77135" calcext:value-type="float">
            <text:p>14.77135</text:p>
          </table:table-cell>
          <table:table-cell office:value-type="float" office:value="42.9851" calcext:value-type="float">
            <text:p>42.9851</text:p>
          </table:table-cell>
          <table:table-cell office:value-type="float" office:value="2.0520841" calcext:value-type="float">
            <text:p>2.0520841</text:p>
          </table:table-cell>
          <table:table-cell table:number-columns-repeated="2"/>
          <table:table-cell office:value-type="float" office:value="2.0520841" calcext:value-type="float">
            <text:p>2.0520841</text:p>
          </table:table-cell>
          <table:table-cell table:number-columns-repeated="2"/>
          <table:table-cell office:value-type="float" office:value="2.0520841" calcext:value-type="float">
            <text:p>2.0520841</text:p>
          </table:table-cell>
          <table:table-cell table:number-columns-repeated="2"/>
          <table:table-cell table:formula="of:=[.L149]" office:value-type="float" office:value="14.77135" calcext:value-type="float">
            <text:p>14.77135</text:p>
          </table:table-cell>
          <table:table-cell table:formula="of:=[.M149]" office:value-type="float" office:value="42.9851" calcext:value-type="float">
            <text:p>42.9851</text:p>
          </table:table-cell>
          <table:table-cell table:formula="of:=[.N149]*1000000000" office:value-type="float" office:value="2052084100" calcext:value-type="float">
            <text:p>2052084100</text:p>
          </table:table-cell>
          <table:table-cell table:formula="of:=[.O149]" office:value-type="float" office:value="0" calcext:value-type="float">
            <text:p>0</text:p>
          </table:table-cell>
          <table:table-cell table:formula="of:=[.P149]" office:value-type="float" office:value="0" calcext:value-type="float">
            <text:p>0</text:p>
          </table:table-cell>
          <table:table-cell table:formula="of:=[.Q149]*1000000000" office:value-type="float" office:value="2052084100" calcext:value-type="float">
            <text:p>2052084100</text:p>
          </table:table-cell>
          <table:table-cell table:formula="of:=[.R149]" office:value-type="float" office:value="0" calcext:value-type="float">
            <text:p>0</text:p>
          </table:table-cell>
          <table:table-cell table:formula="of:=[.S149]" office:value-type="float" office:value="0" calcext:value-type="float">
            <text:p>0</text:p>
          </table:table-cell>
          <table:table-cell table:formula="of:=[.T149]*1000000000" office:value-type="float" office:value="2052084100" calcext:value-type="float">
            <text:p>20520841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2.0577286" calcext:value-type="float">
            <text:p>2.0577286</text:p>
          </table:table-cell>
          <table:table-cell office:value-type="float" office:value="398.918" calcext:value-type="float">
            <text:p>398.918</text:p>
          </table:table-cell>
          <table:table-cell table:number-columns-repeated="2"/>
          <table:table-cell office:value-type="float" office:value="92.8805" calcext:value-type="float">
            <text:p>92.8805</text:p>
          </table:table-cell>
          <table:table-cell table:number-columns-repeated="3"/>
          <table:table-cell office:value-type="float" office:value="92.8805" calcext:value-type="float">
            <text:p>92.8805</text:p>
          </table:table-cell>
          <table:table-cell office:value-type="float" office:value="398.918" calcext:value-type="float">
            <text:p>398.918</text:p>
          </table:table-cell>
          <table:table-cell office:value-type="float" office:value="2.0577286" calcext:value-type="float">
            <text:p>2.0577286</text:p>
          </table:table-cell>
          <table:table-cell table:number-columns-repeated="2"/>
          <table:table-cell office:value-type="float" office:value="2.0577286" calcext:value-type="float">
            <text:p>2.0577286</text:p>
          </table:table-cell>
          <table:table-cell table:number-columns-repeated="2"/>
          <table:table-cell office:value-type="float" office:value="2.0577286" calcext:value-type="float">
            <text:p>2.0577286</text:p>
          </table:table-cell>
          <table:table-cell table:number-columns-repeated="2"/>
          <table:table-cell table:formula="of:=[.L150]" office:value-type="float" office:value="92.8805" calcext:value-type="float">
            <text:p>92.8805</text:p>
          </table:table-cell>
          <table:table-cell table:formula="of:=[.M150]" office:value-type="float" office:value="398.918" calcext:value-type="float">
            <text:p>398.918</text:p>
          </table:table-cell>
          <table:table-cell table:formula="of:=[.N150]*1000000000" office:value-type="float" office:value="2057728600" calcext:value-type="float">
            <text:p>2057728600</text:p>
          </table:table-cell>
          <table:table-cell table:formula="of:=[.O150]" office:value-type="float" office:value="0" calcext:value-type="float">
            <text:p>0</text:p>
          </table:table-cell>
          <table:table-cell table:formula="of:=[.P150]" office:value-type="float" office:value="0" calcext:value-type="float">
            <text:p>0</text:p>
          </table:table-cell>
          <table:table-cell table:formula="of:=[.Q150]*1000000000" office:value-type="float" office:value="2057728600" calcext:value-type="float">
            <text:p>2057728600</text:p>
          </table:table-cell>
          <table:table-cell table:formula="of:=[.R150]" office:value-type="float" office:value="0" calcext:value-type="float">
            <text:p>0</text:p>
          </table:table-cell>
          <table:table-cell table:formula="of:=[.S150]" office:value-type="float" office:value="0" calcext:value-type="float">
            <text:p>0</text:p>
          </table:table-cell>
          <table:table-cell table:formula="of:=[.T150]*1000000000" office:value-type="float" office:value="2057728600" calcext:value-type="float">
            <text:p>2057728600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2.1038136" calcext:value-type="float">
            <text:p>2.1038136</text:p>
          </table:table-cell>
          <table:table-cell/>
          <table:table-cell office:value-type="float" office:value="110105" calcext:value-type="float">
            <text:p>110105</text:p>
          </table:table-cell>
          <table:table-cell table:number-columns-repeated="2"/>
          <table:table-cell office:value-type="float" office:value="55421" calcext:value-type="float">
            <text:p>55421</text:p>
          </table:table-cell>
          <table:table-cell table:number-columns-repeated="4"/>
          <table:table-cell office:value-type="float" office:value="2.1038136" calcext:value-type="float">
            <text:p>2.1038136</text:p>
          </table:table-cell>
          <table:table-cell office:value-type="float" office:value="55421" calcext:value-type="float">
            <text:p>55421</text:p>
          </table:table-cell>
          <table:table-cell office:value-type="float" office:value="110105" calcext:value-type="float">
            <text:p>110105</text:p>
          </table:table-cell>
          <table:table-cell office:value-type="float" office:value="2.1038136" calcext:value-type="float">
            <text:p>2.1038136</text:p>
          </table:table-cell>
          <table:table-cell table:number-columns-repeated="2"/>
          <table:table-cell office:value-type="float" office:value="2.1038136" calcext:value-type="float">
            <text:p>2.1038136</text:p>
          </table:table-cell>
          <table:table-cell table:number-columns-repeated="2"/>
          <table:table-cell table:formula="of:=[.L151]" office:value-type="float" office:value="0" calcext:value-type="float">
            <text:p>0</text:p>
          </table:table-cell>
          <table:table-cell table:formula="of:=[.M151]" office:value-type="float" office:value="0" calcext:value-type="float">
            <text:p>0</text:p>
          </table:table-cell>
          <table:table-cell table:formula="of:=[.N151]*1000000000" office:value-type="float" office:value="2103813600" calcext:value-type="float">
            <text:p>2103813600</text:p>
          </table:table-cell>
          <table:table-cell table:formula="of:=[.O151]" office:value-type="float" office:value="55421" calcext:value-type="float">
            <text:p>55421</text:p>
          </table:table-cell>
          <table:table-cell table:formula="of:=[.P151]" office:value-type="float" office:value="110105" calcext:value-type="float">
            <text:p>110105</text:p>
          </table:table-cell>
          <table:table-cell table:formula="of:=[.Q151]*1000000000" office:value-type="float" office:value="2103813600" calcext:value-type="float">
            <text:p>2103813600</text:p>
          </table:table-cell>
          <table:table-cell table:formula="of:=[.R151]" office:value-type="float" office:value="0" calcext:value-type="float">
            <text:p>0</text:p>
          </table:table-cell>
          <table:table-cell table:formula="of:=[.S151]" office:value-type="float" office:value="0" calcext:value-type="float">
            <text:p>0</text:p>
          </table:table-cell>
          <table:table-cell table:formula="of:=[.T151]*1000000000" office:value-type="float" office:value="2103813600" calcext:value-type="float">
            <text:p>2103813600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scientific-number number:decimal-places="6" number:min-integer-digits="1" number:min-exponent-digits="2"/>
    </number:number-style>
    <number:number-style style:name="N126">
      <number:number number:decimal-places="5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 style:data-style-name="N2" text:time-value="17:38:58.1690842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o Biancacci</meta:initial-creator>
    <meta:creation-date>2015-07-13T13:57:06.363801271</meta:creation-date>
    <dc:date>2015-10-08T17:40:28.885872506</dc:date>
    <meta:editing-duration>P2DT5H45M23S</meta:editing-duration>
    <meta:editing-cycles>8</meta:editing-cycles>
    <meta:generator>LibreOffice/4.2.8.2$Linux_X86_64 LibreOffice_project/420m0$Build-2</meta:generator>
    <meta:document-statistic meta:table-count="1" meta:cell-count="3228" meta:object-count="0"/>
  </office:meta>
</office:document-meta>
</file>